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ta_extref" style:family="table">
      <style:table-properties table:display="false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chapter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99" calcext:value-type="float">
            <text:p>-9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-57" calcext:value-type="float">
            <text:p>-57</text:p>
          </table:table-cell>
          <table:table-cell office:value-type="float" office:value="-24" calcext:value-type="float">
            <text:p>-24</text:p>
          </table:table-cell>
          <table:table-cell office:value-type="float" office:value="-79" calcext:value-type="float">
            <text:p>-7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4" calcext:value-type="float">
            <text:p>-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99" calcext:value-type="float">
            <text:p>-9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64" calcext:value-type="float">
            <text:p>-64</text:p>
          </table:table-cell>
          <table:table-cell office:value-type="float" office:value="-33" calcext:value-type="float">
            <text:p>-33</text:p>
          </table:table-cell>
          <table:table-cell office:value-type="float" office:value="-66" calcext:value-type="float">
            <text:p>-6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99" calcext:value-type="float">
            <text:p>-9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86" calcext:value-type="float">
            <text:p>-86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99" calcext:value-type="float">
            <text:p>-9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-68" calcext:value-type="float">
            <text:p>-68</text:p>
          </table:table-cell>
          <table:table-cell office:value-type="float" office:value="-21" calcext:value-type="float">
            <text:p>-21</text:p>
          </table:table-cell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9" calcext:value-type="float">
            <text:p>-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99" calcext:value-type="float">
            <text:p>-9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-7" calcext:value-type="float">
            <text:p>-7</text:p>
          </table:table-cell>
          <table:table-cell office:value-type="float" office:value="-92" calcext:value-type="float">
            <text:p>-92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99" calcext:value-type="float">
            <text:p>-9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49" calcext:value-type="float">
            <text:p>49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99" calcext:value-type="float">
            <text:p>-9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office:value-type="float" office:value="-34" calcext:value-type="float">
            <text:p>-34</text:p>
          </table:table-cell>
          <table:table-cell office:value-type="float" office:value="-28" calcext:value-type="float">
            <text:p>-28</text:p>
          </table:table-cell>
          <table:table-cell office:value-type="float" office:value="9" calcext:value-type="float">
            <text:p>9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99" calcext:value-type="float">
            <text:p>-9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-16" calcext:value-type="float">
            <text:p>-16</text:p>
          </table:table-cell>
          <table:table-cell office:value-type="float" office:value="-47" calcext:value-type="float">
            <text:p>-47</text:p>
          </table:table-cell>
          <table:table-cell office:value-type="float" office:value="-63" calcext:value-type="float">
            <text:p>-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9" calcext:value-type="float">
            <text:p>-9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-66" calcext:value-type="float">
            <text:p>-6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9" calcext:value-type="float">
            <text:p>-9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8" calcext:value-type="float">
            <text:p>-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9" calcext:value-type="float">
            <text:p>-9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-48" calcext:value-type="float">
            <text:p>-48</text:p>
          </table:table-cell>
          <table:table-cell office:value-type="float" office:value="-11" calcext:value-type="float">
            <text:p>-11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9" calcext:value-type="float">
            <text:p>-9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-86" calcext:value-type="float">
            <text:p>-86</text:p>
          </table:table-cell>
          <table:table-cell office:value-type="float" office:value="-92" calcext:value-type="float">
            <text:p>-9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9" calcext:value-type="float">
            <text:p>-9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6" calcext:value-type="float">
            <text:p>-26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9" calcext:value-type="float">
            <text:p>-9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-21" calcext:value-type="float">
            <text:p>-21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9" calcext:value-type="float">
            <text:p>-9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9" calcext:value-type="float">
            <text:p>-9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95" calcext:value-type="float">
            <text:p>-95</text:p>
          </table:table-cell>
          <table:table-cell office:value-type="float" office:value="1" calcext:value-type="float">
            <text:p>1</text:p>
          </table:table-cell>
          <table:table-cell office:value-type="float" office:value="-98" calcext:value-type="float">
            <text:p>-98</text:p>
          </table:table-cell>
          <table:table-cell office:value-type="float" office:value="26" calcext:value-type="float">
            <text:p>26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7" calcext:value-type="float">
            <text:p>-27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9" calcext:value-type="float">
            <text:p>-9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-11" calcext:value-type="float">
            <text:p>-11</text:p>
          </table:table-cell>
          <table:table-cell office:value-type="float" office:value="-59" calcext:value-type="float">
            <text:p>-59</text:p>
          </table:table-cell>
          <table:table-cell office:value-type="float" office:value="-87" calcext:value-type="float">
            <text:p>-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9" calcext:value-type="float">
            <text:p>-9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-28" calcext:value-type="float">
            <text:p>-2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6" calcext:value-type="float">
            <text:p>-2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9" calcext:value-type="float">
            <text:p>-9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-54" calcext:value-type="float">
            <text:p>-54</text:p>
          </table:table-cell>
          <table:table-cell office:value-type="float" office:value="-44" calcext:value-type="float">
            <text:p>-4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9" calcext:value-type="float">
            <text:p>-9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22" calcext:value-type="float">
            <text:p>-22</text:p>
          </table:table-cell>
          <table:table-cell office:value-type="float" office:value="97" calcext:value-type="float">
            <text:p>97</text:p>
          </table:table-cell>
          <table:table-cell office:value-type="float" office:value="-71" calcext:value-type="float">
            <text:p>-7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9" calcext:value-type="float">
            <text:p>-9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-15" calcext:value-type="float">
            <text:p>-15</text:p>
          </table:table-cell>
          <table:table-cell office:value-type="float" office:value="86" calcext:value-type="float">
            <text:p>86</text:p>
          </table:table-cell>
          <table:table-cell office:value-type="float" office:value="-62" calcext:value-type="float">
            <text:p>-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9" calcext:value-type="float">
            <text:p>-9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25" calcext:value-type="float">
            <text:p>-25</text:p>
          </table:table-cell>
          <table:table-cell office:value-type="float" office:value="-35" calcext:value-type="float">
            <text:p>-35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9" calcext:value-type="float">
            <text:p>-9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-43" calcext:value-type="float">
            <text:p>-43</text:p>
          </table:table-cell>
          <table:table-cell office:value-type="float" office:value="-64" calcext:value-type="float">
            <text:p>-64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9" calcext:value-type="float">
            <text:p>-9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-46" calcext:value-type="float">
            <text:p>-46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9" calcext:value-type="float">
            <text:p>-9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-25" calcext:value-type="float">
            <text:p>-25</text:p>
          </table:table-cell>
          <table:table-cell office:value-type="float" office:value="4" calcext:value-type="float">
            <text:p>4</text:p>
          </table:table-cell>
          <table:table-cell office:value-type="float" office:value="-82" calcext:value-type="float">
            <text:p>-82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9" calcext:value-type="float">
            <text:p>-9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-63" calcext:value-type="float">
            <text:p>-63</text:p>
          </table:table-cell>
          <table:table-cell office:value-type="float" office:value="-37" calcext:value-type="float">
            <text:p>-37</text:p>
          </table:table-cell>
          <table:table-cell office:value-type="float" office:value="-90" calcext:value-type="float">
            <text:p>-90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9" calcext:value-type="float">
            <text:p>-9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-30" calcext:value-type="float">
            <text:p>-30</text:p>
          </table:table-cell>
          <table:table-cell office:value-type="float" office:value="-17" calcext:value-type="float">
            <text:p>-17</text:p>
          </table:table-cell>
          <table:table-cell office:value-type="float" office:value="31" calcext:value-type="float">
            <text:p>31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99" calcext:value-type="float">
            <text:p>-9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5" calcext:value-type="float">
            <text:p>25</text:p>
          </table:table-cell>
          <table:table-cell office:value-type="float" office:value="-54" calcext:value-type="float">
            <text:p>-54</text:p>
          </table:table-cell>
          <table:table-cell office:value-type="float" office:value="-95" calcext:value-type="float">
            <text:p>-9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</table:table>
      <table:table table:name="Sheet2" table:style-name="ta1">
        <table:table-column table:style-name="co4" table:number-columns-repeated="12" table:default-cell-style-name="Default"/>
        <table:table-row table:style-name="ro2">
          <table:table-cell office:value-type="string" calcext:value-type="string">
            <text:p>function</text:p>
          </table:table-cell>
          <table:table-cell office:value-type="string" calcext:value-type="string">
            <text:p>low 1<text:span text:style-name="T1">st</text:span></text:p>
          </table:table-cell>
          <table:table-cell office:value-type="string" calcext:value-type="string">
            <text:p>high 1<text:span text:style-name="T1">st</text:span></text:p>
          </table:table-cell>
          <table:table-cell office:value-type="string" calcext:value-type="string">
            <text:p>low 2<text:span text:style-name="T1">nd</text:span></text:p>
          </table:table-cell>
          <table:table-cell office:value-type="string" calcext:value-type="string">
            <text:p>high 2<text:span text:style-name="T1">nd</text:span></text:p>
          </table:table-cell>
          <table:table-cell office:value-type="string" calcext:value-type="string">
            <text:p>repetitions</text:p>
          </table:table-cell>
          <table:table-cell office:value-type="string" calcext:value-type="string">
            <text:p>low answer</text:p>
          </table:table-cell>
          <table:table-cell office:value-type="string" calcext:value-type="string">
            <text:p>high answer</text:p>
          </table:table-cell>
          <table:table-cell office:value-type="string" calcext:value-type="string">
            <text:p>lesson number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VLOOKUP(VALUE([$chapter1.A1]);[.K$1:.L$6];2)" office:value-type="float" office:value="0" calcext:value-type="float">
            <text:p/>
          </table:table-cell>
          <table:table-cell table:formula="of:=IF([chapter1.B1]=&quot;&quot;;&quot;&quot;;[chapter1.B1])" office:value-type="float" office:value="0" calcext:value-type="float">
            <text:p>0</text:p>
          </table:table-cell>
          <table:table-cell table:formula="of:=IF([chapter1.C1]=&quot;&quot;;&quot;&quot;;[chapter1.C1])" office:value-type="float" office:value="0" calcext:value-type="float">
            <text:p>0</text:p>
          </table:table-cell>
          <table:table-cell table:formula="of:=IF([chapter1.D1]=&quot;&quot;;&quot;&quot;;[chapter1.D1])" office:value-type="float" office:value="0" calcext:value-type="float">
            <text:p>0</text:p>
          </table:table-cell>
          <table:table-cell table:formula="of:=IF([chapter1.E1]=&quot;&quot;;&quot;&quot;;[chapter1.E1])" office:value-type="float" office:value="0" calcext:value-type="float">
            <text:p>0</text:p>
          </table:table-cell>
          <table:table-cell table:formula="of:=IF([chapter1.F1]=&quot;&quot;;&quot;&quot;;[chapter1.F1])" office:value-type="float" office:value="0" calcext:value-type="float">
            <text:p>0</text:p>
          </table:table-cell>
          <table:table-cell table:formula="of:=IF([chapter1.G1]=&quot;&quot;;&quot;&quot;;[chapter1.G1])" office:value-type="float" office:value="0" calcext:value-type="float">
            <text:p>0</text:p>
          </table:table-cell>
          <table:table-cell table:formula="of:=IF([chapter1.H1]=&quot;&quot;;&quot;&quot;;[chapter1.H1])" office:value-type="float" office:value="0" calcext:value-type="float">
            <text:p>0</text:p>
          </table:table-cell>
          <table:table-cell table:formula="of:=IF([chapter1.I1]=&quot;&quot;;&quot;&quot;;[chapter1.I1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crement</text:p>
          </table:table-cell>
        </table:table-row>
        <table:table-row table:style-name="ro1">
          <table:table-cell table:formula="of:=VLOOKUP(VALUE([$chapter1.A2]);[.K$1:.L$6];2)" office:value-type="float" office:value="0" calcext:value-type="float">
            <text:p/>
          </table:table-cell>
          <table:table-cell table:formula="of:=IF([chapter1.B2]=&quot;&quot;;&quot;&quot;;[chapter1.B2])" office:value-type="float" office:value="0" calcext:value-type="float">
            <text:p>0</text:p>
          </table:table-cell>
          <table:table-cell table:formula="of:=IF([chapter1.C2]=&quot;&quot;;&quot;&quot;;[chapter1.C2])" office:value-type="float" office:value="0" calcext:value-type="float">
            <text:p>0</text:p>
          </table:table-cell>
          <table:table-cell table:formula="of:=IF([chapter1.D2]=&quot;&quot;;&quot;&quot;;[chapter1.D2])" office:value-type="float" office:value="0" calcext:value-type="float">
            <text:p>0</text:p>
          </table:table-cell>
          <table:table-cell table:formula="of:=IF([chapter1.E2]=&quot;&quot;;&quot;&quot;;[chapter1.E2])" office:value-type="float" office:value="0" calcext:value-type="float">
            <text:p>0</text:p>
          </table:table-cell>
          <table:table-cell table:formula="of:=IF([chapter1.F2]=&quot;&quot;;&quot;&quot;;[chapter1.F2])" office:value-type="float" office:value="0" calcext:value-type="float">
            <text:p>0</text:p>
          </table:table-cell>
          <table:table-cell table:formula="of:=IF([chapter1.G2]=&quot;&quot;;&quot;&quot;;[chapter1.G2])" office:value-type="float" office:value="0" calcext:value-type="float">
            <text:p>0</text:p>
          </table:table-cell>
          <table:table-cell table:formula="of:=IF([chapter1.H2]=&quot;&quot;;&quot;&quot;;[chapter1.H2])" office:value-type="float" office:value="0" calcext:value-type="float">
            <text:p>0</text:p>
          </table:table-cell>
          <table:table-cell table:formula="of:=IF([chapter1.I2]=&quot;&quot;;&quot;&quot;;[chapter1.I2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crement</text:p>
          </table:table-cell>
        </table:table-row>
        <table:table-row table:style-name="ro1">
          <table:table-cell table:formula="of:=VLOOKUP(VALUE([$chapter1.A3]);[.K$1:.L$6];2)" office:value-type="float" office:value="0" calcext:value-type="float">
            <text:p/>
          </table:table-cell>
          <table:table-cell table:formula="of:=IF([chapter1.B3]=&quot;&quot;;&quot;&quot;;[chapter1.B3])" office:value-type="float" office:value="0" calcext:value-type="float">
            <text:p>0</text:p>
          </table:table-cell>
          <table:table-cell table:formula="of:=IF([chapter1.C3]=&quot;&quot;;&quot;&quot;;[chapter1.C3])" office:value-type="float" office:value="0" calcext:value-type="float">
            <text:p>0</text:p>
          </table:table-cell>
          <table:table-cell table:formula="of:=IF([chapter1.D3]=&quot;&quot;;&quot;&quot;;[chapter1.D3])" office:value-type="float" office:value="0" calcext:value-type="float">
            <text:p>0</text:p>
          </table:table-cell>
          <table:table-cell table:formula="of:=IF([chapter1.E3]=&quot;&quot;;&quot;&quot;;[chapter1.E3])" office:value-type="float" office:value="0" calcext:value-type="float">
            <text:p>0</text:p>
          </table:table-cell>
          <table:table-cell table:formula="of:=IF([chapter1.F3]=&quot;&quot;;&quot;&quot;;[chapter1.F3])" office:value-type="float" office:value="0" calcext:value-type="float">
            <text:p>0</text:p>
          </table:table-cell>
          <table:table-cell table:formula="of:=IF([chapter1.G3]=&quot;&quot;;&quot;&quot;;[chapter1.G3])" office:value-type="float" office:value="0" calcext:value-type="float">
            <text:p>0</text:p>
          </table:table-cell>
          <table:table-cell table:formula="of:=IF([chapter1.H3]=&quot;&quot;;&quot;&quot;;[chapter1.H3])" office:value-type="float" office:value="0" calcext:value-type="float">
            <text:p>0</text:p>
          </table:table-cell>
          <table:table-cell table:formula="of:=IF([chapter1.I3]=&quot;&quot;;&quot;&quot;;[chapter1.I3]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table:formula="of:=VLOOKUP(VALUE([$chapter1.A4]);[.K$1:.L$6];2)" office:value-type="string" office:string-value="increment" calcext:value-type="string">
            <text:p>increment</text:p>
          </table:table-cell>
          <table:table-cell table:formula="of:=IF([chapter1.B4]=&quot;&quot;;&quot;&quot;;[chapter1.B4])" office:value-type="float" office:value="6" calcext:value-type="float">
            <text:p>6</text:p>
          </table:table-cell>
          <table:table-cell table:formula="of:=IF([chapter1.C4]=&quot;&quot;;&quot;&quot;;[chapter1.C4])" office:value-type="float" office:value="0" calcext:value-type="float">
            <text:p>0</text:p>
          </table:table-cell>
          <table:table-cell table:formula="of:=IF([chapter1.D4]=&quot;&quot;;&quot;&quot;;[chapter1.D4])" office:value-type="float" office:value="0" calcext:value-type="float">
            <text:p>0</text:p>
          </table:table-cell>
          <table:table-cell table:formula="of:=IF([chapter1.E4]=&quot;&quot;;&quot;&quot;;[chapter1.E4])" office:value-type="float" office:value="0" calcext:value-type="float">
            <text:p>0</text:p>
          </table:table-cell>
          <table:table-cell table:formula="of:=IF([chapter1.F4]=&quot;&quot;;&quot;&quot;;[chapter1.F4])" office:value-type="float" office:value="15" calcext:value-type="float">
            <text:p>15</text:p>
          </table:table-cell>
          <table:table-cell table:formula="of:=IF([chapter1.G4]=&quot;&quot;;&quot;&quot;;[chapter1.G4])" office:value-type="float" office:value="0" calcext:value-type="float">
            <text:p>0</text:p>
          </table:table-cell>
          <table:table-cell table:formula="of:=IF([chapter1.H4]=&quot;&quot;;&quot;&quot;;[chapter1.H4])" office:value-type="float" office:value="9" calcext:value-type="float">
            <text:p>9</text:p>
          </table:table-cell>
          <table:table-cell table:formula="of:=IF([chapter1.I4]=&quot;&quot;;&quot;&quot;;[chapter1.I4]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gate</text:p>
          </table:table-cell>
        </table:table-row>
        <table:table-row table:style-name="ro1">
          <table:table-cell table:formula="of:=VLOOKUP(VALUE([$chapter1.A5]);[.K$1:.L$6];2)" office:value-type="string" office:string-value="increment" calcext:value-type="string">
            <text:p>increment</text:p>
          </table:table-cell>
          <table:table-cell table:formula="of:=IF([chapter1.B5]=&quot;&quot;;&quot;&quot;;[chapter1.B5])" office:value-type="float" office:value="7" calcext:value-type="float">
            <text:p>7</text:p>
          </table:table-cell>
          <table:table-cell table:formula="of:=IF([chapter1.C5]=&quot;&quot;;&quot;&quot;;[chapter1.C5])" office:value-type="float" office:value="0" calcext:value-type="float">
            <text:p>0</text:p>
          </table:table-cell>
          <table:table-cell table:formula="of:=IF([chapter1.D5]=&quot;&quot;;&quot;&quot;;[chapter1.D5])" office:value-type="float" office:value="0" calcext:value-type="float">
            <text:p>0</text:p>
          </table:table-cell>
          <table:table-cell table:formula="of:=IF([chapter1.E5]=&quot;&quot;;&quot;&quot;;[chapter1.E5])" office:value-type="float" office:value="0" calcext:value-type="float">
            <text:p>0</text:p>
          </table:table-cell>
          <table:table-cell table:formula="of:=IF([chapter1.F5]=&quot;&quot;;&quot;&quot;;[chapter1.F5])" office:value-type="float" office:value="15" calcext:value-type="float">
            <text:p>15</text:p>
          </table:table-cell>
          <table:table-cell table:formula="of:=IF([chapter1.G5]=&quot;&quot;;&quot;&quot;;[chapter1.G5])" office:value-type="float" office:value="0" calcext:value-type="float">
            <text:p>0</text:p>
          </table:table-cell>
          <table:table-cell table:formula="of:=IF([chapter1.H5]=&quot;&quot;;&quot;&quot;;[chapter1.H5])" office:value-type="float" office:value="9" calcext:value-type="float">
            <text:p>9</text:p>
          </table:table-cell>
          <table:table-cell table:formula="of:=IF([chapter1.I5]=&quot;&quot;;&quot;&quot;;[chapter1.I5]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ultiply</text:p>
          </table:table-cell>
        </table:table-row>
        <table:table-row table:style-name="ro1">
          <table:table-cell table:formula="of:=VLOOKUP(VALUE([$chapter1.A6]);[.K$1:.L$6];2)" office:value-type="string" office:string-value="increment" calcext:value-type="string">
            <text:p>increment</text:p>
          </table:table-cell>
          <table:table-cell table:formula="of:=IF([chapter1.B6]=&quot;&quot;;&quot;&quot;;[chapter1.B6])" office:value-type="float" office:value="0" calcext:value-type="float">
            <text:p>0</text:p>
          </table:table-cell>
          <table:table-cell table:formula="of:=IF([chapter1.C6]=&quot;&quot;;&quot;&quot;;[chapter1.C6])" office:value-type="float" office:value="0" calcext:value-type="float">
            <text:p>0</text:p>
          </table:table-cell>
          <table:table-cell table:formula="of:=IF([chapter1.D6]=&quot;&quot;;&quot;&quot;;[chapter1.D6])" office:value-type="float" office:value="0" calcext:value-type="float">
            <text:p>0</text:p>
          </table:table-cell>
          <table:table-cell table:formula="of:=IF([chapter1.E6]=&quot;&quot;;&quot;&quot;;[chapter1.E6])" office:value-type="float" office:value="0" calcext:value-type="float">
            <text:p>0</text:p>
          </table:table-cell>
          <table:table-cell table:formula="of:=IF([chapter1.F6]=&quot;&quot;;&quot;&quot;;[chapter1.F6])" office:value-type="float" office:value="15" calcext:value-type="float">
            <text:p>15</text:p>
          </table:table-cell>
          <table:table-cell table:formula="of:=IF([chapter1.G6]=&quot;&quot;;&quot;&quot;;[chapter1.G6])" office:value-type="float" office:value="0" calcext:value-type="float">
            <text:p>0</text:p>
          </table:table-cell>
          <table:table-cell table:formula="of:=IF([chapter1.H6]=&quot;&quot;;&quot;&quot;;[chapter1.H6])" office:value-type="float" office:value="9" calcext:value-type="float">
            <text:p>9</text:p>
          </table:table-cell>
          <table:table-cell table:formula="of:=IF([chapter1.I6]=&quot;&quot;;&quot;&quot;;[chapter1.I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7]);[.K$1:.L$6];2)" office:value-type="string" office:string-value="increment" calcext:value-type="string">
            <text:p>increment</text:p>
          </table:table-cell>
          <table:table-cell table:formula="of:=IF([chapter1.B7]=&quot;&quot;;&quot;&quot;;[chapter1.B7])" office:value-type="float" office:value="7" calcext:value-type="float">
            <text:p>7</text:p>
          </table:table-cell>
          <table:table-cell table:formula="of:=IF([chapter1.C7]=&quot;&quot;;&quot;&quot;;[chapter1.C7])" office:value-type="float" office:value="0" calcext:value-type="float">
            <text:p>0</text:p>
          </table:table-cell>
          <table:table-cell table:formula="of:=IF([chapter1.D7]=&quot;&quot;;&quot;&quot;;[chapter1.D7])" office:value-type="float" office:value="0" calcext:value-type="float">
            <text:p>0</text:p>
          </table:table-cell>
          <table:table-cell table:formula="of:=IF([chapter1.E7]=&quot;&quot;;&quot;&quot;;[chapter1.E7])" office:value-type="float" office:value="0" calcext:value-type="float">
            <text:p>0</text:p>
          </table:table-cell>
          <table:table-cell table:formula="of:=IF([chapter1.F7]=&quot;&quot;;&quot;&quot;;[chapter1.F7])" office:value-type="float" office:value="15" calcext:value-type="float">
            <text:p>15</text:p>
          </table:table-cell>
          <table:table-cell table:formula="of:=IF([chapter1.G7]=&quot;&quot;;&quot;&quot;;[chapter1.G7])" office:value-type="float" office:value="0" calcext:value-type="float">
            <text:p>0</text:p>
          </table:table-cell>
          <table:table-cell table:formula="of:=IF([chapter1.H7]=&quot;&quot;;&quot;&quot;;[chapter1.H7])" office:value-type="float" office:value="9" calcext:value-type="float">
            <text:p>9</text:p>
          </table:table-cell>
          <table:table-cell table:formula="of:=IF([chapter1.I7]=&quot;&quot;;&quot;&quot;;[chapter1.I7])" office:value-type="float" office:value="0" calcext:value-type="float">
            <text:p>0</text:p>
          </table:table-cell>
          <table:table-cell/>
          <table:table-cell office:value-type="string" calcext:value-type="string">
            <text:p>a range with no repetitions specified is iterated as a series</text:p>
          </table:table-cell>
          <table:table-cell/>
        </table:table-row>
        <table:table-row table:style-name="ro1">
          <table:table-cell table:formula="of:=VLOOKUP(VALUE([$chapter1.A8]);[.K$1:.L$6];2)" office:value-type="string" office:string-value="increment" calcext:value-type="string">
            <text:p>increment</text:p>
          </table:table-cell>
          <table:table-cell table:formula="of:=IF([chapter1.B8]=&quot;&quot;;&quot;&quot;;[chapter1.B8])" office:value-type="float" office:value="5" calcext:value-type="float">
            <text:p>5</text:p>
          </table:table-cell>
          <table:table-cell table:formula="of:=IF([chapter1.C8]=&quot;&quot;;&quot;&quot;;[chapter1.C8])" office:value-type="float" office:value="0" calcext:value-type="float">
            <text:p>0</text:p>
          </table:table-cell>
          <table:table-cell table:formula="of:=IF([chapter1.D8]=&quot;&quot;;&quot;&quot;;[chapter1.D8])" office:value-type="float" office:value="0" calcext:value-type="float">
            <text:p>0</text:p>
          </table:table-cell>
          <table:table-cell table:formula="of:=IF([chapter1.E8]=&quot;&quot;;&quot;&quot;;[chapter1.E8])" office:value-type="float" office:value="0" calcext:value-type="float">
            <text:p>0</text:p>
          </table:table-cell>
          <table:table-cell table:formula="of:=IF([chapter1.F8]=&quot;&quot;;&quot;&quot;;[chapter1.F8])" office:value-type="float" office:value="15" calcext:value-type="float">
            <text:p>15</text:p>
          </table:table-cell>
          <table:table-cell table:formula="of:=IF([chapter1.G8]=&quot;&quot;;&quot;&quot;;[chapter1.G8])" office:value-type="float" office:value="0" calcext:value-type="float">
            <text:p>0</text:p>
          </table:table-cell>
          <table:table-cell table:formula="of:=IF([chapter1.H8]=&quot;&quot;;&quot;&quot;;[chapter1.H8])" office:value-type="float" office:value="9" calcext:value-type="float">
            <text:p>9</text:p>
          </table:table-cell>
          <table:table-cell table:formula="of:=IF([chapter1.I8]=&quot;&quot;;&quot;&quot;;[chapter1.I8])" office:value-type="float" office:value="0" calcext:value-type="float">
            <text:p>0</text:p>
          </table:table-cell>
          <table:table-cell/>
          <table:table-cell office:value-type="string" calcext:value-type="string">
            <text:p>if no fake_answer range is specified, it is generated</text:p>
          </table:table-cell>
          <table:table-cell/>
        </table:table-row>
        <table:table-row table:style-name="ro1">
          <table:table-cell table:formula="of:=VLOOKUP(VALUE([$chapter1.A9]);[.K$1:.L$6];2)" office:value-type="string" office:string-value="increment" calcext:value-type="string">
            <text:p>increment</text:p>
          </table:table-cell>
          <table:table-cell table:formula="of:=IF([chapter1.B9]=&quot;&quot;;&quot;&quot;;[chapter1.B9])" office:value-type="float" office:value="0" calcext:value-type="float">
            <text:p>0</text:p>
          </table:table-cell>
          <table:table-cell table:formula="of:=IF([chapter1.C9]=&quot;&quot;;&quot;&quot;;[chapter1.C9])" office:value-type="float" office:value="0" calcext:value-type="float">
            <text:p>0</text:p>
          </table:table-cell>
          <table:table-cell table:formula="of:=IF([chapter1.D9]=&quot;&quot;;&quot;&quot;;[chapter1.D9])" office:value-type="float" office:value="0" calcext:value-type="float">
            <text:p>0</text:p>
          </table:table-cell>
          <table:table-cell table:formula="of:=IF([chapter1.E9]=&quot;&quot;;&quot;&quot;;[chapter1.E9])" office:value-type="float" office:value="0" calcext:value-type="float">
            <text:p>0</text:p>
          </table:table-cell>
          <table:table-cell table:formula="of:=IF([chapter1.F9]=&quot;&quot;;&quot;&quot;;[chapter1.F9])" office:value-type="float" office:value="15" calcext:value-type="float">
            <text:p>15</text:p>
          </table:table-cell>
          <table:table-cell table:formula="of:=IF([chapter1.G9]=&quot;&quot;;&quot;&quot;;[chapter1.G9])" office:value-type="float" office:value="0" calcext:value-type="float">
            <text:p>0</text:p>
          </table:table-cell>
          <table:table-cell table:formula="of:=IF([chapter1.H9]=&quot;&quot;;&quot;&quot;;[chapter1.H9])" office:value-type="float" office:value="9" calcext:value-type="float">
            <text:p>9</text:p>
          </table:table-cell>
          <table:table-cell table:formula="of:=IF([chapter1.I9]=&quot;&quot;;&quot;&quot;;[chapter1.I9])" office:value-type="float" office:value="0" calcext:value-type="float">
            <text:p>0</text:p>
          </table:table-cell>
          <table:table-cell/>
          <table:table-cell office:value-type="string" calcext:value-type="string">
            <text:p>lesson zero should be boolean algebra</text:p>
          </table:table-cell>
          <table:table-cell/>
        </table:table-row>
        <table:table-row table:style-name="ro1">
          <table:table-cell table:formula="of:=VLOOKUP(VALUE([$chapter1.A10]);[.K$1:.L$6];2)" office:value-type="string" office:string-value="increment" calcext:value-type="string">
            <text:p>increment</text:p>
          </table:table-cell>
          <table:table-cell table:formula="of:=IF([chapter1.B10]=&quot;&quot;;&quot;&quot;;[chapter1.B10])" office:value-type="float" office:value="2" calcext:value-type="float">
            <text:p>2</text:p>
          </table:table-cell>
          <table:table-cell table:formula="of:=IF([chapter1.C10]=&quot;&quot;;&quot;&quot;;[chapter1.C10])" office:value-type="float" office:value="0" calcext:value-type="float">
            <text:p>0</text:p>
          </table:table-cell>
          <table:table-cell table:formula="of:=IF([chapter1.D10]=&quot;&quot;;&quot;&quot;;[chapter1.D10])" office:value-type="float" office:value="0" calcext:value-type="float">
            <text:p>0</text:p>
          </table:table-cell>
          <table:table-cell table:formula="of:=IF([chapter1.E10]=&quot;&quot;;&quot;&quot;;[chapter1.E10])" office:value-type="float" office:value="0" calcext:value-type="float">
            <text:p>0</text:p>
          </table:table-cell>
          <table:table-cell table:formula="of:=IF([chapter1.F10]=&quot;&quot;;&quot;&quot;;[chapter1.F10])" office:value-type="float" office:value="15" calcext:value-type="float">
            <text:p>15</text:p>
          </table:table-cell>
          <table:table-cell table:formula="of:=IF([chapter1.G10]=&quot;&quot;;&quot;&quot;;[chapter1.G10])" office:value-type="float" office:value="0" calcext:value-type="float">
            <text:p>0</text:p>
          </table:table-cell>
          <table:table-cell table:formula="of:=IF([chapter1.H10]=&quot;&quot;;&quot;&quot;;[chapter1.H10])" office:value-type="float" office:value="9" calcext:value-type="float">
            <text:p>9</text:p>
          </table:table-cell>
          <table:table-cell table:formula="of:=IF([chapter1.I10]=&quot;&quot;;&quot;&quot;;[chapter1.I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1]);[.K$1:.L$6];2)" office:value-type="string" office:string-value="increment" calcext:value-type="string">
            <text:p>increment</text:p>
          </table:table-cell>
          <table:table-cell table:formula="of:=IF([chapter1.B11]=&quot;&quot;;&quot;&quot;;[chapter1.B11])" office:value-type="float" office:value="4" calcext:value-type="float">
            <text:p>4</text:p>
          </table:table-cell>
          <table:table-cell table:formula="of:=IF([chapter1.C11]=&quot;&quot;;&quot;&quot;;[chapter1.C11])" office:value-type="float" office:value="0" calcext:value-type="float">
            <text:p>0</text:p>
          </table:table-cell>
          <table:table-cell table:formula="of:=IF([chapter1.D11]=&quot;&quot;;&quot;&quot;;[chapter1.D11])" office:value-type="float" office:value="0" calcext:value-type="float">
            <text:p>0</text:p>
          </table:table-cell>
          <table:table-cell table:formula="of:=IF([chapter1.E11]=&quot;&quot;;&quot;&quot;;[chapter1.E11])" office:value-type="float" office:value="0" calcext:value-type="float">
            <text:p>0</text:p>
          </table:table-cell>
          <table:table-cell table:formula="of:=IF([chapter1.F11]=&quot;&quot;;&quot;&quot;;[chapter1.F11])" office:value-type="float" office:value="15" calcext:value-type="float">
            <text:p>15</text:p>
          </table:table-cell>
          <table:table-cell table:formula="of:=IF([chapter1.G11]=&quot;&quot;;&quot;&quot;;[chapter1.G11])" office:value-type="float" office:value="0" calcext:value-type="float">
            <text:p>0</text:p>
          </table:table-cell>
          <table:table-cell table:formula="of:=IF([chapter1.H11]=&quot;&quot;;&quot;&quot;;[chapter1.H11])" office:value-type="float" office:value="9" calcext:value-type="float">
            <text:p>9</text:p>
          </table:table-cell>
          <table:table-cell table:formula="of:=IF([chapter1.I11]=&quot;&quot;;&quot;&quot;;[chapter1.I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2]);[.K$1:.L$6];2)" office:value-type="string" office:string-value="increment" calcext:value-type="string">
            <text:p>increment</text:p>
          </table:table-cell>
          <table:table-cell table:formula="of:=IF([chapter1.B12]=&quot;&quot;;&quot;&quot;;[chapter1.B12])" office:value-type="float" office:value="8" calcext:value-type="float">
            <text:p>8</text:p>
          </table:table-cell>
          <table:table-cell table:formula="of:=IF([chapter1.C12]=&quot;&quot;;&quot;&quot;;[chapter1.C12])" office:value-type="float" office:value="0" calcext:value-type="float">
            <text:p>0</text:p>
          </table:table-cell>
          <table:table-cell table:formula="of:=IF([chapter1.D12]=&quot;&quot;;&quot;&quot;;[chapter1.D12])" office:value-type="float" office:value="0" calcext:value-type="float">
            <text:p>0</text:p>
          </table:table-cell>
          <table:table-cell table:formula="of:=IF([chapter1.E12]=&quot;&quot;;&quot;&quot;;[chapter1.E12])" office:value-type="float" office:value="0" calcext:value-type="float">
            <text:p>0</text:p>
          </table:table-cell>
          <table:table-cell table:formula="of:=IF([chapter1.F12]=&quot;&quot;;&quot;&quot;;[chapter1.F12])" office:value-type="float" office:value="15" calcext:value-type="float">
            <text:p>15</text:p>
          </table:table-cell>
          <table:table-cell table:formula="of:=IF([chapter1.G12]=&quot;&quot;;&quot;&quot;;[chapter1.G12])" office:value-type="float" office:value="0" calcext:value-type="float">
            <text:p>0</text:p>
          </table:table-cell>
          <table:table-cell table:formula="of:=IF([chapter1.H12]=&quot;&quot;;&quot;&quot;;[chapter1.H12])" office:value-type="float" office:value="9" calcext:value-type="float">
            <text:p>9</text:p>
          </table:table-cell>
          <table:table-cell table:formula="of:=IF([chapter1.I12]=&quot;&quot;;&quot;&quot;;[chapter1.I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3]);[.K$1:.L$6];2)" office:value-type="string" office:string-value="increment" calcext:value-type="string">
            <text:p>increment</text:p>
          </table:table-cell>
          <table:table-cell table:formula="of:=IF([chapter1.B13]=&quot;&quot;;&quot;&quot;;[chapter1.B13])" office:value-type="float" office:value="8" calcext:value-type="float">
            <text:p>8</text:p>
          </table:table-cell>
          <table:table-cell table:formula="of:=IF([chapter1.C13]=&quot;&quot;;&quot;&quot;;[chapter1.C13])" office:value-type="float" office:value="0" calcext:value-type="float">
            <text:p>0</text:p>
          </table:table-cell>
          <table:table-cell table:formula="of:=IF([chapter1.D13]=&quot;&quot;;&quot;&quot;;[chapter1.D13])" office:value-type="float" office:value="0" calcext:value-type="float">
            <text:p>0</text:p>
          </table:table-cell>
          <table:table-cell table:formula="of:=IF([chapter1.E13]=&quot;&quot;;&quot;&quot;;[chapter1.E13])" office:value-type="float" office:value="0" calcext:value-type="float">
            <text:p>0</text:p>
          </table:table-cell>
          <table:table-cell table:formula="of:=IF([chapter1.F13]=&quot;&quot;;&quot;&quot;;[chapter1.F13])" office:value-type="float" office:value="15" calcext:value-type="float">
            <text:p>15</text:p>
          </table:table-cell>
          <table:table-cell table:formula="of:=IF([chapter1.G13]=&quot;&quot;;&quot;&quot;;[chapter1.G13])" office:value-type="float" office:value="0" calcext:value-type="float">
            <text:p>0</text:p>
          </table:table-cell>
          <table:table-cell table:formula="of:=IF([chapter1.H13]=&quot;&quot;;&quot;&quot;;[chapter1.H13])" office:value-type="float" office:value="9" calcext:value-type="float">
            <text:p>9</text:p>
          </table:table-cell>
          <table:table-cell table:formula="of:=IF([chapter1.I13]=&quot;&quot;;&quot;&quot;;[chapter1.I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4]);[.K$1:.L$6];2)" office:value-type="string" office:string-value="increment" calcext:value-type="string">
            <text:p>increment</text:p>
          </table:table-cell>
          <table:table-cell table:formula="of:=IF([chapter1.B14]=&quot;&quot;;&quot;&quot;;[chapter1.B14])" office:value-type="float" office:value="0" calcext:value-type="float">
            <text:p>0</text:p>
          </table:table-cell>
          <table:table-cell table:formula="of:=IF([chapter1.C14]=&quot;&quot;;&quot;&quot;;[chapter1.C14])" office:value-type="float" office:value="0" calcext:value-type="float">
            <text:p>0</text:p>
          </table:table-cell>
          <table:table-cell table:formula="of:=IF([chapter1.D14]=&quot;&quot;;&quot;&quot;;[chapter1.D14])" office:value-type="float" office:value="0" calcext:value-type="float">
            <text:p>0</text:p>
          </table:table-cell>
          <table:table-cell table:formula="of:=IF([chapter1.E14]=&quot;&quot;;&quot;&quot;;[chapter1.E14])" office:value-type="float" office:value="0" calcext:value-type="float">
            <text:p>0</text:p>
          </table:table-cell>
          <table:table-cell table:formula="of:=IF([chapter1.F14]=&quot;&quot;;&quot;&quot;;[chapter1.F14])" office:value-type="float" office:value="15" calcext:value-type="float">
            <text:p>15</text:p>
          </table:table-cell>
          <table:table-cell table:formula="of:=IF([chapter1.G14]=&quot;&quot;;&quot;&quot;;[chapter1.G14])" office:value-type="float" office:value="0" calcext:value-type="float">
            <text:p>0</text:p>
          </table:table-cell>
          <table:table-cell table:formula="of:=IF([chapter1.H14]=&quot;&quot;;&quot;&quot;;[chapter1.H14])" office:value-type="float" office:value="9" calcext:value-type="float">
            <text:p>9</text:p>
          </table:table-cell>
          <table:table-cell table:formula="of:=IF([chapter1.I14]=&quot;&quot;;&quot;&quot;;[chapter1.I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5]);[.K$1:.L$6];2)" office:value-type="string" office:string-value="increment" calcext:value-type="string">
            <text:p>increment</text:p>
          </table:table-cell>
          <table:table-cell table:formula="of:=IF([chapter1.B15]=&quot;&quot;;&quot;&quot;;[chapter1.B15])" office:value-type="float" office:value="8" calcext:value-type="float">
            <text:p>8</text:p>
          </table:table-cell>
          <table:table-cell table:formula="of:=IF([chapter1.C15]=&quot;&quot;;&quot;&quot;;[chapter1.C15])" office:value-type="float" office:value="0" calcext:value-type="float">
            <text:p>0</text:p>
          </table:table-cell>
          <table:table-cell table:formula="of:=IF([chapter1.D15]=&quot;&quot;;&quot;&quot;;[chapter1.D15])" office:value-type="float" office:value="0" calcext:value-type="float">
            <text:p>0</text:p>
          </table:table-cell>
          <table:table-cell table:formula="of:=IF([chapter1.E15]=&quot;&quot;;&quot;&quot;;[chapter1.E15])" office:value-type="float" office:value="0" calcext:value-type="float">
            <text:p>0</text:p>
          </table:table-cell>
          <table:table-cell table:formula="of:=IF([chapter1.F15]=&quot;&quot;;&quot;&quot;;[chapter1.F15])" office:value-type="float" office:value="15" calcext:value-type="float">
            <text:p>15</text:p>
          </table:table-cell>
          <table:table-cell table:formula="of:=IF([chapter1.G15]=&quot;&quot;;&quot;&quot;;[chapter1.G15])" office:value-type="float" office:value="0" calcext:value-type="float">
            <text:p>0</text:p>
          </table:table-cell>
          <table:table-cell table:formula="of:=IF([chapter1.H15]=&quot;&quot;;&quot;&quot;;[chapter1.H15])" office:value-type="float" office:value="9" calcext:value-type="float">
            <text:p>9</text:p>
          </table:table-cell>
          <table:table-cell table:formula="of:=IF([chapter1.I15]=&quot;&quot;;&quot;&quot;;[chapter1.I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6]);[.K$1:.L$6];2)" office:value-type="string" office:string-value="increment" calcext:value-type="string">
            <text:p>increment</text:p>
          </table:table-cell>
          <table:table-cell table:formula="of:=IF([chapter1.B16]=&quot;&quot;;&quot;&quot;;[chapter1.B16])" office:value-type="float" office:value="8" calcext:value-type="float">
            <text:p>8</text:p>
          </table:table-cell>
          <table:table-cell table:formula="of:=IF([chapter1.C16]=&quot;&quot;;&quot;&quot;;[chapter1.C16])" office:value-type="float" office:value="0" calcext:value-type="float">
            <text:p>0</text:p>
          </table:table-cell>
          <table:table-cell table:formula="of:=IF([chapter1.D16]=&quot;&quot;;&quot;&quot;;[chapter1.D16])" office:value-type="float" office:value="0" calcext:value-type="float">
            <text:p>0</text:p>
          </table:table-cell>
          <table:table-cell table:formula="of:=IF([chapter1.E16]=&quot;&quot;;&quot;&quot;;[chapter1.E16])" office:value-type="float" office:value="0" calcext:value-type="float">
            <text:p>0</text:p>
          </table:table-cell>
          <table:table-cell table:formula="of:=IF([chapter1.F16]=&quot;&quot;;&quot;&quot;;[chapter1.F16])" office:value-type="float" office:value="15" calcext:value-type="float">
            <text:p>15</text:p>
          </table:table-cell>
          <table:table-cell table:formula="of:=IF([chapter1.G16]=&quot;&quot;;&quot;&quot;;[chapter1.G16])" office:value-type="float" office:value="0" calcext:value-type="float">
            <text:p>0</text:p>
          </table:table-cell>
          <table:table-cell table:formula="of:=IF([chapter1.H16]=&quot;&quot;;&quot;&quot;;[chapter1.H16])" office:value-type="float" office:value="9" calcext:value-type="float">
            <text:p>9</text:p>
          </table:table-cell>
          <table:table-cell table:formula="of:=IF([chapter1.I16]=&quot;&quot;;&quot;&quot;;[chapter1.I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7]);[.K$1:.L$6];2)" office:value-type="string" office:string-value="increment" calcext:value-type="string">
            <text:p>increment</text:p>
          </table:table-cell>
          <table:table-cell table:formula="of:=IF([chapter1.B17]=&quot;&quot;;&quot;&quot;;[chapter1.B17])" office:value-type="float" office:value="3" calcext:value-type="float">
            <text:p>3</text:p>
          </table:table-cell>
          <table:table-cell table:formula="of:=IF([chapter1.C17]=&quot;&quot;;&quot;&quot;;[chapter1.C17])" office:value-type="float" office:value="0" calcext:value-type="float">
            <text:p>0</text:p>
          </table:table-cell>
          <table:table-cell table:formula="of:=IF([chapter1.D17]=&quot;&quot;;&quot;&quot;;[chapter1.D17])" office:value-type="float" office:value="0" calcext:value-type="float">
            <text:p>0</text:p>
          </table:table-cell>
          <table:table-cell table:formula="of:=IF([chapter1.E17]=&quot;&quot;;&quot;&quot;;[chapter1.E17])" office:value-type="float" office:value="0" calcext:value-type="float">
            <text:p>0</text:p>
          </table:table-cell>
          <table:table-cell table:formula="of:=IF([chapter1.F17]=&quot;&quot;;&quot;&quot;;[chapter1.F17])" office:value-type="float" office:value="15" calcext:value-type="float">
            <text:p>15</text:p>
          </table:table-cell>
          <table:table-cell table:formula="of:=IF([chapter1.G17]=&quot;&quot;;&quot;&quot;;[chapter1.G17])" office:value-type="float" office:value="0" calcext:value-type="float">
            <text:p>0</text:p>
          </table:table-cell>
          <table:table-cell table:formula="of:=IF([chapter1.H17]=&quot;&quot;;&quot;&quot;;[chapter1.H17])" office:value-type="float" office:value="9" calcext:value-type="float">
            <text:p>9</text:p>
          </table:table-cell>
          <table:table-cell table:formula="of:=IF([chapter1.I17]=&quot;&quot;;&quot;&quot;;[chapter1.I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8]);[.K$1:.L$6];2)" office:value-type="string" office:string-value="increment" calcext:value-type="string">
            <text:p>increment</text:p>
          </table:table-cell>
          <table:table-cell table:formula="of:=IF([chapter1.B18]=&quot;&quot;;&quot;&quot;;[chapter1.B18])" office:value-type="float" office:value="6" calcext:value-type="float">
            <text:p>6</text:p>
          </table:table-cell>
          <table:table-cell table:formula="of:=IF([chapter1.C18]=&quot;&quot;;&quot;&quot;;[chapter1.C18])" office:value-type="float" office:value="0" calcext:value-type="float">
            <text:p>0</text:p>
          </table:table-cell>
          <table:table-cell table:formula="of:=IF([chapter1.D18]=&quot;&quot;;&quot;&quot;;[chapter1.D18])" office:value-type="float" office:value="0" calcext:value-type="float">
            <text:p>0</text:p>
          </table:table-cell>
          <table:table-cell table:formula="of:=IF([chapter1.E18]=&quot;&quot;;&quot;&quot;;[chapter1.E18])" office:value-type="float" office:value="0" calcext:value-type="float">
            <text:p>0</text:p>
          </table:table-cell>
          <table:table-cell table:formula="of:=IF([chapter1.F18]=&quot;&quot;;&quot;&quot;;[chapter1.F18])" office:value-type="float" office:value="15" calcext:value-type="float">
            <text:p>15</text:p>
          </table:table-cell>
          <table:table-cell table:formula="of:=IF([chapter1.G18]=&quot;&quot;;&quot;&quot;;[chapter1.G18])" office:value-type="float" office:value="0" calcext:value-type="float">
            <text:p>0</text:p>
          </table:table-cell>
          <table:table-cell table:formula="of:=IF([chapter1.H18]=&quot;&quot;;&quot;&quot;;[chapter1.H18])" office:value-type="float" office:value="9" calcext:value-type="float">
            <text:p>9</text:p>
          </table:table-cell>
          <table:table-cell table:formula="of:=IF([chapter1.I18]=&quot;&quot;;&quot;&quot;;[chapter1.I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9]);[.K$1:.L$6];2)" office:value-type="float" office:value="0" calcext:value-type="float">
            <text:p/>
          </table:table-cell>
          <table:table-cell table:formula="of:=IF([chapter1.B19]=&quot;&quot;;&quot;&quot;;[chapter1.B19])" office:value-type="float" office:value="0" calcext:value-type="float">
            <text:p>0</text:p>
          </table:table-cell>
          <table:table-cell table:formula="of:=IF([chapter1.C19]=&quot;&quot;;&quot;&quot;;[chapter1.C19])" office:value-type="float" office:value="0" calcext:value-type="float">
            <text:p>0</text:p>
          </table:table-cell>
          <table:table-cell table:formula="of:=IF([chapter1.D19]=&quot;&quot;;&quot;&quot;;[chapter1.D19])" office:value-type="float" office:value="0" calcext:value-type="float">
            <text:p>0</text:p>
          </table:table-cell>
          <table:table-cell table:formula="of:=IF([chapter1.E19]=&quot;&quot;;&quot;&quot;;[chapter1.E19])" office:value-type="float" office:value="0" calcext:value-type="float">
            <text:p>0</text:p>
          </table:table-cell>
          <table:table-cell table:formula="of:=IF([chapter1.F19]=&quot;&quot;;&quot;&quot;;[chapter1.F19])" office:value-type="float" office:value="0" calcext:value-type="float">
            <text:p>0</text:p>
          </table:table-cell>
          <table:table-cell table:formula="of:=IF([chapter1.G19]=&quot;&quot;;&quot;&quot;;[chapter1.G19])" office:value-type="float" office:value="0" calcext:value-type="float">
            <text:p>0</text:p>
          </table:table-cell>
          <table:table-cell table:formula="of:=IF([chapter1.H19]=&quot;&quot;;&quot;&quot;;[chapter1.H19])" office:value-type="float" office:value="0" calcext:value-type="float">
            <text:p>0</text:p>
          </table:table-cell>
          <table:table-cell table:formula="of:=IF([chapter1.I19]=&quot;&quot;;&quot;&quot;;[chapter1.I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0]);[.K$1:.L$6];2)" office:value-type="string" office:string-value="decrement" calcext:value-type="string">
            <text:p>decrement</text:p>
          </table:table-cell>
          <table:table-cell table:formula="of:=IF([chapter1.B20]=&quot;&quot;;&quot;&quot;;[chapter1.B20])" office:value-type="float" office:value="1" calcext:value-type="float">
            <text:p>1</text:p>
          </table:table-cell>
          <table:table-cell table:formula="of:=IF([chapter1.C20]=&quot;&quot;;&quot;&quot;;[chapter1.C20])" office:value-type="float" office:value="0" calcext:value-type="float">
            <text:p>0</text:p>
          </table:table-cell>
          <table:table-cell table:formula="of:=IF([chapter1.D20]=&quot;&quot;;&quot;&quot;;[chapter1.D20])" office:value-type="float" office:value="0" calcext:value-type="float">
            <text:p>0</text:p>
          </table:table-cell>
          <table:table-cell table:formula="of:=IF([chapter1.E20]=&quot;&quot;;&quot;&quot;;[chapter1.E20])" office:value-type="float" office:value="0" calcext:value-type="float">
            <text:p>0</text:p>
          </table:table-cell>
          <table:table-cell table:formula="of:=IF([chapter1.F20]=&quot;&quot;;&quot;&quot;;[chapter1.F20])" office:value-type="float" office:value="15" calcext:value-type="float">
            <text:p>15</text:p>
          </table:table-cell>
          <table:table-cell table:formula="of:=IF([chapter1.G20]=&quot;&quot;;&quot;&quot;;[chapter1.G20])" office:value-type="float" office:value="0" calcext:value-type="float">
            <text:p>0</text:p>
          </table:table-cell>
          <table:table-cell table:formula="of:=IF([chapter1.H20]=&quot;&quot;;&quot;&quot;;[chapter1.H20])" office:value-type="float" office:value="9" calcext:value-type="float">
            <text:p>9</text:p>
          </table:table-cell>
          <table:table-cell table:formula="of:=IF([chapter1.I20]=&quot;&quot;;&quot;&quot;;[chapter1.I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1]);[.K$1:.L$6];2)" office:value-type="string" office:string-value="decrement" calcext:value-type="string">
            <text:p>decrement</text:p>
          </table:table-cell>
          <table:table-cell table:formula="of:=IF([chapter1.B21]=&quot;&quot;;&quot;&quot;;[chapter1.B21])" office:value-type="float" office:value="4" calcext:value-type="float">
            <text:p>4</text:p>
          </table:table-cell>
          <table:table-cell table:formula="of:=IF([chapter1.C21]=&quot;&quot;;&quot;&quot;;[chapter1.C21])" office:value-type="float" office:value="0" calcext:value-type="float">
            <text:p>0</text:p>
          </table:table-cell>
          <table:table-cell table:formula="of:=IF([chapter1.D21]=&quot;&quot;;&quot;&quot;;[chapter1.D21])" office:value-type="float" office:value="0" calcext:value-type="float">
            <text:p>0</text:p>
          </table:table-cell>
          <table:table-cell table:formula="of:=IF([chapter1.E21]=&quot;&quot;;&quot;&quot;;[chapter1.E21])" office:value-type="float" office:value="0" calcext:value-type="float">
            <text:p>0</text:p>
          </table:table-cell>
          <table:table-cell table:formula="of:=IF([chapter1.F21]=&quot;&quot;;&quot;&quot;;[chapter1.F21])" office:value-type="float" office:value="15" calcext:value-type="float">
            <text:p>15</text:p>
          </table:table-cell>
          <table:table-cell table:formula="of:=IF([chapter1.G21]=&quot;&quot;;&quot;&quot;;[chapter1.G21])" office:value-type="float" office:value="0" calcext:value-type="float">
            <text:p>0</text:p>
          </table:table-cell>
          <table:table-cell table:formula="of:=IF([chapter1.H21]=&quot;&quot;;&quot;&quot;;[chapter1.H21])" office:value-type="float" office:value="9" calcext:value-type="float">
            <text:p>9</text:p>
          </table:table-cell>
          <table:table-cell table:formula="of:=IF([chapter1.I21]=&quot;&quot;;&quot;&quot;;[chapter1.I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2]);[.K$1:.L$6];2)" office:value-type="string" office:string-value="decrement" calcext:value-type="string">
            <text:p>decrement</text:p>
          </table:table-cell>
          <table:table-cell table:formula="of:=IF([chapter1.B22]=&quot;&quot;;&quot;&quot;;[chapter1.B22])" office:value-type="float" office:value="8" calcext:value-type="float">
            <text:p>8</text:p>
          </table:table-cell>
          <table:table-cell table:formula="of:=IF([chapter1.C22]=&quot;&quot;;&quot;&quot;;[chapter1.C22])" office:value-type="float" office:value="0" calcext:value-type="float">
            <text:p>0</text:p>
          </table:table-cell>
          <table:table-cell table:formula="of:=IF([chapter1.D22]=&quot;&quot;;&quot;&quot;;[chapter1.D22])" office:value-type="float" office:value="0" calcext:value-type="float">
            <text:p>0</text:p>
          </table:table-cell>
          <table:table-cell table:formula="of:=IF([chapter1.E22]=&quot;&quot;;&quot;&quot;;[chapter1.E22])" office:value-type="float" office:value="0" calcext:value-type="float">
            <text:p>0</text:p>
          </table:table-cell>
          <table:table-cell table:formula="of:=IF([chapter1.F22]=&quot;&quot;;&quot;&quot;;[chapter1.F22])" office:value-type="float" office:value="15" calcext:value-type="float">
            <text:p>15</text:p>
          </table:table-cell>
          <table:table-cell table:formula="of:=IF([chapter1.G22]=&quot;&quot;;&quot;&quot;;[chapter1.G22])" office:value-type="float" office:value="0" calcext:value-type="float">
            <text:p>0</text:p>
          </table:table-cell>
          <table:table-cell table:formula="of:=IF([chapter1.H22]=&quot;&quot;;&quot;&quot;;[chapter1.H22])" office:value-type="float" office:value="9" calcext:value-type="float">
            <text:p>9</text:p>
          </table:table-cell>
          <table:table-cell table:formula="of:=IF([chapter1.I22]=&quot;&quot;;&quot;&quot;;[chapter1.I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3]);[.K$1:.L$6];2)" office:value-type="string" office:string-value="decrement" calcext:value-type="string">
            <text:p>decrement</text:p>
          </table:table-cell>
          <table:table-cell table:formula="of:=IF([chapter1.B23]=&quot;&quot;;&quot;&quot;;[chapter1.B23])" office:value-type="float" office:value="7" calcext:value-type="float">
            <text:p>7</text:p>
          </table:table-cell>
          <table:table-cell table:formula="of:=IF([chapter1.C23]=&quot;&quot;;&quot;&quot;;[chapter1.C23])" office:value-type="float" office:value="0" calcext:value-type="float">
            <text:p>0</text:p>
          </table:table-cell>
          <table:table-cell table:formula="of:=IF([chapter1.D23]=&quot;&quot;;&quot;&quot;;[chapter1.D23])" office:value-type="float" office:value="0" calcext:value-type="float">
            <text:p>0</text:p>
          </table:table-cell>
          <table:table-cell table:formula="of:=IF([chapter1.E23]=&quot;&quot;;&quot;&quot;;[chapter1.E23])" office:value-type="float" office:value="0" calcext:value-type="float">
            <text:p>0</text:p>
          </table:table-cell>
          <table:table-cell table:formula="of:=IF([chapter1.F23]=&quot;&quot;;&quot;&quot;;[chapter1.F23])" office:value-type="float" office:value="15" calcext:value-type="float">
            <text:p>15</text:p>
          </table:table-cell>
          <table:table-cell table:formula="of:=IF([chapter1.G23]=&quot;&quot;;&quot;&quot;;[chapter1.G23])" office:value-type="float" office:value="0" calcext:value-type="float">
            <text:p>0</text:p>
          </table:table-cell>
          <table:table-cell table:formula="of:=IF([chapter1.H23]=&quot;&quot;;&quot;&quot;;[chapter1.H23])" office:value-type="float" office:value="9" calcext:value-type="float">
            <text:p>9</text:p>
          </table:table-cell>
          <table:table-cell table:formula="of:=IF([chapter1.I23]=&quot;&quot;;&quot;&quot;;[chapter1.I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4]);[.K$1:.L$6];2)" office:value-type="string" office:string-value="decrement" calcext:value-type="string">
            <text:p>decrement</text:p>
          </table:table-cell>
          <table:table-cell table:formula="of:=IF([chapter1.B24]=&quot;&quot;;&quot;&quot;;[chapter1.B24])" office:value-type="float" office:value="9" calcext:value-type="float">
            <text:p>9</text:p>
          </table:table-cell>
          <table:table-cell table:formula="of:=IF([chapter1.C24]=&quot;&quot;;&quot;&quot;;[chapter1.C24])" office:value-type="float" office:value="0" calcext:value-type="float">
            <text:p>0</text:p>
          </table:table-cell>
          <table:table-cell table:formula="of:=IF([chapter1.D24]=&quot;&quot;;&quot;&quot;;[chapter1.D24])" office:value-type="float" office:value="0" calcext:value-type="float">
            <text:p>0</text:p>
          </table:table-cell>
          <table:table-cell table:formula="of:=IF([chapter1.E24]=&quot;&quot;;&quot;&quot;;[chapter1.E24])" office:value-type="float" office:value="0" calcext:value-type="float">
            <text:p>0</text:p>
          </table:table-cell>
          <table:table-cell table:formula="of:=IF([chapter1.F24]=&quot;&quot;;&quot;&quot;;[chapter1.F24])" office:value-type="float" office:value="15" calcext:value-type="float">
            <text:p>15</text:p>
          </table:table-cell>
          <table:table-cell table:formula="of:=IF([chapter1.G24]=&quot;&quot;;&quot;&quot;;[chapter1.G24])" office:value-type="float" office:value="0" calcext:value-type="float">
            <text:p>0</text:p>
          </table:table-cell>
          <table:table-cell table:formula="of:=IF([chapter1.H24]=&quot;&quot;;&quot;&quot;;[chapter1.H24])" office:value-type="float" office:value="9" calcext:value-type="float">
            <text:p>9</text:p>
          </table:table-cell>
          <table:table-cell table:formula="of:=IF([chapter1.I24]=&quot;&quot;;&quot;&quot;;[chapter1.I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5]);[.K$1:.L$6];2)" office:value-type="string" office:string-value="decrement" calcext:value-type="string">
            <text:p>decrement</text:p>
          </table:table-cell>
          <table:table-cell table:formula="of:=IF([chapter1.B25]=&quot;&quot;;&quot;&quot;;[chapter1.B25])" office:value-type="float" office:value="6" calcext:value-type="float">
            <text:p>6</text:p>
          </table:table-cell>
          <table:table-cell table:formula="of:=IF([chapter1.C25]=&quot;&quot;;&quot;&quot;;[chapter1.C25])" office:value-type="float" office:value="0" calcext:value-type="float">
            <text:p>0</text:p>
          </table:table-cell>
          <table:table-cell table:formula="of:=IF([chapter1.D25]=&quot;&quot;;&quot;&quot;;[chapter1.D25])" office:value-type="float" office:value="0" calcext:value-type="float">
            <text:p>0</text:p>
          </table:table-cell>
          <table:table-cell table:formula="of:=IF([chapter1.E25]=&quot;&quot;;&quot;&quot;;[chapter1.E25])" office:value-type="float" office:value="0" calcext:value-type="float">
            <text:p>0</text:p>
          </table:table-cell>
          <table:table-cell table:formula="of:=IF([chapter1.F25]=&quot;&quot;;&quot;&quot;;[chapter1.F25])" office:value-type="float" office:value="15" calcext:value-type="float">
            <text:p>15</text:p>
          </table:table-cell>
          <table:table-cell table:formula="of:=IF([chapter1.G25]=&quot;&quot;;&quot;&quot;;[chapter1.G25])" office:value-type="float" office:value="0" calcext:value-type="float">
            <text:p>0</text:p>
          </table:table-cell>
          <table:table-cell table:formula="of:=IF([chapter1.H25]=&quot;&quot;;&quot;&quot;;[chapter1.H25])" office:value-type="float" office:value="9" calcext:value-type="float">
            <text:p>9</text:p>
          </table:table-cell>
          <table:table-cell table:formula="of:=IF([chapter1.I25]=&quot;&quot;;&quot;&quot;;[chapter1.I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6]);[.K$1:.L$6];2)" office:value-type="string" office:string-value="decrement" calcext:value-type="string">
            <text:p>decrement</text:p>
          </table:table-cell>
          <table:table-cell table:formula="of:=IF([chapter1.B26]=&quot;&quot;;&quot;&quot;;[chapter1.B26])" office:value-type="float" office:value="1" calcext:value-type="float">
            <text:p>1</text:p>
          </table:table-cell>
          <table:table-cell table:formula="of:=IF([chapter1.C26]=&quot;&quot;;&quot;&quot;;[chapter1.C26])" office:value-type="float" office:value="0" calcext:value-type="float">
            <text:p>0</text:p>
          </table:table-cell>
          <table:table-cell table:formula="of:=IF([chapter1.D26]=&quot;&quot;;&quot;&quot;;[chapter1.D26])" office:value-type="float" office:value="0" calcext:value-type="float">
            <text:p>0</text:p>
          </table:table-cell>
          <table:table-cell table:formula="of:=IF([chapter1.E26]=&quot;&quot;;&quot;&quot;;[chapter1.E26])" office:value-type="float" office:value="0" calcext:value-type="float">
            <text:p>0</text:p>
          </table:table-cell>
          <table:table-cell table:formula="of:=IF([chapter1.F26]=&quot;&quot;;&quot;&quot;;[chapter1.F26])" office:value-type="float" office:value="15" calcext:value-type="float">
            <text:p>15</text:p>
          </table:table-cell>
          <table:table-cell table:formula="of:=IF([chapter1.G26]=&quot;&quot;;&quot;&quot;;[chapter1.G26])" office:value-type="float" office:value="0" calcext:value-type="float">
            <text:p>0</text:p>
          </table:table-cell>
          <table:table-cell table:formula="of:=IF([chapter1.H26]=&quot;&quot;;&quot;&quot;;[chapter1.H26])" office:value-type="float" office:value="9" calcext:value-type="float">
            <text:p>9</text:p>
          </table:table-cell>
          <table:table-cell table:formula="of:=IF([chapter1.I26]=&quot;&quot;;&quot;&quot;;[chapter1.I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7]);[.K$1:.L$6];2)" office:value-type="string" office:string-value="decrement" calcext:value-type="string">
            <text:p>decrement</text:p>
          </table:table-cell>
          <table:table-cell table:formula="of:=IF([chapter1.B27]=&quot;&quot;;&quot;&quot;;[chapter1.B27])" office:value-type="float" office:value="8" calcext:value-type="float">
            <text:p>8</text:p>
          </table:table-cell>
          <table:table-cell table:formula="of:=IF([chapter1.C27]=&quot;&quot;;&quot;&quot;;[chapter1.C27])" office:value-type="float" office:value="0" calcext:value-type="float">
            <text:p>0</text:p>
          </table:table-cell>
          <table:table-cell table:formula="of:=IF([chapter1.D27]=&quot;&quot;;&quot;&quot;;[chapter1.D27])" office:value-type="float" office:value="0" calcext:value-type="float">
            <text:p>0</text:p>
          </table:table-cell>
          <table:table-cell table:formula="of:=IF([chapter1.E27]=&quot;&quot;;&quot;&quot;;[chapter1.E27])" office:value-type="float" office:value="0" calcext:value-type="float">
            <text:p>0</text:p>
          </table:table-cell>
          <table:table-cell table:formula="of:=IF([chapter1.F27]=&quot;&quot;;&quot;&quot;;[chapter1.F27])" office:value-type="float" office:value="15" calcext:value-type="float">
            <text:p>15</text:p>
          </table:table-cell>
          <table:table-cell table:formula="of:=IF([chapter1.G27]=&quot;&quot;;&quot;&quot;;[chapter1.G27])" office:value-type="float" office:value="0" calcext:value-type="float">
            <text:p>0</text:p>
          </table:table-cell>
          <table:table-cell table:formula="of:=IF([chapter1.H27]=&quot;&quot;;&quot;&quot;;[chapter1.H27])" office:value-type="float" office:value="9" calcext:value-type="float">
            <text:p>9</text:p>
          </table:table-cell>
          <table:table-cell table:formula="of:=IF([chapter1.I27]=&quot;&quot;;&quot;&quot;;[chapter1.I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8]);[.K$1:.L$6];2)" office:value-type="string" office:string-value="decrement" calcext:value-type="string">
            <text:p>decrement</text:p>
          </table:table-cell>
          <table:table-cell table:formula="of:=IF([chapter1.B28]=&quot;&quot;;&quot;&quot;;[chapter1.B28])" office:value-type="float" office:value="8" calcext:value-type="float">
            <text:p>8</text:p>
          </table:table-cell>
          <table:table-cell table:formula="of:=IF([chapter1.C28]=&quot;&quot;;&quot;&quot;;[chapter1.C28])" office:value-type="float" office:value="0" calcext:value-type="float">
            <text:p>0</text:p>
          </table:table-cell>
          <table:table-cell table:formula="of:=IF([chapter1.D28]=&quot;&quot;;&quot;&quot;;[chapter1.D28])" office:value-type="float" office:value="0" calcext:value-type="float">
            <text:p>0</text:p>
          </table:table-cell>
          <table:table-cell table:formula="of:=IF([chapter1.E28]=&quot;&quot;;&quot;&quot;;[chapter1.E28])" office:value-type="float" office:value="0" calcext:value-type="float">
            <text:p>0</text:p>
          </table:table-cell>
          <table:table-cell table:formula="of:=IF([chapter1.F28]=&quot;&quot;;&quot;&quot;;[chapter1.F28])" office:value-type="float" office:value="15" calcext:value-type="float">
            <text:p>15</text:p>
          </table:table-cell>
          <table:table-cell table:formula="of:=IF([chapter1.G28]=&quot;&quot;;&quot;&quot;;[chapter1.G28])" office:value-type="float" office:value="0" calcext:value-type="float">
            <text:p>0</text:p>
          </table:table-cell>
          <table:table-cell table:formula="of:=IF([chapter1.H28]=&quot;&quot;;&quot;&quot;;[chapter1.H28])" office:value-type="float" office:value="9" calcext:value-type="float">
            <text:p>9</text:p>
          </table:table-cell>
          <table:table-cell table:formula="of:=IF([chapter1.I28]=&quot;&quot;;&quot;&quot;;[chapter1.I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9]);[.K$1:.L$6];2)" office:value-type="string" office:string-value="decrement" calcext:value-type="string">
            <text:p>decrement</text:p>
          </table:table-cell>
          <table:table-cell table:formula="of:=IF([chapter1.B29]=&quot;&quot;;&quot;&quot;;[chapter1.B29])" office:value-type="float" office:value="6" calcext:value-type="float">
            <text:p>6</text:p>
          </table:table-cell>
          <table:table-cell table:formula="of:=IF([chapter1.C29]=&quot;&quot;;&quot;&quot;;[chapter1.C29])" office:value-type="float" office:value="0" calcext:value-type="float">
            <text:p>0</text:p>
          </table:table-cell>
          <table:table-cell table:formula="of:=IF([chapter1.D29]=&quot;&quot;;&quot;&quot;;[chapter1.D29])" office:value-type="float" office:value="0" calcext:value-type="float">
            <text:p>0</text:p>
          </table:table-cell>
          <table:table-cell table:formula="of:=IF([chapter1.E29]=&quot;&quot;;&quot;&quot;;[chapter1.E29])" office:value-type="float" office:value="0" calcext:value-type="float">
            <text:p>0</text:p>
          </table:table-cell>
          <table:table-cell table:formula="of:=IF([chapter1.F29]=&quot;&quot;;&quot;&quot;;[chapter1.F29])" office:value-type="float" office:value="15" calcext:value-type="float">
            <text:p>15</text:p>
          </table:table-cell>
          <table:table-cell table:formula="of:=IF([chapter1.G29]=&quot;&quot;;&quot;&quot;;[chapter1.G29])" office:value-type="float" office:value="0" calcext:value-type="float">
            <text:p>0</text:p>
          </table:table-cell>
          <table:table-cell table:formula="of:=IF([chapter1.H29]=&quot;&quot;;&quot;&quot;;[chapter1.H29])" office:value-type="float" office:value="9" calcext:value-type="float">
            <text:p>9</text:p>
          </table:table-cell>
          <table:table-cell table:formula="of:=IF([chapter1.I29]=&quot;&quot;;&quot;&quot;;[chapter1.I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30]);[.K$1:.L$6];2)" office:value-type="string" office:string-value="decrement" calcext:value-type="string">
            <text:p>decrement</text:p>
          </table:table-cell>
          <table:table-cell table:formula="of:=IF([chapter1.B30]=&quot;&quot;;&quot;&quot;;[chapter1.B30])" office:value-type="float" office:value="7" calcext:value-type="float">
            <text:p>7</text:p>
          </table:table-cell>
          <table:table-cell table:formula="of:=IF([chapter1.C30]=&quot;&quot;;&quot;&quot;;[chapter1.C30])" office:value-type="float" office:value="0" calcext:value-type="float">
            <text:p>0</text:p>
          </table:table-cell>
          <table:table-cell table:formula="of:=IF([chapter1.D30]=&quot;&quot;;&quot;&quot;;[chapter1.D30])" office:value-type="float" office:value="0" calcext:value-type="float">
            <text:p>0</text:p>
          </table:table-cell>
          <table:table-cell table:formula="of:=IF([chapter1.E30]=&quot;&quot;;&quot;&quot;;[chapter1.E30])" office:value-type="float" office:value="0" calcext:value-type="float">
            <text:p>0</text:p>
          </table:table-cell>
          <table:table-cell table:formula="of:=IF([chapter1.F30]=&quot;&quot;;&quot;&quot;;[chapter1.F30])" office:value-type="float" office:value="15" calcext:value-type="float">
            <text:p>15</text:p>
          </table:table-cell>
          <table:table-cell table:formula="of:=IF([chapter1.G30]=&quot;&quot;;&quot;&quot;;[chapter1.G30])" office:value-type="float" office:value="0" calcext:value-type="float">
            <text:p>0</text:p>
          </table:table-cell>
          <table:table-cell table:formula="of:=IF([chapter1.H30]=&quot;&quot;;&quot;&quot;;[chapter1.H30])" office:value-type="float" office:value="9" calcext:value-type="float">
            <text:p>9</text:p>
          </table:table-cell>
          <table:table-cell table:formula="of:=IF([chapter1.I30]=&quot;&quot;;&quot;&quot;;[chapter1.I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31]);[.K$1:.L$6];2)" office:value-type="string" office:string-value="decrement" calcext:value-type="string">
            <text:p>decrement</text:p>
          </table:table-cell>
          <table:table-cell table:formula="of:=IF([chapter1.B31]=&quot;&quot;;&quot;&quot;;[chapter1.B31])" office:value-type="float" office:value="7" calcext:value-type="float">
            <text:p>7</text:p>
          </table:table-cell>
          <table:table-cell table:formula="of:=IF([chapter1.C31]=&quot;&quot;;&quot;&quot;;[chapter1.C31])" office:value-type="float" office:value="0" calcext:value-type="float">
            <text:p>0</text:p>
          </table:table-cell>
          <table:table-cell table:formula="of:=IF([chapter1.D31]=&quot;&quot;;&quot;&quot;;[chapter1.D31])" office:value-type="float" office:value="0" calcext:value-type="float">
            <text:p>0</text:p>
          </table:table-cell>
          <table:table-cell table:formula="of:=IF([chapter1.E31]=&quot;&quot;;&quot;&quot;;[chapter1.E31])" office:value-type="float" office:value="0" calcext:value-type="float">
            <text:p>0</text:p>
          </table:table-cell>
          <table:table-cell table:formula="of:=IF([chapter1.F31]=&quot;&quot;;&quot;&quot;;[chapter1.F31])" office:value-type="float" office:value="15" calcext:value-type="float">
            <text:p>15</text:p>
          </table:table-cell>
          <table:table-cell table:formula="of:=IF([chapter1.G31]=&quot;&quot;;&quot;&quot;;[chapter1.G31])" office:value-type="float" office:value="0" calcext:value-type="float">
            <text:p>0</text:p>
          </table:table-cell>
          <table:table-cell table:formula="of:=IF([chapter1.H31]=&quot;&quot;;&quot;&quot;;[chapter1.H31])" office:value-type="float" office:value="9" calcext:value-type="float">
            <text:p>9</text:p>
          </table:table-cell>
          <table:table-cell table:formula="of:=IF([chapter1.I31]=&quot;&quot;;&quot;&quot;;[chapter1.I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32]);[.K$1:.L$6];2)" office:value-type="string" office:string-value="decrement" calcext:value-type="string">
            <text:p>decrement</text:p>
          </table:table-cell>
          <table:table-cell table:formula="of:=IF([chapter1.B32]=&quot;&quot;;&quot;&quot;;[chapter1.B32])" office:value-type="float" office:value="4" calcext:value-type="float">
            <text:p>4</text:p>
          </table:table-cell>
          <table:table-cell table:formula="of:=IF([chapter1.C32]=&quot;&quot;;&quot;&quot;;[chapter1.C32])" office:value-type="float" office:value="0" calcext:value-type="float">
            <text:p>0</text:p>
          </table:table-cell>
          <table:table-cell table:formula="of:=IF([chapter1.D32]=&quot;&quot;;&quot;&quot;;[chapter1.D32])" office:value-type="float" office:value="0" calcext:value-type="float">
            <text:p>0</text:p>
          </table:table-cell>
          <table:table-cell table:formula="of:=IF([chapter1.E32]=&quot;&quot;;&quot;&quot;;[chapter1.E32])" office:value-type="float" office:value="0" calcext:value-type="float">
            <text:p>0</text:p>
          </table:table-cell>
          <table:table-cell table:formula="of:=IF([chapter1.F32]=&quot;&quot;;&quot;&quot;;[chapter1.F32])" office:value-type="float" office:value="15" calcext:value-type="float">
            <text:p>15</text:p>
          </table:table-cell>
          <table:table-cell table:formula="of:=IF([chapter1.G32]=&quot;&quot;;&quot;&quot;;[chapter1.G32])" office:value-type="float" office:value="0" calcext:value-type="float">
            <text:p>0</text:p>
          </table:table-cell>
          <table:table-cell table:formula="of:=IF([chapter1.H32]=&quot;&quot;;&quot;&quot;;[chapter1.H32])" office:value-type="float" office:value="9" calcext:value-type="float">
            <text:p>9</text:p>
          </table:table-cell>
          <table:table-cell table:formula="of:=IF([chapter1.I32]=&quot;&quot;;&quot;&quot;;[chapter1.I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33]);[.K$1:.L$6];2)" office:value-type="string" office:string-value="decrement" calcext:value-type="string">
            <text:p>decrement</text:p>
          </table:table-cell>
          <table:table-cell table:formula="of:=IF([chapter1.B33]=&quot;&quot;;&quot;&quot;;[chapter1.B33])" office:value-type="float" office:value="6" calcext:value-type="float">
            <text:p>6</text:p>
          </table:table-cell>
          <table:table-cell table:formula="of:=IF([chapter1.C33]=&quot;&quot;;&quot;&quot;;[chapter1.C33])" office:value-type="float" office:value="0" calcext:value-type="float">
            <text:p>0</text:p>
          </table:table-cell>
          <table:table-cell table:formula="of:=IF([chapter1.D33]=&quot;&quot;;&quot;&quot;;[chapter1.D33])" office:value-type="float" office:value="0" calcext:value-type="float">
            <text:p>0</text:p>
          </table:table-cell>
          <table:table-cell table:formula="of:=IF([chapter1.E33]=&quot;&quot;;&quot;&quot;;[chapter1.E33])" office:value-type="float" office:value="0" calcext:value-type="float">
            <text:p>0</text:p>
          </table:table-cell>
          <table:table-cell table:formula="of:=IF([chapter1.F33]=&quot;&quot;;&quot;&quot;;[chapter1.F33])" office:value-type="float" office:value="15" calcext:value-type="float">
            <text:p>15</text:p>
          </table:table-cell>
          <table:table-cell table:formula="of:=IF([chapter1.G33]=&quot;&quot;;&quot;&quot;;[chapter1.G33])" office:value-type="float" office:value="0" calcext:value-type="float">
            <text:p>0</text:p>
          </table:table-cell>
          <table:table-cell table:formula="of:=IF([chapter1.H33]=&quot;&quot;;&quot;&quot;;[chapter1.H33])" office:value-type="float" office:value="9" calcext:value-type="float">
            <text:p>9</text:p>
          </table:table-cell>
          <table:table-cell table:formula="of:=IF([chapter1.I33]=&quot;&quot;;&quot;&quot;;[chapter1.I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34]);[.K$1:.L$6];2)" office:value-type="string" office:string-value="decrement" calcext:value-type="string">
            <text:p>decrement</text:p>
          </table:table-cell>
          <table:table-cell table:formula="of:=IF([chapter1.B34]=&quot;&quot;;&quot;&quot;;[chapter1.B34])" office:value-type="float" office:value="2" calcext:value-type="float">
            <text:p>2</text:p>
          </table:table-cell>
          <table:table-cell table:formula="of:=IF([chapter1.C34]=&quot;&quot;;&quot;&quot;;[chapter1.C34])" office:value-type="float" office:value="0" calcext:value-type="float">
            <text:p>0</text:p>
          </table:table-cell>
          <table:table-cell table:formula="of:=IF([chapter1.D34]=&quot;&quot;;&quot;&quot;;[chapter1.D34])" office:value-type="float" office:value="0" calcext:value-type="float">
            <text:p>0</text:p>
          </table:table-cell>
          <table:table-cell table:formula="of:=IF([chapter1.E34]=&quot;&quot;;&quot;&quot;;[chapter1.E34])" office:value-type="float" office:value="0" calcext:value-type="float">
            <text:p>0</text:p>
          </table:table-cell>
          <table:table-cell table:formula="of:=IF([chapter1.F34]=&quot;&quot;;&quot;&quot;;[chapter1.F34])" office:value-type="float" office:value="15" calcext:value-type="float">
            <text:p>15</text:p>
          </table:table-cell>
          <table:table-cell table:formula="of:=IF([chapter1.G34]=&quot;&quot;;&quot;&quot;;[chapter1.G34])" office:value-type="float" office:value="0" calcext:value-type="float">
            <text:p>0</text:p>
          </table:table-cell>
          <table:table-cell table:formula="of:=IF([chapter1.H34]=&quot;&quot;;&quot;&quot;;[chapter1.H34])" office:value-type="float" office:value="9" calcext:value-type="float">
            <text:p>9</text:p>
          </table:table-cell>
          <table:table-cell table:formula="of:=IF([chapter1.I34]=&quot;&quot;;&quot;&quot;;[chapter1.I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35]);[.K$1:.L$6];2)" office:value-type="float" office:value="0" calcext:value-type="float">
            <text:p/>
          </table:table-cell>
          <table:table-cell table:formula="of:=IF([chapter1.B35]=&quot;&quot;;&quot;&quot;;[chapter1.B35])" office:value-type="float" office:value="0" calcext:value-type="float">
            <text:p>0</text:p>
          </table:table-cell>
          <table:table-cell table:formula="of:=IF([chapter1.C35]=&quot;&quot;;&quot;&quot;;[chapter1.C35])" office:value-type="float" office:value="0" calcext:value-type="float">
            <text:p>0</text:p>
          </table:table-cell>
          <table:table-cell table:formula="of:=IF([chapter1.D35]=&quot;&quot;;&quot;&quot;;[chapter1.D35])" office:value-type="float" office:value="0" calcext:value-type="float">
            <text:p>0</text:p>
          </table:table-cell>
          <table:table-cell table:formula="of:=IF([chapter1.E35]=&quot;&quot;;&quot;&quot;;[chapter1.E35])" office:value-type="float" office:value="0" calcext:value-type="float">
            <text:p>0</text:p>
          </table:table-cell>
          <table:table-cell table:formula="of:=IF([chapter1.F35]=&quot;&quot;;&quot;&quot;;[chapter1.F35])" office:value-type="float" office:value="0" calcext:value-type="float">
            <text:p>0</text:p>
          </table:table-cell>
          <table:table-cell table:formula="of:=IF([chapter1.G35]=&quot;&quot;;&quot;&quot;;[chapter1.G35])" office:value-type="float" office:value="0" calcext:value-type="float">
            <text:p>0</text:p>
          </table:table-cell>
          <table:table-cell table:formula="of:=IF([chapter1.H35]=&quot;&quot;;&quot;&quot;;[chapter1.H35])" office:value-type="float" office:value="0" calcext:value-type="float">
            <text:p>0</text:p>
          </table:table-cell>
          <table:table-cell table:formula="of:=IF([chapter1.I35]=&quot;&quot;;&quot;&quot;;[chapter1.I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36]);[.K$1:.L$6];2)" office:value-type="float" office:value="0" calcext:value-type="float">
            <text:p/>
          </table:table-cell>
          <table:table-cell table:formula="of:=IF([chapter1.B36]=&quot;&quot;;&quot;&quot;;[chapter1.B36])" office:value-type="float" office:value="0" calcext:value-type="float">
            <text:p>0</text:p>
          </table:table-cell>
          <table:table-cell table:formula="of:=IF([chapter1.C36]=&quot;&quot;;&quot;&quot;;[chapter1.C36])" office:value-type="float" office:value="0" calcext:value-type="float">
            <text:p>0</text:p>
          </table:table-cell>
          <table:table-cell table:formula="of:=IF([chapter1.D36]=&quot;&quot;;&quot;&quot;;[chapter1.D36])" office:value-type="float" office:value="0" calcext:value-type="float">
            <text:p>0</text:p>
          </table:table-cell>
          <table:table-cell table:formula="of:=IF([chapter1.E36]=&quot;&quot;;&quot;&quot;;[chapter1.E36])" office:value-type="float" office:value="0" calcext:value-type="float">
            <text:p>0</text:p>
          </table:table-cell>
          <table:table-cell table:formula="of:=IF([chapter1.F36]=&quot;&quot;;&quot;&quot;;[chapter1.F36])" office:value-type="float" office:value="0" calcext:value-type="float">
            <text:p>0</text:p>
          </table:table-cell>
          <table:table-cell table:formula="of:=IF([chapter1.G36]=&quot;&quot;;&quot;&quot;;[chapter1.G36])" office:value-type="float" office:value="0" calcext:value-type="float">
            <text:p>0</text:p>
          </table:table-cell>
          <table:table-cell table:formula="of:=IF([chapter1.H36]=&quot;&quot;;&quot;&quot;;[chapter1.H36])" office:value-type="float" office:value="0" calcext:value-type="float">
            <text:p>0</text:p>
          </table:table-cell>
          <table:table-cell table:formula="of:=IF([chapter1.I36]=&quot;&quot;;&quot;&quot;;[chapter1.I36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VLOOKUP(VALUE([$chapter1.A37]);[.K$1:.L$6];2)" office:value-type="string" office:string-value="add" calcext:value-type="string">
            <text:p>add</text:p>
          </table:table-cell>
          <table:table-cell table:formula="of:=IF([chapter1.B37]=&quot;&quot;;&quot;&quot;;[chapter1.B37])" office:value-type="float" office:value="0" calcext:value-type="float">
            <text:p>0</text:p>
          </table:table-cell>
          <table:table-cell table:formula="of:=IF([chapter1.C37]=&quot;&quot;;&quot;&quot;;[chapter1.C37])" office:value-type="float" office:value="0" calcext:value-type="float">
            <text:p>0</text:p>
          </table:table-cell>
          <table:table-cell table:formula="of:=IF([chapter1.D37]=&quot;&quot;;&quot;&quot;;[chapter1.D37])" office:value-type="float" office:value="0" calcext:value-type="float">
            <text:p>0</text:p>
          </table:table-cell>
          <table:table-cell table:formula="of:=IF([chapter1.E37]=&quot;&quot;;&quot;&quot;;[chapter1.E37])" office:value-type="float" office:value="0" calcext:value-type="float">
            <text:p>0</text:p>
          </table:table-cell>
          <table:table-cell table:formula="of:=IF([chapter1.F37]=&quot;&quot;;&quot;&quot;;[chapter1.F37])" office:value-type="float" office:value="0" calcext:value-type="float">
            <text:p>0</text:p>
          </table:table-cell>
          <table:table-cell table:formula="of:=IF([chapter1.G37]=&quot;&quot;;&quot;&quot;;[chapter1.G37])" office:value-type="float" office:value="0" calcext:value-type="float">
            <text:p>0</text:p>
          </table:table-cell>
          <table:table-cell table:formula="of:=IF([chapter1.H37]=&quot;&quot;;&quot;&quot;;[chapter1.H37])" office:value-type="float" office:value="1" calcext:value-type="float">
            <text:p>1</text:p>
          </table:table-cell>
          <table:table-cell table:formula="of:=IF([chapter1.I37]=&quot;&quot;;&quot;&quot;;[chapter1.I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38]);[.K$1:.L$6];2)" office:value-type="string" office:string-value="add" calcext:value-type="string">
            <text:p>add</text:p>
          </table:table-cell>
          <table:table-cell table:formula="of:=IF([chapter1.B38]=&quot;&quot;;&quot;&quot;;[chapter1.B38])" office:value-type="float" office:value="0" calcext:value-type="float">
            <text:p>0</text:p>
          </table:table-cell>
          <table:table-cell table:formula="of:=IF([chapter1.C38]=&quot;&quot;;&quot;&quot;;[chapter1.C38])" office:value-type="float" office:value="0" calcext:value-type="float">
            <text:p>0</text:p>
          </table:table-cell>
          <table:table-cell table:formula="of:=IF([chapter1.D38]=&quot;&quot;;&quot;&quot;;[chapter1.D38])" office:value-type="float" office:value="1" calcext:value-type="float">
            <text:p>1</text:p>
          </table:table-cell>
          <table:table-cell table:formula="of:=IF([chapter1.E38]=&quot;&quot;;&quot;&quot;;[chapter1.E38])" office:value-type="float" office:value="0" calcext:value-type="float">
            <text:p>0</text:p>
          </table:table-cell>
          <table:table-cell table:formula="of:=IF([chapter1.F38]=&quot;&quot;;&quot;&quot;;[chapter1.F38])" office:value-type="float" office:value="0" calcext:value-type="float">
            <text:p>0</text:p>
          </table:table-cell>
          <table:table-cell table:formula="of:=IF([chapter1.G38]=&quot;&quot;;&quot;&quot;;[chapter1.G38])" office:value-type="float" office:value="0" calcext:value-type="float">
            <text:p>0</text:p>
          </table:table-cell>
          <table:table-cell table:formula="of:=IF([chapter1.H38]=&quot;&quot;;&quot;&quot;;[chapter1.H38])" office:value-type="float" office:value="2" calcext:value-type="float">
            <text:p>2</text:p>
          </table:table-cell>
          <table:table-cell table:formula="of:=IF([chapter1.I38]=&quot;&quot;;&quot;&quot;;[chapter1.I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39]);[.K$1:.L$6];2)" office:value-type="string" office:string-value="add" calcext:value-type="string">
            <text:p>add</text:p>
          </table:table-cell>
          <table:table-cell table:formula="of:=IF([chapter1.B39]=&quot;&quot;;&quot;&quot;;[chapter1.B39])" office:value-type="float" office:value="1" calcext:value-type="float">
            <text:p>1</text:p>
          </table:table-cell>
          <table:table-cell table:formula="of:=IF([chapter1.C39]=&quot;&quot;;&quot;&quot;;[chapter1.C39])" office:value-type="float" office:value="0" calcext:value-type="float">
            <text:p>0</text:p>
          </table:table-cell>
          <table:table-cell table:formula="of:=IF([chapter1.D39]=&quot;&quot;;&quot;&quot;;[chapter1.D39])" office:value-type="float" office:value="0" calcext:value-type="float">
            <text:p>0</text:p>
          </table:table-cell>
          <table:table-cell table:formula="of:=IF([chapter1.E39]=&quot;&quot;;&quot;&quot;;[chapter1.E39])" office:value-type="float" office:value="0" calcext:value-type="float">
            <text:p>0</text:p>
          </table:table-cell>
          <table:table-cell table:formula="of:=IF([chapter1.F39]=&quot;&quot;;&quot;&quot;;[chapter1.F39])" office:value-type="float" office:value="0" calcext:value-type="float">
            <text:p>0</text:p>
          </table:table-cell>
          <table:table-cell table:formula="of:=IF([chapter1.G39]=&quot;&quot;;&quot;&quot;;[chapter1.G39])" office:value-type="float" office:value="0" calcext:value-type="float">
            <text:p>0</text:p>
          </table:table-cell>
          <table:table-cell table:formula="of:=IF([chapter1.H39]=&quot;&quot;;&quot;&quot;;[chapter1.H39])" office:value-type="float" office:value="2" calcext:value-type="float">
            <text:p>2</text:p>
          </table:table-cell>
          <table:table-cell table:formula="of:=IF([chapter1.I39]=&quot;&quot;;&quot;&quot;;[chapter1.I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40]);[.K$1:.L$6];2)" office:value-type="string" office:string-value="add" calcext:value-type="string">
            <text:p>add</text:p>
          </table:table-cell>
          <table:table-cell table:formula="of:=IF([chapter1.B40]=&quot;&quot;;&quot;&quot;;[chapter1.B40])" office:value-type="float" office:value="1" calcext:value-type="float">
            <text:p>1</text:p>
          </table:table-cell>
          <table:table-cell table:formula="of:=IF([chapter1.C40]=&quot;&quot;;&quot;&quot;;[chapter1.C40])" office:value-type="float" office:value="0" calcext:value-type="float">
            <text:p>0</text:p>
          </table:table-cell>
          <table:table-cell table:formula="of:=IF([chapter1.D40]=&quot;&quot;;&quot;&quot;;[chapter1.D40])" office:value-type="float" office:value="1" calcext:value-type="float">
            <text:p>1</text:p>
          </table:table-cell>
          <table:table-cell table:formula="of:=IF([chapter1.E40]=&quot;&quot;;&quot;&quot;;[chapter1.E40])" office:value-type="float" office:value="0" calcext:value-type="float">
            <text:p>0</text:p>
          </table:table-cell>
          <table:table-cell table:formula="of:=IF([chapter1.F40]=&quot;&quot;;&quot;&quot;;[chapter1.F40])" office:value-type="float" office:value="0" calcext:value-type="float">
            <text:p>0</text:p>
          </table:table-cell>
          <table:table-cell table:formula="of:=IF([chapter1.G40]=&quot;&quot;;&quot;&quot;;[chapter1.G40])" office:value-type="float" office:value="0" calcext:value-type="float">
            <text:p>0</text:p>
          </table:table-cell>
          <table:table-cell table:formula="of:=IF([chapter1.H40]=&quot;&quot;;&quot;&quot;;[chapter1.H40])" office:value-type="float" office:value="4" calcext:value-type="float">
            <text:p>4</text:p>
          </table:table-cell>
          <table:table-cell table:formula="of:=IF([chapter1.I40]=&quot;&quot;;&quot;&quot;;[chapter1.I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41]);[.K$1:.L$6];2)" office:value-type="string" office:string-value="add" calcext:value-type="string">
            <text:p>add</text:p>
          </table:table-cell>
          <table:table-cell table:formula="of:=IF([chapter1.B41]=&quot;&quot;;&quot;&quot;;[chapter1.B41])" office:value-type="float" office:value="2" calcext:value-type="float">
            <text:p>2</text:p>
          </table:table-cell>
          <table:table-cell table:formula="of:=IF([chapter1.C41]=&quot;&quot;;&quot;&quot;;[chapter1.C41])" office:value-type="float" office:value="0" calcext:value-type="float">
            <text:p>0</text:p>
          </table:table-cell>
          <table:table-cell table:formula="of:=IF([chapter1.D41]=&quot;&quot;;&quot;&quot;;[chapter1.D41])" office:value-type="float" office:value="2" calcext:value-type="float">
            <text:p>2</text:p>
          </table:table-cell>
          <table:table-cell table:formula="of:=IF([chapter1.E41]=&quot;&quot;;&quot;&quot;;[chapter1.E41])" office:value-type="float" office:value="0" calcext:value-type="float">
            <text:p>0</text:p>
          </table:table-cell>
          <table:table-cell table:formula="of:=IF([chapter1.F41]=&quot;&quot;;&quot;&quot;;[chapter1.F41])" office:value-type="float" office:value="10" calcext:value-type="float">
            <text:p>10</text:p>
          </table:table-cell>
          <table:table-cell table:formula="of:=IF([chapter1.G41]=&quot;&quot;;&quot;&quot;;[chapter1.G41])" office:value-type="float" office:value="0" calcext:value-type="float">
            <text:p>0</text:p>
          </table:table-cell>
          <table:table-cell table:formula="of:=IF([chapter1.H41]=&quot;&quot;;&quot;&quot;;[chapter1.H41])" office:value-type="float" office:value="9" calcext:value-type="float">
            <text:p>9</text:p>
          </table:table-cell>
          <table:table-cell table:formula="of:=IF([chapter1.I41]=&quot;&quot;;&quot;&quot;;[chapter1.I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42]);[.K$1:.L$6];2)" office:value-type="string" office:string-value="add" calcext:value-type="string">
            <text:p>add</text:p>
          </table:table-cell>
          <table:table-cell table:formula="of:=IF([chapter1.B42]=&quot;&quot;;&quot;&quot;;[chapter1.B42])" office:value-type="float" office:value="0" calcext:value-type="float">
            <text:p>0</text:p>
          </table:table-cell>
          <table:table-cell table:formula="of:=IF([chapter1.C42]=&quot;&quot;;&quot;&quot;;[chapter1.C42])" office:value-type="float" office:value="0" calcext:value-type="float">
            <text:p>0</text:p>
          </table:table-cell>
          <table:table-cell table:formula="of:=IF([chapter1.D42]=&quot;&quot;;&quot;&quot;;[chapter1.D42])" office:value-type="float" office:value="0" calcext:value-type="float">
            <text:p>0</text:p>
          </table:table-cell>
          <table:table-cell table:formula="of:=IF([chapter1.E42]=&quot;&quot;;&quot;&quot;;[chapter1.E42])" office:value-type="float" office:value="0" calcext:value-type="float">
            <text:p>0</text:p>
          </table:table-cell>
          <table:table-cell table:formula="of:=IF([chapter1.F42]=&quot;&quot;;&quot;&quot;;[chapter1.F42])" office:value-type="float" office:value="10" calcext:value-type="float">
            <text:p>10</text:p>
          </table:table-cell>
          <table:table-cell table:formula="of:=IF([chapter1.G42]=&quot;&quot;;&quot;&quot;;[chapter1.G42])" office:value-type="float" office:value="0" calcext:value-type="float">
            <text:p>0</text:p>
          </table:table-cell>
          <table:table-cell table:formula="of:=IF([chapter1.H42]=&quot;&quot;;&quot;&quot;;[chapter1.H42])" office:value-type="float" office:value="9" calcext:value-type="float">
            <text:p>9</text:p>
          </table:table-cell>
          <table:table-cell table:formula="of:=IF([chapter1.I42]=&quot;&quot;;&quot;&quot;;[chapter1.I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43]);[.K$1:.L$6];2)" office:value-type="string" office:string-value="add" calcext:value-type="string">
            <text:p>add</text:p>
          </table:table-cell>
          <table:table-cell table:formula="of:=IF([chapter1.B43]=&quot;&quot;;&quot;&quot;;[chapter1.B43])" office:value-type="float" office:value="0" calcext:value-type="float">
            <text:p>0</text:p>
          </table:table-cell>
          <table:table-cell table:formula="of:=IF([chapter1.C43]=&quot;&quot;;&quot;&quot;;[chapter1.C43])" office:value-type="float" office:value="0" calcext:value-type="float">
            <text:p>0</text:p>
          </table:table-cell>
          <table:table-cell table:formula="of:=IF([chapter1.D43]=&quot;&quot;;&quot;&quot;;[chapter1.D43])" office:value-type="float" office:value="2" calcext:value-type="float">
            <text:p>2</text:p>
          </table:table-cell>
          <table:table-cell table:formula="of:=IF([chapter1.E43]=&quot;&quot;;&quot;&quot;;[chapter1.E43])" office:value-type="float" office:value="0" calcext:value-type="float">
            <text:p>0</text:p>
          </table:table-cell>
          <table:table-cell table:formula="of:=IF([chapter1.F43]=&quot;&quot;;&quot;&quot;;[chapter1.F43])" office:value-type="float" office:value="10" calcext:value-type="float">
            <text:p>10</text:p>
          </table:table-cell>
          <table:table-cell table:formula="of:=IF([chapter1.G43]=&quot;&quot;;&quot;&quot;;[chapter1.G43])" office:value-type="float" office:value="0" calcext:value-type="float">
            <text:p>0</text:p>
          </table:table-cell>
          <table:table-cell table:formula="of:=IF([chapter1.H43]=&quot;&quot;;&quot;&quot;;[chapter1.H43])" office:value-type="float" office:value="9" calcext:value-type="float">
            <text:p>9</text:p>
          </table:table-cell>
          <table:table-cell table:formula="of:=IF([chapter1.I43]=&quot;&quot;;&quot;&quot;;[chapter1.I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44]);[.K$1:.L$6];2)" office:value-type="string" office:string-value="add" calcext:value-type="string">
            <text:p>add</text:p>
          </table:table-cell>
          <table:table-cell table:formula="of:=IF([chapter1.B44]=&quot;&quot;;&quot;&quot;;[chapter1.B44])" office:value-type="float" office:value="0" calcext:value-type="float">
            <text:p>0</text:p>
          </table:table-cell>
          <table:table-cell table:formula="of:=IF([chapter1.C44]=&quot;&quot;;&quot;&quot;;[chapter1.C44])" office:value-type="float" office:value="0" calcext:value-type="float">
            <text:p>0</text:p>
          </table:table-cell>
          <table:table-cell table:formula="of:=IF([chapter1.D44]=&quot;&quot;;&quot;&quot;;[chapter1.D44])" office:value-type="float" office:value="0" calcext:value-type="float">
            <text:p>0</text:p>
          </table:table-cell>
          <table:table-cell table:formula="of:=IF([chapter1.E44]=&quot;&quot;;&quot;&quot;;[chapter1.E44])" office:value-type="float" office:value="0" calcext:value-type="float">
            <text:p>0</text:p>
          </table:table-cell>
          <table:table-cell table:formula="of:=IF([chapter1.F44]=&quot;&quot;;&quot;&quot;;[chapter1.F44])" office:value-type="float" office:value="10" calcext:value-type="float">
            <text:p>10</text:p>
          </table:table-cell>
          <table:table-cell table:formula="of:=IF([chapter1.G44]=&quot;&quot;;&quot;&quot;;[chapter1.G44])" office:value-type="float" office:value="0" calcext:value-type="float">
            <text:p>0</text:p>
          </table:table-cell>
          <table:table-cell table:formula="of:=IF([chapter1.H44]=&quot;&quot;;&quot;&quot;;[chapter1.H44])" office:value-type="float" office:value="9" calcext:value-type="float">
            <text:p>9</text:p>
          </table:table-cell>
          <table:table-cell table:formula="of:=IF([chapter1.I44]=&quot;&quot;;&quot;&quot;;[chapter1.I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45]);[.K$1:.L$6];2)" office:value-type="string" office:string-value="add" calcext:value-type="string">
            <text:p>add</text:p>
          </table:table-cell>
          <table:table-cell table:formula="of:=IF([chapter1.B45]=&quot;&quot;;&quot;&quot;;[chapter1.B45])" office:value-type="float" office:value="0" calcext:value-type="float">
            <text:p>0</text:p>
          </table:table-cell>
          <table:table-cell table:formula="of:=IF([chapter1.C45]=&quot;&quot;;&quot;&quot;;[chapter1.C45])" office:value-type="float" office:value="0" calcext:value-type="float">
            <text:p>0</text:p>
          </table:table-cell>
          <table:table-cell table:formula="of:=IF([chapter1.D45]=&quot;&quot;;&quot;&quot;;[chapter1.D45])" office:value-type="float" office:value="3" calcext:value-type="float">
            <text:p>3</text:p>
          </table:table-cell>
          <table:table-cell table:formula="of:=IF([chapter1.E45]=&quot;&quot;;&quot;&quot;;[chapter1.E45])" office:value-type="float" office:value="0" calcext:value-type="float">
            <text:p>0</text:p>
          </table:table-cell>
          <table:table-cell table:formula="of:=IF([chapter1.F45]=&quot;&quot;;&quot;&quot;;[chapter1.F45])" office:value-type="float" office:value="10" calcext:value-type="float">
            <text:p>10</text:p>
          </table:table-cell>
          <table:table-cell table:formula="of:=IF([chapter1.G45]=&quot;&quot;;&quot;&quot;;[chapter1.G45])" office:value-type="float" office:value="0" calcext:value-type="float">
            <text:p>0</text:p>
          </table:table-cell>
          <table:table-cell table:formula="of:=IF([chapter1.H45]=&quot;&quot;;&quot;&quot;;[chapter1.H45])" office:value-type="float" office:value="9" calcext:value-type="float">
            <text:p>9</text:p>
          </table:table-cell>
          <table:table-cell table:formula="of:=IF([chapter1.I45]=&quot;&quot;;&quot;&quot;;[chapter1.I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46]);[.K$1:.L$6];2)" office:value-type="string" office:string-value="add" calcext:value-type="string">
            <text:p>add</text:p>
          </table:table-cell>
          <table:table-cell table:formula="of:=IF([chapter1.B46]=&quot;&quot;;&quot;&quot;;[chapter1.B46])" office:value-type="float" office:value="2" calcext:value-type="float">
            <text:p>2</text:p>
          </table:table-cell>
          <table:table-cell table:formula="of:=IF([chapter1.C46]=&quot;&quot;;&quot;&quot;;[chapter1.C46])" office:value-type="float" office:value="0" calcext:value-type="float">
            <text:p>0</text:p>
          </table:table-cell>
          <table:table-cell table:formula="of:=IF([chapter1.D46]=&quot;&quot;;&quot;&quot;;[chapter1.D46])" office:value-type="float" office:value="2" calcext:value-type="float">
            <text:p>2</text:p>
          </table:table-cell>
          <table:table-cell table:formula="of:=IF([chapter1.E46]=&quot;&quot;;&quot;&quot;;[chapter1.E46])" office:value-type="float" office:value="0" calcext:value-type="float">
            <text:p>0</text:p>
          </table:table-cell>
          <table:table-cell table:formula="of:=IF([chapter1.F46]=&quot;&quot;;&quot;&quot;;[chapter1.F46])" office:value-type="float" office:value="10" calcext:value-type="float">
            <text:p>10</text:p>
          </table:table-cell>
          <table:table-cell table:formula="of:=IF([chapter1.G46]=&quot;&quot;;&quot;&quot;;[chapter1.G46])" office:value-type="float" office:value="0" calcext:value-type="float">
            <text:p>0</text:p>
          </table:table-cell>
          <table:table-cell table:formula="of:=IF([chapter1.H46]=&quot;&quot;;&quot;&quot;;[chapter1.H46])" office:value-type="float" office:value="9" calcext:value-type="float">
            <text:p>9</text:p>
          </table:table-cell>
          <table:table-cell table:formula="of:=IF([chapter1.I46]=&quot;&quot;;&quot;&quot;;[chapter1.I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47]);[.K$1:.L$6];2)" office:value-type="string" office:string-value="add" calcext:value-type="string">
            <text:p>add</text:p>
          </table:table-cell>
          <table:table-cell table:formula="of:=IF([chapter1.B47]=&quot;&quot;;&quot;&quot;;[chapter1.B47])" office:value-type="float" office:value="2" calcext:value-type="float">
            <text:p>2</text:p>
          </table:table-cell>
          <table:table-cell table:formula="of:=IF([chapter1.C47]=&quot;&quot;;&quot;&quot;;[chapter1.C47])" office:value-type="float" office:value="0" calcext:value-type="float">
            <text:p>0</text:p>
          </table:table-cell>
          <table:table-cell table:formula="of:=IF([chapter1.D47]=&quot;&quot;;&quot;&quot;;[chapter1.D47])" office:value-type="float" office:value="0" calcext:value-type="float">
            <text:p>0</text:p>
          </table:table-cell>
          <table:table-cell table:formula="of:=IF([chapter1.E47]=&quot;&quot;;&quot;&quot;;[chapter1.E47])" office:value-type="float" office:value="0" calcext:value-type="float">
            <text:p>0</text:p>
          </table:table-cell>
          <table:table-cell table:formula="of:=IF([chapter1.F47]=&quot;&quot;;&quot;&quot;;[chapter1.F47])" office:value-type="float" office:value="10" calcext:value-type="float">
            <text:p>10</text:p>
          </table:table-cell>
          <table:table-cell table:formula="of:=IF([chapter1.G47]=&quot;&quot;;&quot;&quot;;[chapter1.G47])" office:value-type="float" office:value="0" calcext:value-type="float">
            <text:p>0</text:p>
          </table:table-cell>
          <table:table-cell table:formula="of:=IF([chapter1.H47]=&quot;&quot;;&quot;&quot;;[chapter1.H47])" office:value-type="float" office:value="9" calcext:value-type="float">
            <text:p>9</text:p>
          </table:table-cell>
          <table:table-cell table:formula="of:=IF([chapter1.I47]=&quot;&quot;;&quot;&quot;;[chapter1.I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48]);[.K$1:.L$6];2)" office:value-type="string" office:string-value="add" calcext:value-type="string">
            <text:p>add</text:p>
          </table:table-cell>
          <table:table-cell table:formula="of:=IF([chapter1.B48]=&quot;&quot;;&quot;&quot;;[chapter1.B48])" office:value-type="float" office:value="0" calcext:value-type="float">
            <text:p>0</text:p>
          </table:table-cell>
          <table:table-cell table:formula="of:=IF([chapter1.C48]=&quot;&quot;;&quot;&quot;;[chapter1.C48])" office:value-type="float" office:value="0" calcext:value-type="float">
            <text:p>0</text:p>
          </table:table-cell>
          <table:table-cell table:formula="of:=IF([chapter1.D48]=&quot;&quot;;&quot;&quot;;[chapter1.D48])" office:value-type="float" office:value="2" calcext:value-type="float">
            <text:p>2</text:p>
          </table:table-cell>
          <table:table-cell table:formula="of:=IF([chapter1.E48]=&quot;&quot;;&quot;&quot;;[chapter1.E48])" office:value-type="float" office:value="0" calcext:value-type="float">
            <text:p>0</text:p>
          </table:table-cell>
          <table:table-cell table:formula="of:=IF([chapter1.F48]=&quot;&quot;;&quot;&quot;;[chapter1.F48])" office:value-type="float" office:value="10" calcext:value-type="float">
            <text:p>10</text:p>
          </table:table-cell>
          <table:table-cell table:formula="of:=IF([chapter1.G48]=&quot;&quot;;&quot;&quot;;[chapter1.G48])" office:value-type="float" office:value="0" calcext:value-type="float">
            <text:p>0</text:p>
          </table:table-cell>
          <table:table-cell table:formula="of:=IF([chapter1.H48]=&quot;&quot;;&quot;&quot;;[chapter1.H48])" office:value-type="float" office:value="9" calcext:value-type="float">
            <text:p>9</text:p>
          </table:table-cell>
          <table:table-cell table:formula="of:=IF([chapter1.I48]=&quot;&quot;;&quot;&quot;;[chapter1.I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49]);[.K$1:.L$6];2)" office:value-type="string" office:string-value="add" calcext:value-type="string">
            <text:p>add</text:p>
          </table:table-cell>
          <table:table-cell table:formula="of:=IF([chapter1.B49]=&quot;&quot;;&quot;&quot;;[chapter1.B49])" office:value-type="float" office:value="3" calcext:value-type="float">
            <text:p>3</text:p>
          </table:table-cell>
          <table:table-cell table:formula="of:=IF([chapter1.C49]=&quot;&quot;;&quot;&quot;;[chapter1.C49])" office:value-type="float" office:value="0" calcext:value-type="float">
            <text:p>0</text:p>
          </table:table-cell>
          <table:table-cell table:formula="of:=IF([chapter1.D49]=&quot;&quot;;&quot;&quot;;[chapter1.D49])" office:value-type="float" office:value="1" calcext:value-type="float">
            <text:p>1</text:p>
          </table:table-cell>
          <table:table-cell table:formula="of:=IF([chapter1.E49]=&quot;&quot;;&quot;&quot;;[chapter1.E49])" office:value-type="float" office:value="0" calcext:value-type="float">
            <text:p>0</text:p>
          </table:table-cell>
          <table:table-cell table:formula="of:=IF([chapter1.F49]=&quot;&quot;;&quot;&quot;;[chapter1.F49])" office:value-type="float" office:value="10" calcext:value-type="float">
            <text:p>10</text:p>
          </table:table-cell>
          <table:table-cell table:formula="of:=IF([chapter1.G49]=&quot;&quot;;&quot;&quot;;[chapter1.G49])" office:value-type="float" office:value="0" calcext:value-type="float">
            <text:p>0</text:p>
          </table:table-cell>
          <table:table-cell table:formula="of:=IF([chapter1.H49]=&quot;&quot;;&quot;&quot;;[chapter1.H49])" office:value-type="float" office:value="9" calcext:value-type="float">
            <text:p>9</text:p>
          </table:table-cell>
          <table:table-cell table:formula="of:=IF([chapter1.I49]=&quot;&quot;;&quot;&quot;;[chapter1.I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50]);[.K$1:.L$6];2)" office:value-type="string" office:string-value="add" calcext:value-type="string">
            <text:p>add</text:p>
          </table:table-cell>
          <table:table-cell table:formula="of:=IF([chapter1.B50]=&quot;&quot;;&quot;&quot;;[chapter1.B50])" office:value-type="float" office:value="0" calcext:value-type="float">
            <text:p>0</text:p>
          </table:table-cell>
          <table:table-cell table:formula="of:=IF([chapter1.C50]=&quot;&quot;;&quot;&quot;;[chapter1.C50])" office:value-type="float" office:value="0" calcext:value-type="float">
            <text:p>0</text:p>
          </table:table-cell>
          <table:table-cell table:formula="of:=IF([chapter1.D50]=&quot;&quot;;&quot;&quot;;[chapter1.D50])" office:value-type="float" office:value="2" calcext:value-type="float">
            <text:p>2</text:p>
          </table:table-cell>
          <table:table-cell table:formula="of:=IF([chapter1.E50]=&quot;&quot;;&quot;&quot;;[chapter1.E50])" office:value-type="float" office:value="0" calcext:value-type="float">
            <text:p>0</text:p>
          </table:table-cell>
          <table:table-cell table:formula="of:=IF([chapter1.F50]=&quot;&quot;;&quot;&quot;;[chapter1.F50])" office:value-type="float" office:value="10" calcext:value-type="float">
            <text:p>10</text:p>
          </table:table-cell>
          <table:table-cell table:formula="of:=IF([chapter1.G50]=&quot;&quot;;&quot;&quot;;[chapter1.G50])" office:value-type="float" office:value="0" calcext:value-type="float">
            <text:p>0</text:p>
          </table:table-cell>
          <table:table-cell table:formula="of:=IF([chapter1.H50]=&quot;&quot;;&quot;&quot;;[chapter1.H50])" office:value-type="float" office:value="9" calcext:value-type="float">
            <text:p>9</text:p>
          </table:table-cell>
          <table:table-cell table:formula="of:=IF([chapter1.I50]=&quot;&quot;;&quot;&quot;;[chapter1.I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51]);[.K$1:.L$6];2)" office:value-type="float" office:value="0" calcext:value-type="float">
            <text:p/>
          </table:table-cell>
          <table:table-cell table:formula="of:=IF([chapter1.B51]=&quot;&quot;;&quot;&quot;;[chapter1.B51])" office:value-type="float" office:value="0" calcext:value-type="float">
            <text:p>0</text:p>
          </table:table-cell>
          <table:table-cell table:formula="of:=IF([chapter1.C51]=&quot;&quot;;&quot;&quot;;[chapter1.C51])" office:value-type="float" office:value="0" calcext:value-type="float">
            <text:p>0</text:p>
          </table:table-cell>
          <table:table-cell table:formula="of:=IF([chapter1.D51]=&quot;&quot;;&quot;&quot;;[chapter1.D51])" office:value-type="float" office:value="0" calcext:value-type="float">
            <text:p>0</text:p>
          </table:table-cell>
          <table:table-cell table:formula="of:=IF([chapter1.E51]=&quot;&quot;;&quot;&quot;;[chapter1.E51])" office:value-type="float" office:value="0" calcext:value-type="float">
            <text:p>0</text:p>
          </table:table-cell>
          <table:table-cell table:formula="of:=IF([chapter1.F51]=&quot;&quot;;&quot;&quot;;[chapter1.F51])" office:value-type="float" office:value="0" calcext:value-type="float">
            <text:p>0</text:p>
          </table:table-cell>
          <table:table-cell table:formula="of:=IF([chapter1.G51]=&quot;&quot;;&quot;&quot;;[chapter1.G51])" office:value-type="float" office:value="0" calcext:value-type="float">
            <text:p>0</text:p>
          </table:table-cell>
          <table:table-cell table:formula="of:=IF([chapter1.H51]=&quot;&quot;;&quot;&quot;;[chapter1.H51])" office:value-type="float" office:value="0" calcext:value-type="float">
            <text:p>0</text:p>
          </table:table-cell>
          <table:table-cell table:formula="of:=IF([chapter1.I51]=&quot;&quot;;&quot;&quot;;[chapter1.I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52]);[.K$1:.L$6];2)" office:value-type="string" office:string-value="add" calcext:value-type="string">
            <text:p>add</text:p>
          </table:table-cell>
          <table:table-cell table:formula="of:=IF([chapter1.B52]=&quot;&quot;;&quot;&quot;;[chapter1.B52])" office:value-type="float" office:value="1" calcext:value-type="float">
            <text:p>1</text:p>
          </table:table-cell>
          <table:table-cell table:formula="of:=IF([chapter1.C52]=&quot;&quot;;&quot;&quot;;[chapter1.C52])" office:value-type="float" office:value="0" calcext:value-type="float">
            <text:p>0</text:p>
          </table:table-cell>
          <table:table-cell table:formula="of:=IF([chapter1.D52]=&quot;&quot;;&quot;&quot;;[chapter1.D52])" office:value-type="float" office:value="2" calcext:value-type="float">
            <text:p>2</text:p>
          </table:table-cell>
          <table:table-cell table:formula="of:=IF([chapter1.E52]=&quot;&quot;;&quot;&quot;;[chapter1.E52])" office:value-type="float" office:value="0" calcext:value-type="float">
            <text:p>0</text:p>
          </table:table-cell>
          <table:table-cell table:formula="of:=IF([chapter1.F52]=&quot;&quot;;&quot;&quot;;[chapter1.F52])" office:value-type="float" office:value="0" calcext:value-type="float">
            <text:p>0</text:p>
          </table:table-cell>
          <table:table-cell table:formula="of:=IF([chapter1.G52]=&quot;&quot;;&quot;&quot;;[chapter1.G52])" office:value-type="float" office:value="0" calcext:value-type="float">
            <text:p>0</text:p>
          </table:table-cell>
          <table:table-cell table:formula="of:=IF([chapter1.H52]=&quot;&quot;;&quot;&quot;;[chapter1.H52])" office:value-type="float" office:value="9" calcext:value-type="float">
            <text:p>9</text:p>
          </table:table-cell>
          <table:table-cell table:formula="of:=IF([chapter1.I52]=&quot;&quot;;&quot;&quot;;[chapter1.I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53]);[.K$1:.L$6];2)" office:value-type="string" office:string-value="add" calcext:value-type="string">
            <text:p>add</text:p>
          </table:table-cell>
          <table:table-cell table:formula="of:=IF([chapter1.B53]=&quot;&quot;;&quot;&quot;;[chapter1.B53])" office:value-type="float" office:value="3" calcext:value-type="float">
            <text:p>3</text:p>
          </table:table-cell>
          <table:table-cell table:formula="of:=IF([chapter1.C53]=&quot;&quot;;&quot;&quot;;[chapter1.C53])" office:value-type="float" office:value="0" calcext:value-type="float">
            <text:p>0</text:p>
          </table:table-cell>
          <table:table-cell table:formula="of:=IF([chapter1.D53]=&quot;&quot;;&quot;&quot;;[chapter1.D53])" office:value-type="float" office:value="3" calcext:value-type="float">
            <text:p>3</text:p>
          </table:table-cell>
          <table:table-cell table:formula="of:=IF([chapter1.E53]=&quot;&quot;;&quot;&quot;;[chapter1.E53])" office:value-type="float" office:value="0" calcext:value-type="float">
            <text:p>0</text:p>
          </table:table-cell>
          <table:table-cell table:formula="of:=IF([chapter1.F53]=&quot;&quot;;&quot;&quot;;[chapter1.F53])" office:value-type="float" office:value="0" calcext:value-type="float">
            <text:p>0</text:p>
          </table:table-cell>
          <table:table-cell table:formula="of:=IF([chapter1.G53]=&quot;&quot;;&quot;&quot;;[chapter1.G53])" office:value-type="float" office:value="0" calcext:value-type="float">
            <text:p>0</text:p>
          </table:table-cell>
          <table:table-cell table:formula="of:=IF([chapter1.H53]=&quot;&quot;;&quot;&quot;;[chapter1.H53])" office:value-type="float" office:value="9" calcext:value-type="float">
            <text:p>9</text:p>
          </table:table-cell>
          <table:table-cell table:formula="of:=IF([chapter1.I53]=&quot;&quot;;&quot;&quot;;[chapter1.I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54]);[.K$1:.L$6];2)" office:value-type="string" office:string-value="add" calcext:value-type="string">
            <text:p>add</text:p>
          </table:table-cell>
          <table:table-cell table:formula="of:=IF([chapter1.B54]=&quot;&quot;;&quot;&quot;;[chapter1.B54])" office:value-type="float" office:value="1" calcext:value-type="float">
            <text:p>1</text:p>
          </table:table-cell>
          <table:table-cell table:formula="of:=IF([chapter1.C54]=&quot;&quot;;&quot;&quot;;[chapter1.C54])" office:value-type="float" office:value="0" calcext:value-type="float">
            <text:p>0</text:p>
          </table:table-cell>
          <table:table-cell table:formula="of:=IF([chapter1.D54]=&quot;&quot;;&quot;&quot;;[chapter1.D54])" office:value-type="float" office:value="3" calcext:value-type="float">
            <text:p>3</text:p>
          </table:table-cell>
          <table:table-cell table:formula="of:=IF([chapter1.E54]=&quot;&quot;;&quot;&quot;;[chapter1.E54])" office:value-type="float" office:value="0" calcext:value-type="float">
            <text:p>0</text:p>
          </table:table-cell>
          <table:table-cell table:formula="of:=IF([chapter1.F54]=&quot;&quot;;&quot;&quot;;[chapter1.F54])" office:value-type="float" office:value="0" calcext:value-type="float">
            <text:p>0</text:p>
          </table:table-cell>
          <table:table-cell table:formula="of:=IF([chapter1.G54]=&quot;&quot;;&quot;&quot;;[chapter1.G54])" office:value-type="float" office:value="0" calcext:value-type="float">
            <text:p>0</text:p>
          </table:table-cell>
          <table:table-cell table:formula="of:=IF([chapter1.H54]=&quot;&quot;;&quot;&quot;;[chapter1.H54])" office:value-type="float" office:value="9" calcext:value-type="float">
            <text:p>9</text:p>
          </table:table-cell>
          <table:table-cell table:formula="of:=IF([chapter1.I54]=&quot;&quot;;&quot;&quot;;[chapter1.I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55]);[.K$1:.L$6];2)" office:value-type="string" office:string-value="add" calcext:value-type="string">
            <text:p>add</text:p>
          </table:table-cell>
          <table:table-cell table:formula="of:=IF([chapter1.B55]=&quot;&quot;;&quot;&quot;;[chapter1.B55])" office:value-type="float" office:value="4" calcext:value-type="float">
            <text:p>4</text:p>
          </table:table-cell>
          <table:table-cell table:formula="of:=IF([chapter1.C55]=&quot;&quot;;&quot;&quot;;[chapter1.C55])" office:value-type="float" office:value="0" calcext:value-type="float">
            <text:p>0</text:p>
          </table:table-cell>
          <table:table-cell table:formula="of:=IF([chapter1.D55]=&quot;&quot;;&quot;&quot;;[chapter1.D55])" office:value-type="float" office:value="2" calcext:value-type="float">
            <text:p>2</text:p>
          </table:table-cell>
          <table:table-cell table:formula="of:=IF([chapter1.E55]=&quot;&quot;;&quot;&quot;;[chapter1.E55])" office:value-type="float" office:value="0" calcext:value-type="float">
            <text:p>0</text:p>
          </table:table-cell>
          <table:table-cell table:formula="of:=IF([chapter1.F55]=&quot;&quot;;&quot;&quot;;[chapter1.F55])" office:value-type="float" office:value="0" calcext:value-type="float">
            <text:p>0</text:p>
          </table:table-cell>
          <table:table-cell table:formula="of:=IF([chapter1.G55]=&quot;&quot;;&quot;&quot;;[chapter1.G55])" office:value-type="float" office:value="0" calcext:value-type="float">
            <text:p>0</text:p>
          </table:table-cell>
          <table:table-cell table:formula="of:=IF([chapter1.H55]=&quot;&quot;;&quot;&quot;;[chapter1.H55])" office:value-type="float" office:value="9" calcext:value-type="float">
            <text:p>9</text:p>
          </table:table-cell>
          <table:table-cell table:formula="of:=IF([chapter1.I55]=&quot;&quot;;&quot;&quot;;[chapter1.I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56]);[.K$1:.L$6];2)" office:value-type="string" office:string-value="add" calcext:value-type="string">
            <text:p>add</text:p>
          </table:table-cell>
          <table:table-cell table:formula="of:=IF([chapter1.B56]=&quot;&quot;;&quot;&quot;;[chapter1.B56])" office:value-type="float" office:value="2" calcext:value-type="float">
            <text:p>2</text:p>
          </table:table-cell>
          <table:table-cell table:formula="of:=IF([chapter1.C56]=&quot;&quot;;&quot;&quot;;[chapter1.C56])" office:value-type="float" office:value="0" calcext:value-type="float">
            <text:p>0</text:p>
          </table:table-cell>
          <table:table-cell table:formula="of:=IF([chapter1.D56]=&quot;&quot;;&quot;&quot;;[chapter1.D56])" office:value-type="float" office:value="3" calcext:value-type="float">
            <text:p>3</text:p>
          </table:table-cell>
          <table:table-cell table:formula="of:=IF([chapter1.E56]=&quot;&quot;;&quot;&quot;;[chapter1.E56])" office:value-type="float" office:value="0" calcext:value-type="float">
            <text:p>0</text:p>
          </table:table-cell>
          <table:table-cell table:formula="of:=IF([chapter1.F56]=&quot;&quot;;&quot;&quot;;[chapter1.F56])" office:value-type="float" office:value="0" calcext:value-type="float">
            <text:p>0</text:p>
          </table:table-cell>
          <table:table-cell table:formula="of:=IF([chapter1.G56]=&quot;&quot;;&quot;&quot;;[chapter1.G56])" office:value-type="float" office:value="0" calcext:value-type="float">
            <text:p>0</text:p>
          </table:table-cell>
          <table:table-cell table:formula="of:=IF([chapter1.H56]=&quot;&quot;;&quot;&quot;;[chapter1.H56])" office:value-type="float" office:value="9" calcext:value-type="float">
            <text:p>9</text:p>
          </table:table-cell>
          <table:table-cell table:formula="of:=IF([chapter1.I56]=&quot;&quot;;&quot;&quot;;[chapter1.I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57]);[.K$1:.L$6];2)" office:value-type="string" office:string-value="add" calcext:value-type="string">
            <text:p>add</text:p>
          </table:table-cell>
          <table:table-cell table:formula="of:=IF([chapter1.B57]=&quot;&quot;;&quot;&quot;;[chapter1.B57])" office:value-type="float" office:value="5" calcext:value-type="float">
            <text:p>5</text:p>
          </table:table-cell>
          <table:table-cell table:formula="of:=IF([chapter1.C57]=&quot;&quot;;&quot;&quot;;[chapter1.C57])" office:value-type="float" office:value="0" calcext:value-type="float">
            <text:p>0</text:p>
          </table:table-cell>
          <table:table-cell table:formula="of:=IF([chapter1.D57]=&quot;&quot;;&quot;&quot;;[chapter1.D57])" office:value-type="float" office:value="1" calcext:value-type="float">
            <text:p>1</text:p>
          </table:table-cell>
          <table:table-cell table:formula="of:=IF([chapter1.E57]=&quot;&quot;;&quot;&quot;;[chapter1.E57])" office:value-type="float" office:value="0" calcext:value-type="float">
            <text:p>0</text:p>
          </table:table-cell>
          <table:table-cell table:formula="of:=IF([chapter1.F57]=&quot;&quot;;&quot;&quot;;[chapter1.F57])" office:value-type="float" office:value="0" calcext:value-type="float">
            <text:p>0</text:p>
          </table:table-cell>
          <table:table-cell table:formula="of:=IF([chapter1.G57]=&quot;&quot;;&quot;&quot;;[chapter1.G57])" office:value-type="float" office:value="0" calcext:value-type="float">
            <text:p>0</text:p>
          </table:table-cell>
          <table:table-cell table:formula="of:=IF([chapter1.H57]=&quot;&quot;;&quot;&quot;;[chapter1.H57])" office:value-type="float" office:value="9" calcext:value-type="float">
            <text:p>9</text:p>
          </table:table-cell>
          <table:table-cell table:formula="of:=IF([chapter1.I57]=&quot;&quot;;&quot;&quot;;[chapter1.I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58]);[.K$1:.L$6];2)" office:value-type="float" office:value="0" calcext:value-type="float">
            <text:p/>
          </table:table-cell>
          <table:table-cell table:formula="of:=IF([chapter1.B58]=&quot;&quot;;&quot;&quot;;[chapter1.B58])" office:value-type="float" office:value="0" calcext:value-type="float">
            <text:p>0</text:p>
          </table:table-cell>
          <table:table-cell table:formula="of:=IF([chapter1.C58]=&quot;&quot;;&quot;&quot;;[chapter1.C58])" office:value-type="float" office:value="0" calcext:value-type="float">
            <text:p>0</text:p>
          </table:table-cell>
          <table:table-cell table:formula="of:=IF([chapter1.D58]=&quot;&quot;;&quot;&quot;;[chapter1.D58])" office:value-type="float" office:value="0" calcext:value-type="float">
            <text:p>0</text:p>
          </table:table-cell>
          <table:table-cell table:formula="of:=IF([chapter1.E58]=&quot;&quot;;&quot;&quot;;[chapter1.E58])" office:value-type="float" office:value="0" calcext:value-type="float">
            <text:p>0</text:p>
          </table:table-cell>
          <table:table-cell table:formula="of:=IF([chapter1.F58]=&quot;&quot;;&quot;&quot;;[chapter1.F58])" office:value-type="float" office:value="0" calcext:value-type="float">
            <text:p>0</text:p>
          </table:table-cell>
          <table:table-cell table:formula="of:=IF([chapter1.G58]=&quot;&quot;;&quot;&quot;;[chapter1.G58])" office:value-type="float" office:value="0" calcext:value-type="float">
            <text:p>0</text:p>
          </table:table-cell>
          <table:table-cell table:formula="of:=IF([chapter1.H58]=&quot;&quot;;&quot;&quot;;[chapter1.H58])" office:value-type="float" office:value="0" calcext:value-type="float">
            <text:p>0</text:p>
          </table:table-cell>
          <table:table-cell table:formula="of:=IF([chapter1.I58]=&quot;&quot;;&quot;&quot;;[chapter1.I58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VLOOKUP(VALUE([$chapter1.A59]);[.K$1:.L$6];2)" office:value-type="string" office:string-value="decrement" calcext:value-type="string">
            <text:p>decrement</text:p>
          </table:table-cell>
          <table:table-cell table:formula="of:=IF([chapter1.B59]=&quot;&quot;;&quot;&quot;;[chapter1.B59])" office:value-type="float" office:value="0" calcext:value-type="float">
            <text:p>0</text:p>
          </table:table-cell>
          <table:table-cell table:formula="of:=IF([chapter1.C59]=&quot;&quot;;&quot;&quot;;[chapter1.C59])" office:value-type="float" office:value="0" calcext:value-type="float">
            <text:p>0</text:p>
          </table:table-cell>
          <table:table-cell table:formula="of:=IF([chapter1.D59]=&quot;&quot;;&quot;&quot;;[chapter1.D59])" office:value-type="float" office:value="0" calcext:value-type="float">
            <text:p>0</text:p>
          </table:table-cell>
          <table:table-cell table:formula="of:=IF([chapter1.E59]=&quot;&quot;;&quot;&quot;;[chapter1.E59])" office:value-type="float" office:value="0" calcext:value-type="float">
            <text:p>0</text:p>
          </table:table-cell>
          <table:table-cell table:formula="of:=IF([chapter1.F59]=&quot;&quot;;&quot;&quot;;[chapter1.F59])" office:value-type="float" office:value="0" calcext:value-type="float">
            <text:p>0</text:p>
          </table:table-cell>
          <table:table-cell table:formula="of:=IF([chapter1.G59]=&quot;&quot;;&quot;&quot;;[chapter1.G59])" office:value-type="float" office:value="-1" calcext:value-type="float">
            <text:p>-1</text:p>
          </table:table-cell>
          <table:table-cell table:formula="of:=IF([chapter1.H59]=&quot;&quot;;&quot;&quot;;[chapter1.H59])" office:value-type="float" office:value="1" calcext:value-type="float">
            <text:p>1</text:p>
          </table:table-cell>
          <table:table-cell table:formula="of:=IF([chapter1.I59]=&quot;&quot;;&quot;&quot;;[chapter1.I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60]);[.K$1:.L$6];2)" office:value-type="string" office:string-value="negate" calcext:value-type="string">
            <text:p>negate</text:p>
          </table:table-cell>
          <table:table-cell table:formula="of:=IF([chapter1.B60]=&quot;&quot;;&quot;&quot;;[chapter1.B60])" office:value-type="float" office:value="1" calcext:value-type="float">
            <text:p>1</text:p>
          </table:table-cell>
          <table:table-cell table:formula="of:=IF([chapter1.C60]=&quot;&quot;;&quot;&quot;;[chapter1.C60])" office:value-type="float" office:value="0" calcext:value-type="float">
            <text:p>0</text:p>
          </table:table-cell>
          <table:table-cell table:formula="of:=IF([chapter1.D60]=&quot;&quot;;&quot;&quot;;[chapter1.D60])" office:value-type="float" office:value="0" calcext:value-type="float">
            <text:p>0</text:p>
          </table:table-cell>
          <table:table-cell table:formula="of:=IF([chapter1.E60]=&quot;&quot;;&quot;&quot;;[chapter1.E60])" office:value-type="float" office:value="0" calcext:value-type="float">
            <text:p>0</text:p>
          </table:table-cell>
          <table:table-cell table:formula="of:=IF([chapter1.F60]=&quot;&quot;;&quot;&quot;;[chapter1.F60])" office:value-type="float" office:value="0" calcext:value-type="float">
            <text:p>0</text:p>
          </table:table-cell>
          <table:table-cell table:formula="of:=IF([chapter1.G60]=&quot;&quot;;&quot;&quot;;[chapter1.G60])" office:value-type="float" office:value="-1" calcext:value-type="float">
            <text:p>-1</text:p>
          </table:table-cell>
          <table:table-cell table:formula="of:=IF([chapter1.H60]=&quot;&quot;;&quot;&quot;;[chapter1.H60])" office:value-type="float" office:value="1" calcext:value-type="float">
            <text:p>1</text:p>
          </table:table-cell>
          <table:table-cell table:formula="of:=IF([chapter1.I60]=&quot;&quot;;&quot;&quot;;[chapter1.I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61]);[.K$1:.L$6];2)" office:value-type="string" office:string-value="negate" calcext:value-type="string">
            <text:p>negate</text:p>
          </table:table-cell>
          <table:table-cell table:formula="of:=IF([chapter1.B61]=&quot;&quot;;&quot;&quot;;[chapter1.B61])" office:value-type="float" office:value="-1" calcext:value-type="float">
            <text:p>-1</text:p>
          </table:table-cell>
          <table:table-cell table:formula="of:=IF([chapter1.C61]=&quot;&quot;;&quot;&quot;;[chapter1.C61])" office:value-type="float" office:value="0" calcext:value-type="float">
            <text:p>0</text:p>
          </table:table-cell>
          <table:table-cell table:formula="of:=IF([chapter1.D61]=&quot;&quot;;&quot;&quot;;[chapter1.D61])" office:value-type="float" office:value="0" calcext:value-type="float">
            <text:p>0</text:p>
          </table:table-cell>
          <table:table-cell table:formula="of:=IF([chapter1.E61]=&quot;&quot;;&quot;&quot;;[chapter1.E61])" office:value-type="float" office:value="0" calcext:value-type="float">
            <text:p>0</text:p>
          </table:table-cell>
          <table:table-cell table:formula="of:=IF([chapter1.F61]=&quot;&quot;;&quot;&quot;;[chapter1.F61])" office:value-type="float" office:value="0" calcext:value-type="float">
            <text:p>0</text:p>
          </table:table-cell>
          <table:table-cell table:formula="of:=IF([chapter1.G61]=&quot;&quot;;&quot;&quot;;[chapter1.G61])" office:value-type="float" office:value="-1" calcext:value-type="float">
            <text:p>-1</text:p>
          </table:table-cell>
          <table:table-cell table:formula="of:=IF([chapter1.H61]=&quot;&quot;;&quot;&quot;;[chapter1.H61])" office:value-type="float" office:value="1" calcext:value-type="float">
            <text:p>1</text:p>
          </table:table-cell>
          <table:table-cell table:formula="of:=IF([chapter1.I61]=&quot;&quot;;&quot;&quot;;[chapter1.I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62]);[.K$1:.L$6];2)" office:value-type="string" office:string-value="decrement" calcext:value-type="string">
            <text:p>decrement</text:p>
          </table:table-cell>
          <table:table-cell table:formula="of:=IF([chapter1.B62]=&quot;&quot;;&quot;&quot;;[chapter1.B62])" office:value-type="float" office:value="-1" calcext:value-type="float">
            <text:p>-1</text:p>
          </table:table-cell>
          <table:table-cell table:formula="of:=IF([chapter1.C62]=&quot;&quot;;&quot;&quot;;[chapter1.C62])" office:value-type="float" office:value="0" calcext:value-type="float">
            <text:p>0</text:p>
          </table:table-cell>
          <table:table-cell table:formula="of:=IF([chapter1.D62]=&quot;&quot;;&quot;&quot;;[chapter1.D62])" office:value-type="float" office:value="0" calcext:value-type="float">
            <text:p>0</text:p>
          </table:table-cell>
          <table:table-cell table:formula="of:=IF([chapter1.E62]=&quot;&quot;;&quot;&quot;;[chapter1.E62])" office:value-type="float" office:value="0" calcext:value-type="float">
            <text:p>0</text:p>
          </table:table-cell>
          <table:table-cell table:formula="of:=IF([chapter1.F62]=&quot;&quot;;&quot;&quot;;[chapter1.F62])" office:value-type="float" office:value="0" calcext:value-type="float">
            <text:p>0</text:p>
          </table:table-cell>
          <table:table-cell table:formula="of:=IF([chapter1.G62]=&quot;&quot;;&quot;&quot;;[chapter1.G62])" office:value-type="float" office:value="-3" calcext:value-type="float">
            <text:p>-3</text:p>
          </table:table-cell>
          <table:table-cell table:formula="of:=IF([chapter1.H62]=&quot;&quot;;&quot;&quot;;[chapter1.H62])" office:value-type="float" office:value="3" calcext:value-type="float">
            <text:p>3</text:p>
          </table:table-cell>
          <table:table-cell table:formula="of:=IF([chapter1.I62]=&quot;&quot;;&quot;&quot;;[chapter1.I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63]);[.K$1:.L$6];2)" office:value-type="string" office:string-value="increment" calcext:value-type="string">
            <text:p>increment</text:p>
          </table:table-cell>
          <table:table-cell table:formula="of:=IF([chapter1.B63]=&quot;&quot;;&quot;&quot;;[chapter1.B63])" office:value-type="float" office:value="-1" calcext:value-type="float">
            <text:p>-1</text:p>
          </table:table-cell>
          <table:table-cell table:formula="of:=IF([chapter1.C63]=&quot;&quot;;&quot;&quot;;[chapter1.C63])" office:value-type="float" office:value="0" calcext:value-type="float">
            <text:p>0</text:p>
          </table:table-cell>
          <table:table-cell table:formula="of:=IF([chapter1.D63]=&quot;&quot;;&quot;&quot;;[chapter1.D63])" office:value-type="float" office:value="0" calcext:value-type="float">
            <text:p>0</text:p>
          </table:table-cell>
          <table:table-cell table:formula="of:=IF([chapter1.E63]=&quot;&quot;;&quot;&quot;;[chapter1.E63])" office:value-type="float" office:value="0" calcext:value-type="float">
            <text:p>0</text:p>
          </table:table-cell>
          <table:table-cell table:formula="of:=IF([chapter1.F63]=&quot;&quot;;&quot;&quot;;[chapter1.F63])" office:value-type="float" office:value="0" calcext:value-type="float">
            <text:p>0</text:p>
          </table:table-cell>
          <table:table-cell table:formula="of:=IF([chapter1.G63]=&quot;&quot;;&quot;&quot;;[chapter1.G63])" office:value-type="float" office:value="-3" calcext:value-type="float">
            <text:p>-3</text:p>
          </table:table-cell>
          <table:table-cell table:formula="of:=IF([chapter1.H63]=&quot;&quot;;&quot;&quot;;[chapter1.H63])" office:value-type="float" office:value="3" calcext:value-type="float">
            <text:p>3</text:p>
          </table:table-cell>
          <table:table-cell table:formula="of:=IF([chapter1.I63]=&quot;&quot;;&quot;&quot;;[chapter1.I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64]);[.K$1:.L$6];2)" office:value-type="string" office:string-value="negate" calcext:value-type="string">
            <text:p>negate</text:p>
          </table:table-cell>
          <table:table-cell table:formula="of:=IF([chapter1.B64]=&quot;&quot;;&quot;&quot;;[chapter1.B64])" office:value-type="float" office:value="2" calcext:value-type="float">
            <text:p>2</text:p>
          </table:table-cell>
          <table:table-cell table:formula="of:=IF([chapter1.C64]=&quot;&quot;;&quot;&quot;;[chapter1.C64])" office:value-type="float" office:value="0" calcext:value-type="float">
            <text:p>0</text:p>
          </table:table-cell>
          <table:table-cell table:formula="of:=IF([chapter1.D64]=&quot;&quot;;&quot;&quot;;[chapter1.D64])" office:value-type="float" office:value="0" calcext:value-type="float">
            <text:p>0</text:p>
          </table:table-cell>
          <table:table-cell table:formula="of:=IF([chapter1.E64]=&quot;&quot;;&quot;&quot;;[chapter1.E64])" office:value-type="float" office:value="0" calcext:value-type="float">
            <text:p>0</text:p>
          </table:table-cell>
          <table:table-cell table:formula="of:=IF([chapter1.F64]=&quot;&quot;;&quot;&quot;;[chapter1.F64])" office:value-type="float" office:value="0" calcext:value-type="float">
            <text:p>0</text:p>
          </table:table-cell>
          <table:table-cell table:formula="of:=IF([chapter1.G64]=&quot;&quot;;&quot;&quot;;[chapter1.G64])" office:value-type="float" office:value="0" calcext:value-type="float">
            <text:p>0</text:p>
          </table:table-cell>
          <table:table-cell table:formula="of:=IF([chapter1.H64]=&quot;&quot;;&quot;&quot;;[chapter1.H64])" office:value-type="float" office:value="0" calcext:value-type="float">
            <text:p>0</text:p>
          </table:table-cell>
          <table:table-cell table:formula="of:=IF([chapter1.I64]=&quot;&quot;;&quot;&quot;;[chapter1.I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65]);[.K$1:.L$6];2)" office:value-type="string" office:string-value="add" calcext:value-type="string">
            <text:p>add</text:p>
          </table:table-cell>
          <table:table-cell table:formula="of:=IF([chapter1.B65]=&quot;&quot;;&quot;&quot;;[chapter1.B65])" office:value-type="float" office:value="3" calcext:value-type="float">
            <text:p>3</text:p>
          </table:table-cell>
          <table:table-cell table:formula="of:=IF([chapter1.C65]=&quot;&quot;;&quot;&quot;;[chapter1.C65])" office:value-type="float" office:value="0" calcext:value-type="float">
            <text:p>0</text:p>
          </table:table-cell>
          <table:table-cell table:formula="of:=IF([chapter1.D65]=&quot;&quot;;&quot;&quot;;[chapter1.D65])" office:value-type="float" office:value="-2" calcext:value-type="float">
            <text:p>-2</text:p>
          </table:table-cell>
          <table:table-cell table:formula="of:=IF([chapter1.E65]=&quot;&quot;;&quot;&quot;;[chapter1.E65])" office:value-type="float" office:value="0" calcext:value-type="float">
            <text:p>0</text:p>
          </table:table-cell>
          <table:table-cell table:formula="of:=IF([chapter1.F65]=&quot;&quot;;&quot;&quot;;[chapter1.F65])" office:value-type="float" office:value="0" calcext:value-type="float">
            <text:p>0</text:p>
          </table:table-cell>
          <table:table-cell table:formula="of:=IF([chapter1.G65]=&quot;&quot;;&quot;&quot;;[chapter1.G65])" office:value-type="float" office:value="0" calcext:value-type="float">
            <text:p>0</text:p>
          </table:table-cell>
          <table:table-cell table:formula="of:=IF([chapter1.H65]=&quot;&quot;;&quot;&quot;;[chapter1.H65])" office:value-type="float" office:value="0" calcext:value-type="float">
            <text:p>0</text:p>
          </table:table-cell>
          <table:table-cell table:formula="of:=IF([chapter1.I65]=&quot;&quot;;&quot;&quot;;[chapter1.I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66]);[.K$1:.L$6];2)" office:value-type="string" office:string-value="negate" calcext:value-type="string">
            <text:p>negate</text:p>
          </table:table-cell>
          <table:table-cell table:formula="of:=IF([chapter1.B66]=&quot;&quot;;&quot;&quot;;[chapter1.B66])" office:value-type="float" office:value="3" calcext:value-type="float">
            <text:p>3</text:p>
          </table:table-cell>
          <table:table-cell table:formula="of:=IF([chapter1.C66]=&quot;&quot;;&quot;&quot;;[chapter1.C66])" office:value-type="float" office:value="0" calcext:value-type="float">
            <text:p>0</text:p>
          </table:table-cell>
          <table:table-cell table:formula="of:=IF([chapter1.D66]=&quot;&quot;;&quot;&quot;;[chapter1.D66])" office:value-type="float" office:value="0" calcext:value-type="float">
            <text:p>0</text:p>
          </table:table-cell>
          <table:table-cell table:formula="of:=IF([chapter1.E66]=&quot;&quot;;&quot;&quot;;[chapter1.E66])" office:value-type="float" office:value="0" calcext:value-type="float">
            <text:p>0</text:p>
          </table:table-cell>
          <table:table-cell table:formula="of:=IF([chapter1.F66]=&quot;&quot;;&quot;&quot;;[chapter1.F66])" office:value-type="float" office:value="0" calcext:value-type="float">
            <text:p>0</text:p>
          </table:table-cell>
          <table:table-cell table:formula="of:=IF([chapter1.G66]=&quot;&quot;;&quot;&quot;;[chapter1.G66])" office:value-type="float" office:value="0" calcext:value-type="float">
            <text:p>0</text:p>
          </table:table-cell>
          <table:table-cell table:formula="of:=IF([chapter1.H66]=&quot;&quot;;&quot;&quot;;[chapter1.H66])" office:value-type="float" office:value="0" calcext:value-type="float">
            <text:p>0</text:p>
          </table:table-cell>
          <table:table-cell table:formula="of:=IF([chapter1.I66]=&quot;&quot;;&quot;&quot;;[chapter1.I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67]);[.K$1:.L$6];2)" office:value-type="string" office:string-value="add" calcext:value-type="string">
            <text:p>add</text:p>
          </table:table-cell>
          <table:table-cell table:formula="of:=IF([chapter1.B67]=&quot;&quot;;&quot;&quot;;[chapter1.B67])" office:value-type="float" office:value="2" calcext:value-type="float">
            <text:p>2</text:p>
          </table:table-cell>
          <table:table-cell table:formula="of:=IF([chapter1.C67]=&quot;&quot;;&quot;&quot;;[chapter1.C67])" office:value-type="float" office:value="0" calcext:value-type="float">
            <text:p>0</text:p>
          </table:table-cell>
          <table:table-cell table:formula="of:=IF([chapter1.D67]=&quot;&quot;;&quot;&quot;;[chapter1.D67])" office:value-type="float" office:value="-3" calcext:value-type="float">
            <text:p>-3</text:p>
          </table:table-cell>
          <table:table-cell table:formula="of:=IF([chapter1.E67]=&quot;&quot;;&quot;&quot;;[chapter1.E67])" office:value-type="float" office:value="0" calcext:value-type="float">
            <text:p>0</text:p>
          </table:table-cell>
          <table:table-cell table:formula="of:=IF([chapter1.F67]=&quot;&quot;;&quot;&quot;;[chapter1.F67])" office:value-type="float" office:value="0" calcext:value-type="float">
            <text:p>0</text:p>
          </table:table-cell>
          <table:table-cell table:formula="of:=IF([chapter1.G67]=&quot;&quot;;&quot;&quot;;[chapter1.G67])" office:value-type="float" office:value="0" calcext:value-type="float">
            <text:p>0</text:p>
          </table:table-cell>
          <table:table-cell table:formula="of:=IF([chapter1.H67]=&quot;&quot;;&quot;&quot;;[chapter1.H67])" office:value-type="float" office:value="0" calcext:value-type="float">
            <text:p>0</text:p>
          </table:table-cell>
          <table:table-cell table:formula="of:=IF([chapter1.I67]=&quot;&quot;;&quot;&quot;;[chapter1.I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68]);[.K$1:.L$6];2)" office:value-type="string" office:string-value="decrement" calcext:value-type="string">
            <text:p>decrement</text:p>
          </table:table-cell>
          <table:table-cell table:formula="of:=IF([chapter1.B68]=&quot;&quot;;&quot;&quot;;[chapter1.B68])" office:value-type="float" office:value="-8" calcext:value-type="float">
            <text:p>-8</text:p>
          </table:table-cell>
          <table:table-cell table:formula="of:=IF([chapter1.C68]=&quot;&quot;;&quot;&quot;;[chapter1.C68])" office:value-type="float" office:value="0" calcext:value-type="float">
            <text:p>0</text:p>
          </table:table-cell>
          <table:table-cell table:formula="of:=IF([chapter1.D68]=&quot;&quot;;&quot;&quot;;[chapter1.D68])" office:value-type="float" office:value="0" calcext:value-type="float">
            <text:p>0</text:p>
          </table:table-cell>
          <table:table-cell table:formula="of:=IF([chapter1.E68]=&quot;&quot;;&quot;&quot;;[chapter1.E68])" office:value-type="float" office:value="0" calcext:value-type="float">
            <text:p>0</text:p>
          </table:table-cell>
          <table:table-cell table:formula="of:=IF([chapter1.F68]=&quot;&quot;;&quot;&quot;;[chapter1.F68])" office:value-type="float" office:value="0" calcext:value-type="float">
            <text:p>0</text:p>
          </table:table-cell>
          <table:table-cell table:formula="of:=IF([chapter1.G68]=&quot;&quot;;&quot;&quot;;[chapter1.G68])" office:value-type="float" office:value="-9" calcext:value-type="float">
            <text:p>-9</text:p>
          </table:table-cell>
          <table:table-cell table:formula="of:=IF([chapter1.H68]=&quot;&quot;;&quot;&quot;;[chapter1.H68])" office:value-type="float" office:value="9" calcext:value-type="float">
            <text:p>9</text:p>
          </table:table-cell>
          <table:table-cell table:formula="of:=IF([chapter1.I68]=&quot;&quot;;&quot;&quot;;[chapter1.I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69]);[.K$1:.L$6];2)" office:value-type="string" office:string-value="increment" calcext:value-type="string">
            <text:p>increment</text:p>
          </table:table-cell>
          <table:table-cell table:formula="of:=IF([chapter1.B69]=&quot;&quot;;&quot;&quot;;[chapter1.B69])" office:value-type="float" office:value="-9" calcext:value-type="float">
            <text:p>-9</text:p>
          </table:table-cell>
          <table:table-cell table:formula="of:=IF([chapter1.C69]=&quot;&quot;;&quot;&quot;;[chapter1.C69])" office:value-type="float" office:value="0" calcext:value-type="float">
            <text:p>0</text:p>
          </table:table-cell>
          <table:table-cell table:formula="of:=IF([chapter1.D69]=&quot;&quot;;&quot;&quot;;[chapter1.D69])" office:value-type="float" office:value="0" calcext:value-type="float">
            <text:p>0</text:p>
          </table:table-cell>
          <table:table-cell table:formula="of:=IF([chapter1.E69]=&quot;&quot;;&quot;&quot;;[chapter1.E69])" office:value-type="float" office:value="0" calcext:value-type="float">
            <text:p>0</text:p>
          </table:table-cell>
          <table:table-cell table:formula="of:=IF([chapter1.F69]=&quot;&quot;;&quot;&quot;;[chapter1.F69])" office:value-type="float" office:value="0" calcext:value-type="float">
            <text:p>0</text:p>
          </table:table-cell>
          <table:table-cell table:formula="of:=IF([chapter1.G69]=&quot;&quot;;&quot;&quot;;[chapter1.G69])" office:value-type="float" office:value="-9" calcext:value-type="float">
            <text:p>-9</text:p>
          </table:table-cell>
          <table:table-cell table:formula="of:=IF([chapter1.H69]=&quot;&quot;;&quot;&quot;;[chapter1.H69])" office:value-type="float" office:value="9" calcext:value-type="float">
            <text:p>9</text:p>
          </table:table-cell>
          <table:table-cell table:formula="of:=IF([chapter1.I69]=&quot;&quot;;&quot;&quot;;[chapter1.I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70]);[.K$1:.L$6];2)" office:value-type="string" office:string-value="decrement" calcext:value-type="string">
            <text:p>decrement</text:p>
          </table:table-cell>
          <table:table-cell table:formula="of:=IF([chapter1.B70]=&quot;&quot;;&quot;&quot;;[chapter1.B70])" office:value-type="float" office:value="0" calcext:value-type="float">
            <text:p>0</text:p>
          </table:table-cell>
          <table:table-cell table:formula="of:=IF([chapter1.C70]=&quot;&quot;;&quot;&quot;;[chapter1.C70])" office:value-type="float" office:value="0" calcext:value-type="float">
            <text:p>0</text:p>
          </table:table-cell>
          <table:table-cell table:formula="of:=IF([chapter1.D70]=&quot;&quot;;&quot;&quot;;[chapter1.D70])" office:value-type="float" office:value="0" calcext:value-type="float">
            <text:p>0</text:p>
          </table:table-cell>
          <table:table-cell table:formula="of:=IF([chapter1.E70]=&quot;&quot;;&quot;&quot;;[chapter1.E70])" office:value-type="float" office:value="0" calcext:value-type="float">
            <text:p>0</text:p>
          </table:table-cell>
          <table:table-cell table:formula="of:=IF([chapter1.F70]=&quot;&quot;;&quot;&quot;;[chapter1.F70])" office:value-type="float" office:value="20" calcext:value-type="float">
            <text:p>20</text:p>
          </table:table-cell>
          <table:table-cell table:formula="of:=IF([chapter1.G70]=&quot;&quot;;&quot;&quot;;[chapter1.G70])" office:value-type="float" office:value="-9" calcext:value-type="float">
            <text:p>-9</text:p>
          </table:table-cell>
          <table:table-cell table:formula="of:=IF([chapter1.H70]=&quot;&quot;;&quot;&quot;;[chapter1.H70])" office:value-type="float" office:value="9" calcext:value-type="float">
            <text:p>9</text:p>
          </table:table-cell>
          <table:table-cell table:formula="of:=IF([chapter1.I70]=&quot;&quot;;&quot;&quot;;[chapter1.I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71]);[.K$1:.L$6];2)" office:value-type="string" office:string-value="decrement" calcext:value-type="string">
            <text:p>decrement</text:p>
          </table:table-cell>
          <table:table-cell table:formula="of:=IF([chapter1.B71]=&quot;&quot;;&quot;&quot;;[chapter1.B71])" office:value-type="float" office:value="-1" calcext:value-type="float">
            <text:p>-1</text:p>
          </table:table-cell>
          <table:table-cell table:formula="of:=IF([chapter1.C71]=&quot;&quot;;&quot;&quot;;[chapter1.C71])" office:value-type="float" office:value="0" calcext:value-type="float">
            <text:p>0</text:p>
          </table:table-cell>
          <table:table-cell table:formula="of:=IF([chapter1.D71]=&quot;&quot;;&quot;&quot;;[chapter1.D71])" office:value-type="float" office:value="0" calcext:value-type="float">
            <text:p>0</text:p>
          </table:table-cell>
          <table:table-cell table:formula="of:=IF([chapter1.E71]=&quot;&quot;;&quot;&quot;;[chapter1.E71])" office:value-type="float" office:value="0" calcext:value-type="float">
            <text:p>0</text:p>
          </table:table-cell>
          <table:table-cell table:formula="of:=IF([chapter1.F71]=&quot;&quot;;&quot;&quot;;[chapter1.F71])" office:value-type="float" office:value="20" calcext:value-type="float">
            <text:p>20</text:p>
          </table:table-cell>
          <table:table-cell table:formula="of:=IF([chapter1.G71]=&quot;&quot;;&quot;&quot;;[chapter1.G71])" office:value-type="float" office:value="-9" calcext:value-type="float">
            <text:p>-9</text:p>
          </table:table-cell>
          <table:table-cell table:formula="of:=IF([chapter1.H71]=&quot;&quot;;&quot;&quot;;[chapter1.H71])" office:value-type="float" office:value="9" calcext:value-type="float">
            <text:p>9</text:p>
          </table:table-cell>
          <table:table-cell table:formula="of:=IF([chapter1.I71]=&quot;&quot;;&quot;&quot;;[chapter1.I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72]);[.K$1:.L$6];2)" office:value-type="string" office:string-value="decrement" calcext:value-type="string">
            <text:p>decrement</text:p>
          </table:table-cell>
          <table:table-cell table:formula="of:=IF([chapter1.B72]=&quot;&quot;;&quot;&quot;;[chapter1.B72])" office:value-type="float" office:value="5" calcext:value-type="float">
            <text:p>5</text:p>
          </table:table-cell>
          <table:table-cell table:formula="of:=IF([chapter1.C72]=&quot;&quot;;&quot;&quot;;[chapter1.C72])" office:value-type="float" office:value="0" calcext:value-type="float">
            <text:p>0</text:p>
          </table:table-cell>
          <table:table-cell table:formula="of:=IF([chapter1.D72]=&quot;&quot;;&quot;&quot;;[chapter1.D72])" office:value-type="float" office:value="0" calcext:value-type="float">
            <text:p>0</text:p>
          </table:table-cell>
          <table:table-cell table:formula="of:=IF([chapter1.E72]=&quot;&quot;;&quot;&quot;;[chapter1.E72])" office:value-type="float" office:value="0" calcext:value-type="float">
            <text:p>0</text:p>
          </table:table-cell>
          <table:table-cell table:formula="of:=IF([chapter1.F72]=&quot;&quot;;&quot;&quot;;[chapter1.F72])" office:value-type="float" office:value="20" calcext:value-type="float">
            <text:p>20</text:p>
          </table:table-cell>
          <table:table-cell table:formula="of:=IF([chapter1.G72]=&quot;&quot;;&quot;&quot;;[chapter1.G72])" office:value-type="float" office:value="-9" calcext:value-type="float">
            <text:p>-9</text:p>
          </table:table-cell>
          <table:table-cell table:formula="of:=IF([chapter1.H72]=&quot;&quot;;&quot;&quot;;[chapter1.H72])" office:value-type="float" office:value="9" calcext:value-type="float">
            <text:p>9</text:p>
          </table:table-cell>
          <table:table-cell table:formula="of:=IF([chapter1.I72]=&quot;&quot;;&quot;&quot;;[chapter1.I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73]);[.K$1:.L$6];2)" office:value-type="string" office:string-value="decrement" calcext:value-type="string">
            <text:p>decrement</text:p>
          </table:table-cell>
          <table:table-cell table:formula="of:=IF([chapter1.B73]=&quot;&quot;;&quot;&quot;;[chapter1.B73])" office:value-type="float" office:value="5" calcext:value-type="float">
            <text:p>5</text:p>
          </table:table-cell>
          <table:table-cell table:formula="of:=IF([chapter1.C73]=&quot;&quot;;&quot;&quot;;[chapter1.C73])" office:value-type="float" office:value="0" calcext:value-type="float">
            <text:p>0</text:p>
          </table:table-cell>
          <table:table-cell table:formula="of:=IF([chapter1.D73]=&quot;&quot;;&quot;&quot;;[chapter1.D73])" office:value-type="float" office:value="0" calcext:value-type="float">
            <text:p>0</text:p>
          </table:table-cell>
          <table:table-cell table:formula="of:=IF([chapter1.E73]=&quot;&quot;;&quot;&quot;;[chapter1.E73])" office:value-type="float" office:value="0" calcext:value-type="float">
            <text:p>0</text:p>
          </table:table-cell>
          <table:table-cell table:formula="of:=IF([chapter1.F73]=&quot;&quot;;&quot;&quot;;[chapter1.F73])" office:value-type="float" office:value="20" calcext:value-type="float">
            <text:p>20</text:p>
          </table:table-cell>
          <table:table-cell table:formula="of:=IF([chapter1.G73]=&quot;&quot;;&quot;&quot;;[chapter1.G73])" office:value-type="float" office:value="-9" calcext:value-type="float">
            <text:p>-9</text:p>
          </table:table-cell>
          <table:table-cell table:formula="of:=IF([chapter1.H73]=&quot;&quot;;&quot;&quot;;[chapter1.H73])" office:value-type="float" office:value="9" calcext:value-type="float">
            <text:p>9</text:p>
          </table:table-cell>
          <table:table-cell table:formula="of:=IF([chapter1.I73]=&quot;&quot;;&quot;&quot;;[chapter1.I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74]);[.K$1:.L$6];2)" office:value-type="string" office:string-value="decrement" calcext:value-type="string">
            <text:p>decrement</text:p>
          </table:table-cell>
          <table:table-cell table:formula="of:=IF([chapter1.B74]=&quot;&quot;;&quot;&quot;;[chapter1.B74])" office:value-type="float" office:value="-5" calcext:value-type="float">
            <text:p>-5</text:p>
          </table:table-cell>
          <table:table-cell table:formula="of:=IF([chapter1.C74]=&quot;&quot;;&quot;&quot;;[chapter1.C74])" office:value-type="float" office:value="0" calcext:value-type="float">
            <text:p>0</text:p>
          </table:table-cell>
          <table:table-cell table:formula="of:=IF([chapter1.D74]=&quot;&quot;;&quot;&quot;;[chapter1.D74])" office:value-type="float" office:value="0" calcext:value-type="float">
            <text:p>0</text:p>
          </table:table-cell>
          <table:table-cell table:formula="of:=IF([chapter1.E74]=&quot;&quot;;&quot;&quot;;[chapter1.E74])" office:value-type="float" office:value="0" calcext:value-type="float">
            <text:p>0</text:p>
          </table:table-cell>
          <table:table-cell table:formula="of:=IF([chapter1.F74]=&quot;&quot;;&quot;&quot;;[chapter1.F74])" office:value-type="float" office:value="20" calcext:value-type="float">
            <text:p>20</text:p>
          </table:table-cell>
          <table:table-cell table:formula="of:=IF([chapter1.G74]=&quot;&quot;;&quot;&quot;;[chapter1.G74])" office:value-type="float" office:value="-9" calcext:value-type="float">
            <text:p>-9</text:p>
          </table:table-cell>
          <table:table-cell table:formula="of:=IF([chapter1.H74]=&quot;&quot;;&quot;&quot;;[chapter1.H74])" office:value-type="float" office:value="9" calcext:value-type="float">
            <text:p>9</text:p>
          </table:table-cell>
          <table:table-cell table:formula="of:=IF([chapter1.I74]=&quot;&quot;;&quot;&quot;;[chapter1.I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75]);[.K$1:.L$6];2)" office:value-type="string" office:string-value="decrement" calcext:value-type="string">
            <text:p>decrement</text:p>
          </table:table-cell>
          <table:table-cell table:formula="of:=IF([chapter1.B75]=&quot;&quot;;&quot;&quot;;[chapter1.B75])" office:value-type="float" office:value="0" calcext:value-type="float">
            <text:p>0</text:p>
          </table:table-cell>
          <table:table-cell table:formula="of:=IF([chapter1.C75]=&quot;&quot;;&quot;&quot;;[chapter1.C75])" office:value-type="float" office:value="0" calcext:value-type="float">
            <text:p>0</text:p>
          </table:table-cell>
          <table:table-cell table:formula="of:=IF([chapter1.D75]=&quot;&quot;;&quot;&quot;;[chapter1.D75])" office:value-type="float" office:value="0" calcext:value-type="float">
            <text:p>0</text:p>
          </table:table-cell>
          <table:table-cell table:formula="of:=IF([chapter1.E75]=&quot;&quot;;&quot;&quot;;[chapter1.E75])" office:value-type="float" office:value="0" calcext:value-type="float">
            <text:p>0</text:p>
          </table:table-cell>
          <table:table-cell table:formula="of:=IF([chapter1.F75]=&quot;&quot;;&quot;&quot;;[chapter1.F75])" office:value-type="float" office:value="20" calcext:value-type="float">
            <text:p>20</text:p>
          </table:table-cell>
          <table:table-cell table:formula="of:=IF([chapter1.G75]=&quot;&quot;;&quot;&quot;;[chapter1.G75])" office:value-type="float" office:value="-9" calcext:value-type="float">
            <text:p>-9</text:p>
          </table:table-cell>
          <table:table-cell table:formula="of:=IF([chapter1.H75]=&quot;&quot;;&quot;&quot;;[chapter1.H75])" office:value-type="float" office:value="9" calcext:value-type="float">
            <text:p>9</text:p>
          </table:table-cell>
          <table:table-cell table:formula="of:=IF([chapter1.I75]=&quot;&quot;;&quot;&quot;;[chapter1.I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76]);[.K$1:.L$6];2)" office:value-type="string" office:string-value="decrement" calcext:value-type="string">
            <text:p>decrement</text:p>
          </table:table-cell>
          <table:table-cell table:formula="of:=IF([chapter1.B76]=&quot;&quot;;&quot;&quot;;[chapter1.B76])" office:value-type="float" office:value="0" calcext:value-type="float">
            <text:p>0</text:p>
          </table:table-cell>
          <table:table-cell table:formula="of:=IF([chapter1.C76]=&quot;&quot;;&quot;&quot;;[chapter1.C76])" office:value-type="float" office:value="0" calcext:value-type="float">
            <text:p>0</text:p>
          </table:table-cell>
          <table:table-cell table:formula="of:=IF([chapter1.D76]=&quot;&quot;;&quot;&quot;;[chapter1.D76])" office:value-type="float" office:value="0" calcext:value-type="float">
            <text:p>0</text:p>
          </table:table-cell>
          <table:table-cell table:formula="of:=IF([chapter1.E76]=&quot;&quot;;&quot;&quot;;[chapter1.E76])" office:value-type="float" office:value="0" calcext:value-type="float">
            <text:p>0</text:p>
          </table:table-cell>
          <table:table-cell table:formula="of:=IF([chapter1.F76]=&quot;&quot;;&quot;&quot;;[chapter1.F76])" office:value-type="float" office:value="20" calcext:value-type="float">
            <text:p>20</text:p>
          </table:table-cell>
          <table:table-cell table:formula="of:=IF([chapter1.G76]=&quot;&quot;;&quot;&quot;;[chapter1.G76])" office:value-type="float" office:value="-9" calcext:value-type="float">
            <text:p>-9</text:p>
          </table:table-cell>
          <table:table-cell table:formula="of:=IF([chapter1.H76]=&quot;&quot;;&quot;&quot;;[chapter1.H76])" office:value-type="float" office:value="9" calcext:value-type="float">
            <text:p>9</text:p>
          </table:table-cell>
          <table:table-cell table:formula="of:=IF([chapter1.I76]=&quot;&quot;;&quot;&quot;;[chapter1.I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77]);[.K$1:.L$6];2)" office:value-type="string" office:string-value="decrement" calcext:value-type="string">
            <text:p>decrement</text:p>
          </table:table-cell>
          <table:table-cell table:formula="of:=IF([chapter1.B77]=&quot;&quot;;&quot;&quot;;[chapter1.B77])" office:value-type="float" office:value="3" calcext:value-type="float">
            <text:p>3</text:p>
          </table:table-cell>
          <table:table-cell table:formula="of:=IF([chapter1.C77]=&quot;&quot;;&quot;&quot;;[chapter1.C77])" office:value-type="float" office:value="0" calcext:value-type="float">
            <text:p>0</text:p>
          </table:table-cell>
          <table:table-cell table:formula="of:=IF([chapter1.D77]=&quot;&quot;;&quot;&quot;;[chapter1.D77])" office:value-type="float" office:value="0" calcext:value-type="float">
            <text:p>0</text:p>
          </table:table-cell>
          <table:table-cell table:formula="of:=IF([chapter1.E77]=&quot;&quot;;&quot;&quot;;[chapter1.E77])" office:value-type="float" office:value="0" calcext:value-type="float">
            <text:p>0</text:p>
          </table:table-cell>
          <table:table-cell table:formula="of:=IF([chapter1.F77]=&quot;&quot;;&quot;&quot;;[chapter1.F77])" office:value-type="float" office:value="20" calcext:value-type="float">
            <text:p>20</text:p>
          </table:table-cell>
          <table:table-cell table:formula="of:=IF([chapter1.G77]=&quot;&quot;;&quot;&quot;;[chapter1.G77])" office:value-type="float" office:value="-9" calcext:value-type="float">
            <text:p>-9</text:p>
          </table:table-cell>
          <table:table-cell table:formula="of:=IF([chapter1.H77]=&quot;&quot;;&quot;&quot;;[chapter1.H77])" office:value-type="float" office:value="9" calcext:value-type="float">
            <text:p>9</text:p>
          </table:table-cell>
          <table:table-cell table:formula="of:=IF([chapter1.I77]=&quot;&quot;;&quot;&quot;;[chapter1.I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78]);[.K$1:.L$6];2)" office:value-type="string" office:string-value="decrement" calcext:value-type="string">
            <text:p>decrement</text:p>
          </table:table-cell>
          <table:table-cell table:formula="of:=IF([chapter1.B78]=&quot;&quot;;&quot;&quot;;[chapter1.B78])" office:value-type="float" office:value="4" calcext:value-type="float">
            <text:p>4</text:p>
          </table:table-cell>
          <table:table-cell table:formula="of:=IF([chapter1.C78]=&quot;&quot;;&quot;&quot;;[chapter1.C78])" office:value-type="float" office:value="0" calcext:value-type="float">
            <text:p>0</text:p>
          </table:table-cell>
          <table:table-cell table:formula="of:=IF([chapter1.D78]=&quot;&quot;;&quot;&quot;;[chapter1.D78])" office:value-type="float" office:value="0" calcext:value-type="float">
            <text:p>0</text:p>
          </table:table-cell>
          <table:table-cell table:formula="of:=IF([chapter1.E78]=&quot;&quot;;&quot;&quot;;[chapter1.E78])" office:value-type="float" office:value="0" calcext:value-type="float">
            <text:p>0</text:p>
          </table:table-cell>
          <table:table-cell table:formula="of:=IF([chapter1.F78]=&quot;&quot;;&quot;&quot;;[chapter1.F78])" office:value-type="float" office:value="20" calcext:value-type="float">
            <text:p>20</text:p>
          </table:table-cell>
          <table:table-cell table:formula="of:=IF([chapter1.G78]=&quot;&quot;;&quot;&quot;;[chapter1.G78])" office:value-type="float" office:value="-9" calcext:value-type="float">
            <text:p>-9</text:p>
          </table:table-cell>
          <table:table-cell table:formula="of:=IF([chapter1.H78]=&quot;&quot;;&quot;&quot;;[chapter1.H78])" office:value-type="float" office:value="9" calcext:value-type="float">
            <text:p>9</text:p>
          </table:table-cell>
          <table:table-cell table:formula="of:=IF([chapter1.I78]=&quot;&quot;;&quot;&quot;;[chapter1.I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79]);[.K$1:.L$6];2)" office:value-type="string" office:string-value="decrement" calcext:value-type="string">
            <text:p>decrement</text:p>
          </table:table-cell>
          <table:table-cell table:formula="of:=IF([chapter1.B79]=&quot;&quot;;&quot;&quot;;[chapter1.B79])" office:value-type="float" office:value="5" calcext:value-type="float">
            <text:p>5</text:p>
          </table:table-cell>
          <table:table-cell table:formula="of:=IF([chapter1.C79]=&quot;&quot;;&quot;&quot;;[chapter1.C79])" office:value-type="float" office:value="0" calcext:value-type="float">
            <text:p>0</text:p>
          </table:table-cell>
          <table:table-cell table:formula="of:=IF([chapter1.D79]=&quot;&quot;;&quot;&quot;;[chapter1.D79])" office:value-type="float" office:value="0" calcext:value-type="float">
            <text:p>0</text:p>
          </table:table-cell>
          <table:table-cell table:formula="of:=IF([chapter1.E79]=&quot;&quot;;&quot;&quot;;[chapter1.E79])" office:value-type="float" office:value="0" calcext:value-type="float">
            <text:p>0</text:p>
          </table:table-cell>
          <table:table-cell table:formula="of:=IF([chapter1.F79]=&quot;&quot;;&quot;&quot;;[chapter1.F79])" office:value-type="float" office:value="20" calcext:value-type="float">
            <text:p>20</text:p>
          </table:table-cell>
          <table:table-cell table:formula="of:=IF([chapter1.G79]=&quot;&quot;;&quot;&quot;;[chapter1.G79])" office:value-type="float" office:value="-9" calcext:value-type="float">
            <text:p>-9</text:p>
          </table:table-cell>
          <table:table-cell table:formula="of:=IF([chapter1.H79]=&quot;&quot;;&quot;&quot;;[chapter1.H79])" office:value-type="float" office:value="9" calcext:value-type="float">
            <text:p>9</text:p>
          </table:table-cell>
          <table:table-cell table:formula="of:=IF([chapter1.I79]=&quot;&quot;;&quot;&quot;;[chapter1.I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80]);[.K$1:.L$6];2)" office:value-type="string" office:string-value="decrement" calcext:value-type="string">
            <text:p>decrement</text:p>
          </table:table-cell>
          <table:table-cell table:formula="of:=IF([chapter1.B80]=&quot;&quot;;&quot;&quot;;[chapter1.B80])" office:value-type="float" office:value="-3" calcext:value-type="float">
            <text:p>-3</text:p>
          </table:table-cell>
          <table:table-cell table:formula="of:=IF([chapter1.C80]=&quot;&quot;;&quot;&quot;;[chapter1.C80])" office:value-type="float" office:value="0" calcext:value-type="float">
            <text:p>0</text:p>
          </table:table-cell>
          <table:table-cell table:formula="of:=IF([chapter1.D80]=&quot;&quot;;&quot;&quot;;[chapter1.D80])" office:value-type="float" office:value="0" calcext:value-type="float">
            <text:p>0</text:p>
          </table:table-cell>
          <table:table-cell table:formula="of:=IF([chapter1.E80]=&quot;&quot;;&quot;&quot;;[chapter1.E80])" office:value-type="float" office:value="0" calcext:value-type="float">
            <text:p>0</text:p>
          </table:table-cell>
          <table:table-cell table:formula="of:=IF([chapter1.F80]=&quot;&quot;;&quot;&quot;;[chapter1.F80])" office:value-type="float" office:value="20" calcext:value-type="float">
            <text:p>20</text:p>
          </table:table-cell>
          <table:table-cell table:formula="of:=IF([chapter1.G80]=&quot;&quot;;&quot;&quot;;[chapter1.G80])" office:value-type="float" office:value="-9" calcext:value-type="float">
            <text:p>-9</text:p>
          </table:table-cell>
          <table:table-cell table:formula="of:=IF([chapter1.H80]=&quot;&quot;;&quot;&quot;;[chapter1.H80])" office:value-type="float" office:value="9" calcext:value-type="float">
            <text:p>9</text:p>
          </table:table-cell>
          <table:table-cell table:formula="of:=IF([chapter1.I80]=&quot;&quot;;&quot;&quot;;[chapter1.I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81]);[.K$1:.L$6];2)" office:value-type="string" office:string-value="decrement" calcext:value-type="string">
            <text:p>decrement</text:p>
          </table:table-cell>
          <table:table-cell table:formula="of:=IF([chapter1.B81]=&quot;&quot;;&quot;&quot;;[chapter1.B81])" office:value-type="float" office:value="3" calcext:value-type="float">
            <text:p>3</text:p>
          </table:table-cell>
          <table:table-cell table:formula="of:=IF([chapter1.C81]=&quot;&quot;;&quot;&quot;;[chapter1.C81])" office:value-type="float" office:value="0" calcext:value-type="float">
            <text:p>0</text:p>
          </table:table-cell>
          <table:table-cell table:formula="of:=IF([chapter1.D81]=&quot;&quot;;&quot;&quot;;[chapter1.D81])" office:value-type="float" office:value="0" calcext:value-type="float">
            <text:p>0</text:p>
          </table:table-cell>
          <table:table-cell table:formula="of:=IF([chapter1.E81]=&quot;&quot;;&quot;&quot;;[chapter1.E81])" office:value-type="float" office:value="0" calcext:value-type="float">
            <text:p>0</text:p>
          </table:table-cell>
          <table:table-cell table:formula="of:=IF([chapter1.F81]=&quot;&quot;;&quot;&quot;;[chapter1.F81])" office:value-type="float" office:value="20" calcext:value-type="float">
            <text:p>20</text:p>
          </table:table-cell>
          <table:table-cell table:formula="of:=IF([chapter1.G81]=&quot;&quot;;&quot;&quot;;[chapter1.G81])" office:value-type="float" office:value="-9" calcext:value-type="float">
            <text:p>-9</text:p>
          </table:table-cell>
          <table:table-cell table:formula="of:=IF([chapter1.H81]=&quot;&quot;;&quot;&quot;;[chapter1.H81])" office:value-type="float" office:value="9" calcext:value-type="float">
            <text:p>9</text:p>
          </table:table-cell>
          <table:table-cell table:formula="of:=IF([chapter1.I81]=&quot;&quot;;&quot;&quot;;[chapter1.I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82]);[.K$1:.L$6];2)" office:value-type="string" office:string-value="decrement" calcext:value-type="string">
            <text:p>decrement</text:p>
          </table:table-cell>
          <table:table-cell table:formula="of:=IF([chapter1.B82]=&quot;&quot;;&quot;&quot;;[chapter1.B82])" office:value-type="float" office:value="3" calcext:value-type="float">
            <text:p>3</text:p>
          </table:table-cell>
          <table:table-cell table:formula="of:=IF([chapter1.C82]=&quot;&quot;;&quot;&quot;;[chapter1.C82])" office:value-type="float" office:value="0" calcext:value-type="float">
            <text:p>0</text:p>
          </table:table-cell>
          <table:table-cell table:formula="of:=IF([chapter1.D82]=&quot;&quot;;&quot;&quot;;[chapter1.D82])" office:value-type="float" office:value="0" calcext:value-type="float">
            <text:p>0</text:p>
          </table:table-cell>
          <table:table-cell table:formula="of:=IF([chapter1.E82]=&quot;&quot;;&quot;&quot;;[chapter1.E82])" office:value-type="float" office:value="0" calcext:value-type="float">
            <text:p>0</text:p>
          </table:table-cell>
          <table:table-cell table:formula="of:=IF([chapter1.F82]=&quot;&quot;;&quot;&quot;;[chapter1.F82])" office:value-type="float" office:value="20" calcext:value-type="float">
            <text:p>20</text:p>
          </table:table-cell>
          <table:table-cell table:formula="of:=IF([chapter1.G82]=&quot;&quot;;&quot;&quot;;[chapter1.G82])" office:value-type="float" office:value="-9" calcext:value-type="float">
            <text:p>-9</text:p>
          </table:table-cell>
          <table:table-cell table:formula="of:=IF([chapter1.H82]=&quot;&quot;;&quot;&quot;;[chapter1.H82])" office:value-type="float" office:value="9" calcext:value-type="float">
            <text:p>9</text:p>
          </table:table-cell>
          <table:table-cell table:formula="of:=IF([chapter1.I82]=&quot;&quot;;&quot;&quot;;[chapter1.I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83]);[.K$1:.L$6];2)" office:value-type="string" office:string-value="decrement" calcext:value-type="string">
            <text:p>decrement</text:p>
          </table:table-cell>
          <table:table-cell table:formula="of:=IF([chapter1.B83]=&quot;&quot;;&quot;&quot;;[chapter1.B83])" office:value-type="float" office:value="-5" calcext:value-type="float">
            <text:p>-5</text:p>
          </table:table-cell>
          <table:table-cell table:formula="of:=IF([chapter1.C83]=&quot;&quot;;&quot;&quot;;[chapter1.C83])" office:value-type="float" office:value="0" calcext:value-type="float">
            <text:p>0</text:p>
          </table:table-cell>
          <table:table-cell table:formula="of:=IF([chapter1.D83]=&quot;&quot;;&quot;&quot;;[chapter1.D83])" office:value-type="float" office:value="0" calcext:value-type="float">
            <text:p>0</text:p>
          </table:table-cell>
          <table:table-cell table:formula="of:=IF([chapter1.E83]=&quot;&quot;;&quot;&quot;;[chapter1.E83])" office:value-type="float" office:value="0" calcext:value-type="float">
            <text:p>0</text:p>
          </table:table-cell>
          <table:table-cell table:formula="of:=IF([chapter1.F83]=&quot;&quot;;&quot;&quot;;[chapter1.F83])" office:value-type="float" office:value="20" calcext:value-type="float">
            <text:p>20</text:p>
          </table:table-cell>
          <table:table-cell table:formula="of:=IF([chapter1.G83]=&quot;&quot;;&quot;&quot;;[chapter1.G83])" office:value-type="float" office:value="-9" calcext:value-type="float">
            <text:p>-9</text:p>
          </table:table-cell>
          <table:table-cell table:formula="of:=IF([chapter1.H83]=&quot;&quot;;&quot;&quot;;[chapter1.H83])" office:value-type="float" office:value="9" calcext:value-type="float">
            <text:p>9</text:p>
          </table:table-cell>
          <table:table-cell table:formula="of:=IF([chapter1.I83]=&quot;&quot;;&quot;&quot;;[chapter1.I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84]);[.K$1:.L$6];2)" office:value-type="string" office:string-value="decrement" calcext:value-type="string">
            <text:p>decrement</text:p>
          </table:table-cell>
          <table:table-cell table:formula="of:=IF([chapter1.B84]=&quot;&quot;;&quot;&quot;;[chapter1.B84])" office:value-type="float" office:value="-6" calcext:value-type="float">
            <text:p>-6</text:p>
          </table:table-cell>
          <table:table-cell table:formula="of:=IF([chapter1.C84]=&quot;&quot;;&quot;&quot;;[chapter1.C84])" office:value-type="float" office:value="0" calcext:value-type="float">
            <text:p>0</text:p>
          </table:table-cell>
          <table:table-cell table:formula="of:=IF([chapter1.D84]=&quot;&quot;;&quot;&quot;;[chapter1.D84])" office:value-type="float" office:value="0" calcext:value-type="float">
            <text:p>0</text:p>
          </table:table-cell>
          <table:table-cell table:formula="of:=IF([chapter1.E84]=&quot;&quot;;&quot;&quot;;[chapter1.E84])" office:value-type="float" office:value="0" calcext:value-type="float">
            <text:p>0</text:p>
          </table:table-cell>
          <table:table-cell table:formula="of:=IF([chapter1.F84]=&quot;&quot;;&quot;&quot;;[chapter1.F84])" office:value-type="float" office:value="20" calcext:value-type="float">
            <text:p>20</text:p>
          </table:table-cell>
          <table:table-cell table:formula="of:=IF([chapter1.G84]=&quot;&quot;;&quot;&quot;;[chapter1.G84])" office:value-type="float" office:value="-9" calcext:value-type="float">
            <text:p>-9</text:p>
          </table:table-cell>
          <table:table-cell table:formula="of:=IF([chapter1.H84]=&quot;&quot;;&quot;&quot;;[chapter1.H84])" office:value-type="float" office:value="9" calcext:value-type="float">
            <text:p>9</text:p>
          </table:table-cell>
          <table:table-cell table:formula="of:=IF([chapter1.I84]=&quot;&quot;;&quot;&quot;;[chapter1.I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85]);[.K$1:.L$6];2)" office:value-type="string" office:string-value="decrement" calcext:value-type="string">
            <text:p>decrement</text:p>
          </table:table-cell>
          <table:table-cell table:formula="of:=IF([chapter1.B85]=&quot;&quot;;&quot;&quot;;[chapter1.B85])" office:value-type="float" office:value="0" calcext:value-type="float">
            <text:p>0</text:p>
          </table:table-cell>
          <table:table-cell table:formula="of:=IF([chapter1.C85]=&quot;&quot;;&quot;&quot;;[chapter1.C85])" office:value-type="float" office:value="0" calcext:value-type="float">
            <text:p>0</text:p>
          </table:table-cell>
          <table:table-cell table:formula="of:=IF([chapter1.D85]=&quot;&quot;;&quot;&quot;;[chapter1.D85])" office:value-type="float" office:value="0" calcext:value-type="float">
            <text:p>0</text:p>
          </table:table-cell>
          <table:table-cell table:formula="of:=IF([chapter1.E85]=&quot;&quot;;&quot;&quot;;[chapter1.E85])" office:value-type="float" office:value="0" calcext:value-type="float">
            <text:p>0</text:p>
          </table:table-cell>
          <table:table-cell table:formula="of:=IF([chapter1.F85]=&quot;&quot;;&quot;&quot;;[chapter1.F85])" office:value-type="float" office:value="20" calcext:value-type="float">
            <text:p>20</text:p>
          </table:table-cell>
          <table:table-cell table:formula="of:=IF([chapter1.G85]=&quot;&quot;;&quot;&quot;;[chapter1.G85])" office:value-type="float" office:value="-9" calcext:value-type="float">
            <text:p>-9</text:p>
          </table:table-cell>
          <table:table-cell table:formula="of:=IF([chapter1.H85]=&quot;&quot;;&quot;&quot;;[chapter1.H85])" office:value-type="float" office:value="9" calcext:value-type="float">
            <text:p>9</text:p>
          </table:table-cell>
          <table:table-cell table:formula="of:=IF([chapter1.I85]=&quot;&quot;;&quot;&quot;;[chapter1.I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86]);[.K$1:.L$6];2)" office:value-type="string" office:string-value="decrement" calcext:value-type="string">
            <text:p>decrement</text:p>
          </table:table-cell>
          <table:table-cell table:formula="of:=IF([chapter1.B86]=&quot;&quot;;&quot;&quot;;[chapter1.B86])" office:value-type="float" office:value="8" calcext:value-type="float">
            <text:p>8</text:p>
          </table:table-cell>
          <table:table-cell table:formula="of:=IF([chapter1.C86]=&quot;&quot;;&quot;&quot;;[chapter1.C86])" office:value-type="float" office:value="0" calcext:value-type="float">
            <text:p>0</text:p>
          </table:table-cell>
          <table:table-cell table:formula="of:=IF([chapter1.D86]=&quot;&quot;;&quot;&quot;;[chapter1.D86])" office:value-type="float" office:value="0" calcext:value-type="float">
            <text:p>0</text:p>
          </table:table-cell>
          <table:table-cell table:formula="of:=IF([chapter1.E86]=&quot;&quot;;&quot;&quot;;[chapter1.E86])" office:value-type="float" office:value="0" calcext:value-type="float">
            <text:p>0</text:p>
          </table:table-cell>
          <table:table-cell table:formula="of:=IF([chapter1.F86]=&quot;&quot;;&quot;&quot;;[chapter1.F86])" office:value-type="float" office:value="20" calcext:value-type="float">
            <text:p>20</text:p>
          </table:table-cell>
          <table:table-cell table:formula="of:=IF([chapter1.G86]=&quot;&quot;;&quot;&quot;;[chapter1.G86])" office:value-type="float" office:value="-9" calcext:value-type="float">
            <text:p>-9</text:p>
          </table:table-cell>
          <table:table-cell table:formula="of:=IF([chapter1.H86]=&quot;&quot;;&quot;&quot;;[chapter1.H86])" office:value-type="float" office:value="9" calcext:value-type="float">
            <text:p>9</text:p>
          </table:table-cell>
          <table:table-cell table:formula="of:=IF([chapter1.I86]=&quot;&quot;;&quot;&quot;;[chapter1.I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87]);[.K$1:.L$6];2)" office:value-type="string" office:string-value="decrement" calcext:value-type="string">
            <text:p>decrement</text:p>
          </table:table-cell>
          <table:table-cell table:formula="of:=IF([chapter1.B87]=&quot;&quot;;&quot;&quot;;[chapter1.B87])" office:value-type="float" office:value="-2" calcext:value-type="float">
            <text:p>-2</text:p>
          </table:table-cell>
          <table:table-cell table:formula="of:=IF([chapter1.C87]=&quot;&quot;;&quot;&quot;;[chapter1.C87])" office:value-type="float" office:value="0" calcext:value-type="float">
            <text:p>0</text:p>
          </table:table-cell>
          <table:table-cell table:formula="of:=IF([chapter1.D87]=&quot;&quot;;&quot;&quot;;[chapter1.D87])" office:value-type="float" office:value="0" calcext:value-type="float">
            <text:p>0</text:p>
          </table:table-cell>
          <table:table-cell table:formula="of:=IF([chapter1.E87]=&quot;&quot;;&quot;&quot;;[chapter1.E87])" office:value-type="float" office:value="0" calcext:value-type="float">
            <text:p>0</text:p>
          </table:table-cell>
          <table:table-cell table:formula="of:=IF([chapter1.F87]=&quot;&quot;;&quot;&quot;;[chapter1.F87])" office:value-type="float" office:value="20" calcext:value-type="float">
            <text:p>20</text:p>
          </table:table-cell>
          <table:table-cell table:formula="of:=IF([chapter1.G87]=&quot;&quot;;&quot;&quot;;[chapter1.G87])" office:value-type="float" office:value="-9" calcext:value-type="float">
            <text:p>-9</text:p>
          </table:table-cell>
          <table:table-cell table:formula="of:=IF([chapter1.H87]=&quot;&quot;;&quot;&quot;;[chapter1.H87])" office:value-type="float" office:value="9" calcext:value-type="float">
            <text:p>9</text:p>
          </table:table-cell>
          <table:table-cell table:formula="of:=IF([chapter1.I87]=&quot;&quot;;&quot;&quot;;[chapter1.I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88]);[.K$1:.L$6];2)" office:value-type="string" office:string-value="decrement" calcext:value-type="string">
            <text:p>decrement</text:p>
          </table:table-cell>
          <table:table-cell table:formula="of:=IF([chapter1.B88]=&quot;&quot;;&quot;&quot;;[chapter1.B88])" office:value-type="float" office:value="2" calcext:value-type="float">
            <text:p>2</text:p>
          </table:table-cell>
          <table:table-cell table:formula="of:=IF([chapter1.C88]=&quot;&quot;;&quot;&quot;;[chapter1.C88])" office:value-type="float" office:value="0" calcext:value-type="float">
            <text:p>0</text:p>
          </table:table-cell>
          <table:table-cell table:formula="of:=IF([chapter1.D88]=&quot;&quot;;&quot;&quot;;[chapter1.D88])" office:value-type="float" office:value="0" calcext:value-type="float">
            <text:p>0</text:p>
          </table:table-cell>
          <table:table-cell table:formula="of:=IF([chapter1.E88]=&quot;&quot;;&quot;&quot;;[chapter1.E88])" office:value-type="float" office:value="0" calcext:value-type="float">
            <text:p>0</text:p>
          </table:table-cell>
          <table:table-cell table:formula="of:=IF([chapter1.F88]=&quot;&quot;;&quot;&quot;;[chapter1.F88])" office:value-type="float" office:value="20" calcext:value-type="float">
            <text:p>20</text:p>
          </table:table-cell>
          <table:table-cell table:formula="of:=IF([chapter1.G88]=&quot;&quot;;&quot;&quot;;[chapter1.G88])" office:value-type="float" office:value="-9" calcext:value-type="float">
            <text:p>-9</text:p>
          </table:table-cell>
          <table:table-cell table:formula="of:=IF([chapter1.H88]=&quot;&quot;;&quot;&quot;;[chapter1.H88])" office:value-type="float" office:value="9" calcext:value-type="float">
            <text:p>9</text:p>
          </table:table-cell>
          <table:table-cell table:formula="of:=IF([chapter1.I88]=&quot;&quot;;&quot;&quot;;[chapter1.I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89]);[.K$1:.L$6];2)" office:value-type="string" office:string-value="decrement" calcext:value-type="string">
            <text:p>decrement</text:p>
          </table:table-cell>
          <table:table-cell table:formula="of:=IF([chapter1.B89]=&quot;&quot;;&quot;&quot;;[chapter1.B89])" office:value-type="float" office:value="-4" calcext:value-type="float">
            <text:p>-4</text:p>
          </table:table-cell>
          <table:table-cell table:formula="of:=IF([chapter1.C89]=&quot;&quot;;&quot;&quot;;[chapter1.C89])" office:value-type="float" office:value="0" calcext:value-type="float">
            <text:p>0</text:p>
          </table:table-cell>
          <table:table-cell table:formula="of:=IF([chapter1.D89]=&quot;&quot;;&quot;&quot;;[chapter1.D89])" office:value-type="float" office:value="0" calcext:value-type="float">
            <text:p>0</text:p>
          </table:table-cell>
          <table:table-cell table:formula="of:=IF([chapter1.E89]=&quot;&quot;;&quot;&quot;;[chapter1.E89])" office:value-type="float" office:value="0" calcext:value-type="float">
            <text:p>0</text:p>
          </table:table-cell>
          <table:table-cell table:formula="of:=IF([chapter1.F89]=&quot;&quot;;&quot;&quot;;[chapter1.F89])" office:value-type="float" office:value="20" calcext:value-type="float">
            <text:p>20</text:p>
          </table:table-cell>
          <table:table-cell table:formula="of:=IF([chapter1.G89]=&quot;&quot;;&quot;&quot;;[chapter1.G89])" office:value-type="float" office:value="-9" calcext:value-type="float">
            <text:p>-9</text:p>
          </table:table-cell>
          <table:table-cell table:formula="of:=IF([chapter1.H89]=&quot;&quot;;&quot;&quot;;[chapter1.H89])" office:value-type="float" office:value="9" calcext:value-type="float">
            <text:p>9</text:p>
          </table:table-cell>
          <table:table-cell table:formula="of:=IF([chapter1.I89]=&quot;&quot;;&quot;&quot;;[chapter1.I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90]);[.K$1:.L$6];2)" office:value-type="float" office:value="0" calcext:value-type="float">
            <text:p/>
          </table:table-cell>
          <table:table-cell table:formula="of:=IF([chapter1.B90]=&quot;&quot;;&quot;&quot;;[chapter1.B90])" office:value-type="float" office:value="0" calcext:value-type="float">
            <text:p>0</text:p>
          </table:table-cell>
          <table:table-cell table:formula="of:=IF([chapter1.C90]=&quot;&quot;;&quot;&quot;;[chapter1.C90])" office:value-type="float" office:value="0" calcext:value-type="float">
            <text:p>0</text:p>
          </table:table-cell>
          <table:table-cell table:formula="of:=IF([chapter1.D90]=&quot;&quot;;&quot;&quot;;[chapter1.D90])" office:value-type="float" office:value="0" calcext:value-type="float">
            <text:p>0</text:p>
          </table:table-cell>
          <table:table-cell table:formula="of:=IF([chapter1.E90]=&quot;&quot;;&quot;&quot;;[chapter1.E90])" office:value-type="float" office:value="0" calcext:value-type="float">
            <text:p>0</text:p>
          </table:table-cell>
          <table:table-cell table:formula="of:=IF([chapter1.F90]=&quot;&quot;;&quot;&quot;;[chapter1.F90])" office:value-type="float" office:value="0" calcext:value-type="float">
            <text:p>0</text:p>
          </table:table-cell>
          <table:table-cell table:formula="of:=IF([chapter1.G90]=&quot;&quot;;&quot;&quot;;[chapter1.G90])" office:value-type="float" office:value="0" calcext:value-type="float">
            <text:p>0</text:p>
          </table:table-cell>
          <table:table-cell table:formula="of:=IF([chapter1.H90]=&quot;&quot;;&quot;&quot;;[chapter1.H90])" office:value-type="float" office:value="0" calcext:value-type="float">
            <text:p>0</text:p>
          </table:table-cell>
          <table:table-cell table:formula="of:=IF([chapter1.I90]=&quot;&quot;;&quot;&quot;;[chapter1.I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91]);[.K$1:.L$6];2)" office:value-type="string" office:string-value="increment" calcext:value-type="string">
            <text:p>increment</text:p>
          </table:table-cell>
          <table:table-cell table:formula="of:=IF([chapter1.B91]=&quot;&quot;;&quot;&quot;;[chapter1.B91])" office:value-type="float" office:value="4" calcext:value-type="float">
            <text:p>4</text:p>
          </table:table-cell>
          <table:table-cell table:formula="of:=IF([chapter1.C91]=&quot;&quot;;&quot;&quot;;[chapter1.C91])" office:value-type="float" office:value="0" calcext:value-type="float">
            <text:p>0</text:p>
          </table:table-cell>
          <table:table-cell table:formula="of:=IF([chapter1.D91]=&quot;&quot;;&quot;&quot;;[chapter1.D91])" office:value-type="float" office:value="0" calcext:value-type="float">
            <text:p>0</text:p>
          </table:table-cell>
          <table:table-cell table:formula="of:=IF([chapter1.E91]=&quot;&quot;;&quot;&quot;;[chapter1.E91])" office:value-type="float" office:value="0" calcext:value-type="float">
            <text:p>0</text:p>
          </table:table-cell>
          <table:table-cell table:formula="of:=IF([chapter1.F91]=&quot;&quot;;&quot;&quot;;[chapter1.F91])" office:value-type="float" office:value="20" calcext:value-type="float">
            <text:p>20</text:p>
          </table:table-cell>
          <table:table-cell table:formula="of:=IF([chapter1.G91]=&quot;&quot;;&quot;&quot;;[chapter1.G91])" office:value-type="float" office:value="-9" calcext:value-type="float">
            <text:p>-9</text:p>
          </table:table-cell>
          <table:table-cell table:formula="of:=IF([chapter1.H91]=&quot;&quot;;&quot;&quot;;[chapter1.H91])" office:value-type="float" office:value="9" calcext:value-type="float">
            <text:p>9</text:p>
          </table:table-cell>
          <table:table-cell table:formula="of:=IF([chapter1.I91]=&quot;&quot;;&quot;&quot;;[chapter1.I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92]);[.K$1:.L$6];2)" office:value-type="string" office:string-value="increment" calcext:value-type="string">
            <text:p>increment</text:p>
          </table:table-cell>
          <table:table-cell table:formula="of:=IF([chapter1.B92]=&quot;&quot;;&quot;&quot;;[chapter1.B92])" office:value-type="float" office:value="-4" calcext:value-type="float">
            <text:p>-4</text:p>
          </table:table-cell>
          <table:table-cell table:formula="of:=IF([chapter1.C92]=&quot;&quot;;&quot;&quot;;[chapter1.C92])" office:value-type="float" office:value="0" calcext:value-type="float">
            <text:p>0</text:p>
          </table:table-cell>
          <table:table-cell table:formula="of:=IF([chapter1.D92]=&quot;&quot;;&quot;&quot;;[chapter1.D92])" office:value-type="float" office:value="0" calcext:value-type="float">
            <text:p>0</text:p>
          </table:table-cell>
          <table:table-cell table:formula="of:=IF([chapter1.E92]=&quot;&quot;;&quot;&quot;;[chapter1.E92])" office:value-type="float" office:value="0" calcext:value-type="float">
            <text:p>0</text:p>
          </table:table-cell>
          <table:table-cell table:formula="of:=IF([chapter1.F92]=&quot;&quot;;&quot;&quot;;[chapter1.F92])" office:value-type="float" office:value="20" calcext:value-type="float">
            <text:p>20</text:p>
          </table:table-cell>
          <table:table-cell table:formula="of:=IF([chapter1.G92]=&quot;&quot;;&quot;&quot;;[chapter1.G92])" office:value-type="float" office:value="-9" calcext:value-type="float">
            <text:p>-9</text:p>
          </table:table-cell>
          <table:table-cell table:formula="of:=IF([chapter1.H92]=&quot;&quot;;&quot;&quot;;[chapter1.H92])" office:value-type="float" office:value="9" calcext:value-type="float">
            <text:p>9</text:p>
          </table:table-cell>
          <table:table-cell table:formula="of:=IF([chapter1.I92]=&quot;&quot;;&quot;&quot;;[chapter1.I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93]);[.K$1:.L$6];2)" office:value-type="string" office:string-value="increment" calcext:value-type="string">
            <text:p>increment</text:p>
          </table:table-cell>
          <table:table-cell table:formula="of:=IF([chapter1.B93]=&quot;&quot;;&quot;&quot;;[chapter1.B93])" office:value-type="float" office:value="0" calcext:value-type="float">
            <text:p>0</text:p>
          </table:table-cell>
          <table:table-cell table:formula="of:=IF([chapter1.C93]=&quot;&quot;;&quot;&quot;;[chapter1.C93])" office:value-type="float" office:value="0" calcext:value-type="float">
            <text:p>0</text:p>
          </table:table-cell>
          <table:table-cell table:formula="of:=IF([chapter1.D93]=&quot;&quot;;&quot;&quot;;[chapter1.D93])" office:value-type="float" office:value="0" calcext:value-type="float">
            <text:p>0</text:p>
          </table:table-cell>
          <table:table-cell table:formula="of:=IF([chapter1.E93]=&quot;&quot;;&quot;&quot;;[chapter1.E93])" office:value-type="float" office:value="0" calcext:value-type="float">
            <text:p>0</text:p>
          </table:table-cell>
          <table:table-cell table:formula="of:=IF([chapter1.F93]=&quot;&quot;;&quot;&quot;;[chapter1.F93])" office:value-type="float" office:value="20" calcext:value-type="float">
            <text:p>20</text:p>
          </table:table-cell>
          <table:table-cell table:formula="of:=IF([chapter1.G93]=&quot;&quot;;&quot;&quot;;[chapter1.G93])" office:value-type="float" office:value="-9" calcext:value-type="float">
            <text:p>-9</text:p>
          </table:table-cell>
          <table:table-cell table:formula="of:=IF([chapter1.H93]=&quot;&quot;;&quot;&quot;;[chapter1.H93])" office:value-type="float" office:value="9" calcext:value-type="float">
            <text:p>9</text:p>
          </table:table-cell>
          <table:table-cell table:formula="of:=IF([chapter1.I93]=&quot;&quot;;&quot;&quot;;[chapter1.I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94]);[.K$1:.L$6];2)" office:value-type="string" office:string-value="increment" calcext:value-type="string">
            <text:p>increment</text:p>
          </table:table-cell>
          <table:table-cell table:formula="of:=IF([chapter1.B94]=&quot;&quot;;&quot;&quot;;[chapter1.B94])" office:value-type="float" office:value="3" calcext:value-type="float">
            <text:p>3</text:p>
          </table:table-cell>
          <table:table-cell table:formula="of:=IF([chapter1.C94]=&quot;&quot;;&quot;&quot;;[chapter1.C94])" office:value-type="float" office:value="0" calcext:value-type="float">
            <text:p>0</text:p>
          </table:table-cell>
          <table:table-cell table:formula="of:=IF([chapter1.D94]=&quot;&quot;;&quot;&quot;;[chapter1.D94])" office:value-type="float" office:value="0" calcext:value-type="float">
            <text:p>0</text:p>
          </table:table-cell>
          <table:table-cell table:formula="of:=IF([chapter1.E94]=&quot;&quot;;&quot;&quot;;[chapter1.E94])" office:value-type="float" office:value="0" calcext:value-type="float">
            <text:p>0</text:p>
          </table:table-cell>
          <table:table-cell table:formula="of:=IF([chapter1.F94]=&quot;&quot;;&quot;&quot;;[chapter1.F94])" office:value-type="float" office:value="20" calcext:value-type="float">
            <text:p>20</text:p>
          </table:table-cell>
          <table:table-cell table:formula="of:=IF([chapter1.G94]=&quot;&quot;;&quot;&quot;;[chapter1.G94])" office:value-type="float" office:value="-9" calcext:value-type="float">
            <text:p>-9</text:p>
          </table:table-cell>
          <table:table-cell table:formula="of:=IF([chapter1.H94]=&quot;&quot;;&quot;&quot;;[chapter1.H94])" office:value-type="float" office:value="9" calcext:value-type="float">
            <text:p>9</text:p>
          </table:table-cell>
          <table:table-cell table:formula="of:=IF([chapter1.I94]=&quot;&quot;;&quot;&quot;;[chapter1.I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95]);[.K$1:.L$6];2)" office:value-type="string" office:string-value="increment" calcext:value-type="string">
            <text:p>increment</text:p>
          </table:table-cell>
          <table:table-cell table:formula="of:=IF([chapter1.B95]=&quot;&quot;;&quot;&quot;;[chapter1.B95])" office:value-type="float" office:value="6" calcext:value-type="float">
            <text:p>6</text:p>
          </table:table-cell>
          <table:table-cell table:formula="of:=IF([chapter1.C95]=&quot;&quot;;&quot;&quot;;[chapter1.C95])" office:value-type="float" office:value="0" calcext:value-type="float">
            <text:p>0</text:p>
          </table:table-cell>
          <table:table-cell table:formula="of:=IF([chapter1.D95]=&quot;&quot;;&quot;&quot;;[chapter1.D95])" office:value-type="float" office:value="0" calcext:value-type="float">
            <text:p>0</text:p>
          </table:table-cell>
          <table:table-cell table:formula="of:=IF([chapter1.E95]=&quot;&quot;;&quot;&quot;;[chapter1.E95])" office:value-type="float" office:value="0" calcext:value-type="float">
            <text:p>0</text:p>
          </table:table-cell>
          <table:table-cell table:formula="of:=IF([chapter1.F95]=&quot;&quot;;&quot;&quot;;[chapter1.F95])" office:value-type="float" office:value="20" calcext:value-type="float">
            <text:p>20</text:p>
          </table:table-cell>
          <table:table-cell table:formula="of:=IF([chapter1.G95]=&quot;&quot;;&quot;&quot;;[chapter1.G95])" office:value-type="float" office:value="-9" calcext:value-type="float">
            <text:p>-9</text:p>
          </table:table-cell>
          <table:table-cell table:formula="of:=IF([chapter1.H95]=&quot;&quot;;&quot;&quot;;[chapter1.H95])" office:value-type="float" office:value="9" calcext:value-type="float">
            <text:p>9</text:p>
          </table:table-cell>
          <table:table-cell table:formula="of:=IF([chapter1.I95]=&quot;&quot;;&quot;&quot;;[chapter1.I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96]);[.K$1:.L$6];2)" office:value-type="string" office:string-value="increment" calcext:value-type="string">
            <text:p>increment</text:p>
          </table:table-cell>
          <table:table-cell table:formula="of:=IF([chapter1.B96]=&quot;&quot;;&quot;&quot;;[chapter1.B96])" office:value-type="float" office:value="7" calcext:value-type="float">
            <text:p>7</text:p>
          </table:table-cell>
          <table:table-cell table:formula="of:=IF([chapter1.C96]=&quot;&quot;;&quot;&quot;;[chapter1.C96])" office:value-type="float" office:value="0" calcext:value-type="float">
            <text:p>0</text:p>
          </table:table-cell>
          <table:table-cell table:formula="of:=IF([chapter1.D96]=&quot;&quot;;&quot;&quot;;[chapter1.D96])" office:value-type="float" office:value="0" calcext:value-type="float">
            <text:p>0</text:p>
          </table:table-cell>
          <table:table-cell table:formula="of:=IF([chapter1.E96]=&quot;&quot;;&quot;&quot;;[chapter1.E96])" office:value-type="float" office:value="0" calcext:value-type="float">
            <text:p>0</text:p>
          </table:table-cell>
          <table:table-cell table:formula="of:=IF([chapter1.F96]=&quot;&quot;;&quot;&quot;;[chapter1.F96])" office:value-type="float" office:value="20" calcext:value-type="float">
            <text:p>20</text:p>
          </table:table-cell>
          <table:table-cell table:formula="of:=IF([chapter1.G96]=&quot;&quot;;&quot;&quot;;[chapter1.G96])" office:value-type="float" office:value="-9" calcext:value-type="float">
            <text:p>-9</text:p>
          </table:table-cell>
          <table:table-cell table:formula="of:=IF([chapter1.H96]=&quot;&quot;;&quot;&quot;;[chapter1.H96])" office:value-type="float" office:value="9" calcext:value-type="float">
            <text:p>9</text:p>
          </table:table-cell>
          <table:table-cell table:formula="of:=IF([chapter1.I96]=&quot;&quot;;&quot;&quot;;[chapter1.I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97]);[.K$1:.L$6];2)" office:value-type="string" office:string-value="increment" calcext:value-type="string">
            <text:p>increment</text:p>
          </table:table-cell>
          <table:table-cell table:formula="of:=IF([chapter1.B97]=&quot;&quot;;&quot;&quot;;[chapter1.B97])" office:value-type="float" office:value="0" calcext:value-type="float">
            <text:p>0</text:p>
          </table:table-cell>
          <table:table-cell table:formula="of:=IF([chapter1.C97]=&quot;&quot;;&quot;&quot;;[chapter1.C97])" office:value-type="float" office:value="0" calcext:value-type="float">
            <text:p>0</text:p>
          </table:table-cell>
          <table:table-cell table:formula="of:=IF([chapter1.D97]=&quot;&quot;;&quot;&quot;;[chapter1.D97])" office:value-type="float" office:value="0" calcext:value-type="float">
            <text:p>0</text:p>
          </table:table-cell>
          <table:table-cell table:formula="of:=IF([chapter1.E97]=&quot;&quot;;&quot;&quot;;[chapter1.E97])" office:value-type="float" office:value="0" calcext:value-type="float">
            <text:p>0</text:p>
          </table:table-cell>
          <table:table-cell table:formula="of:=IF([chapter1.F97]=&quot;&quot;;&quot;&quot;;[chapter1.F97])" office:value-type="float" office:value="20" calcext:value-type="float">
            <text:p>20</text:p>
          </table:table-cell>
          <table:table-cell table:formula="of:=IF([chapter1.G97]=&quot;&quot;;&quot;&quot;;[chapter1.G97])" office:value-type="float" office:value="-9" calcext:value-type="float">
            <text:p>-9</text:p>
          </table:table-cell>
          <table:table-cell table:formula="of:=IF([chapter1.H97]=&quot;&quot;;&quot;&quot;;[chapter1.H97])" office:value-type="float" office:value="9" calcext:value-type="float">
            <text:p>9</text:p>
          </table:table-cell>
          <table:table-cell table:formula="of:=IF([chapter1.I97]=&quot;&quot;;&quot;&quot;;[chapter1.I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98]);[.K$1:.L$6];2)" office:value-type="string" office:string-value="increment" calcext:value-type="string">
            <text:p>increment</text:p>
          </table:table-cell>
          <table:table-cell table:formula="of:=IF([chapter1.B98]=&quot;&quot;;&quot;&quot;;[chapter1.B98])" office:value-type="float" office:value="-7" calcext:value-type="float">
            <text:p>-7</text:p>
          </table:table-cell>
          <table:table-cell table:formula="of:=IF([chapter1.C98]=&quot;&quot;;&quot;&quot;;[chapter1.C98])" office:value-type="float" office:value="0" calcext:value-type="float">
            <text:p>0</text:p>
          </table:table-cell>
          <table:table-cell table:formula="of:=IF([chapter1.D98]=&quot;&quot;;&quot;&quot;;[chapter1.D98])" office:value-type="float" office:value="0" calcext:value-type="float">
            <text:p>0</text:p>
          </table:table-cell>
          <table:table-cell table:formula="of:=IF([chapter1.E98]=&quot;&quot;;&quot;&quot;;[chapter1.E98])" office:value-type="float" office:value="0" calcext:value-type="float">
            <text:p>0</text:p>
          </table:table-cell>
          <table:table-cell table:formula="of:=IF([chapter1.F98]=&quot;&quot;;&quot;&quot;;[chapter1.F98])" office:value-type="float" office:value="20" calcext:value-type="float">
            <text:p>20</text:p>
          </table:table-cell>
          <table:table-cell table:formula="of:=IF([chapter1.G98]=&quot;&quot;;&quot;&quot;;[chapter1.G98])" office:value-type="float" office:value="-9" calcext:value-type="float">
            <text:p>-9</text:p>
          </table:table-cell>
          <table:table-cell table:formula="of:=IF([chapter1.H98]=&quot;&quot;;&quot;&quot;;[chapter1.H98])" office:value-type="float" office:value="9" calcext:value-type="float">
            <text:p>9</text:p>
          </table:table-cell>
          <table:table-cell table:formula="of:=IF([chapter1.I98]=&quot;&quot;;&quot;&quot;;[chapter1.I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99]);[.K$1:.L$6];2)" office:value-type="string" office:string-value="increment" calcext:value-type="string">
            <text:p>increment</text:p>
          </table:table-cell>
          <table:table-cell table:formula="of:=IF([chapter1.B99]=&quot;&quot;;&quot;&quot;;[chapter1.B99])" office:value-type="float" office:value="-6" calcext:value-type="float">
            <text:p>-6</text:p>
          </table:table-cell>
          <table:table-cell table:formula="of:=IF([chapter1.C99]=&quot;&quot;;&quot;&quot;;[chapter1.C99])" office:value-type="float" office:value="0" calcext:value-type="float">
            <text:p>0</text:p>
          </table:table-cell>
          <table:table-cell table:formula="of:=IF([chapter1.D99]=&quot;&quot;;&quot;&quot;;[chapter1.D99])" office:value-type="float" office:value="0" calcext:value-type="float">
            <text:p>0</text:p>
          </table:table-cell>
          <table:table-cell table:formula="of:=IF([chapter1.E99]=&quot;&quot;;&quot;&quot;;[chapter1.E99])" office:value-type="float" office:value="0" calcext:value-type="float">
            <text:p>0</text:p>
          </table:table-cell>
          <table:table-cell table:formula="of:=IF([chapter1.F99]=&quot;&quot;;&quot;&quot;;[chapter1.F99])" office:value-type="float" office:value="20" calcext:value-type="float">
            <text:p>20</text:p>
          </table:table-cell>
          <table:table-cell table:formula="of:=IF([chapter1.G99]=&quot;&quot;;&quot;&quot;;[chapter1.G99])" office:value-type="float" office:value="-9" calcext:value-type="float">
            <text:p>-9</text:p>
          </table:table-cell>
          <table:table-cell table:formula="of:=IF([chapter1.H99]=&quot;&quot;;&quot;&quot;;[chapter1.H99])" office:value-type="float" office:value="9" calcext:value-type="float">
            <text:p>9</text:p>
          </table:table-cell>
          <table:table-cell table:formula="of:=IF([chapter1.I99]=&quot;&quot;;&quot;&quot;;[chapter1.I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00]);[.K$1:.L$6];2)" office:value-type="string" office:string-value="increment" calcext:value-type="string">
            <text:p>increment</text:p>
          </table:table-cell>
          <table:table-cell table:formula="of:=IF([chapter1.B100]=&quot;&quot;;&quot;&quot;;[chapter1.B100])" office:value-type="float" office:value="-4" calcext:value-type="float">
            <text:p>-4</text:p>
          </table:table-cell>
          <table:table-cell table:formula="of:=IF([chapter1.C100]=&quot;&quot;;&quot;&quot;;[chapter1.C100])" office:value-type="float" office:value="0" calcext:value-type="float">
            <text:p>0</text:p>
          </table:table-cell>
          <table:table-cell table:formula="of:=IF([chapter1.D100]=&quot;&quot;;&quot;&quot;;[chapter1.D100])" office:value-type="float" office:value="0" calcext:value-type="float">
            <text:p>0</text:p>
          </table:table-cell>
          <table:table-cell table:formula="of:=IF([chapter1.E100]=&quot;&quot;;&quot;&quot;;[chapter1.E100])" office:value-type="float" office:value="0" calcext:value-type="float">
            <text:p>0</text:p>
          </table:table-cell>
          <table:table-cell table:formula="of:=IF([chapter1.F100]=&quot;&quot;;&quot;&quot;;[chapter1.F100])" office:value-type="float" office:value="20" calcext:value-type="float">
            <text:p>20</text:p>
          </table:table-cell>
          <table:table-cell table:formula="of:=IF([chapter1.G100]=&quot;&quot;;&quot;&quot;;[chapter1.G100])" office:value-type="float" office:value="-9" calcext:value-type="float">
            <text:p>-9</text:p>
          </table:table-cell>
          <table:table-cell table:formula="of:=IF([chapter1.H100]=&quot;&quot;;&quot;&quot;;[chapter1.H100])" office:value-type="float" office:value="9" calcext:value-type="float">
            <text:p>9</text:p>
          </table:table-cell>
          <table:table-cell table:formula="of:=IF([chapter1.I100]=&quot;&quot;;&quot;&quot;;[chapter1.I1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01]);[.K$1:.L$6];2)" office:value-type="string" office:string-value="increment" calcext:value-type="string">
            <text:p>increment</text:p>
          </table:table-cell>
          <table:table-cell table:formula="of:=IF([chapter1.B101]=&quot;&quot;;&quot;&quot;;[chapter1.B101])" office:value-type="float" office:value="5" calcext:value-type="float">
            <text:p>5</text:p>
          </table:table-cell>
          <table:table-cell table:formula="of:=IF([chapter1.C101]=&quot;&quot;;&quot;&quot;;[chapter1.C101])" office:value-type="float" office:value="0" calcext:value-type="float">
            <text:p>0</text:p>
          </table:table-cell>
          <table:table-cell table:formula="of:=IF([chapter1.D101]=&quot;&quot;;&quot;&quot;;[chapter1.D101])" office:value-type="float" office:value="0" calcext:value-type="float">
            <text:p>0</text:p>
          </table:table-cell>
          <table:table-cell table:formula="of:=IF([chapter1.E101]=&quot;&quot;;&quot;&quot;;[chapter1.E101])" office:value-type="float" office:value="0" calcext:value-type="float">
            <text:p>0</text:p>
          </table:table-cell>
          <table:table-cell table:formula="of:=IF([chapter1.F101]=&quot;&quot;;&quot;&quot;;[chapter1.F101])" office:value-type="float" office:value="20" calcext:value-type="float">
            <text:p>20</text:p>
          </table:table-cell>
          <table:table-cell table:formula="of:=IF([chapter1.G101]=&quot;&quot;;&quot;&quot;;[chapter1.G101])" office:value-type="float" office:value="-9" calcext:value-type="float">
            <text:p>-9</text:p>
          </table:table-cell>
          <table:table-cell table:formula="of:=IF([chapter1.H101]=&quot;&quot;;&quot;&quot;;[chapter1.H101])" office:value-type="float" office:value="9" calcext:value-type="float">
            <text:p>9</text:p>
          </table:table-cell>
          <table:table-cell table:formula="of:=IF([chapter1.I101]=&quot;&quot;;&quot;&quot;;[chapter1.I1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02]);[.K$1:.L$6];2)" office:value-type="string" office:string-value="increment" calcext:value-type="string">
            <text:p>increment</text:p>
          </table:table-cell>
          <table:table-cell table:formula="of:=IF([chapter1.B102]=&quot;&quot;;&quot;&quot;;[chapter1.B102])" office:value-type="float" office:value="-4" calcext:value-type="float">
            <text:p>-4</text:p>
          </table:table-cell>
          <table:table-cell table:formula="of:=IF([chapter1.C102]=&quot;&quot;;&quot;&quot;;[chapter1.C102])" office:value-type="float" office:value="0" calcext:value-type="float">
            <text:p>0</text:p>
          </table:table-cell>
          <table:table-cell table:formula="of:=IF([chapter1.D102]=&quot;&quot;;&quot;&quot;;[chapter1.D102])" office:value-type="float" office:value="0" calcext:value-type="float">
            <text:p>0</text:p>
          </table:table-cell>
          <table:table-cell table:formula="of:=IF([chapter1.E102]=&quot;&quot;;&quot;&quot;;[chapter1.E102])" office:value-type="float" office:value="0" calcext:value-type="float">
            <text:p>0</text:p>
          </table:table-cell>
          <table:table-cell table:formula="of:=IF([chapter1.F102]=&quot;&quot;;&quot;&quot;;[chapter1.F102])" office:value-type="float" office:value="20" calcext:value-type="float">
            <text:p>20</text:p>
          </table:table-cell>
          <table:table-cell table:formula="of:=IF([chapter1.G102]=&quot;&quot;;&quot;&quot;;[chapter1.G102])" office:value-type="float" office:value="-9" calcext:value-type="float">
            <text:p>-9</text:p>
          </table:table-cell>
          <table:table-cell table:formula="of:=IF([chapter1.H102]=&quot;&quot;;&quot;&quot;;[chapter1.H102])" office:value-type="float" office:value="9" calcext:value-type="float">
            <text:p>9</text:p>
          </table:table-cell>
          <table:table-cell table:formula="of:=IF([chapter1.I102]=&quot;&quot;;&quot;&quot;;[chapter1.I10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03]);[.K$1:.L$6];2)" office:value-type="string" office:string-value="increment" calcext:value-type="string">
            <text:p>increment</text:p>
          </table:table-cell>
          <table:table-cell table:formula="of:=IF([chapter1.B103]=&quot;&quot;;&quot;&quot;;[chapter1.B103])" office:value-type="float" office:value="5" calcext:value-type="float">
            <text:p>5</text:p>
          </table:table-cell>
          <table:table-cell table:formula="of:=IF([chapter1.C103]=&quot;&quot;;&quot;&quot;;[chapter1.C103])" office:value-type="float" office:value="0" calcext:value-type="float">
            <text:p>0</text:p>
          </table:table-cell>
          <table:table-cell table:formula="of:=IF([chapter1.D103]=&quot;&quot;;&quot;&quot;;[chapter1.D103])" office:value-type="float" office:value="0" calcext:value-type="float">
            <text:p>0</text:p>
          </table:table-cell>
          <table:table-cell table:formula="of:=IF([chapter1.E103]=&quot;&quot;;&quot;&quot;;[chapter1.E103])" office:value-type="float" office:value="0" calcext:value-type="float">
            <text:p>0</text:p>
          </table:table-cell>
          <table:table-cell table:formula="of:=IF([chapter1.F103]=&quot;&quot;;&quot;&quot;;[chapter1.F103])" office:value-type="float" office:value="20" calcext:value-type="float">
            <text:p>20</text:p>
          </table:table-cell>
          <table:table-cell table:formula="of:=IF([chapter1.G103]=&quot;&quot;;&quot;&quot;;[chapter1.G103])" office:value-type="float" office:value="-9" calcext:value-type="float">
            <text:p>-9</text:p>
          </table:table-cell>
          <table:table-cell table:formula="of:=IF([chapter1.H103]=&quot;&quot;;&quot;&quot;;[chapter1.H103])" office:value-type="float" office:value="9" calcext:value-type="float">
            <text:p>9</text:p>
          </table:table-cell>
          <table:table-cell table:formula="of:=IF([chapter1.I103]=&quot;&quot;;&quot;&quot;;[chapter1.I10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04]);[.K$1:.L$6];2)" office:value-type="string" office:string-value="increment" calcext:value-type="string">
            <text:p>increment</text:p>
          </table:table-cell>
          <table:table-cell table:formula="of:=IF([chapter1.B104]=&quot;&quot;;&quot;&quot;;[chapter1.B104])" office:value-type="float" office:value="-5" calcext:value-type="float">
            <text:p>-5</text:p>
          </table:table-cell>
          <table:table-cell table:formula="of:=IF([chapter1.C104]=&quot;&quot;;&quot;&quot;;[chapter1.C104])" office:value-type="float" office:value="0" calcext:value-type="float">
            <text:p>0</text:p>
          </table:table-cell>
          <table:table-cell table:formula="of:=IF([chapter1.D104]=&quot;&quot;;&quot;&quot;;[chapter1.D104])" office:value-type="float" office:value="0" calcext:value-type="float">
            <text:p>0</text:p>
          </table:table-cell>
          <table:table-cell table:formula="of:=IF([chapter1.E104]=&quot;&quot;;&quot;&quot;;[chapter1.E104])" office:value-type="float" office:value="0" calcext:value-type="float">
            <text:p>0</text:p>
          </table:table-cell>
          <table:table-cell table:formula="of:=IF([chapter1.F104]=&quot;&quot;;&quot;&quot;;[chapter1.F104])" office:value-type="float" office:value="20" calcext:value-type="float">
            <text:p>20</text:p>
          </table:table-cell>
          <table:table-cell table:formula="of:=IF([chapter1.G104]=&quot;&quot;;&quot;&quot;;[chapter1.G104])" office:value-type="float" office:value="-9" calcext:value-type="float">
            <text:p>-9</text:p>
          </table:table-cell>
          <table:table-cell table:formula="of:=IF([chapter1.H104]=&quot;&quot;;&quot;&quot;;[chapter1.H104])" office:value-type="float" office:value="9" calcext:value-type="float">
            <text:p>9</text:p>
          </table:table-cell>
          <table:table-cell table:formula="of:=IF([chapter1.I104]=&quot;&quot;;&quot;&quot;;[chapter1.I1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05]);[.K$1:.L$6];2)" office:value-type="string" office:string-value="increment" calcext:value-type="string">
            <text:p>increment</text:p>
          </table:table-cell>
          <table:table-cell table:formula="of:=IF([chapter1.B105]=&quot;&quot;;&quot;&quot;;[chapter1.B105])" office:value-type="float" office:value="7" calcext:value-type="float">
            <text:p>7</text:p>
          </table:table-cell>
          <table:table-cell table:formula="of:=IF([chapter1.C105]=&quot;&quot;;&quot;&quot;;[chapter1.C105])" office:value-type="float" office:value="0" calcext:value-type="float">
            <text:p>0</text:p>
          </table:table-cell>
          <table:table-cell table:formula="of:=IF([chapter1.D105]=&quot;&quot;;&quot;&quot;;[chapter1.D105])" office:value-type="float" office:value="0" calcext:value-type="float">
            <text:p>0</text:p>
          </table:table-cell>
          <table:table-cell table:formula="of:=IF([chapter1.E105]=&quot;&quot;;&quot;&quot;;[chapter1.E105])" office:value-type="float" office:value="0" calcext:value-type="float">
            <text:p>0</text:p>
          </table:table-cell>
          <table:table-cell table:formula="of:=IF([chapter1.F105]=&quot;&quot;;&quot;&quot;;[chapter1.F105])" office:value-type="float" office:value="20" calcext:value-type="float">
            <text:p>20</text:p>
          </table:table-cell>
          <table:table-cell table:formula="of:=IF([chapter1.G105]=&quot;&quot;;&quot;&quot;;[chapter1.G105])" office:value-type="float" office:value="-9" calcext:value-type="float">
            <text:p>-9</text:p>
          </table:table-cell>
          <table:table-cell table:formula="of:=IF([chapter1.H105]=&quot;&quot;;&quot;&quot;;[chapter1.H105])" office:value-type="float" office:value="9" calcext:value-type="float">
            <text:p>9</text:p>
          </table:table-cell>
          <table:table-cell table:formula="of:=IF([chapter1.I105]=&quot;&quot;;&quot;&quot;;[chapter1.I10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06]);[.K$1:.L$6];2)" office:value-type="string" office:string-value="increment" calcext:value-type="string">
            <text:p>increment</text:p>
          </table:table-cell>
          <table:table-cell table:formula="of:=IF([chapter1.B106]=&quot;&quot;;&quot;&quot;;[chapter1.B106])" office:value-type="float" office:value="-3" calcext:value-type="float">
            <text:p>-3</text:p>
          </table:table-cell>
          <table:table-cell table:formula="of:=IF([chapter1.C106]=&quot;&quot;;&quot;&quot;;[chapter1.C106])" office:value-type="float" office:value="0" calcext:value-type="float">
            <text:p>0</text:p>
          </table:table-cell>
          <table:table-cell table:formula="of:=IF([chapter1.D106]=&quot;&quot;;&quot;&quot;;[chapter1.D106])" office:value-type="float" office:value="0" calcext:value-type="float">
            <text:p>0</text:p>
          </table:table-cell>
          <table:table-cell table:formula="of:=IF([chapter1.E106]=&quot;&quot;;&quot;&quot;;[chapter1.E106])" office:value-type="float" office:value="0" calcext:value-type="float">
            <text:p>0</text:p>
          </table:table-cell>
          <table:table-cell table:formula="of:=IF([chapter1.F106]=&quot;&quot;;&quot;&quot;;[chapter1.F106])" office:value-type="float" office:value="20" calcext:value-type="float">
            <text:p>20</text:p>
          </table:table-cell>
          <table:table-cell table:formula="of:=IF([chapter1.G106]=&quot;&quot;;&quot;&quot;;[chapter1.G106])" office:value-type="float" office:value="-9" calcext:value-type="float">
            <text:p>-9</text:p>
          </table:table-cell>
          <table:table-cell table:formula="of:=IF([chapter1.H106]=&quot;&quot;;&quot;&quot;;[chapter1.H106])" office:value-type="float" office:value="9" calcext:value-type="float">
            <text:p>9</text:p>
          </table:table-cell>
          <table:table-cell table:formula="of:=IF([chapter1.I106]=&quot;&quot;;&quot;&quot;;[chapter1.I10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07]);[.K$1:.L$6];2)" office:value-type="string" office:string-value="increment" calcext:value-type="string">
            <text:p>increment</text:p>
          </table:table-cell>
          <table:table-cell table:formula="of:=IF([chapter1.B107]=&quot;&quot;;&quot;&quot;;[chapter1.B107])" office:value-type="float" office:value="-5" calcext:value-type="float">
            <text:p>-5</text:p>
          </table:table-cell>
          <table:table-cell table:formula="of:=IF([chapter1.C107]=&quot;&quot;;&quot;&quot;;[chapter1.C107])" office:value-type="float" office:value="0" calcext:value-type="float">
            <text:p>0</text:p>
          </table:table-cell>
          <table:table-cell table:formula="of:=IF([chapter1.D107]=&quot;&quot;;&quot;&quot;;[chapter1.D107])" office:value-type="float" office:value="0" calcext:value-type="float">
            <text:p>0</text:p>
          </table:table-cell>
          <table:table-cell table:formula="of:=IF([chapter1.E107]=&quot;&quot;;&quot;&quot;;[chapter1.E107])" office:value-type="float" office:value="0" calcext:value-type="float">
            <text:p>0</text:p>
          </table:table-cell>
          <table:table-cell table:formula="of:=IF([chapter1.F107]=&quot;&quot;;&quot;&quot;;[chapter1.F107])" office:value-type="float" office:value="20" calcext:value-type="float">
            <text:p>20</text:p>
          </table:table-cell>
          <table:table-cell table:formula="of:=IF([chapter1.G107]=&quot;&quot;;&quot;&quot;;[chapter1.G107])" office:value-type="float" office:value="-9" calcext:value-type="float">
            <text:p>-9</text:p>
          </table:table-cell>
          <table:table-cell table:formula="of:=IF([chapter1.H107]=&quot;&quot;;&quot;&quot;;[chapter1.H107])" office:value-type="float" office:value="9" calcext:value-type="float">
            <text:p>9</text:p>
          </table:table-cell>
          <table:table-cell table:formula="of:=IF([chapter1.I107]=&quot;&quot;;&quot;&quot;;[chapter1.I10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08]);[.K$1:.L$6];2)" office:value-type="string" office:string-value="increment" calcext:value-type="string">
            <text:p>increment</text:p>
          </table:table-cell>
          <table:table-cell table:formula="of:=IF([chapter1.B108]=&quot;&quot;;&quot;&quot;;[chapter1.B108])" office:value-type="float" office:value="-4" calcext:value-type="float">
            <text:p>-4</text:p>
          </table:table-cell>
          <table:table-cell table:formula="of:=IF([chapter1.C108]=&quot;&quot;;&quot;&quot;;[chapter1.C108])" office:value-type="float" office:value="0" calcext:value-type="float">
            <text:p>0</text:p>
          </table:table-cell>
          <table:table-cell table:formula="of:=IF([chapter1.D108]=&quot;&quot;;&quot;&quot;;[chapter1.D108])" office:value-type="float" office:value="0" calcext:value-type="float">
            <text:p>0</text:p>
          </table:table-cell>
          <table:table-cell table:formula="of:=IF([chapter1.E108]=&quot;&quot;;&quot;&quot;;[chapter1.E108])" office:value-type="float" office:value="0" calcext:value-type="float">
            <text:p>0</text:p>
          </table:table-cell>
          <table:table-cell table:formula="of:=IF([chapter1.F108]=&quot;&quot;;&quot;&quot;;[chapter1.F108])" office:value-type="float" office:value="20" calcext:value-type="float">
            <text:p>20</text:p>
          </table:table-cell>
          <table:table-cell table:formula="of:=IF([chapter1.G108]=&quot;&quot;;&quot;&quot;;[chapter1.G108])" office:value-type="float" office:value="-9" calcext:value-type="float">
            <text:p>-9</text:p>
          </table:table-cell>
          <table:table-cell table:formula="of:=IF([chapter1.H108]=&quot;&quot;;&quot;&quot;;[chapter1.H108])" office:value-type="float" office:value="9" calcext:value-type="float">
            <text:p>9</text:p>
          </table:table-cell>
          <table:table-cell table:formula="of:=IF([chapter1.I108]=&quot;&quot;;&quot;&quot;;[chapter1.I10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09]);[.K$1:.L$6];2)" office:value-type="string" office:string-value="increment" calcext:value-type="string">
            <text:p>increment</text:p>
          </table:table-cell>
          <table:table-cell table:formula="of:=IF([chapter1.B109]=&quot;&quot;;&quot;&quot;;[chapter1.B109])" office:value-type="float" office:value="1" calcext:value-type="float">
            <text:p>1</text:p>
          </table:table-cell>
          <table:table-cell table:formula="of:=IF([chapter1.C109]=&quot;&quot;;&quot;&quot;;[chapter1.C109])" office:value-type="float" office:value="0" calcext:value-type="float">
            <text:p>0</text:p>
          </table:table-cell>
          <table:table-cell table:formula="of:=IF([chapter1.D109]=&quot;&quot;;&quot;&quot;;[chapter1.D109])" office:value-type="float" office:value="0" calcext:value-type="float">
            <text:p>0</text:p>
          </table:table-cell>
          <table:table-cell table:formula="of:=IF([chapter1.E109]=&quot;&quot;;&quot;&quot;;[chapter1.E109])" office:value-type="float" office:value="0" calcext:value-type="float">
            <text:p>0</text:p>
          </table:table-cell>
          <table:table-cell table:formula="of:=IF([chapter1.F109]=&quot;&quot;;&quot;&quot;;[chapter1.F109])" office:value-type="float" office:value="20" calcext:value-type="float">
            <text:p>20</text:p>
          </table:table-cell>
          <table:table-cell table:formula="of:=IF([chapter1.G109]=&quot;&quot;;&quot;&quot;;[chapter1.G109])" office:value-type="float" office:value="-9" calcext:value-type="float">
            <text:p>-9</text:p>
          </table:table-cell>
          <table:table-cell table:formula="of:=IF([chapter1.H109]=&quot;&quot;;&quot;&quot;;[chapter1.H109])" office:value-type="float" office:value="9" calcext:value-type="float">
            <text:p>9</text:p>
          </table:table-cell>
          <table:table-cell table:formula="of:=IF([chapter1.I109]=&quot;&quot;;&quot;&quot;;[chapter1.I10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10]);[.K$1:.L$6];2)" office:value-type="string" office:string-value="increment" calcext:value-type="string">
            <text:p>increment</text:p>
          </table:table-cell>
          <table:table-cell table:formula="of:=IF([chapter1.B110]=&quot;&quot;;&quot;&quot;;[chapter1.B110])" office:value-type="float" office:value="0" calcext:value-type="float">
            <text:p>0</text:p>
          </table:table-cell>
          <table:table-cell table:formula="of:=IF([chapter1.C110]=&quot;&quot;;&quot;&quot;;[chapter1.C110])" office:value-type="float" office:value="0" calcext:value-type="float">
            <text:p>0</text:p>
          </table:table-cell>
          <table:table-cell table:formula="of:=IF([chapter1.D110]=&quot;&quot;;&quot;&quot;;[chapter1.D110])" office:value-type="float" office:value="0" calcext:value-type="float">
            <text:p>0</text:p>
          </table:table-cell>
          <table:table-cell table:formula="of:=IF([chapter1.E110]=&quot;&quot;;&quot;&quot;;[chapter1.E110])" office:value-type="float" office:value="0" calcext:value-type="float">
            <text:p>0</text:p>
          </table:table-cell>
          <table:table-cell table:formula="of:=IF([chapter1.F110]=&quot;&quot;;&quot;&quot;;[chapter1.F110])" office:value-type="float" office:value="20" calcext:value-type="float">
            <text:p>20</text:p>
          </table:table-cell>
          <table:table-cell table:formula="of:=IF([chapter1.G110]=&quot;&quot;;&quot;&quot;;[chapter1.G110])" office:value-type="float" office:value="-9" calcext:value-type="float">
            <text:p>-9</text:p>
          </table:table-cell>
          <table:table-cell table:formula="of:=IF([chapter1.H110]=&quot;&quot;;&quot;&quot;;[chapter1.H110])" office:value-type="float" office:value="9" calcext:value-type="float">
            <text:p>9</text:p>
          </table:table-cell>
          <table:table-cell table:formula="of:=IF([chapter1.I110]=&quot;&quot;;&quot;&quot;;[chapter1.I1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11]);[.K$1:.L$6];2)" office:value-type="float" office:value="0" calcext:value-type="float">
            <text:p/>
          </table:table-cell>
          <table:table-cell table:formula="of:=IF([chapter1.B111]=&quot;&quot;;&quot;&quot;;[chapter1.B111])" office:value-type="float" office:value="0" calcext:value-type="float">
            <text:p>0</text:p>
          </table:table-cell>
          <table:table-cell table:formula="of:=IF([chapter1.C111]=&quot;&quot;;&quot;&quot;;[chapter1.C111])" office:value-type="float" office:value="0" calcext:value-type="float">
            <text:p>0</text:p>
          </table:table-cell>
          <table:table-cell table:formula="of:=IF([chapter1.D111]=&quot;&quot;;&quot;&quot;;[chapter1.D111])" office:value-type="float" office:value="0" calcext:value-type="float">
            <text:p>0</text:p>
          </table:table-cell>
          <table:table-cell table:formula="of:=IF([chapter1.E111]=&quot;&quot;;&quot;&quot;;[chapter1.E111])" office:value-type="float" office:value="0" calcext:value-type="float">
            <text:p>0</text:p>
          </table:table-cell>
          <table:table-cell table:formula="of:=IF([chapter1.F111]=&quot;&quot;;&quot;&quot;;[chapter1.F111])" office:value-type="float" office:value="0" calcext:value-type="float">
            <text:p>0</text:p>
          </table:table-cell>
          <table:table-cell table:formula="of:=IF([chapter1.G111]=&quot;&quot;;&quot;&quot;;[chapter1.G111])" office:value-type="float" office:value="0" calcext:value-type="float">
            <text:p>0</text:p>
          </table:table-cell>
          <table:table-cell table:formula="of:=IF([chapter1.H111]=&quot;&quot;;&quot;&quot;;[chapter1.H111])" office:value-type="float" office:value="0" calcext:value-type="float">
            <text:p>0</text:p>
          </table:table-cell>
          <table:table-cell table:formula="of:=IF([chapter1.I111]=&quot;&quot;;&quot;&quot;;[chapter1.I1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12]);[.K$1:.L$6];2)" office:value-type="float" office:value="0" calcext:value-type="float">
            <text:p/>
          </table:table-cell>
          <table:table-cell table:formula="of:=IF([chapter1.B112]=&quot;&quot;;&quot;&quot;;[chapter1.B112])" office:value-type="float" office:value="0" calcext:value-type="float">
            <text:p>0</text:p>
          </table:table-cell>
          <table:table-cell table:formula="of:=IF([chapter1.C112]=&quot;&quot;;&quot;&quot;;[chapter1.C112])" office:value-type="float" office:value="0" calcext:value-type="float">
            <text:p>0</text:p>
          </table:table-cell>
          <table:table-cell table:formula="of:=IF([chapter1.D112]=&quot;&quot;;&quot;&quot;;[chapter1.D112])" office:value-type="float" office:value="0" calcext:value-type="float">
            <text:p>0</text:p>
          </table:table-cell>
          <table:table-cell table:formula="of:=IF([chapter1.E112]=&quot;&quot;;&quot;&quot;;[chapter1.E112])" office:value-type="float" office:value="0" calcext:value-type="float">
            <text:p>0</text:p>
          </table:table-cell>
          <table:table-cell table:formula="of:=IF([chapter1.F112]=&quot;&quot;;&quot;&quot;;[chapter1.F112])" office:value-type="float" office:value="0" calcext:value-type="float">
            <text:p>0</text:p>
          </table:table-cell>
          <table:table-cell table:formula="of:=IF([chapter1.G112]=&quot;&quot;;&quot;&quot;;[chapter1.G112])" office:value-type="float" office:value="0" calcext:value-type="float">
            <text:p>0</text:p>
          </table:table-cell>
          <table:table-cell table:formula="of:=IF([chapter1.H112]=&quot;&quot;;&quot;&quot;;[chapter1.H112])" office:value-type="float" office:value="0" calcext:value-type="float">
            <text:p>0</text:p>
          </table:table-cell>
          <table:table-cell table:formula="of:=IF([chapter1.I112]=&quot;&quot;;&quot;&quot;;[chapter1.I112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VLOOKUP(VALUE([$chapter1.A113]);[.K$1:.L$6];2)" office:value-type="string" office:string-value="increment" calcext:value-type="string">
            <text:p>increment</text:p>
          </table:table-cell>
          <table:table-cell table:formula="of:=IF([chapter1.B113]=&quot;&quot;;&quot;&quot;;[chapter1.B113])" office:value-type="float" office:value="9" calcext:value-type="float">
            <text:p>9</text:p>
          </table:table-cell>
          <table:table-cell table:formula="of:=IF([chapter1.C113]=&quot;&quot;;&quot;&quot;;[chapter1.C113])" office:value-type="float" office:value="0" calcext:value-type="float">
            <text:p>0</text:p>
          </table:table-cell>
          <table:table-cell table:formula="of:=IF([chapter1.D113]=&quot;&quot;;&quot;&quot;;[chapter1.D113])" office:value-type="float" office:value="0" calcext:value-type="float">
            <text:p>0</text:p>
          </table:table-cell>
          <table:table-cell table:formula="of:=IF([chapter1.E113]=&quot;&quot;;&quot;&quot;;[chapter1.E113])" office:value-type="float" office:value="0" calcext:value-type="float">
            <text:p>0</text:p>
          </table:table-cell>
          <table:table-cell table:formula="of:=IF([chapter1.F113]=&quot;&quot;;&quot;&quot;;[chapter1.F113])" office:value-type="float" office:value="0" calcext:value-type="float">
            <text:p>0</text:p>
          </table:table-cell>
          <table:table-cell table:formula="of:=IF([chapter1.G113]=&quot;&quot;;&quot;&quot;;[chapter1.G113])" office:value-type="float" office:value="8" calcext:value-type="float">
            <text:p>8</text:p>
          </table:table-cell>
          <table:table-cell table:formula="of:=IF([chapter1.H113]=&quot;&quot;;&quot;&quot;;[chapter1.H113])" office:value-type="float" office:value="10" calcext:value-type="float">
            <text:p>10</text:p>
          </table:table-cell>
          <table:table-cell table:formula="of:=IF([chapter1.I113]=&quot;&quot;;&quot;&quot;;[chapter1.I1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14]);[.K$1:.L$6];2)" office:value-type="string" office:string-value="decrement" calcext:value-type="string">
            <text:p>decrement</text:p>
          </table:table-cell>
          <table:table-cell table:formula="of:=IF([chapter1.B114]=&quot;&quot;;&quot;&quot;;[chapter1.B114])" office:value-type="float" office:value="10" calcext:value-type="float">
            <text:p>10</text:p>
          </table:table-cell>
          <table:table-cell table:formula="of:=IF([chapter1.C114]=&quot;&quot;;&quot;&quot;;[chapter1.C114])" office:value-type="float" office:value="0" calcext:value-type="float">
            <text:p>0</text:p>
          </table:table-cell>
          <table:table-cell table:formula="of:=IF([chapter1.D114]=&quot;&quot;;&quot;&quot;;[chapter1.D114])" office:value-type="float" office:value="0" calcext:value-type="float">
            <text:p>0</text:p>
          </table:table-cell>
          <table:table-cell table:formula="of:=IF([chapter1.E114]=&quot;&quot;;&quot;&quot;;[chapter1.E114])" office:value-type="float" office:value="0" calcext:value-type="float">
            <text:p>0</text:p>
          </table:table-cell>
          <table:table-cell table:formula="of:=IF([chapter1.F114]=&quot;&quot;;&quot;&quot;;[chapter1.F114])" office:value-type="float" office:value="0" calcext:value-type="float">
            <text:p>0</text:p>
          </table:table-cell>
          <table:table-cell table:formula="of:=IF([chapter1.G114]=&quot;&quot;;&quot;&quot;;[chapter1.G114])" office:value-type="float" office:value="8" calcext:value-type="float">
            <text:p>8</text:p>
          </table:table-cell>
          <table:table-cell table:formula="of:=IF([chapter1.H114]=&quot;&quot;;&quot;&quot;;[chapter1.H114])" office:value-type="float" office:value="10" calcext:value-type="float">
            <text:p>10</text:p>
          </table:table-cell>
          <table:table-cell table:formula="of:=IF([chapter1.I114]=&quot;&quot;;&quot;&quot;;[chapter1.I1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15]);[.K$1:.L$6];2)" office:value-type="string" office:string-value="increment" calcext:value-type="string">
            <text:p>increment</text:p>
          </table:table-cell>
          <table:table-cell table:formula="of:=IF([chapter1.B115]=&quot;&quot;;&quot;&quot;;[chapter1.B115])" office:value-type="float" office:value="6" calcext:value-type="float">
            <text:p>6</text:p>
          </table:table-cell>
          <table:table-cell table:formula="of:=IF([chapter1.C115]=&quot;&quot;;&quot;&quot;;[chapter1.C115])" office:value-type="float" office:value="0" calcext:value-type="float">
            <text:p>0</text:p>
          </table:table-cell>
          <table:table-cell table:formula="of:=IF([chapter1.D115]=&quot;&quot;;&quot;&quot;;[chapter1.D115])" office:value-type="float" office:value="0" calcext:value-type="float">
            <text:p>0</text:p>
          </table:table-cell>
          <table:table-cell table:formula="of:=IF([chapter1.E115]=&quot;&quot;;&quot;&quot;;[chapter1.E115])" office:value-type="float" office:value="0" calcext:value-type="float">
            <text:p>0</text:p>
          </table:table-cell>
          <table:table-cell table:formula="of:=IF([chapter1.F115]=&quot;&quot;;&quot;&quot;;[chapter1.F115])" office:value-type="float" office:value="20" calcext:value-type="float">
            <text:p>20</text:p>
          </table:table-cell>
          <table:table-cell table:formula="of:=IF([chapter1.G115]=&quot;&quot;;&quot;&quot;;[chapter1.G115])" office:value-type="float" office:value="0" calcext:value-type="float">
            <text:p>0</text:p>
          </table:table-cell>
          <table:table-cell table:formula="of:=IF([chapter1.H115]=&quot;&quot;;&quot;&quot;;[chapter1.H115])" office:value-type="float" office:value="20" calcext:value-type="float">
            <text:p>20</text:p>
          </table:table-cell>
          <table:table-cell table:formula="of:=IF([chapter1.I115]=&quot;&quot;;&quot;&quot;;[chapter1.I1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16]);[.K$1:.L$6];2)" office:value-type="string" office:string-value="increment" calcext:value-type="string">
            <text:p>increment</text:p>
          </table:table-cell>
          <table:table-cell table:formula="of:=IF([chapter1.B116]=&quot;&quot;;&quot;&quot;;[chapter1.B116])" office:value-type="float" office:value="16" calcext:value-type="float">
            <text:p>16</text:p>
          </table:table-cell>
          <table:table-cell table:formula="of:=IF([chapter1.C116]=&quot;&quot;;&quot;&quot;;[chapter1.C116])" office:value-type="float" office:value="0" calcext:value-type="float">
            <text:p>0</text:p>
          </table:table-cell>
          <table:table-cell table:formula="of:=IF([chapter1.D116]=&quot;&quot;;&quot;&quot;;[chapter1.D116])" office:value-type="float" office:value="0" calcext:value-type="float">
            <text:p>0</text:p>
          </table:table-cell>
          <table:table-cell table:formula="of:=IF([chapter1.E116]=&quot;&quot;;&quot;&quot;;[chapter1.E116])" office:value-type="float" office:value="0" calcext:value-type="float">
            <text:p>0</text:p>
          </table:table-cell>
          <table:table-cell table:formula="of:=IF([chapter1.F116]=&quot;&quot;;&quot;&quot;;[chapter1.F116])" office:value-type="float" office:value="20" calcext:value-type="float">
            <text:p>20</text:p>
          </table:table-cell>
          <table:table-cell table:formula="of:=IF([chapter1.G116]=&quot;&quot;;&quot;&quot;;[chapter1.G116])" office:value-type="float" office:value="0" calcext:value-type="float">
            <text:p>0</text:p>
          </table:table-cell>
          <table:table-cell table:formula="of:=IF([chapter1.H116]=&quot;&quot;;&quot;&quot;;[chapter1.H116])" office:value-type="float" office:value="20" calcext:value-type="float">
            <text:p>20</text:p>
          </table:table-cell>
          <table:table-cell table:formula="of:=IF([chapter1.I116]=&quot;&quot;;&quot;&quot;;[chapter1.I1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17]);[.K$1:.L$6];2)" office:value-type="string" office:string-value="increment" calcext:value-type="string">
            <text:p>increment</text:p>
          </table:table-cell>
          <table:table-cell table:formula="of:=IF([chapter1.B117]=&quot;&quot;;&quot;&quot;;[chapter1.B117])" office:value-type="float" office:value="11" calcext:value-type="float">
            <text:p>11</text:p>
          </table:table-cell>
          <table:table-cell table:formula="of:=IF([chapter1.C117]=&quot;&quot;;&quot;&quot;;[chapter1.C117])" office:value-type="float" office:value="0" calcext:value-type="float">
            <text:p>0</text:p>
          </table:table-cell>
          <table:table-cell table:formula="of:=IF([chapter1.D117]=&quot;&quot;;&quot;&quot;;[chapter1.D117])" office:value-type="float" office:value="0" calcext:value-type="float">
            <text:p>0</text:p>
          </table:table-cell>
          <table:table-cell table:formula="of:=IF([chapter1.E117]=&quot;&quot;;&quot;&quot;;[chapter1.E117])" office:value-type="float" office:value="0" calcext:value-type="float">
            <text:p>0</text:p>
          </table:table-cell>
          <table:table-cell table:formula="of:=IF([chapter1.F117]=&quot;&quot;;&quot;&quot;;[chapter1.F117])" office:value-type="float" office:value="20" calcext:value-type="float">
            <text:p>20</text:p>
          </table:table-cell>
          <table:table-cell table:formula="of:=IF([chapter1.G117]=&quot;&quot;;&quot;&quot;;[chapter1.G117])" office:value-type="float" office:value="0" calcext:value-type="float">
            <text:p>0</text:p>
          </table:table-cell>
          <table:table-cell table:formula="of:=IF([chapter1.H117]=&quot;&quot;;&quot;&quot;;[chapter1.H117])" office:value-type="float" office:value="20" calcext:value-type="float">
            <text:p>20</text:p>
          </table:table-cell>
          <table:table-cell table:formula="of:=IF([chapter1.I117]=&quot;&quot;;&quot;&quot;;[chapter1.I1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18]);[.K$1:.L$6];2)" office:value-type="string" office:string-value="increment" calcext:value-type="string">
            <text:p>increment</text:p>
          </table:table-cell>
          <table:table-cell table:formula="of:=IF([chapter1.B118]=&quot;&quot;;&quot;&quot;;[chapter1.B118])" office:value-type="float" office:value="10" calcext:value-type="float">
            <text:p>10</text:p>
          </table:table-cell>
          <table:table-cell table:formula="of:=IF([chapter1.C118]=&quot;&quot;;&quot;&quot;;[chapter1.C118])" office:value-type="float" office:value="0" calcext:value-type="float">
            <text:p>0</text:p>
          </table:table-cell>
          <table:table-cell table:formula="of:=IF([chapter1.D118]=&quot;&quot;;&quot;&quot;;[chapter1.D118])" office:value-type="float" office:value="0" calcext:value-type="float">
            <text:p>0</text:p>
          </table:table-cell>
          <table:table-cell table:formula="of:=IF([chapter1.E118]=&quot;&quot;;&quot;&quot;;[chapter1.E118])" office:value-type="float" office:value="0" calcext:value-type="float">
            <text:p>0</text:p>
          </table:table-cell>
          <table:table-cell table:formula="of:=IF([chapter1.F118]=&quot;&quot;;&quot;&quot;;[chapter1.F118])" office:value-type="float" office:value="20" calcext:value-type="float">
            <text:p>20</text:p>
          </table:table-cell>
          <table:table-cell table:formula="of:=IF([chapter1.G118]=&quot;&quot;;&quot;&quot;;[chapter1.G118])" office:value-type="float" office:value="0" calcext:value-type="float">
            <text:p>0</text:p>
          </table:table-cell>
          <table:table-cell table:formula="of:=IF([chapter1.H118]=&quot;&quot;;&quot;&quot;;[chapter1.H118])" office:value-type="float" office:value="20" calcext:value-type="float">
            <text:p>20</text:p>
          </table:table-cell>
          <table:table-cell table:formula="of:=IF([chapter1.I118]=&quot;&quot;;&quot;&quot;;[chapter1.I1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19]);[.K$1:.L$6];2)" office:value-type="string" office:string-value="increment" calcext:value-type="string">
            <text:p>increment</text:p>
          </table:table-cell>
          <table:table-cell table:formula="of:=IF([chapter1.B119]=&quot;&quot;;&quot;&quot;;[chapter1.B119])" office:value-type="float" office:value="17" calcext:value-type="float">
            <text:p>17</text:p>
          </table:table-cell>
          <table:table-cell table:formula="of:=IF([chapter1.C119]=&quot;&quot;;&quot;&quot;;[chapter1.C119])" office:value-type="float" office:value="0" calcext:value-type="float">
            <text:p>0</text:p>
          </table:table-cell>
          <table:table-cell table:formula="of:=IF([chapter1.D119]=&quot;&quot;;&quot;&quot;;[chapter1.D119])" office:value-type="float" office:value="0" calcext:value-type="float">
            <text:p>0</text:p>
          </table:table-cell>
          <table:table-cell table:formula="of:=IF([chapter1.E119]=&quot;&quot;;&quot;&quot;;[chapter1.E119])" office:value-type="float" office:value="0" calcext:value-type="float">
            <text:p>0</text:p>
          </table:table-cell>
          <table:table-cell table:formula="of:=IF([chapter1.F119]=&quot;&quot;;&quot;&quot;;[chapter1.F119])" office:value-type="float" office:value="20" calcext:value-type="float">
            <text:p>20</text:p>
          </table:table-cell>
          <table:table-cell table:formula="of:=IF([chapter1.G119]=&quot;&quot;;&quot;&quot;;[chapter1.G119])" office:value-type="float" office:value="0" calcext:value-type="float">
            <text:p>0</text:p>
          </table:table-cell>
          <table:table-cell table:formula="of:=IF([chapter1.H119]=&quot;&quot;;&quot;&quot;;[chapter1.H119])" office:value-type="float" office:value="20" calcext:value-type="float">
            <text:p>20</text:p>
          </table:table-cell>
          <table:table-cell table:formula="of:=IF([chapter1.I119]=&quot;&quot;;&quot;&quot;;[chapter1.I1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20]);[.K$1:.L$6];2)" office:value-type="string" office:string-value="increment" calcext:value-type="string">
            <text:p>increment</text:p>
          </table:table-cell>
          <table:table-cell table:formula="of:=IF([chapter1.B120]=&quot;&quot;;&quot;&quot;;[chapter1.B120])" office:value-type="float" office:value="5" calcext:value-type="float">
            <text:p>5</text:p>
          </table:table-cell>
          <table:table-cell table:formula="of:=IF([chapter1.C120]=&quot;&quot;;&quot;&quot;;[chapter1.C120])" office:value-type="float" office:value="0" calcext:value-type="float">
            <text:p>0</text:p>
          </table:table-cell>
          <table:table-cell table:formula="of:=IF([chapter1.D120]=&quot;&quot;;&quot;&quot;;[chapter1.D120])" office:value-type="float" office:value="0" calcext:value-type="float">
            <text:p>0</text:p>
          </table:table-cell>
          <table:table-cell table:formula="of:=IF([chapter1.E120]=&quot;&quot;;&quot;&quot;;[chapter1.E120])" office:value-type="float" office:value="0" calcext:value-type="float">
            <text:p>0</text:p>
          </table:table-cell>
          <table:table-cell table:formula="of:=IF([chapter1.F120]=&quot;&quot;;&quot;&quot;;[chapter1.F120])" office:value-type="float" office:value="20" calcext:value-type="float">
            <text:p>20</text:p>
          </table:table-cell>
          <table:table-cell table:formula="of:=IF([chapter1.G120]=&quot;&quot;;&quot;&quot;;[chapter1.G120])" office:value-type="float" office:value="0" calcext:value-type="float">
            <text:p>0</text:p>
          </table:table-cell>
          <table:table-cell table:formula="of:=IF([chapter1.H120]=&quot;&quot;;&quot;&quot;;[chapter1.H120])" office:value-type="float" office:value="20" calcext:value-type="float">
            <text:p>20</text:p>
          </table:table-cell>
          <table:table-cell table:formula="of:=IF([chapter1.I120]=&quot;&quot;;&quot;&quot;;[chapter1.I1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21]);[.K$1:.L$6];2)" office:value-type="string" office:string-value="increment" calcext:value-type="string">
            <text:p>increment</text:p>
          </table:table-cell>
          <table:table-cell table:formula="of:=IF([chapter1.B121]=&quot;&quot;;&quot;&quot;;[chapter1.B121])" office:value-type="float" office:value="14" calcext:value-type="float">
            <text:p>14</text:p>
          </table:table-cell>
          <table:table-cell table:formula="of:=IF([chapter1.C121]=&quot;&quot;;&quot;&quot;;[chapter1.C121])" office:value-type="float" office:value="0" calcext:value-type="float">
            <text:p>0</text:p>
          </table:table-cell>
          <table:table-cell table:formula="of:=IF([chapter1.D121]=&quot;&quot;;&quot;&quot;;[chapter1.D121])" office:value-type="float" office:value="0" calcext:value-type="float">
            <text:p>0</text:p>
          </table:table-cell>
          <table:table-cell table:formula="of:=IF([chapter1.E121]=&quot;&quot;;&quot;&quot;;[chapter1.E121])" office:value-type="float" office:value="0" calcext:value-type="float">
            <text:p>0</text:p>
          </table:table-cell>
          <table:table-cell table:formula="of:=IF([chapter1.F121]=&quot;&quot;;&quot;&quot;;[chapter1.F121])" office:value-type="float" office:value="20" calcext:value-type="float">
            <text:p>20</text:p>
          </table:table-cell>
          <table:table-cell table:formula="of:=IF([chapter1.G121]=&quot;&quot;;&quot;&quot;;[chapter1.G121])" office:value-type="float" office:value="0" calcext:value-type="float">
            <text:p>0</text:p>
          </table:table-cell>
          <table:table-cell table:formula="of:=IF([chapter1.H121]=&quot;&quot;;&quot;&quot;;[chapter1.H121])" office:value-type="float" office:value="20" calcext:value-type="float">
            <text:p>20</text:p>
          </table:table-cell>
          <table:table-cell table:formula="of:=IF([chapter1.I121]=&quot;&quot;;&quot;&quot;;[chapter1.I1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22]);[.K$1:.L$6];2)" office:value-type="string" office:string-value="increment" calcext:value-type="string">
            <text:p>increment</text:p>
          </table:table-cell>
          <table:table-cell table:formula="of:=IF([chapter1.B122]=&quot;&quot;;&quot;&quot;;[chapter1.B122])" office:value-type="float" office:value="14" calcext:value-type="float">
            <text:p>14</text:p>
          </table:table-cell>
          <table:table-cell table:formula="of:=IF([chapter1.C122]=&quot;&quot;;&quot;&quot;;[chapter1.C122])" office:value-type="float" office:value="0" calcext:value-type="float">
            <text:p>0</text:p>
          </table:table-cell>
          <table:table-cell table:formula="of:=IF([chapter1.D122]=&quot;&quot;;&quot;&quot;;[chapter1.D122])" office:value-type="float" office:value="0" calcext:value-type="float">
            <text:p>0</text:p>
          </table:table-cell>
          <table:table-cell table:formula="of:=IF([chapter1.E122]=&quot;&quot;;&quot;&quot;;[chapter1.E122])" office:value-type="float" office:value="0" calcext:value-type="float">
            <text:p>0</text:p>
          </table:table-cell>
          <table:table-cell table:formula="of:=IF([chapter1.F122]=&quot;&quot;;&quot;&quot;;[chapter1.F122])" office:value-type="float" office:value="20" calcext:value-type="float">
            <text:p>20</text:p>
          </table:table-cell>
          <table:table-cell table:formula="of:=IF([chapter1.G122]=&quot;&quot;;&quot;&quot;;[chapter1.G122])" office:value-type="float" office:value="0" calcext:value-type="float">
            <text:p>0</text:p>
          </table:table-cell>
          <table:table-cell table:formula="of:=IF([chapter1.H122]=&quot;&quot;;&quot;&quot;;[chapter1.H122])" office:value-type="float" office:value="20" calcext:value-type="float">
            <text:p>20</text:p>
          </table:table-cell>
          <table:table-cell table:formula="of:=IF([chapter1.I122]=&quot;&quot;;&quot;&quot;;[chapter1.I1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23]);[.K$1:.L$6];2)" office:value-type="string" office:string-value="increment" calcext:value-type="string">
            <text:p>increment</text:p>
          </table:table-cell>
          <table:table-cell table:formula="of:=IF([chapter1.B123]=&quot;&quot;;&quot;&quot;;[chapter1.B123])" office:value-type="float" office:value="7" calcext:value-type="float">
            <text:p>7</text:p>
          </table:table-cell>
          <table:table-cell table:formula="of:=IF([chapter1.C123]=&quot;&quot;;&quot;&quot;;[chapter1.C123])" office:value-type="float" office:value="0" calcext:value-type="float">
            <text:p>0</text:p>
          </table:table-cell>
          <table:table-cell table:formula="of:=IF([chapter1.D123]=&quot;&quot;;&quot;&quot;;[chapter1.D123])" office:value-type="float" office:value="0" calcext:value-type="float">
            <text:p>0</text:p>
          </table:table-cell>
          <table:table-cell table:formula="of:=IF([chapter1.E123]=&quot;&quot;;&quot;&quot;;[chapter1.E123])" office:value-type="float" office:value="0" calcext:value-type="float">
            <text:p>0</text:p>
          </table:table-cell>
          <table:table-cell table:formula="of:=IF([chapter1.F123]=&quot;&quot;;&quot;&quot;;[chapter1.F123])" office:value-type="float" office:value="20" calcext:value-type="float">
            <text:p>20</text:p>
          </table:table-cell>
          <table:table-cell table:formula="of:=IF([chapter1.G123]=&quot;&quot;;&quot;&quot;;[chapter1.G123])" office:value-type="float" office:value="0" calcext:value-type="float">
            <text:p>0</text:p>
          </table:table-cell>
          <table:table-cell table:formula="of:=IF([chapter1.H123]=&quot;&quot;;&quot;&quot;;[chapter1.H123])" office:value-type="float" office:value="20" calcext:value-type="float">
            <text:p>20</text:p>
          </table:table-cell>
          <table:table-cell table:formula="of:=IF([chapter1.I123]=&quot;&quot;;&quot;&quot;;[chapter1.I1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24]);[.K$1:.L$6];2)" office:value-type="string" office:string-value="increment" calcext:value-type="string">
            <text:p>increment</text:p>
          </table:table-cell>
          <table:table-cell table:formula="of:=IF([chapter1.B124]=&quot;&quot;;&quot;&quot;;[chapter1.B124])" office:value-type="float" office:value="10" calcext:value-type="float">
            <text:p>10</text:p>
          </table:table-cell>
          <table:table-cell table:formula="of:=IF([chapter1.C124]=&quot;&quot;;&quot;&quot;;[chapter1.C124])" office:value-type="float" office:value="0" calcext:value-type="float">
            <text:p>0</text:p>
          </table:table-cell>
          <table:table-cell table:formula="of:=IF([chapter1.D124]=&quot;&quot;;&quot;&quot;;[chapter1.D124])" office:value-type="float" office:value="0" calcext:value-type="float">
            <text:p>0</text:p>
          </table:table-cell>
          <table:table-cell table:formula="of:=IF([chapter1.E124]=&quot;&quot;;&quot;&quot;;[chapter1.E124])" office:value-type="float" office:value="0" calcext:value-type="float">
            <text:p>0</text:p>
          </table:table-cell>
          <table:table-cell table:formula="of:=IF([chapter1.F124]=&quot;&quot;;&quot;&quot;;[chapter1.F124])" office:value-type="float" office:value="20" calcext:value-type="float">
            <text:p>20</text:p>
          </table:table-cell>
          <table:table-cell table:formula="of:=IF([chapter1.G124]=&quot;&quot;;&quot;&quot;;[chapter1.G124])" office:value-type="float" office:value="0" calcext:value-type="float">
            <text:p>0</text:p>
          </table:table-cell>
          <table:table-cell table:formula="of:=IF([chapter1.H124]=&quot;&quot;;&quot;&quot;;[chapter1.H124])" office:value-type="float" office:value="20" calcext:value-type="float">
            <text:p>20</text:p>
          </table:table-cell>
          <table:table-cell table:formula="of:=IF([chapter1.I124]=&quot;&quot;;&quot;&quot;;[chapter1.I1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25]);[.K$1:.L$6];2)" office:value-type="string" office:string-value="increment" calcext:value-type="string">
            <text:p>increment</text:p>
          </table:table-cell>
          <table:table-cell table:formula="of:=IF([chapter1.B125]=&quot;&quot;;&quot;&quot;;[chapter1.B125])" office:value-type="float" office:value="1" calcext:value-type="float">
            <text:p>1</text:p>
          </table:table-cell>
          <table:table-cell table:formula="of:=IF([chapter1.C125]=&quot;&quot;;&quot;&quot;;[chapter1.C125])" office:value-type="float" office:value="0" calcext:value-type="float">
            <text:p>0</text:p>
          </table:table-cell>
          <table:table-cell table:formula="of:=IF([chapter1.D125]=&quot;&quot;;&quot;&quot;;[chapter1.D125])" office:value-type="float" office:value="0" calcext:value-type="float">
            <text:p>0</text:p>
          </table:table-cell>
          <table:table-cell table:formula="of:=IF([chapter1.E125]=&quot;&quot;;&quot;&quot;;[chapter1.E125])" office:value-type="float" office:value="0" calcext:value-type="float">
            <text:p>0</text:p>
          </table:table-cell>
          <table:table-cell table:formula="of:=IF([chapter1.F125]=&quot;&quot;;&quot;&quot;;[chapter1.F125])" office:value-type="float" office:value="20" calcext:value-type="float">
            <text:p>20</text:p>
          </table:table-cell>
          <table:table-cell table:formula="of:=IF([chapter1.G125]=&quot;&quot;;&quot;&quot;;[chapter1.G125])" office:value-type="float" office:value="0" calcext:value-type="float">
            <text:p>0</text:p>
          </table:table-cell>
          <table:table-cell table:formula="of:=IF([chapter1.H125]=&quot;&quot;;&quot;&quot;;[chapter1.H125])" office:value-type="float" office:value="20" calcext:value-type="float">
            <text:p>20</text:p>
          </table:table-cell>
          <table:table-cell table:formula="of:=IF([chapter1.I125]=&quot;&quot;;&quot;&quot;;[chapter1.I1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26]);[.K$1:.L$6];2)" office:value-type="string" office:string-value="increment" calcext:value-type="string">
            <text:p>increment</text:p>
          </table:table-cell>
          <table:table-cell table:formula="of:=IF([chapter1.B126]=&quot;&quot;;&quot;&quot;;[chapter1.B126])" office:value-type="float" office:value="0" calcext:value-type="float">
            <text:p>0</text:p>
          </table:table-cell>
          <table:table-cell table:formula="of:=IF([chapter1.C126]=&quot;&quot;;&quot;&quot;;[chapter1.C126])" office:value-type="float" office:value="0" calcext:value-type="float">
            <text:p>0</text:p>
          </table:table-cell>
          <table:table-cell table:formula="of:=IF([chapter1.D126]=&quot;&quot;;&quot;&quot;;[chapter1.D126])" office:value-type="float" office:value="0" calcext:value-type="float">
            <text:p>0</text:p>
          </table:table-cell>
          <table:table-cell table:formula="of:=IF([chapter1.E126]=&quot;&quot;;&quot;&quot;;[chapter1.E126])" office:value-type="float" office:value="0" calcext:value-type="float">
            <text:p>0</text:p>
          </table:table-cell>
          <table:table-cell table:formula="of:=IF([chapter1.F126]=&quot;&quot;;&quot;&quot;;[chapter1.F126])" office:value-type="float" office:value="20" calcext:value-type="float">
            <text:p>20</text:p>
          </table:table-cell>
          <table:table-cell table:formula="of:=IF([chapter1.G126]=&quot;&quot;;&quot;&quot;;[chapter1.G126])" office:value-type="float" office:value="0" calcext:value-type="float">
            <text:p>0</text:p>
          </table:table-cell>
          <table:table-cell table:formula="of:=IF([chapter1.H126]=&quot;&quot;;&quot;&quot;;[chapter1.H126])" office:value-type="float" office:value="20" calcext:value-type="float">
            <text:p>20</text:p>
          </table:table-cell>
          <table:table-cell table:formula="of:=IF([chapter1.I126]=&quot;&quot;;&quot;&quot;;[chapter1.I1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27]);[.K$1:.L$6];2)" office:value-type="string" office:string-value="increment" calcext:value-type="string">
            <text:p>increment</text:p>
          </table:table-cell>
          <table:table-cell table:formula="of:=IF([chapter1.B127]=&quot;&quot;;&quot;&quot;;[chapter1.B127])" office:value-type="float" office:value="10" calcext:value-type="float">
            <text:p>10</text:p>
          </table:table-cell>
          <table:table-cell table:formula="of:=IF([chapter1.C127]=&quot;&quot;;&quot;&quot;;[chapter1.C127])" office:value-type="float" office:value="0" calcext:value-type="float">
            <text:p>0</text:p>
          </table:table-cell>
          <table:table-cell table:formula="of:=IF([chapter1.D127]=&quot;&quot;;&quot;&quot;;[chapter1.D127])" office:value-type="float" office:value="0" calcext:value-type="float">
            <text:p>0</text:p>
          </table:table-cell>
          <table:table-cell table:formula="of:=IF([chapter1.E127]=&quot;&quot;;&quot;&quot;;[chapter1.E127])" office:value-type="float" office:value="0" calcext:value-type="float">
            <text:p>0</text:p>
          </table:table-cell>
          <table:table-cell table:formula="of:=IF([chapter1.F127]=&quot;&quot;;&quot;&quot;;[chapter1.F127])" office:value-type="float" office:value="20" calcext:value-type="float">
            <text:p>20</text:p>
          </table:table-cell>
          <table:table-cell table:formula="of:=IF([chapter1.G127]=&quot;&quot;;&quot;&quot;;[chapter1.G127])" office:value-type="float" office:value="0" calcext:value-type="float">
            <text:p>0</text:p>
          </table:table-cell>
          <table:table-cell table:formula="of:=IF([chapter1.H127]=&quot;&quot;;&quot;&quot;;[chapter1.H127])" office:value-type="float" office:value="20" calcext:value-type="float">
            <text:p>20</text:p>
          </table:table-cell>
          <table:table-cell table:formula="of:=IF([chapter1.I127]=&quot;&quot;;&quot;&quot;;[chapter1.I1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28]);[.K$1:.L$6];2)" office:value-type="string" office:string-value="increment" calcext:value-type="string">
            <text:p>increment</text:p>
          </table:table-cell>
          <table:table-cell table:formula="of:=IF([chapter1.B128]=&quot;&quot;;&quot;&quot;;[chapter1.B128])" office:value-type="float" office:value="15" calcext:value-type="float">
            <text:p>15</text:p>
          </table:table-cell>
          <table:table-cell table:formula="of:=IF([chapter1.C128]=&quot;&quot;;&quot;&quot;;[chapter1.C128])" office:value-type="float" office:value="0" calcext:value-type="float">
            <text:p>0</text:p>
          </table:table-cell>
          <table:table-cell table:formula="of:=IF([chapter1.D128]=&quot;&quot;;&quot;&quot;;[chapter1.D128])" office:value-type="float" office:value="0" calcext:value-type="float">
            <text:p>0</text:p>
          </table:table-cell>
          <table:table-cell table:formula="of:=IF([chapter1.E128]=&quot;&quot;;&quot;&quot;;[chapter1.E128])" office:value-type="float" office:value="0" calcext:value-type="float">
            <text:p>0</text:p>
          </table:table-cell>
          <table:table-cell table:formula="of:=IF([chapter1.F128]=&quot;&quot;;&quot;&quot;;[chapter1.F128])" office:value-type="float" office:value="20" calcext:value-type="float">
            <text:p>20</text:p>
          </table:table-cell>
          <table:table-cell table:formula="of:=IF([chapter1.G128]=&quot;&quot;;&quot;&quot;;[chapter1.G128])" office:value-type="float" office:value="0" calcext:value-type="float">
            <text:p>0</text:p>
          </table:table-cell>
          <table:table-cell table:formula="of:=IF([chapter1.H128]=&quot;&quot;;&quot;&quot;;[chapter1.H128])" office:value-type="float" office:value="20" calcext:value-type="float">
            <text:p>20</text:p>
          </table:table-cell>
          <table:table-cell table:formula="of:=IF([chapter1.I128]=&quot;&quot;;&quot;&quot;;[chapter1.I1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29]);[.K$1:.L$6];2)" office:value-type="string" office:string-value="increment" calcext:value-type="string">
            <text:p>increment</text:p>
          </table:table-cell>
          <table:table-cell table:formula="of:=IF([chapter1.B129]=&quot;&quot;;&quot;&quot;;[chapter1.B129])" office:value-type="float" office:value="18" calcext:value-type="float">
            <text:p>18</text:p>
          </table:table-cell>
          <table:table-cell table:formula="of:=IF([chapter1.C129]=&quot;&quot;;&quot;&quot;;[chapter1.C129])" office:value-type="float" office:value="0" calcext:value-type="float">
            <text:p>0</text:p>
          </table:table-cell>
          <table:table-cell table:formula="of:=IF([chapter1.D129]=&quot;&quot;;&quot;&quot;;[chapter1.D129])" office:value-type="float" office:value="0" calcext:value-type="float">
            <text:p>0</text:p>
          </table:table-cell>
          <table:table-cell table:formula="of:=IF([chapter1.E129]=&quot;&quot;;&quot;&quot;;[chapter1.E129])" office:value-type="float" office:value="0" calcext:value-type="float">
            <text:p>0</text:p>
          </table:table-cell>
          <table:table-cell table:formula="of:=IF([chapter1.F129]=&quot;&quot;;&quot;&quot;;[chapter1.F129])" office:value-type="float" office:value="20" calcext:value-type="float">
            <text:p>20</text:p>
          </table:table-cell>
          <table:table-cell table:formula="of:=IF([chapter1.G129]=&quot;&quot;;&quot;&quot;;[chapter1.G129])" office:value-type="float" office:value="0" calcext:value-type="float">
            <text:p>0</text:p>
          </table:table-cell>
          <table:table-cell table:formula="of:=IF([chapter1.H129]=&quot;&quot;;&quot;&quot;;[chapter1.H129])" office:value-type="float" office:value="20" calcext:value-type="float">
            <text:p>20</text:p>
          </table:table-cell>
          <table:table-cell table:formula="of:=IF([chapter1.I129]=&quot;&quot;;&quot;&quot;;[chapter1.I1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30]);[.K$1:.L$6];2)" office:value-type="string" office:string-value="increment" calcext:value-type="string">
            <text:p>increment</text:p>
          </table:table-cell>
          <table:table-cell table:formula="of:=IF([chapter1.B130]=&quot;&quot;;&quot;&quot;;[chapter1.B130])" office:value-type="float" office:value="2" calcext:value-type="float">
            <text:p>2</text:p>
          </table:table-cell>
          <table:table-cell table:formula="of:=IF([chapter1.C130]=&quot;&quot;;&quot;&quot;;[chapter1.C130])" office:value-type="float" office:value="0" calcext:value-type="float">
            <text:p>0</text:p>
          </table:table-cell>
          <table:table-cell table:formula="of:=IF([chapter1.D130]=&quot;&quot;;&quot;&quot;;[chapter1.D130])" office:value-type="float" office:value="0" calcext:value-type="float">
            <text:p>0</text:p>
          </table:table-cell>
          <table:table-cell table:formula="of:=IF([chapter1.E130]=&quot;&quot;;&quot;&quot;;[chapter1.E130])" office:value-type="float" office:value="0" calcext:value-type="float">
            <text:p>0</text:p>
          </table:table-cell>
          <table:table-cell table:formula="of:=IF([chapter1.F130]=&quot;&quot;;&quot;&quot;;[chapter1.F130])" office:value-type="float" office:value="20" calcext:value-type="float">
            <text:p>20</text:p>
          </table:table-cell>
          <table:table-cell table:formula="of:=IF([chapter1.G130]=&quot;&quot;;&quot;&quot;;[chapter1.G130])" office:value-type="float" office:value="0" calcext:value-type="float">
            <text:p>0</text:p>
          </table:table-cell>
          <table:table-cell table:formula="of:=IF([chapter1.H130]=&quot;&quot;;&quot;&quot;;[chapter1.H130])" office:value-type="float" office:value="20" calcext:value-type="float">
            <text:p>20</text:p>
          </table:table-cell>
          <table:table-cell table:formula="of:=IF([chapter1.I130]=&quot;&quot;;&quot;&quot;;[chapter1.I1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31]);[.K$1:.L$6];2)" office:value-type="string" office:string-value="increment" calcext:value-type="string">
            <text:p>increment</text:p>
          </table:table-cell>
          <table:table-cell table:formula="of:=IF([chapter1.B131]=&quot;&quot;;&quot;&quot;;[chapter1.B131])" office:value-type="float" office:value="10" calcext:value-type="float">
            <text:p>10</text:p>
          </table:table-cell>
          <table:table-cell table:formula="of:=IF([chapter1.C131]=&quot;&quot;;&quot;&quot;;[chapter1.C131])" office:value-type="float" office:value="0" calcext:value-type="float">
            <text:p>0</text:p>
          </table:table-cell>
          <table:table-cell table:formula="of:=IF([chapter1.D131]=&quot;&quot;;&quot;&quot;;[chapter1.D131])" office:value-type="float" office:value="0" calcext:value-type="float">
            <text:p>0</text:p>
          </table:table-cell>
          <table:table-cell table:formula="of:=IF([chapter1.E131]=&quot;&quot;;&quot;&quot;;[chapter1.E131])" office:value-type="float" office:value="0" calcext:value-type="float">
            <text:p>0</text:p>
          </table:table-cell>
          <table:table-cell table:formula="of:=IF([chapter1.F131]=&quot;&quot;;&quot;&quot;;[chapter1.F131])" office:value-type="float" office:value="20" calcext:value-type="float">
            <text:p>20</text:p>
          </table:table-cell>
          <table:table-cell table:formula="of:=IF([chapter1.G131]=&quot;&quot;;&quot;&quot;;[chapter1.G131])" office:value-type="float" office:value="0" calcext:value-type="float">
            <text:p>0</text:p>
          </table:table-cell>
          <table:table-cell table:formula="of:=IF([chapter1.H131]=&quot;&quot;;&quot;&quot;;[chapter1.H131])" office:value-type="float" office:value="20" calcext:value-type="float">
            <text:p>20</text:p>
          </table:table-cell>
          <table:table-cell table:formula="of:=IF([chapter1.I131]=&quot;&quot;;&quot;&quot;;[chapter1.I1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32]);[.K$1:.L$6];2)" office:value-type="string" office:string-value="increment" calcext:value-type="string">
            <text:p>increment</text:p>
          </table:table-cell>
          <table:table-cell table:formula="of:=IF([chapter1.B132]=&quot;&quot;;&quot;&quot;;[chapter1.B132])" office:value-type="float" office:value="8" calcext:value-type="float">
            <text:p>8</text:p>
          </table:table-cell>
          <table:table-cell table:formula="of:=IF([chapter1.C132]=&quot;&quot;;&quot;&quot;;[chapter1.C132])" office:value-type="float" office:value="0" calcext:value-type="float">
            <text:p>0</text:p>
          </table:table-cell>
          <table:table-cell table:formula="of:=IF([chapter1.D132]=&quot;&quot;;&quot;&quot;;[chapter1.D132])" office:value-type="float" office:value="0" calcext:value-type="float">
            <text:p>0</text:p>
          </table:table-cell>
          <table:table-cell table:formula="of:=IF([chapter1.E132]=&quot;&quot;;&quot;&quot;;[chapter1.E132])" office:value-type="float" office:value="0" calcext:value-type="float">
            <text:p>0</text:p>
          </table:table-cell>
          <table:table-cell table:formula="of:=IF([chapter1.F132]=&quot;&quot;;&quot;&quot;;[chapter1.F132])" office:value-type="float" office:value="20" calcext:value-type="float">
            <text:p>20</text:p>
          </table:table-cell>
          <table:table-cell table:formula="of:=IF([chapter1.G132]=&quot;&quot;;&quot;&quot;;[chapter1.G132])" office:value-type="float" office:value="0" calcext:value-type="float">
            <text:p>0</text:p>
          </table:table-cell>
          <table:table-cell table:formula="of:=IF([chapter1.H132]=&quot;&quot;;&quot;&quot;;[chapter1.H132])" office:value-type="float" office:value="20" calcext:value-type="float">
            <text:p>20</text:p>
          </table:table-cell>
          <table:table-cell table:formula="of:=IF([chapter1.I132]=&quot;&quot;;&quot;&quot;;[chapter1.I1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33]);[.K$1:.L$6];2)" office:value-type="string" office:string-value="increment" calcext:value-type="string">
            <text:p>increment</text:p>
          </table:table-cell>
          <table:table-cell table:formula="of:=IF([chapter1.B133]=&quot;&quot;;&quot;&quot;;[chapter1.B133])" office:value-type="float" office:value="0" calcext:value-type="float">
            <text:p>0</text:p>
          </table:table-cell>
          <table:table-cell table:formula="of:=IF([chapter1.C133]=&quot;&quot;;&quot;&quot;;[chapter1.C133])" office:value-type="float" office:value="0" calcext:value-type="float">
            <text:p>0</text:p>
          </table:table-cell>
          <table:table-cell table:formula="of:=IF([chapter1.D133]=&quot;&quot;;&quot;&quot;;[chapter1.D133])" office:value-type="float" office:value="0" calcext:value-type="float">
            <text:p>0</text:p>
          </table:table-cell>
          <table:table-cell table:formula="of:=IF([chapter1.E133]=&quot;&quot;;&quot;&quot;;[chapter1.E133])" office:value-type="float" office:value="0" calcext:value-type="float">
            <text:p>0</text:p>
          </table:table-cell>
          <table:table-cell table:formula="of:=IF([chapter1.F133]=&quot;&quot;;&quot;&quot;;[chapter1.F133])" office:value-type="float" office:value="20" calcext:value-type="float">
            <text:p>20</text:p>
          </table:table-cell>
          <table:table-cell table:formula="of:=IF([chapter1.G133]=&quot;&quot;;&quot;&quot;;[chapter1.G133])" office:value-type="float" office:value="0" calcext:value-type="float">
            <text:p>0</text:p>
          </table:table-cell>
          <table:table-cell table:formula="of:=IF([chapter1.H133]=&quot;&quot;;&quot;&quot;;[chapter1.H133])" office:value-type="float" office:value="20" calcext:value-type="float">
            <text:p>20</text:p>
          </table:table-cell>
          <table:table-cell table:formula="of:=IF([chapter1.I133]=&quot;&quot;;&quot;&quot;;[chapter1.I1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34]);[.K$1:.L$6];2)" office:value-type="string" office:string-value="increment" calcext:value-type="string">
            <text:p>increment</text:p>
          </table:table-cell>
          <table:table-cell table:formula="of:=IF([chapter1.B134]=&quot;&quot;;&quot;&quot;;[chapter1.B134])" office:value-type="float" office:value="6" calcext:value-type="float">
            <text:p>6</text:p>
          </table:table-cell>
          <table:table-cell table:formula="of:=IF([chapter1.C134]=&quot;&quot;;&quot;&quot;;[chapter1.C134])" office:value-type="float" office:value="0" calcext:value-type="float">
            <text:p>0</text:p>
          </table:table-cell>
          <table:table-cell table:formula="of:=IF([chapter1.D134]=&quot;&quot;;&quot;&quot;;[chapter1.D134])" office:value-type="float" office:value="0" calcext:value-type="float">
            <text:p>0</text:p>
          </table:table-cell>
          <table:table-cell table:formula="of:=IF([chapter1.E134]=&quot;&quot;;&quot;&quot;;[chapter1.E134])" office:value-type="float" office:value="0" calcext:value-type="float">
            <text:p>0</text:p>
          </table:table-cell>
          <table:table-cell table:formula="of:=IF([chapter1.F134]=&quot;&quot;;&quot;&quot;;[chapter1.F134])" office:value-type="float" office:value="20" calcext:value-type="float">
            <text:p>20</text:p>
          </table:table-cell>
          <table:table-cell table:formula="of:=IF([chapter1.G134]=&quot;&quot;;&quot;&quot;;[chapter1.G134])" office:value-type="float" office:value="0" calcext:value-type="float">
            <text:p>0</text:p>
          </table:table-cell>
          <table:table-cell table:formula="of:=IF([chapter1.H134]=&quot;&quot;;&quot;&quot;;[chapter1.H134])" office:value-type="float" office:value="20" calcext:value-type="float">
            <text:p>20</text:p>
          </table:table-cell>
          <table:table-cell table:formula="of:=IF([chapter1.I134]=&quot;&quot;;&quot;&quot;;[chapter1.I1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35]);[.K$1:.L$6];2)" office:value-type="float" office:value="0" calcext:value-type="float">
            <text:p/>
          </table:table-cell>
          <table:table-cell table:formula="of:=IF([chapter1.B135]=&quot;&quot;;&quot;&quot;;[chapter1.B135])" office:value-type="float" office:value="0" calcext:value-type="float">
            <text:p>0</text:p>
          </table:table-cell>
          <table:table-cell table:formula="of:=IF([chapter1.C135]=&quot;&quot;;&quot;&quot;;[chapter1.C135])" office:value-type="float" office:value="0" calcext:value-type="float">
            <text:p>0</text:p>
          </table:table-cell>
          <table:table-cell table:formula="of:=IF([chapter1.D135]=&quot;&quot;;&quot;&quot;;[chapter1.D135])" office:value-type="float" office:value="0" calcext:value-type="float">
            <text:p>0</text:p>
          </table:table-cell>
          <table:table-cell table:formula="of:=IF([chapter1.E135]=&quot;&quot;;&quot;&quot;;[chapter1.E135])" office:value-type="float" office:value="0" calcext:value-type="float">
            <text:p>0</text:p>
          </table:table-cell>
          <table:table-cell table:formula="of:=IF([chapter1.F135]=&quot;&quot;;&quot;&quot;;[chapter1.F135])" office:value-type="float" office:value="0" calcext:value-type="float">
            <text:p>0</text:p>
          </table:table-cell>
          <table:table-cell table:formula="of:=IF([chapter1.G135]=&quot;&quot;;&quot;&quot;;[chapter1.G135])" office:value-type="float" office:value="0" calcext:value-type="float">
            <text:p>0</text:p>
          </table:table-cell>
          <table:table-cell table:formula="of:=IF([chapter1.H135]=&quot;&quot;;&quot;&quot;;[chapter1.H135])" office:value-type="float" office:value="0" calcext:value-type="float">
            <text:p>0</text:p>
          </table:table-cell>
          <table:table-cell table:formula="of:=IF([chapter1.I135]=&quot;&quot;;&quot;&quot;;[chapter1.I1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36]);[.K$1:.L$6];2)" office:value-type="string" office:string-value="decrement" calcext:value-type="string">
            <text:p>decrement</text:p>
          </table:table-cell>
          <table:table-cell table:formula="of:=IF([chapter1.B136]=&quot;&quot;;&quot;&quot;;[chapter1.B136])" office:value-type="float" office:value="2" calcext:value-type="float">
            <text:p>2</text:p>
          </table:table-cell>
          <table:table-cell table:formula="of:=IF([chapter1.C136]=&quot;&quot;;&quot;&quot;;[chapter1.C136])" office:value-type="float" office:value="0" calcext:value-type="float">
            <text:p>0</text:p>
          </table:table-cell>
          <table:table-cell table:formula="of:=IF([chapter1.D136]=&quot;&quot;;&quot;&quot;;[chapter1.D136])" office:value-type="float" office:value="0" calcext:value-type="float">
            <text:p>0</text:p>
          </table:table-cell>
          <table:table-cell table:formula="of:=IF([chapter1.E136]=&quot;&quot;;&quot;&quot;;[chapter1.E136])" office:value-type="float" office:value="0" calcext:value-type="float">
            <text:p>0</text:p>
          </table:table-cell>
          <table:table-cell table:formula="of:=IF([chapter1.F136]=&quot;&quot;;&quot;&quot;;[chapter1.F136])" office:value-type="float" office:value="20" calcext:value-type="float">
            <text:p>20</text:p>
          </table:table-cell>
          <table:table-cell table:formula="of:=IF([chapter1.G136]=&quot;&quot;;&quot;&quot;;[chapter1.G136])" office:value-type="float" office:value="0" calcext:value-type="float">
            <text:p>0</text:p>
          </table:table-cell>
          <table:table-cell table:formula="of:=IF([chapter1.H136]=&quot;&quot;;&quot;&quot;;[chapter1.H136])" office:value-type="float" office:value="20" calcext:value-type="float">
            <text:p>20</text:p>
          </table:table-cell>
          <table:table-cell table:formula="of:=IF([chapter1.I136]=&quot;&quot;;&quot;&quot;;[chapter1.I1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37]);[.K$1:.L$6];2)" office:value-type="string" office:string-value="decrement" calcext:value-type="string">
            <text:p>decrement</text:p>
          </table:table-cell>
          <table:table-cell table:formula="of:=IF([chapter1.B137]=&quot;&quot;;&quot;&quot;;[chapter1.B137])" office:value-type="float" office:value="16" calcext:value-type="float">
            <text:p>16</text:p>
          </table:table-cell>
          <table:table-cell table:formula="of:=IF([chapter1.C137]=&quot;&quot;;&quot;&quot;;[chapter1.C137])" office:value-type="float" office:value="0" calcext:value-type="float">
            <text:p>0</text:p>
          </table:table-cell>
          <table:table-cell table:formula="of:=IF([chapter1.D137]=&quot;&quot;;&quot;&quot;;[chapter1.D137])" office:value-type="float" office:value="0" calcext:value-type="float">
            <text:p>0</text:p>
          </table:table-cell>
          <table:table-cell table:formula="of:=IF([chapter1.E137]=&quot;&quot;;&quot;&quot;;[chapter1.E137])" office:value-type="float" office:value="0" calcext:value-type="float">
            <text:p>0</text:p>
          </table:table-cell>
          <table:table-cell table:formula="of:=IF([chapter1.F137]=&quot;&quot;;&quot;&quot;;[chapter1.F137])" office:value-type="float" office:value="20" calcext:value-type="float">
            <text:p>20</text:p>
          </table:table-cell>
          <table:table-cell table:formula="of:=IF([chapter1.G137]=&quot;&quot;;&quot;&quot;;[chapter1.G137])" office:value-type="float" office:value="0" calcext:value-type="float">
            <text:p>0</text:p>
          </table:table-cell>
          <table:table-cell table:formula="of:=IF([chapter1.H137]=&quot;&quot;;&quot;&quot;;[chapter1.H137])" office:value-type="float" office:value="20" calcext:value-type="float">
            <text:p>20</text:p>
          </table:table-cell>
          <table:table-cell table:formula="of:=IF([chapter1.I137]=&quot;&quot;;&quot;&quot;;[chapter1.I1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38]);[.K$1:.L$6];2)" office:value-type="string" office:string-value="decrement" calcext:value-type="string">
            <text:p>decrement</text:p>
          </table:table-cell>
          <table:table-cell table:formula="of:=IF([chapter1.B138]=&quot;&quot;;&quot;&quot;;[chapter1.B138])" office:value-type="float" office:value="6" calcext:value-type="float">
            <text:p>6</text:p>
          </table:table-cell>
          <table:table-cell table:formula="of:=IF([chapter1.C138]=&quot;&quot;;&quot;&quot;;[chapter1.C138])" office:value-type="float" office:value="0" calcext:value-type="float">
            <text:p>0</text:p>
          </table:table-cell>
          <table:table-cell table:formula="of:=IF([chapter1.D138]=&quot;&quot;;&quot;&quot;;[chapter1.D138])" office:value-type="float" office:value="0" calcext:value-type="float">
            <text:p>0</text:p>
          </table:table-cell>
          <table:table-cell table:formula="of:=IF([chapter1.E138]=&quot;&quot;;&quot;&quot;;[chapter1.E138])" office:value-type="float" office:value="0" calcext:value-type="float">
            <text:p>0</text:p>
          </table:table-cell>
          <table:table-cell table:formula="of:=IF([chapter1.F138]=&quot;&quot;;&quot;&quot;;[chapter1.F138])" office:value-type="float" office:value="20" calcext:value-type="float">
            <text:p>20</text:p>
          </table:table-cell>
          <table:table-cell table:formula="of:=IF([chapter1.G138]=&quot;&quot;;&quot;&quot;;[chapter1.G138])" office:value-type="float" office:value="0" calcext:value-type="float">
            <text:p>0</text:p>
          </table:table-cell>
          <table:table-cell table:formula="of:=IF([chapter1.H138]=&quot;&quot;;&quot;&quot;;[chapter1.H138])" office:value-type="float" office:value="20" calcext:value-type="float">
            <text:p>20</text:p>
          </table:table-cell>
          <table:table-cell table:formula="of:=IF([chapter1.I138]=&quot;&quot;;&quot;&quot;;[chapter1.I1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39]);[.K$1:.L$6];2)" office:value-type="string" office:string-value="decrement" calcext:value-type="string">
            <text:p>decrement</text:p>
          </table:table-cell>
          <table:table-cell table:formula="of:=IF([chapter1.B139]=&quot;&quot;;&quot;&quot;;[chapter1.B139])" office:value-type="float" office:value="10" calcext:value-type="float">
            <text:p>10</text:p>
          </table:table-cell>
          <table:table-cell table:formula="of:=IF([chapter1.C139]=&quot;&quot;;&quot;&quot;;[chapter1.C139])" office:value-type="float" office:value="0" calcext:value-type="float">
            <text:p>0</text:p>
          </table:table-cell>
          <table:table-cell table:formula="of:=IF([chapter1.D139]=&quot;&quot;;&quot;&quot;;[chapter1.D139])" office:value-type="float" office:value="0" calcext:value-type="float">
            <text:p>0</text:p>
          </table:table-cell>
          <table:table-cell table:formula="of:=IF([chapter1.E139]=&quot;&quot;;&quot;&quot;;[chapter1.E139])" office:value-type="float" office:value="0" calcext:value-type="float">
            <text:p>0</text:p>
          </table:table-cell>
          <table:table-cell table:formula="of:=IF([chapter1.F139]=&quot;&quot;;&quot;&quot;;[chapter1.F139])" office:value-type="float" office:value="20" calcext:value-type="float">
            <text:p>20</text:p>
          </table:table-cell>
          <table:table-cell table:formula="of:=IF([chapter1.G139]=&quot;&quot;;&quot;&quot;;[chapter1.G139])" office:value-type="float" office:value="0" calcext:value-type="float">
            <text:p>0</text:p>
          </table:table-cell>
          <table:table-cell table:formula="of:=IF([chapter1.H139]=&quot;&quot;;&quot;&quot;;[chapter1.H139])" office:value-type="float" office:value="20" calcext:value-type="float">
            <text:p>20</text:p>
          </table:table-cell>
          <table:table-cell table:formula="of:=IF([chapter1.I139]=&quot;&quot;;&quot;&quot;;[chapter1.I1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40]);[.K$1:.L$6];2)" office:value-type="string" office:string-value="decrement" calcext:value-type="string">
            <text:p>decrement</text:p>
          </table:table-cell>
          <table:table-cell table:formula="of:=IF([chapter1.B140]=&quot;&quot;;&quot;&quot;;[chapter1.B140])" office:value-type="float" office:value="2" calcext:value-type="float">
            <text:p>2</text:p>
          </table:table-cell>
          <table:table-cell table:formula="of:=IF([chapter1.C140]=&quot;&quot;;&quot;&quot;;[chapter1.C140])" office:value-type="float" office:value="0" calcext:value-type="float">
            <text:p>0</text:p>
          </table:table-cell>
          <table:table-cell table:formula="of:=IF([chapter1.D140]=&quot;&quot;;&quot;&quot;;[chapter1.D140])" office:value-type="float" office:value="0" calcext:value-type="float">
            <text:p>0</text:p>
          </table:table-cell>
          <table:table-cell table:formula="of:=IF([chapter1.E140]=&quot;&quot;;&quot;&quot;;[chapter1.E140])" office:value-type="float" office:value="0" calcext:value-type="float">
            <text:p>0</text:p>
          </table:table-cell>
          <table:table-cell table:formula="of:=IF([chapter1.F140]=&quot;&quot;;&quot;&quot;;[chapter1.F140])" office:value-type="float" office:value="20" calcext:value-type="float">
            <text:p>20</text:p>
          </table:table-cell>
          <table:table-cell table:formula="of:=IF([chapter1.G140]=&quot;&quot;;&quot;&quot;;[chapter1.G140])" office:value-type="float" office:value="0" calcext:value-type="float">
            <text:p>0</text:p>
          </table:table-cell>
          <table:table-cell table:formula="of:=IF([chapter1.H140]=&quot;&quot;;&quot;&quot;;[chapter1.H140])" office:value-type="float" office:value="20" calcext:value-type="float">
            <text:p>20</text:p>
          </table:table-cell>
          <table:table-cell table:formula="of:=IF([chapter1.I140]=&quot;&quot;;&quot;&quot;;[chapter1.I1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41]);[.K$1:.L$6];2)" office:value-type="string" office:string-value="decrement" calcext:value-type="string">
            <text:p>decrement</text:p>
          </table:table-cell>
          <table:table-cell table:formula="of:=IF([chapter1.B141]=&quot;&quot;;&quot;&quot;;[chapter1.B141])" office:value-type="float" office:value="12" calcext:value-type="float">
            <text:p>12</text:p>
          </table:table-cell>
          <table:table-cell table:formula="of:=IF([chapter1.C141]=&quot;&quot;;&quot;&quot;;[chapter1.C141])" office:value-type="float" office:value="0" calcext:value-type="float">
            <text:p>0</text:p>
          </table:table-cell>
          <table:table-cell table:formula="of:=IF([chapter1.D141]=&quot;&quot;;&quot;&quot;;[chapter1.D141])" office:value-type="float" office:value="0" calcext:value-type="float">
            <text:p>0</text:p>
          </table:table-cell>
          <table:table-cell table:formula="of:=IF([chapter1.E141]=&quot;&quot;;&quot;&quot;;[chapter1.E141])" office:value-type="float" office:value="0" calcext:value-type="float">
            <text:p>0</text:p>
          </table:table-cell>
          <table:table-cell table:formula="of:=IF([chapter1.F141]=&quot;&quot;;&quot;&quot;;[chapter1.F141])" office:value-type="float" office:value="20" calcext:value-type="float">
            <text:p>20</text:p>
          </table:table-cell>
          <table:table-cell table:formula="of:=IF([chapter1.G141]=&quot;&quot;;&quot;&quot;;[chapter1.G141])" office:value-type="float" office:value="0" calcext:value-type="float">
            <text:p>0</text:p>
          </table:table-cell>
          <table:table-cell table:formula="of:=IF([chapter1.H141]=&quot;&quot;;&quot;&quot;;[chapter1.H141])" office:value-type="float" office:value="20" calcext:value-type="float">
            <text:p>20</text:p>
          </table:table-cell>
          <table:table-cell table:formula="of:=IF([chapter1.I141]=&quot;&quot;;&quot;&quot;;[chapter1.I1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42]);[.K$1:.L$6];2)" office:value-type="string" office:string-value="decrement" calcext:value-type="string">
            <text:p>decrement</text:p>
          </table:table-cell>
          <table:table-cell table:formula="of:=IF([chapter1.B142]=&quot;&quot;;&quot;&quot;;[chapter1.B142])" office:value-type="float" office:value="5" calcext:value-type="float">
            <text:p>5</text:p>
          </table:table-cell>
          <table:table-cell table:formula="of:=IF([chapter1.C142]=&quot;&quot;;&quot;&quot;;[chapter1.C142])" office:value-type="float" office:value="0" calcext:value-type="float">
            <text:p>0</text:p>
          </table:table-cell>
          <table:table-cell table:formula="of:=IF([chapter1.D142]=&quot;&quot;;&quot;&quot;;[chapter1.D142])" office:value-type="float" office:value="0" calcext:value-type="float">
            <text:p>0</text:p>
          </table:table-cell>
          <table:table-cell table:formula="of:=IF([chapter1.E142]=&quot;&quot;;&quot;&quot;;[chapter1.E142])" office:value-type="float" office:value="0" calcext:value-type="float">
            <text:p>0</text:p>
          </table:table-cell>
          <table:table-cell table:formula="of:=IF([chapter1.F142]=&quot;&quot;;&quot;&quot;;[chapter1.F142])" office:value-type="float" office:value="20" calcext:value-type="float">
            <text:p>20</text:p>
          </table:table-cell>
          <table:table-cell table:formula="of:=IF([chapter1.G142]=&quot;&quot;;&quot;&quot;;[chapter1.G142])" office:value-type="float" office:value="0" calcext:value-type="float">
            <text:p>0</text:p>
          </table:table-cell>
          <table:table-cell table:formula="of:=IF([chapter1.H142]=&quot;&quot;;&quot;&quot;;[chapter1.H142])" office:value-type="float" office:value="20" calcext:value-type="float">
            <text:p>20</text:p>
          </table:table-cell>
          <table:table-cell table:formula="of:=IF([chapter1.I142]=&quot;&quot;;&quot;&quot;;[chapter1.I1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43]);[.K$1:.L$6];2)" office:value-type="string" office:string-value="decrement" calcext:value-type="string">
            <text:p>decrement</text:p>
          </table:table-cell>
          <table:table-cell table:formula="of:=IF([chapter1.B143]=&quot;&quot;;&quot;&quot;;[chapter1.B143])" office:value-type="float" office:value="13" calcext:value-type="float">
            <text:p>13</text:p>
          </table:table-cell>
          <table:table-cell table:formula="of:=IF([chapter1.C143]=&quot;&quot;;&quot;&quot;;[chapter1.C143])" office:value-type="float" office:value="0" calcext:value-type="float">
            <text:p>0</text:p>
          </table:table-cell>
          <table:table-cell table:formula="of:=IF([chapter1.D143]=&quot;&quot;;&quot;&quot;;[chapter1.D143])" office:value-type="float" office:value="0" calcext:value-type="float">
            <text:p>0</text:p>
          </table:table-cell>
          <table:table-cell table:formula="of:=IF([chapter1.E143]=&quot;&quot;;&quot;&quot;;[chapter1.E143])" office:value-type="float" office:value="0" calcext:value-type="float">
            <text:p>0</text:p>
          </table:table-cell>
          <table:table-cell table:formula="of:=IF([chapter1.F143]=&quot;&quot;;&quot;&quot;;[chapter1.F143])" office:value-type="float" office:value="20" calcext:value-type="float">
            <text:p>20</text:p>
          </table:table-cell>
          <table:table-cell table:formula="of:=IF([chapter1.G143]=&quot;&quot;;&quot;&quot;;[chapter1.G143])" office:value-type="float" office:value="0" calcext:value-type="float">
            <text:p>0</text:p>
          </table:table-cell>
          <table:table-cell table:formula="of:=IF([chapter1.H143]=&quot;&quot;;&quot;&quot;;[chapter1.H143])" office:value-type="float" office:value="20" calcext:value-type="float">
            <text:p>20</text:p>
          </table:table-cell>
          <table:table-cell table:formula="of:=IF([chapter1.I143]=&quot;&quot;;&quot;&quot;;[chapter1.I1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44]);[.K$1:.L$6];2)" office:value-type="string" office:string-value="decrement" calcext:value-type="string">
            <text:p>decrement</text:p>
          </table:table-cell>
          <table:table-cell table:formula="of:=IF([chapter1.B144]=&quot;&quot;;&quot;&quot;;[chapter1.B144])" office:value-type="float" office:value="13" calcext:value-type="float">
            <text:p>13</text:p>
          </table:table-cell>
          <table:table-cell table:formula="of:=IF([chapter1.C144]=&quot;&quot;;&quot;&quot;;[chapter1.C144])" office:value-type="float" office:value="0" calcext:value-type="float">
            <text:p>0</text:p>
          </table:table-cell>
          <table:table-cell table:formula="of:=IF([chapter1.D144]=&quot;&quot;;&quot;&quot;;[chapter1.D144])" office:value-type="float" office:value="0" calcext:value-type="float">
            <text:p>0</text:p>
          </table:table-cell>
          <table:table-cell table:formula="of:=IF([chapter1.E144]=&quot;&quot;;&quot;&quot;;[chapter1.E144])" office:value-type="float" office:value="0" calcext:value-type="float">
            <text:p>0</text:p>
          </table:table-cell>
          <table:table-cell table:formula="of:=IF([chapter1.F144]=&quot;&quot;;&quot;&quot;;[chapter1.F144])" office:value-type="float" office:value="20" calcext:value-type="float">
            <text:p>20</text:p>
          </table:table-cell>
          <table:table-cell table:formula="of:=IF([chapter1.G144]=&quot;&quot;;&quot;&quot;;[chapter1.G144])" office:value-type="float" office:value="0" calcext:value-type="float">
            <text:p>0</text:p>
          </table:table-cell>
          <table:table-cell table:formula="of:=IF([chapter1.H144]=&quot;&quot;;&quot;&quot;;[chapter1.H144])" office:value-type="float" office:value="20" calcext:value-type="float">
            <text:p>20</text:p>
          </table:table-cell>
          <table:table-cell table:formula="of:=IF([chapter1.I144]=&quot;&quot;;&quot;&quot;;[chapter1.I1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45]);[.K$1:.L$6];2)" office:value-type="string" office:string-value="decrement" calcext:value-type="string">
            <text:p>decrement</text:p>
          </table:table-cell>
          <table:table-cell table:formula="of:=IF([chapter1.B145]=&quot;&quot;;&quot;&quot;;[chapter1.B145])" office:value-type="float" office:value="15" calcext:value-type="float">
            <text:p>15</text:p>
          </table:table-cell>
          <table:table-cell table:formula="of:=IF([chapter1.C145]=&quot;&quot;;&quot;&quot;;[chapter1.C145])" office:value-type="float" office:value="0" calcext:value-type="float">
            <text:p>0</text:p>
          </table:table-cell>
          <table:table-cell table:formula="of:=IF([chapter1.D145]=&quot;&quot;;&quot;&quot;;[chapter1.D145])" office:value-type="float" office:value="0" calcext:value-type="float">
            <text:p>0</text:p>
          </table:table-cell>
          <table:table-cell table:formula="of:=IF([chapter1.E145]=&quot;&quot;;&quot;&quot;;[chapter1.E145])" office:value-type="float" office:value="0" calcext:value-type="float">
            <text:p>0</text:p>
          </table:table-cell>
          <table:table-cell table:formula="of:=IF([chapter1.F145]=&quot;&quot;;&quot;&quot;;[chapter1.F145])" office:value-type="float" office:value="20" calcext:value-type="float">
            <text:p>20</text:p>
          </table:table-cell>
          <table:table-cell table:formula="of:=IF([chapter1.G145]=&quot;&quot;;&quot;&quot;;[chapter1.G145])" office:value-type="float" office:value="0" calcext:value-type="float">
            <text:p>0</text:p>
          </table:table-cell>
          <table:table-cell table:formula="of:=IF([chapter1.H145]=&quot;&quot;;&quot;&quot;;[chapter1.H145])" office:value-type="float" office:value="20" calcext:value-type="float">
            <text:p>20</text:p>
          </table:table-cell>
          <table:table-cell table:formula="of:=IF([chapter1.I145]=&quot;&quot;;&quot;&quot;;[chapter1.I1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46]);[.K$1:.L$6];2)" office:value-type="string" office:string-value="decrement" calcext:value-type="string">
            <text:p>decrement</text:p>
          </table:table-cell>
          <table:table-cell table:formula="of:=IF([chapter1.B146]=&quot;&quot;;&quot;&quot;;[chapter1.B146])" office:value-type="float" office:value="8" calcext:value-type="float">
            <text:p>8</text:p>
          </table:table-cell>
          <table:table-cell table:formula="of:=IF([chapter1.C146]=&quot;&quot;;&quot;&quot;;[chapter1.C146])" office:value-type="float" office:value="0" calcext:value-type="float">
            <text:p>0</text:p>
          </table:table-cell>
          <table:table-cell table:formula="of:=IF([chapter1.D146]=&quot;&quot;;&quot;&quot;;[chapter1.D146])" office:value-type="float" office:value="0" calcext:value-type="float">
            <text:p>0</text:p>
          </table:table-cell>
          <table:table-cell table:formula="of:=IF([chapter1.E146]=&quot;&quot;;&quot;&quot;;[chapter1.E146])" office:value-type="float" office:value="0" calcext:value-type="float">
            <text:p>0</text:p>
          </table:table-cell>
          <table:table-cell table:formula="of:=IF([chapter1.F146]=&quot;&quot;;&quot;&quot;;[chapter1.F146])" office:value-type="float" office:value="20" calcext:value-type="float">
            <text:p>20</text:p>
          </table:table-cell>
          <table:table-cell table:formula="of:=IF([chapter1.G146]=&quot;&quot;;&quot;&quot;;[chapter1.G146])" office:value-type="float" office:value="0" calcext:value-type="float">
            <text:p>0</text:p>
          </table:table-cell>
          <table:table-cell table:formula="of:=IF([chapter1.H146]=&quot;&quot;;&quot;&quot;;[chapter1.H146])" office:value-type="float" office:value="20" calcext:value-type="float">
            <text:p>20</text:p>
          </table:table-cell>
          <table:table-cell table:formula="of:=IF([chapter1.I146]=&quot;&quot;;&quot;&quot;;[chapter1.I1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47]);[.K$1:.L$6];2)" office:value-type="string" office:string-value="decrement" calcext:value-type="string">
            <text:p>decrement</text:p>
          </table:table-cell>
          <table:table-cell table:formula="of:=IF([chapter1.B147]=&quot;&quot;;&quot;&quot;;[chapter1.B147])" office:value-type="float" office:value="1" calcext:value-type="float">
            <text:p>1</text:p>
          </table:table-cell>
          <table:table-cell table:formula="of:=IF([chapter1.C147]=&quot;&quot;;&quot;&quot;;[chapter1.C147])" office:value-type="float" office:value="0" calcext:value-type="float">
            <text:p>0</text:p>
          </table:table-cell>
          <table:table-cell table:formula="of:=IF([chapter1.D147]=&quot;&quot;;&quot;&quot;;[chapter1.D147])" office:value-type="float" office:value="0" calcext:value-type="float">
            <text:p>0</text:p>
          </table:table-cell>
          <table:table-cell table:formula="of:=IF([chapter1.E147]=&quot;&quot;;&quot;&quot;;[chapter1.E147])" office:value-type="float" office:value="0" calcext:value-type="float">
            <text:p>0</text:p>
          </table:table-cell>
          <table:table-cell table:formula="of:=IF([chapter1.F147]=&quot;&quot;;&quot;&quot;;[chapter1.F147])" office:value-type="float" office:value="20" calcext:value-type="float">
            <text:p>20</text:p>
          </table:table-cell>
          <table:table-cell table:formula="of:=IF([chapter1.G147]=&quot;&quot;;&quot;&quot;;[chapter1.G147])" office:value-type="float" office:value="0" calcext:value-type="float">
            <text:p>0</text:p>
          </table:table-cell>
          <table:table-cell table:formula="of:=IF([chapter1.H147]=&quot;&quot;;&quot;&quot;;[chapter1.H147])" office:value-type="float" office:value="20" calcext:value-type="float">
            <text:p>20</text:p>
          </table:table-cell>
          <table:table-cell table:formula="of:=IF([chapter1.I147]=&quot;&quot;;&quot;&quot;;[chapter1.I1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48]);[.K$1:.L$6];2)" office:value-type="string" office:string-value="decrement" calcext:value-type="string">
            <text:p>decrement</text:p>
          </table:table-cell>
          <table:table-cell table:formula="of:=IF([chapter1.B148]=&quot;&quot;;&quot;&quot;;[chapter1.B148])" office:value-type="float" office:value="4" calcext:value-type="float">
            <text:p>4</text:p>
          </table:table-cell>
          <table:table-cell table:formula="of:=IF([chapter1.C148]=&quot;&quot;;&quot;&quot;;[chapter1.C148])" office:value-type="float" office:value="0" calcext:value-type="float">
            <text:p>0</text:p>
          </table:table-cell>
          <table:table-cell table:formula="of:=IF([chapter1.D148]=&quot;&quot;;&quot;&quot;;[chapter1.D148])" office:value-type="float" office:value="0" calcext:value-type="float">
            <text:p>0</text:p>
          </table:table-cell>
          <table:table-cell table:formula="of:=IF([chapter1.E148]=&quot;&quot;;&quot;&quot;;[chapter1.E148])" office:value-type="float" office:value="0" calcext:value-type="float">
            <text:p>0</text:p>
          </table:table-cell>
          <table:table-cell table:formula="of:=IF([chapter1.F148]=&quot;&quot;;&quot;&quot;;[chapter1.F148])" office:value-type="float" office:value="20" calcext:value-type="float">
            <text:p>20</text:p>
          </table:table-cell>
          <table:table-cell table:formula="of:=IF([chapter1.G148]=&quot;&quot;;&quot;&quot;;[chapter1.G148])" office:value-type="float" office:value="0" calcext:value-type="float">
            <text:p>0</text:p>
          </table:table-cell>
          <table:table-cell table:formula="of:=IF([chapter1.H148]=&quot;&quot;;&quot;&quot;;[chapter1.H148])" office:value-type="float" office:value="20" calcext:value-type="float">
            <text:p>20</text:p>
          </table:table-cell>
          <table:table-cell table:formula="of:=IF([chapter1.I148]=&quot;&quot;;&quot;&quot;;[chapter1.I1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49]);[.K$1:.L$6];2)" office:value-type="string" office:string-value="decrement" calcext:value-type="string">
            <text:p>decrement</text:p>
          </table:table-cell>
          <table:table-cell table:formula="of:=IF([chapter1.B149]=&quot;&quot;;&quot;&quot;;[chapter1.B149])" office:value-type="float" office:value="18" calcext:value-type="float">
            <text:p>18</text:p>
          </table:table-cell>
          <table:table-cell table:formula="of:=IF([chapter1.C149]=&quot;&quot;;&quot;&quot;;[chapter1.C149])" office:value-type="float" office:value="0" calcext:value-type="float">
            <text:p>0</text:p>
          </table:table-cell>
          <table:table-cell table:formula="of:=IF([chapter1.D149]=&quot;&quot;;&quot;&quot;;[chapter1.D149])" office:value-type="float" office:value="0" calcext:value-type="float">
            <text:p>0</text:p>
          </table:table-cell>
          <table:table-cell table:formula="of:=IF([chapter1.E149]=&quot;&quot;;&quot;&quot;;[chapter1.E149])" office:value-type="float" office:value="0" calcext:value-type="float">
            <text:p>0</text:p>
          </table:table-cell>
          <table:table-cell table:formula="of:=IF([chapter1.F149]=&quot;&quot;;&quot;&quot;;[chapter1.F149])" office:value-type="float" office:value="20" calcext:value-type="float">
            <text:p>20</text:p>
          </table:table-cell>
          <table:table-cell table:formula="of:=IF([chapter1.G149]=&quot;&quot;;&quot;&quot;;[chapter1.G149])" office:value-type="float" office:value="0" calcext:value-type="float">
            <text:p>0</text:p>
          </table:table-cell>
          <table:table-cell table:formula="of:=IF([chapter1.H149]=&quot;&quot;;&quot;&quot;;[chapter1.H149])" office:value-type="float" office:value="20" calcext:value-type="float">
            <text:p>20</text:p>
          </table:table-cell>
          <table:table-cell table:formula="of:=IF([chapter1.I149]=&quot;&quot;;&quot;&quot;;[chapter1.I1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50]);[.K$1:.L$6];2)" office:value-type="string" office:string-value="decrement" calcext:value-type="string">
            <text:p>decrement</text:p>
          </table:table-cell>
          <table:table-cell table:formula="of:=IF([chapter1.B150]=&quot;&quot;;&quot;&quot;;[chapter1.B150])" office:value-type="float" office:value="2" calcext:value-type="float">
            <text:p>2</text:p>
          </table:table-cell>
          <table:table-cell table:formula="of:=IF([chapter1.C150]=&quot;&quot;;&quot;&quot;;[chapter1.C150])" office:value-type="float" office:value="0" calcext:value-type="float">
            <text:p>0</text:p>
          </table:table-cell>
          <table:table-cell table:formula="of:=IF([chapter1.D150]=&quot;&quot;;&quot;&quot;;[chapter1.D150])" office:value-type="float" office:value="0" calcext:value-type="float">
            <text:p>0</text:p>
          </table:table-cell>
          <table:table-cell table:formula="of:=IF([chapter1.E150]=&quot;&quot;;&quot;&quot;;[chapter1.E150])" office:value-type="float" office:value="0" calcext:value-type="float">
            <text:p>0</text:p>
          </table:table-cell>
          <table:table-cell table:formula="of:=IF([chapter1.F150]=&quot;&quot;;&quot;&quot;;[chapter1.F150])" office:value-type="float" office:value="20" calcext:value-type="float">
            <text:p>20</text:p>
          </table:table-cell>
          <table:table-cell table:formula="of:=IF([chapter1.G150]=&quot;&quot;;&quot;&quot;;[chapter1.G150])" office:value-type="float" office:value="0" calcext:value-type="float">
            <text:p>0</text:p>
          </table:table-cell>
          <table:table-cell table:formula="of:=IF([chapter1.H150]=&quot;&quot;;&quot;&quot;;[chapter1.H150])" office:value-type="float" office:value="20" calcext:value-type="float">
            <text:p>20</text:p>
          </table:table-cell>
          <table:table-cell table:formula="of:=IF([chapter1.I150]=&quot;&quot;;&quot;&quot;;[chapter1.I1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51]);[.K$1:.L$6];2)" office:value-type="string" office:string-value="decrement" calcext:value-type="string">
            <text:p>decrement</text:p>
          </table:table-cell>
          <table:table-cell table:formula="of:=IF([chapter1.B151]=&quot;&quot;;&quot;&quot;;[chapter1.B151])" office:value-type="float" office:value="16" calcext:value-type="float">
            <text:p>16</text:p>
          </table:table-cell>
          <table:table-cell table:formula="of:=IF([chapter1.C151]=&quot;&quot;;&quot;&quot;;[chapter1.C151])" office:value-type="float" office:value="0" calcext:value-type="float">
            <text:p>0</text:p>
          </table:table-cell>
          <table:table-cell table:formula="of:=IF([chapter1.D151]=&quot;&quot;;&quot;&quot;;[chapter1.D151])" office:value-type="float" office:value="0" calcext:value-type="float">
            <text:p>0</text:p>
          </table:table-cell>
          <table:table-cell table:formula="of:=IF([chapter1.E151]=&quot;&quot;;&quot;&quot;;[chapter1.E151])" office:value-type="float" office:value="0" calcext:value-type="float">
            <text:p>0</text:p>
          </table:table-cell>
          <table:table-cell table:formula="of:=IF([chapter1.F151]=&quot;&quot;;&quot;&quot;;[chapter1.F151])" office:value-type="float" office:value="20" calcext:value-type="float">
            <text:p>20</text:p>
          </table:table-cell>
          <table:table-cell table:formula="of:=IF([chapter1.G151]=&quot;&quot;;&quot;&quot;;[chapter1.G151])" office:value-type="float" office:value="0" calcext:value-type="float">
            <text:p>0</text:p>
          </table:table-cell>
          <table:table-cell table:formula="of:=IF([chapter1.H151]=&quot;&quot;;&quot;&quot;;[chapter1.H151])" office:value-type="float" office:value="20" calcext:value-type="float">
            <text:p>20</text:p>
          </table:table-cell>
          <table:table-cell table:formula="of:=IF([chapter1.I151]=&quot;&quot;;&quot;&quot;;[chapter1.I1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52]);[.K$1:.L$6];2)" office:value-type="string" office:string-value="decrement" calcext:value-type="string">
            <text:p>decrement</text:p>
          </table:table-cell>
          <table:table-cell table:formula="of:=IF([chapter1.B152]=&quot;&quot;;&quot;&quot;;[chapter1.B152])" office:value-type="float" office:value="10" calcext:value-type="float">
            <text:p>10</text:p>
          </table:table-cell>
          <table:table-cell table:formula="of:=IF([chapter1.C152]=&quot;&quot;;&quot;&quot;;[chapter1.C152])" office:value-type="float" office:value="0" calcext:value-type="float">
            <text:p>0</text:p>
          </table:table-cell>
          <table:table-cell table:formula="of:=IF([chapter1.D152]=&quot;&quot;;&quot;&quot;;[chapter1.D152])" office:value-type="float" office:value="0" calcext:value-type="float">
            <text:p>0</text:p>
          </table:table-cell>
          <table:table-cell table:formula="of:=IF([chapter1.E152]=&quot;&quot;;&quot;&quot;;[chapter1.E152])" office:value-type="float" office:value="0" calcext:value-type="float">
            <text:p>0</text:p>
          </table:table-cell>
          <table:table-cell table:formula="of:=IF([chapter1.F152]=&quot;&quot;;&quot;&quot;;[chapter1.F152])" office:value-type="float" office:value="20" calcext:value-type="float">
            <text:p>20</text:p>
          </table:table-cell>
          <table:table-cell table:formula="of:=IF([chapter1.G152]=&quot;&quot;;&quot;&quot;;[chapter1.G152])" office:value-type="float" office:value="0" calcext:value-type="float">
            <text:p>0</text:p>
          </table:table-cell>
          <table:table-cell table:formula="of:=IF([chapter1.H152]=&quot;&quot;;&quot;&quot;;[chapter1.H152])" office:value-type="float" office:value="20" calcext:value-type="float">
            <text:p>20</text:p>
          </table:table-cell>
          <table:table-cell table:formula="of:=IF([chapter1.I152]=&quot;&quot;;&quot;&quot;;[chapter1.I1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53]);[.K$1:.L$6];2)" office:value-type="string" office:string-value="decrement" calcext:value-type="string">
            <text:p>decrement</text:p>
          </table:table-cell>
          <table:table-cell table:formula="of:=IF([chapter1.B153]=&quot;&quot;;&quot;&quot;;[chapter1.B153])" office:value-type="float" office:value="20" calcext:value-type="float">
            <text:p>20</text:p>
          </table:table-cell>
          <table:table-cell table:formula="of:=IF([chapter1.C153]=&quot;&quot;;&quot;&quot;;[chapter1.C153])" office:value-type="float" office:value="0" calcext:value-type="float">
            <text:p>0</text:p>
          </table:table-cell>
          <table:table-cell table:formula="of:=IF([chapter1.D153]=&quot;&quot;;&quot;&quot;;[chapter1.D153])" office:value-type="float" office:value="0" calcext:value-type="float">
            <text:p>0</text:p>
          </table:table-cell>
          <table:table-cell table:formula="of:=IF([chapter1.E153]=&quot;&quot;;&quot;&quot;;[chapter1.E153])" office:value-type="float" office:value="0" calcext:value-type="float">
            <text:p>0</text:p>
          </table:table-cell>
          <table:table-cell table:formula="of:=IF([chapter1.F153]=&quot;&quot;;&quot;&quot;;[chapter1.F153])" office:value-type="float" office:value="20" calcext:value-type="float">
            <text:p>20</text:p>
          </table:table-cell>
          <table:table-cell table:formula="of:=IF([chapter1.G153]=&quot;&quot;;&quot;&quot;;[chapter1.G153])" office:value-type="float" office:value="0" calcext:value-type="float">
            <text:p>0</text:p>
          </table:table-cell>
          <table:table-cell table:formula="of:=IF([chapter1.H153]=&quot;&quot;;&quot;&quot;;[chapter1.H153])" office:value-type="float" office:value="20" calcext:value-type="float">
            <text:p>20</text:p>
          </table:table-cell>
          <table:table-cell table:formula="of:=IF([chapter1.I153]=&quot;&quot;;&quot;&quot;;[chapter1.I1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54]);[.K$1:.L$6];2)" office:value-type="string" office:string-value="decrement" calcext:value-type="string">
            <text:p>decrement</text:p>
          </table:table-cell>
          <table:table-cell table:formula="of:=IF([chapter1.B154]=&quot;&quot;;&quot;&quot;;[chapter1.B154])" office:value-type="float" office:value="1" calcext:value-type="float">
            <text:p>1</text:p>
          </table:table-cell>
          <table:table-cell table:formula="of:=IF([chapter1.C154]=&quot;&quot;;&quot;&quot;;[chapter1.C154])" office:value-type="float" office:value="0" calcext:value-type="float">
            <text:p>0</text:p>
          </table:table-cell>
          <table:table-cell table:formula="of:=IF([chapter1.D154]=&quot;&quot;;&quot;&quot;;[chapter1.D154])" office:value-type="float" office:value="0" calcext:value-type="float">
            <text:p>0</text:p>
          </table:table-cell>
          <table:table-cell table:formula="of:=IF([chapter1.E154]=&quot;&quot;;&quot;&quot;;[chapter1.E154])" office:value-type="float" office:value="0" calcext:value-type="float">
            <text:p>0</text:p>
          </table:table-cell>
          <table:table-cell table:formula="of:=IF([chapter1.F154]=&quot;&quot;;&quot;&quot;;[chapter1.F154])" office:value-type="float" office:value="20" calcext:value-type="float">
            <text:p>20</text:p>
          </table:table-cell>
          <table:table-cell table:formula="of:=IF([chapter1.G154]=&quot;&quot;;&quot;&quot;;[chapter1.G154])" office:value-type="float" office:value="0" calcext:value-type="float">
            <text:p>0</text:p>
          </table:table-cell>
          <table:table-cell table:formula="of:=IF([chapter1.H154]=&quot;&quot;;&quot;&quot;;[chapter1.H154])" office:value-type="float" office:value="20" calcext:value-type="float">
            <text:p>20</text:p>
          </table:table-cell>
          <table:table-cell table:formula="of:=IF([chapter1.I154]=&quot;&quot;;&quot;&quot;;[chapter1.I1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55]);[.K$1:.L$6];2)" office:value-type="string" office:string-value="decrement" calcext:value-type="string">
            <text:p>decrement</text:p>
          </table:table-cell>
          <table:table-cell table:formula="of:=IF([chapter1.B155]=&quot;&quot;;&quot;&quot;;[chapter1.B155])" office:value-type="float" office:value="8" calcext:value-type="float">
            <text:p>8</text:p>
          </table:table-cell>
          <table:table-cell table:formula="of:=IF([chapter1.C155]=&quot;&quot;;&quot;&quot;;[chapter1.C155])" office:value-type="float" office:value="0" calcext:value-type="float">
            <text:p>0</text:p>
          </table:table-cell>
          <table:table-cell table:formula="of:=IF([chapter1.D155]=&quot;&quot;;&quot;&quot;;[chapter1.D155])" office:value-type="float" office:value="0" calcext:value-type="float">
            <text:p>0</text:p>
          </table:table-cell>
          <table:table-cell table:formula="of:=IF([chapter1.E155]=&quot;&quot;;&quot;&quot;;[chapter1.E155])" office:value-type="float" office:value="0" calcext:value-type="float">
            <text:p>0</text:p>
          </table:table-cell>
          <table:table-cell table:formula="of:=IF([chapter1.F155]=&quot;&quot;;&quot;&quot;;[chapter1.F155])" office:value-type="float" office:value="20" calcext:value-type="float">
            <text:p>20</text:p>
          </table:table-cell>
          <table:table-cell table:formula="of:=IF([chapter1.G155]=&quot;&quot;;&quot;&quot;;[chapter1.G155])" office:value-type="float" office:value="0" calcext:value-type="float">
            <text:p>0</text:p>
          </table:table-cell>
          <table:table-cell table:formula="of:=IF([chapter1.H155]=&quot;&quot;;&quot;&quot;;[chapter1.H155])" office:value-type="float" office:value="20" calcext:value-type="float">
            <text:p>20</text:p>
          </table:table-cell>
          <table:table-cell table:formula="of:=IF([chapter1.I155]=&quot;&quot;;&quot;&quot;;[chapter1.I1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56]);[.K$1:.L$6];2)" office:value-type="float" office:value="0" calcext:value-type="float">
            <text:p/>
          </table:table-cell>
          <table:table-cell table:formula="of:=IF([chapter1.B156]=&quot;&quot;;&quot;&quot;;[chapter1.B156])" office:value-type="float" office:value="0" calcext:value-type="float">
            <text:p>0</text:p>
          </table:table-cell>
          <table:table-cell table:formula="of:=IF([chapter1.C156]=&quot;&quot;;&quot;&quot;;[chapter1.C156])" office:value-type="float" office:value="0" calcext:value-type="float">
            <text:p>0</text:p>
          </table:table-cell>
          <table:table-cell table:formula="of:=IF([chapter1.D156]=&quot;&quot;;&quot;&quot;;[chapter1.D156])" office:value-type="float" office:value="0" calcext:value-type="float">
            <text:p>0</text:p>
          </table:table-cell>
          <table:table-cell table:formula="of:=IF([chapter1.E156]=&quot;&quot;;&quot;&quot;;[chapter1.E156])" office:value-type="float" office:value="0" calcext:value-type="float">
            <text:p>0</text:p>
          </table:table-cell>
          <table:table-cell table:formula="of:=IF([chapter1.F156]=&quot;&quot;;&quot;&quot;;[chapter1.F156])" office:value-type="float" office:value="0" calcext:value-type="float">
            <text:p>0</text:p>
          </table:table-cell>
          <table:table-cell table:formula="of:=IF([chapter1.G156]=&quot;&quot;;&quot;&quot;;[chapter1.G156])" office:value-type="float" office:value="0" calcext:value-type="float">
            <text:p>0</text:p>
          </table:table-cell>
          <table:table-cell table:formula="of:=IF([chapter1.H156]=&quot;&quot;;&quot;&quot;;[chapter1.H156])" office:value-type="float" office:value="0" calcext:value-type="float">
            <text:p>0</text:p>
          </table:table-cell>
          <table:table-cell table:formula="of:=IF([chapter1.I156]=&quot;&quot;;&quot;&quot;;[chapter1.I1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57]);[.K$1:.L$6];2)" office:value-type="string" office:string-value="increment" calcext:value-type="string">
            <text:p>increment</text:p>
          </table:table-cell>
          <table:table-cell table:formula="of:=IF([chapter1.B157]=&quot;&quot;;&quot;&quot;;[chapter1.B157])" office:value-type="float" office:value="10" calcext:value-type="float">
            <text:p>10</text:p>
          </table:table-cell>
          <table:table-cell table:formula="of:=IF([chapter1.C157]=&quot;&quot;;&quot;&quot;;[chapter1.C157])" office:value-type="float" office:value="0" calcext:value-type="float">
            <text:p>0</text:p>
          </table:table-cell>
          <table:table-cell table:formula="of:=IF([chapter1.D157]=&quot;&quot;;&quot;&quot;;[chapter1.D157])" office:value-type="float" office:value="0" calcext:value-type="float">
            <text:p>0</text:p>
          </table:table-cell>
          <table:table-cell table:formula="of:=IF([chapter1.E157]=&quot;&quot;;&quot;&quot;;[chapter1.E157])" office:value-type="float" office:value="0" calcext:value-type="float">
            <text:p>0</text:p>
          </table:table-cell>
          <table:table-cell table:formula="of:=IF([chapter1.F157]=&quot;&quot;;&quot;&quot;;[chapter1.F157])" office:value-type="float" office:value="40" calcext:value-type="float">
            <text:p>40</text:p>
          </table:table-cell>
          <table:table-cell table:formula="of:=IF([chapter1.G157]=&quot;&quot;;&quot;&quot;;[chapter1.G157])" office:value-type="float" office:value="0" calcext:value-type="float">
            <text:p>0</text:p>
          </table:table-cell>
          <table:table-cell table:formula="of:=IF([chapter1.H157]=&quot;&quot;;&quot;&quot;;[chapter1.H157])" office:value-type="float" office:value="99" calcext:value-type="float">
            <text:p>99</text:p>
          </table:table-cell>
          <table:table-cell table:formula="of:=IF([chapter1.I157]=&quot;&quot;;&quot;&quot;;[chapter1.I1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58]);[.K$1:.L$6];2)" office:value-type="string" office:string-value="increment" calcext:value-type="string">
            <text:p>increment</text:p>
          </table:table-cell>
          <table:table-cell table:formula="of:=IF([chapter1.B158]=&quot;&quot;;&quot;&quot;;[chapter1.B158])" office:value-type="float" office:value="94" calcext:value-type="float">
            <text:p>94</text:p>
          </table:table-cell>
          <table:table-cell table:formula="of:=IF([chapter1.C158]=&quot;&quot;;&quot;&quot;;[chapter1.C158])" office:value-type="float" office:value="0" calcext:value-type="float">
            <text:p>0</text:p>
          </table:table-cell>
          <table:table-cell table:formula="of:=IF([chapter1.D158]=&quot;&quot;;&quot;&quot;;[chapter1.D158])" office:value-type="float" office:value="0" calcext:value-type="float">
            <text:p>0</text:p>
          </table:table-cell>
          <table:table-cell table:formula="of:=IF([chapter1.E158]=&quot;&quot;;&quot;&quot;;[chapter1.E158])" office:value-type="float" office:value="0" calcext:value-type="float">
            <text:p>0</text:p>
          </table:table-cell>
          <table:table-cell table:formula="of:=IF([chapter1.F158]=&quot;&quot;;&quot;&quot;;[chapter1.F158])" office:value-type="float" office:value="40" calcext:value-type="float">
            <text:p>40</text:p>
          </table:table-cell>
          <table:table-cell table:formula="of:=IF([chapter1.G158]=&quot;&quot;;&quot;&quot;;[chapter1.G158])" office:value-type="float" office:value="0" calcext:value-type="float">
            <text:p>0</text:p>
          </table:table-cell>
          <table:table-cell table:formula="of:=IF([chapter1.H158]=&quot;&quot;;&quot;&quot;;[chapter1.H158])" office:value-type="float" office:value="99" calcext:value-type="float">
            <text:p>99</text:p>
          </table:table-cell>
          <table:table-cell table:formula="of:=IF([chapter1.I158]=&quot;&quot;;&quot;&quot;;[chapter1.I1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59]);[.K$1:.L$6];2)" office:value-type="string" office:string-value="increment" calcext:value-type="string">
            <text:p>increment</text:p>
          </table:table-cell>
          <table:table-cell table:formula="of:=IF([chapter1.B159]=&quot;&quot;;&quot;&quot;;[chapter1.B159])" office:value-type="float" office:value="0" calcext:value-type="float">
            <text:p>0</text:p>
          </table:table-cell>
          <table:table-cell table:formula="of:=IF([chapter1.C159]=&quot;&quot;;&quot;&quot;;[chapter1.C159])" office:value-type="float" office:value="0" calcext:value-type="float">
            <text:p>0</text:p>
          </table:table-cell>
          <table:table-cell table:formula="of:=IF([chapter1.D159]=&quot;&quot;;&quot;&quot;;[chapter1.D159])" office:value-type="float" office:value="0" calcext:value-type="float">
            <text:p>0</text:p>
          </table:table-cell>
          <table:table-cell table:formula="of:=IF([chapter1.E159]=&quot;&quot;;&quot;&quot;;[chapter1.E159])" office:value-type="float" office:value="0" calcext:value-type="float">
            <text:p>0</text:p>
          </table:table-cell>
          <table:table-cell table:formula="of:=IF([chapter1.F159]=&quot;&quot;;&quot;&quot;;[chapter1.F159])" office:value-type="float" office:value="40" calcext:value-type="float">
            <text:p>40</text:p>
          </table:table-cell>
          <table:table-cell table:formula="of:=IF([chapter1.G159]=&quot;&quot;;&quot;&quot;;[chapter1.G159])" office:value-type="float" office:value="0" calcext:value-type="float">
            <text:p>0</text:p>
          </table:table-cell>
          <table:table-cell table:formula="of:=IF([chapter1.H159]=&quot;&quot;;&quot;&quot;;[chapter1.H159])" office:value-type="float" office:value="99" calcext:value-type="float">
            <text:p>99</text:p>
          </table:table-cell>
          <table:table-cell table:formula="of:=IF([chapter1.I159]=&quot;&quot;;&quot;&quot;;[chapter1.I1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60]);[.K$1:.L$6];2)" office:value-type="string" office:string-value="increment" calcext:value-type="string">
            <text:p>increment</text:p>
          </table:table-cell>
          <table:table-cell table:formula="of:=IF([chapter1.B160]=&quot;&quot;;&quot;&quot;;[chapter1.B160])" office:value-type="float" office:value="76" calcext:value-type="float">
            <text:p>76</text:p>
          </table:table-cell>
          <table:table-cell table:formula="of:=IF([chapter1.C160]=&quot;&quot;;&quot;&quot;;[chapter1.C160])" office:value-type="float" office:value="0" calcext:value-type="float">
            <text:p>0</text:p>
          </table:table-cell>
          <table:table-cell table:formula="of:=IF([chapter1.D160]=&quot;&quot;;&quot;&quot;;[chapter1.D160])" office:value-type="float" office:value="0" calcext:value-type="float">
            <text:p>0</text:p>
          </table:table-cell>
          <table:table-cell table:formula="of:=IF([chapter1.E160]=&quot;&quot;;&quot;&quot;;[chapter1.E160])" office:value-type="float" office:value="0" calcext:value-type="float">
            <text:p>0</text:p>
          </table:table-cell>
          <table:table-cell table:formula="of:=IF([chapter1.F160]=&quot;&quot;;&quot;&quot;;[chapter1.F160])" office:value-type="float" office:value="40" calcext:value-type="float">
            <text:p>40</text:p>
          </table:table-cell>
          <table:table-cell table:formula="of:=IF([chapter1.G160]=&quot;&quot;;&quot;&quot;;[chapter1.G160])" office:value-type="float" office:value="0" calcext:value-type="float">
            <text:p>0</text:p>
          </table:table-cell>
          <table:table-cell table:formula="of:=IF([chapter1.H160]=&quot;&quot;;&quot;&quot;;[chapter1.H160])" office:value-type="float" office:value="99" calcext:value-type="float">
            <text:p>99</text:p>
          </table:table-cell>
          <table:table-cell table:formula="of:=IF([chapter1.I160]=&quot;&quot;;&quot;&quot;;[chapter1.I1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61]);[.K$1:.L$6];2)" office:value-type="string" office:string-value="increment" calcext:value-type="string">
            <text:p>increment</text:p>
          </table:table-cell>
          <table:table-cell table:formula="of:=IF([chapter1.B161]=&quot;&quot;;&quot;&quot;;[chapter1.B161])" office:value-type="float" office:value="80" calcext:value-type="float">
            <text:p>80</text:p>
          </table:table-cell>
          <table:table-cell table:formula="of:=IF([chapter1.C161]=&quot;&quot;;&quot;&quot;;[chapter1.C161])" office:value-type="float" office:value="0" calcext:value-type="float">
            <text:p>0</text:p>
          </table:table-cell>
          <table:table-cell table:formula="of:=IF([chapter1.D161]=&quot;&quot;;&quot;&quot;;[chapter1.D161])" office:value-type="float" office:value="0" calcext:value-type="float">
            <text:p>0</text:p>
          </table:table-cell>
          <table:table-cell table:formula="of:=IF([chapter1.E161]=&quot;&quot;;&quot;&quot;;[chapter1.E161])" office:value-type="float" office:value="0" calcext:value-type="float">
            <text:p>0</text:p>
          </table:table-cell>
          <table:table-cell table:formula="of:=IF([chapter1.F161]=&quot;&quot;;&quot;&quot;;[chapter1.F161])" office:value-type="float" office:value="40" calcext:value-type="float">
            <text:p>40</text:p>
          </table:table-cell>
          <table:table-cell table:formula="of:=IF([chapter1.G161]=&quot;&quot;;&quot;&quot;;[chapter1.G161])" office:value-type="float" office:value="0" calcext:value-type="float">
            <text:p>0</text:p>
          </table:table-cell>
          <table:table-cell table:formula="of:=IF([chapter1.H161]=&quot;&quot;;&quot;&quot;;[chapter1.H161])" office:value-type="float" office:value="99" calcext:value-type="float">
            <text:p>99</text:p>
          </table:table-cell>
          <table:table-cell table:formula="of:=IF([chapter1.I161]=&quot;&quot;;&quot;&quot;;[chapter1.I1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62]);[.K$1:.L$6];2)" office:value-type="string" office:string-value="increment" calcext:value-type="string">
            <text:p>increment</text:p>
          </table:table-cell>
          <table:table-cell table:formula="of:=IF([chapter1.B162]=&quot;&quot;;&quot;&quot;;[chapter1.B162])" office:value-type="float" office:value="85" calcext:value-type="float">
            <text:p>85</text:p>
          </table:table-cell>
          <table:table-cell table:formula="of:=IF([chapter1.C162]=&quot;&quot;;&quot;&quot;;[chapter1.C162])" office:value-type="float" office:value="0" calcext:value-type="float">
            <text:p>0</text:p>
          </table:table-cell>
          <table:table-cell table:formula="of:=IF([chapter1.D162]=&quot;&quot;;&quot;&quot;;[chapter1.D162])" office:value-type="float" office:value="0" calcext:value-type="float">
            <text:p>0</text:p>
          </table:table-cell>
          <table:table-cell table:formula="of:=IF([chapter1.E162]=&quot;&quot;;&quot;&quot;;[chapter1.E162])" office:value-type="float" office:value="0" calcext:value-type="float">
            <text:p>0</text:p>
          </table:table-cell>
          <table:table-cell table:formula="of:=IF([chapter1.F162]=&quot;&quot;;&quot;&quot;;[chapter1.F162])" office:value-type="float" office:value="40" calcext:value-type="float">
            <text:p>40</text:p>
          </table:table-cell>
          <table:table-cell table:formula="of:=IF([chapter1.G162]=&quot;&quot;;&quot;&quot;;[chapter1.G162])" office:value-type="float" office:value="0" calcext:value-type="float">
            <text:p>0</text:p>
          </table:table-cell>
          <table:table-cell table:formula="of:=IF([chapter1.H162]=&quot;&quot;;&quot;&quot;;[chapter1.H162])" office:value-type="float" office:value="99" calcext:value-type="float">
            <text:p>99</text:p>
          </table:table-cell>
          <table:table-cell table:formula="of:=IF([chapter1.I162]=&quot;&quot;;&quot;&quot;;[chapter1.I1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63]);[.K$1:.L$6];2)" office:value-type="string" office:string-value="increment" calcext:value-type="string">
            <text:p>increment</text:p>
          </table:table-cell>
          <table:table-cell table:formula="of:=IF([chapter1.B163]=&quot;&quot;;&quot;&quot;;[chapter1.B163])" office:value-type="float" office:value="7" calcext:value-type="float">
            <text:p>7</text:p>
          </table:table-cell>
          <table:table-cell table:formula="of:=IF([chapter1.C163]=&quot;&quot;;&quot;&quot;;[chapter1.C163])" office:value-type="float" office:value="0" calcext:value-type="float">
            <text:p>0</text:p>
          </table:table-cell>
          <table:table-cell table:formula="of:=IF([chapter1.D163]=&quot;&quot;;&quot;&quot;;[chapter1.D163])" office:value-type="float" office:value="0" calcext:value-type="float">
            <text:p>0</text:p>
          </table:table-cell>
          <table:table-cell table:formula="of:=IF([chapter1.E163]=&quot;&quot;;&quot;&quot;;[chapter1.E163])" office:value-type="float" office:value="0" calcext:value-type="float">
            <text:p>0</text:p>
          </table:table-cell>
          <table:table-cell table:formula="of:=IF([chapter1.F163]=&quot;&quot;;&quot;&quot;;[chapter1.F163])" office:value-type="float" office:value="40" calcext:value-type="float">
            <text:p>40</text:p>
          </table:table-cell>
          <table:table-cell table:formula="of:=IF([chapter1.G163]=&quot;&quot;;&quot;&quot;;[chapter1.G163])" office:value-type="float" office:value="0" calcext:value-type="float">
            <text:p>0</text:p>
          </table:table-cell>
          <table:table-cell table:formula="of:=IF([chapter1.H163]=&quot;&quot;;&quot;&quot;;[chapter1.H163])" office:value-type="float" office:value="99" calcext:value-type="float">
            <text:p>99</text:p>
          </table:table-cell>
          <table:table-cell table:formula="of:=IF([chapter1.I163]=&quot;&quot;;&quot;&quot;;[chapter1.I1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64]);[.K$1:.L$6];2)" office:value-type="string" office:string-value="increment" calcext:value-type="string">
            <text:p>increment</text:p>
          </table:table-cell>
          <table:table-cell table:formula="of:=IF([chapter1.B164]=&quot;&quot;;&quot;&quot;;[chapter1.B164])" office:value-type="float" office:value="39" calcext:value-type="float">
            <text:p>39</text:p>
          </table:table-cell>
          <table:table-cell table:formula="of:=IF([chapter1.C164]=&quot;&quot;;&quot;&quot;;[chapter1.C164])" office:value-type="float" office:value="0" calcext:value-type="float">
            <text:p>0</text:p>
          </table:table-cell>
          <table:table-cell table:formula="of:=IF([chapter1.D164]=&quot;&quot;;&quot;&quot;;[chapter1.D164])" office:value-type="float" office:value="0" calcext:value-type="float">
            <text:p>0</text:p>
          </table:table-cell>
          <table:table-cell table:formula="of:=IF([chapter1.E164]=&quot;&quot;;&quot;&quot;;[chapter1.E164])" office:value-type="float" office:value="0" calcext:value-type="float">
            <text:p>0</text:p>
          </table:table-cell>
          <table:table-cell table:formula="of:=IF([chapter1.F164]=&quot;&quot;;&quot;&quot;;[chapter1.F164])" office:value-type="float" office:value="40" calcext:value-type="float">
            <text:p>40</text:p>
          </table:table-cell>
          <table:table-cell table:formula="of:=IF([chapter1.G164]=&quot;&quot;;&quot;&quot;;[chapter1.G164])" office:value-type="float" office:value="0" calcext:value-type="float">
            <text:p>0</text:p>
          </table:table-cell>
          <table:table-cell table:formula="of:=IF([chapter1.H164]=&quot;&quot;;&quot;&quot;;[chapter1.H164])" office:value-type="float" office:value="99" calcext:value-type="float">
            <text:p>99</text:p>
          </table:table-cell>
          <table:table-cell table:formula="of:=IF([chapter1.I164]=&quot;&quot;;&quot;&quot;;[chapter1.I1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65]);[.K$1:.L$6];2)" office:value-type="string" office:string-value="increment" calcext:value-type="string">
            <text:p>increment</text:p>
          </table:table-cell>
          <table:table-cell table:formula="of:=IF([chapter1.B165]=&quot;&quot;;&quot;&quot;;[chapter1.B165])" office:value-type="float" office:value="25" calcext:value-type="float">
            <text:p>25</text:p>
          </table:table-cell>
          <table:table-cell table:formula="of:=IF([chapter1.C165]=&quot;&quot;;&quot;&quot;;[chapter1.C165])" office:value-type="float" office:value="0" calcext:value-type="float">
            <text:p>0</text:p>
          </table:table-cell>
          <table:table-cell table:formula="of:=IF([chapter1.D165]=&quot;&quot;;&quot;&quot;;[chapter1.D165])" office:value-type="float" office:value="0" calcext:value-type="float">
            <text:p>0</text:p>
          </table:table-cell>
          <table:table-cell table:formula="of:=IF([chapter1.E165]=&quot;&quot;;&quot;&quot;;[chapter1.E165])" office:value-type="float" office:value="0" calcext:value-type="float">
            <text:p>0</text:p>
          </table:table-cell>
          <table:table-cell table:formula="of:=IF([chapter1.F165]=&quot;&quot;;&quot;&quot;;[chapter1.F165])" office:value-type="float" office:value="40" calcext:value-type="float">
            <text:p>40</text:p>
          </table:table-cell>
          <table:table-cell table:formula="of:=IF([chapter1.G165]=&quot;&quot;;&quot;&quot;;[chapter1.G165])" office:value-type="float" office:value="0" calcext:value-type="float">
            <text:p>0</text:p>
          </table:table-cell>
          <table:table-cell table:formula="of:=IF([chapter1.H165]=&quot;&quot;;&quot;&quot;;[chapter1.H165])" office:value-type="float" office:value="99" calcext:value-type="float">
            <text:p>99</text:p>
          </table:table-cell>
          <table:table-cell table:formula="of:=IF([chapter1.I165]=&quot;&quot;;&quot;&quot;;[chapter1.I1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66]);[.K$1:.L$6];2)" office:value-type="string" office:string-value="increment" calcext:value-type="string">
            <text:p>increment</text:p>
          </table:table-cell>
          <table:table-cell table:formula="of:=IF([chapter1.B166]=&quot;&quot;;&quot;&quot;;[chapter1.B166])" office:value-type="float" office:value="78" calcext:value-type="float">
            <text:p>78</text:p>
          </table:table-cell>
          <table:table-cell table:formula="of:=IF([chapter1.C166]=&quot;&quot;;&quot;&quot;;[chapter1.C166])" office:value-type="float" office:value="0" calcext:value-type="float">
            <text:p>0</text:p>
          </table:table-cell>
          <table:table-cell table:formula="of:=IF([chapter1.D166]=&quot;&quot;;&quot;&quot;;[chapter1.D166])" office:value-type="float" office:value="0" calcext:value-type="float">
            <text:p>0</text:p>
          </table:table-cell>
          <table:table-cell table:formula="of:=IF([chapter1.E166]=&quot;&quot;;&quot;&quot;;[chapter1.E166])" office:value-type="float" office:value="0" calcext:value-type="float">
            <text:p>0</text:p>
          </table:table-cell>
          <table:table-cell table:formula="of:=IF([chapter1.F166]=&quot;&quot;;&quot;&quot;;[chapter1.F166])" office:value-type="float" office:value="40" calcext:value-type="float">
            <text:p>40</text:p>
          </table:table-cell>
          <table:table-cell table:formula="of:=IF([chapter1.G166]=&quot;&quot;;&quot;&quot;;[chapter1.G166])" office:value-type="float" office:value="0" calcext:value-type="float">
            <text:p>0</text:p>
          </table:table-cell>
          <table:table-cell table:formula="of:=IF([chapter1.H166]=&quot;&quot;;&quot;&quot;;[chapter1.H166])" office:value-type="float" office:value="99" calcext:value-type="float">
            <text:p>99</text:p>
          </table:table-cell>
          <table:table-cell table:formula="of:=IF([chapter1.I166]=&quot;&quot;;&quot;&quot;;[chapter1.I1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67]);[.K$1:.L$6];2)" office:value-type="string" office:string-value="increment" calcext:value-type="string">
            <text:p>increment</text:p>
          </table:table-cell>
          <table:table-cell table:formula="of:=IF([chapter1.B167]=&quot;&quot;;&quot;&quot;;[chapter1.B167])" office:value-type="float" office:value="42" calcext:value-type="float">
            <text:p>42</text:p>
          </table:table-cell>
          <table:table-cell table:formula="of:=IF([chapter1.C167]=&quot;&quot;;&quot;&quot;;[chapter1.C167])" office:value-type="float" office:value="0" calcext:value-type="float">
            <text:p>0</text:p>
          </table:table-cell>
          <table:table-cell table:formula="of:=IF([chapter1.D167]=&quot;&quot;;&quot;&quot;;[chapter1.D167])" office:value-type="float" office:value="0" calcext:value-type="float">
            <text:p>0</text:p>
          </table:table-cell>
          <table:table-cell table:formula="of:=IF([chapter1.E167]=&quot;&quot;;&quot;&quot;;[chapter1.E167])" office:value-type="float" office:value="0" calcext:value-type="float">
            <text:p>0</text:p>
          </table:table-cell>
          <table:table-cell table:formula="of:=IF([chapter1.F167]=&quot;&quot;;&quot;&quot;;[chapter1.F167])" office:value-type="float" office:value="40" calcext:value-type="float">
            <text:p>40</text:p>
          </table:table-cell>
          <table:table-cell table:formula="of:=IF([chapter1.G167]=&quot;&quot;;&quot;&quot;;[chapter1.G167])" office:value-type="float" office:value="0" calcext:value-type="float">
            <text:p>0</text:p>
          </table:table-cell>
          <table:table-cell table:formula="of:=IF([chapter1.H167]=&quot;&quot;;&quot;&quot;;[chapter1.H167])" office:value-type="float" office:value="99" calcext:value-type="float">
            <text:p>99</text:p>
          </table:table-cell>
          <table:table-cell table:formula="of:=IF([chapter1.I167]=&quot;&quot;;&quot;&quot;;[chapter1.I1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68]);[.K$1:.L$6];2)" office:value-type="string" office:string-value="increment" calcext:value-type="string">
            <text:p>increment</text:p>
          </table:table-cell>
          <table:table-cell table:formula="of:=IF([chapter1.B168]=&quot;&quot;;&quot;&quot;;[chapter1.B168])" office:value-type="float" office:value="89" calcext:value-type="float">
            <text:p>89</text:p>
          </table:table-cell>
          <table:table-cell table:formula="of:=IF([chapter1.C168]=&quot;&quot;;&quot;&quot;;[chapter1.C168])" office:value-type="float" office:value="0" calcext:value-type="float">
            <text:p>0</text:p>
          </table:table-cell>
          <table:table-cell table:formula="of:=IF([chapter1.D168]=&quot;&quot;;&quot;&quot;;[chapter1.D168])" office:value-type="float" office:value="0" calcext:value-type="float">
            <text:p>0</text:p>
          </table:table-cell>
          <table:table-cell table:formula="of:=IF([chapter1.E168]=&quot;&quot;;&quot;&quot;;[chapter1.E168])" office:value-type="float" office:value="0" calcext:value-type="float">
            <text:p>0</text:p>
          </table:table-cell>
          <table:table-cell table:formula="of:=IF([chapter1.F168]=&quot;&quot;;&quot;&quot;;[chapter1.F168])" office:value-type="float" office:value="40" calcext:value-type="float">
            <text:p>40</text:p>
          </table:table-cell>
          <table:table-cell table:formula="of:=IF([chapter1.G168]=&quot;&quot;;&quot;&quot;;[chapter1.G168])" office:value-type="float" office:value="0" calcext:value-type="float">
            <text:p>0</text:p>
          </table:table-cell>
          <table:table-cell table:formula="of:=IF([chapter1.H168]=&quot;&quot;;&quot;&quot;;[chapter1.H168])" office:value-type="float" office:value="99" calcext:value-type="float">
            <text:p>99</text:p>
          </table:table-cell>
          <table:table-cell table:formula="of:=IF([chapter1.I168]=&quot;&quot;;&quot;&quot;;[chapter1.I1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69]);[.K$1:.L$6];2)" office:value-type="string" office:string-value="increment" calcext:value-type="string">
            <text:p>increment</text:p>
          </table:table-cell>
          <table:table-cell table:formula="of:=IF([chapter1.B169]=&quot;&quot;;&quot;&quot;;[chapter1.B169])" office:value-type="float" office:value="17" calcext:value-type="float">
            <text:p>17</text:p>
          </table:table-cell>
          <table:table-cell table:formula="of:=IF([chapter1.C169]=&quot;&quot;;&quot;&quot;;[chapter1.C169])" office:value-type="float" office:value="0" calcext:value-type="float">
            <text:p>0</text:p>
          </table:table-cell>
          <table:table-cell table:formula="of:=IF([chapter1.D169]=&quot;&quot;;&quot;&quot;;[chapter1.D169])" office:value-type="float" office:value="0" calcext:value-type="float">
            <text:p>0</text:p>
          </table:table-cell>
          <table:table-cell table:formula="of:=IF([chapter1.E169]=&quot;&quot;;&quot;&quot;;[chapter1.E169])" office:value-type="float" office:value="0" calcext:value-type="float">
            <text:p>0</text:p>
          </table:table-cell>
          <table:table-cell table:formula="of:=IF([chapter1.F169]=&quot;&quot;;&quot;&quot;;[chapter1.F169])" office:value-type="float" office:value="40" calcext:value-type="float">
            <text:p>40</text:p>
          </table:table-cell>
          <table:table-cell table:formula="of:=IF([chapter1.G169]=&quot;&quot;;&quot;&quot;;[chapter1.G169])" office:value-type="float" office:value="0" calcext:value-type="float">
            <text:p>0</text:p>
          </table:table-cell>
          <table:table-cell table:formula="of:=IF([chapter1.H169]=&quot;&quot;;&quot;&quot;;[chapter1.H169])" office:value-type="float" office:value="99" calcext:value-type="float">
            <text:p>99</text:p>
          </table:table-cell>
          <table:table-cell table:formula="of:=IF([chapter1.I169]=&quot;&quot;;&quot;&quot;;[chapter1.I1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70]);[.K$1:.L$6];2)" office:value-type="string" office:string-value="increment" calcext:value-type="string">
            <text:p>increment</text:p>
          </table:table-cell>
          <table:table-cell table:formula="of:=IF([chapter1.B170]=&quot;&quot;;&quot;&quot;;[chapter1.B170])" office:value-type="float" office:value="25" calcext:value-type="float">
            <text:p>25</text:p>
          </table:table-cell>
          <table:table-cell table:formula="of:=IF([chapter1.C170]=&quot;&quot;;&quot;&quot;;[chapter1.C170])" office:value-type="float" office:value="0" calcext:value-type="float">
            <text:p>0</text:p>
          </table:table-cell>
          <table:table-cell table:formula="of:=IF([chapter1.D170]=&quot;&quot;;&quot;&quot;;[chapter1.D170])" office:value-type="float" office:value="0" calcext:value-type="float">
            <text:p>0</text:p>
          </table:table-cell>
          <table:table-cell table:formula="of:=IF([chapter1.E170]=&quot;&quot;;&quot;&quot;;[chapter1.E170])" office:value-type="float" office:value="0" calcext:value-type="float">
            <text:p>0</text:p>
          </table:table-cell>
          <table:table-cell table:formula="of:=IF([chapter1.F170]=&quot;&quot;;&quot;&quot;;[chapter1.F170])" office:value-type="float" office:value="40" calcext:value-type="float">
            <text:p>40</text:p>
          </table:table-cell>
          <table:table-cell table:formula="of:=IF([chapter1.G170]=&quot;&quot;;&quot;&quot;;[chapter1.G170])" office:value-type="float" office:value="0" calcext:value-type="float">
            <text:p>0</text:p>
          </table:table-cell>
          <table:table-cell table:formula="of:=IF([chapter1.H170]=&quot;&quot;;&quot;&quot;;[chapter1.H170])" office:value-type="float" office:value="99" calcext:value-type="float">
            <text:p>99</text:p>
          </table:table-cell>
          <table:table-cell table:formula="of:=IF([chapter1.I170]=&quot;&quot;;&quot;&quot;;[chapter1.I1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71]);[.K$1:.L$6];2)" office:value-type="string" office:string-value="increment" calcext:value-type="string">
            <text:p>increment</text:p>
          </table:table-cell>
          <table:table-cell table:formula="of:=IF([chapter1.B171]=&quot;&quot;;&quot;&quot;;[chapter1.B171])" office:value-type="float" office:value="13" calcext:value-type="float">
            <text:p>13</text:p>
          </table:table-cell>
          <table:table-cell table:formula="of:=IF([chapter1.C171]=&quot;&quot;;&quot;&quot;;[chapter1.C171])" office:value-type="float" office:value="0" calcext:value-type="float">
            <text:p>0</text:p>
          </table:table-cell>
          <table:table-cell table:formula="of:=IF([chapter1.D171]=&quot;&quot;;&quot;&quot;;[chapter1.D171])" office:value-type="float" office:value="0" calcext:value-type="float">
            <text:p>0</text:p>
          </table:table-cell>
          <table:table-cell table:formula="of:=IF([chapter1.E171]=&quot;&quot;;&quot;&quot;;[chapter1.E171])" office:value-type="float" office:value="0" calcext:value-type="float">
            <text:p>0</text:p>
          </table:table-cell>
          <table:table-cell table:formula="of:=IF([chapter1.F171]=&quot;&quot;;&quot;&quot;;[chapter1.F171])" office:value-type="float" office:value="40" calcext:value-type="float">
            <text:p>40</text:p>
          </table:table-cell>
          <table:table-cell table:formula="of:=IF([chapter1.G171]=&quot;&quot;;&quot;&quot;;[chapter1.G171])" office:value-type="float" office:value="0" calcext:value-type="float">
            <text:p>0</text:p>
          </table:table-cell>
          <table:table-cell table:formula="of:=IF([chapter1.H171]=&quot;&quot;;&quot;&quot;;[chapter1.H171])" office:value-type="float" office:value="99" calcext:value-type="float">
            <text:p>99</text:p>
          </table:table-cell>
          <table:table-cell table:formula="of:=IF([chapter1.I171]=&quot;&quot;;&quot;&quot;;[chapter1.I1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72]);[.K$1:.L$6];2)" office:value-type="string" office:string-value="increment" calcext:value-type="string">
            <text:p>increment</text:p>
          </table:table-cell>
          <table:table-cell table:formula="of:=IF([chapter1.B172]=&quot;&quot;;&quot;&quot;;[chapter1.B172])" office:value-type="float" office:value="12" calcext:value-type="float">
            <text:p>12</text:p>
          </table:table-cell>
          <table:table-cell table:formula="of:=IF([chapter1.C172]=&quot;&quot;;&quot;&quot;;[chapter1.C172])" office:value-type="float" office:value="0" calcext:value-type="float">
            <text:p>0</text:p>
          </table:table-cell>
          <table:table-cell table:formula="of:=IF([chapter1.D172]=&quot;&quot;;&quot;&quot;;[chapter1.D172])" office:value-type="float" office:value="0" calcext:value-type="float">
            <text:p>0</text:p>
          </table:table-cell>
          <table:table-cell table:formula="of:=IF([chapter1.E172]=&quot;&quot;;&quot;&quot;;[chapter1.E172])" office:value-type="float" office:value="0" calcext:value-type="float">
            <text:p>0</text:p>
          </table:table-cell>
          <table:table-cell table:formula="of:=IF([chapter1.F172]=&quot;&quot;;&quot;&quot;;[chapter1.F172])" office:value-type="float" office:value="40" calcext:value-type="float">
            <text:p>40</text:p>
          </table:table-cell>
          <table:table-cell table:formula="of:=IF([chapter1.G172]=&quot;&quot;;&quot;&quot;;[chapter1.G172])" office:value-type="float" office:value="0" calcext:value-type="float">
            <text:p>0</text:p>
          </table:table-cell>
          <table:table-cell table:formula="of:=IF([chapter1.H172]=&quot;&quot;;&quot;&quot;;[chapter1.H172])" office:value-type="float" office:value="99" calcext:value-type="float">
            <text:p>99</text:p>
          </table:table-cell>
          <table:table-cell table:formula="of:=IF([chapter1.I172]=&quot;&quot;;&quot;&quot;;[chapter1.I1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73]);[.K$1:.L$6];2)" office:value-type="string" office:string-value="increment" calcext:value-type="string">
            <text:p>increment</text:p>
          </table:table-cell>
          <table:table-cell table:formula="of:=IF([chapter1.B173]=&quot;&quot;;&quot;&quot;;[chapter1.B173])" office:value-type="float" office:value="85" calcext:value-type="float">
            <text:p>85</text:p>
          </table:table-cell>
          <table:table-cell table:formula="of:=IF([chapter1.C173]=&quot;&quot;;&quot;&quot;;[chapter1.C173])" office:value-type="float" office:value="0" calcext:value-type="float">
            <text:p>0</text:p>
          </table:table-cell>
          <table:table-cell table:formula="of:=IF([chapter1.D173]=&quot;&quot;;&quot;&quot;;[chapter1.D173])" office:value-type="float" office:value="0" calcext:value-type="float">
            <text:p>0</text:p>
          </table:table-cell>
          <table:table-cell table:formula="of:=IF([chapter1.E173]=&quot;&quot;;&quot;&quot;;[chapter1.E173])" office:value-type="float" office:value="0" calcext:value-type="float">
            <text:p>0</text:p>
          </table:table-cell>
          <table:table-cell table:formula="of:=IF([chapter1.F173]=&quot;&quot;;&quot;&quot;;[chapter1.F173])" office:value-type="float" office:value="40" calcext:value-type="float">
            <text:p>40</text:p>
          </table:table-cell>
          <table:table-cell table:formula="of:=IF([chapter1.G173]=&quot;&quot;;&quot;&quot;;[chapter1.G173])" office:value-type="float" office:value="0" calcext:value-type="float">
            <text:p>0</text:p>
          </table:table-cell>
          <table:table-cell table:formula="of:=IF([chapter1.H173]=&quot;&quot;;&quot;&quot;;[chapter1.H173])" office:value-type="float" office:value="99" calcext:value-type="float">
            <text:p>99</text:p>
          </table:table-cell>
          <table:table-cell table:formula="of:=IF([chapter1.I173]=&quot;&quot;;&quot;&quot;;[chapter1.I1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74]);[.K$1:.L$6];2)" office:value-type="string" office:string-value="increment" calcext:value-type="string">
            <text:p>increment</text:p>
          </table:table-cell>
          <table:table-cell table:formula="of:=IF([chapter1.B174]=&quot;&quot;;&quot;&quot;;[chapter1.B174])" office:value-type="float" office:value="56" calcext:value-type="float">
            <text:p>56</text:p>
          </table:table-cell>
          <table:table-cell table:formula="of:=IF([chapter1.C174]=&quot;&quot;;&quot;&quot;;[chapter1.C174])" office:value-type="float" office:value="0" calcext:value-type="float">
            <text:p>0</text:p>
          </table:table-cell>
          <table:table-cell table:formula="of:=IF([chapter1.D174]=&quot;&quot;;&quot;&quot;;[chapter1.D174])" office:value-type="float" office:value="0" calcext:value-type="float">
            <text:p>0</text:p>
          </table:table-cell>
          <table:table-cell table:formula="of:=IF([chapter1.E174]=&quot;&quot;;&quot;&quot;;[chapter1.E174])" office:value-type="float" office:value="0" calcext:value-type="float">
            <text:p>0</text:p>
          </table:table-cell>
          <table:table-cell table:formula="of:=IF([chapter1.F174]=&quot;&quot;;&quot;&quot;;[chapter1.F174])" office:value-type="float" office:value="40" calcext:value-type="float">
            <text:p>40</text:p>
          </table:table-cell>
          <table:table-cell table:formula="of:=IF([chapter1.G174]=&quot;&quot;;&quot;&quot;;[chapter1.G174])" office:value-type="float" office:value="0" calcext:value-type="float">
            <text:p>0</text:p>
          </table:table-cell>
          <table:table-cell table:formula="of:=IF([chapter1.H174]=&quot;&quot;;&quot;&quot;;[chapter1.H174])" office:value-type="float" office:value="99" calcext:value-type="float">
            <text:p>99</text:p>
          </table:table-cell>
          <table:table-cell table:formula="of:=IF([chapter1.I174]=&quot;&quot;;&quot;&quot;;[chapter1.I1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75]);[.K$1:.L$6];2)" office:value-type="string" office:string-value="increment" calcext:value-type="string">
            <text:p>increment</text:p>
          </table:table-cell>
          <table:table-cell table:formula="of:=IF([chapter1.B175]=&quot;&quot;;&quot;&quot;;[chapter1.B175])" office:value-type="float" office:value="53" calcext:value-type="float">
            <text:p>53</text:p>
          </table:table-cell>
          <table:table-cell table:formula="of:=IF([chapter1.C175]=&quot;&quot;;&quot;&quot;;[chapter1.C175])" office:value-type="float" office:value="0" calcext:value-type="float">
            <text:p>0</text:p>
          </table:table-cell>
          <table:table-cell table:formula="of:=IF([chapter1.D175]=&quot;&quot;;&quot;&quot;;[chapter1.D175])" office:value-type="float" office:value="0" calcext:value-type="float">
            <text:p>0</text:p>
          </table:table-cell>
          <table:table-cell table:formula="of:=IF([chapter1.E175]=&quot;&quot;;&quot;&quot;;[chapter1.E175])" office:value-type="float" office:value="0" calcext:value-type="float">
            <text:p>0</text:p>
          </table:table-cell>
          <table:table-cell table:formula="of:=IF([chapter1.F175]=&quot;&quot;;&quot;&quot;;[chapter1.F175])" office:value-type="float" office:value="40" calcext:value-type="float">
            <text:p>40</text:p>
          </table:table-cell>
          <table:table-cell table:formula="of:=IF([chapter1.G175]=&quot;&quot;;&quot;&quot;;[chapter1.G175])" office:value-type="float" office:value="0" calcext:value-type="float">
            <text:p>0</text:p>
          </table:table-cell>
          <table:table-cell table:formula="of:=IF([chapter1.H175]=&quot;&quot;;&quot;&quot;;[chapter1.H175])" office:value-type="float" office:value="99" calcext:value-type="float">
            <text:p>99</text:p>
          </table:table-cell>
          <table:table-cell table:formula="of:=IF([chapter1.I175]=&quot;&quot;;&quot;&quot;;[chapter1.I1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76]);[.K$1:.L$6];2)" office:value-type="string" office:string-value="increment" calcext:value-type="string">
            <text:p>increment</text:p>
          </table:table-cell>
          <table:table-cell table:formula="of:=IF([chapter1.B176]=&quot;&quot;;&quot;&quot;;[chapter1.B176])" office:value-type="float" office:value="13" calcext:value-type="float">
            <text:p>13</text:p>
          </table:table-cell>
          <table:table-cell table:formula="of:=IF([chapter1.C176]=&quot;&quot;;&quot;&quot;;[chapter1.C176])" office:value-type="float" office:value="0" calcext:value-type="float">
            <text:p>0</text:p>
          </table:table-cell>
          <table:table-cell table:formula="of:=IF([chapter1.D176]=&quot;&quot;;&quot;&quot;;[chapter1.D176])" office:value-type="float" office:value="0" calcext:value-type="float">
            <text:p>0</text:p>
          </table:table-cell>
          <table:table-cell table:formula="of:=IF([chapter1.E176]=&quot;&quot;;&quot;&quot;;[chapter1.E176])" office:value-type="float" office:value="0" calcext:value-type="float">
            <text:p>0</text:p>
          </table:table-cell>
          <table:table-cell table:formula="of:=IF([chapter1.F176]=&quot;&quot;;&quot;&quot;;[chapter1.F176])" office:value-type="float" office:value="40" calcext:value-type="float">
            <text:p>40</text:p>
          </table:table-cell>
          <table:table-cell table:formula="of:=IF([chapter1.G176]=&quot;&quot;;&quot;&quot;;[chapter1.G176])" office:value-type="float" office:value="0" calcext:value-type="float">
            <text:p>0</text:p>
          </table:table-cell>
          <table:table-cell table:formula="of:=IF([chapter1.H176]=&quot;&quot;;&quot;&quot;;[chapter1.H176])" office:value-type="float" office:value="99" calcext:value-type="float">
            <text:p>99</text:p>
          </table:table-cell>
          <table:table-cell table:formula="of:=IF([chapter1.I176]=&quot;&quot;;&quot;&quot;;[chapter1.I1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77]);[.K$1:.L$6];2)" office:value-type="string" office:string-value="increment" calcext:value-type="string">
            <text:p>increment</text:p>
          </table:table-cell>
          <table:table-cell table:formula="of:=IF([chapter1.B177]=&quot;&quot;;&quot;&quot;;[chapter1.B177])" office:value-type="float" office:value="83" calcext:value-type="float">
            <text:p>83</text:p>
          </table:table-cell>
          <table:table-cell table:formula="of:=IF([chapter1.C177]=&quot;&quot;;&quot;&quot;;[chapter1.C177])" office:value-type="float" office:value="0" calcext:value-type="float">
            <text:p>0</text:p>
          </table:table-cell>
          <table:table-cell table:formula="of:=IF([chapter1.D177]=&quot;&quot;;&quot;&quot;;[chapter1.D177])" office:value-type="float" office:value="0" calcext:value-type="float">
            <text:p>0</text:p>
          </table:table-cell>
          <table:table-cell table:formula="of:=IF([chapter1.E177]=&quot;&quot;;&quot;&quot;;[chapter1.E177])" office:value-type="float" office:value="0" calcext:value-type="float">
            <text:p>0</text:p>
          </table:table-cell>
          <table:table-cell table:formula="of:=IF([chapter1.F177]=&quot;&quot;;&quot;&quot;;[chapter1.F177])" office:value-type="float" office:value="40" calcext:value-type="float">
            <text:p>40</text:p>
          </table:table-cell>
          <table:table-cell table:formula="of:=IF([chapter1.G177]=&quot;&quot;;&quot;&quot;;[chapter1.G177])" office:value-type="float" office:value="0" calcext:value-type="float">
            <text:p>0</text:p>
          </table:table-cell>
          <table:table-cell table:formula="of:=IF([chapter1.H177]=&quot;&quot;;&quot;&quot;;[chapter1.H177])" office:value-type="float" office:value="99" calcext:value-type="float">
            <text:p>99</text:p>
          </table:table-cell>
          <table:table-cell table:formula="of:=IF([chapter1.I177]=&quot;&quot;;&quot;&quot;;[chapter1.I1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78]);[.K$1:.L$6];2)" office:value-type="string" office:string-value="increment" calcext:value-type="string">
            <text:p>increment</text:p>
          </table:table-cell>
          <table:table-cell table:formula="of:=IF([chapter1.B178]=&quot;&quot;;&quot;&quot;;[chapter1.B178])" office:value-type="float" office:value="61" calcext:value-type="float">
            <text:p>61</text:p>
          </table:table-cell>
          <table:table-cell table:formula="of:=IF([chapter1.C178]=&quot;&quot;;&quot;&quot;;[chapter1.C178])" office:value-type="float" office:value="0" calcext:value-type="float">
            <text:p>0</text:p>
          </table:table-cell>
          <table:table-cell table:formula="of:=IF([chapter1.D178]=&quot;&quot;;&quot;&quot;;[chapter1.D178])" office:value-type="float" office:value="0" calcext:value-type="float">
            <text:p>0</text:p>
          </table:table-cell>
          <table:table-cell table:formula="of:=IF([chapter1.E178]=&quot;&quot;;&quot;&quot;;[chapter1.E178])" office:value-type="float" office:value="0" calcext:value-type="float">
            <text:p>0</text:p>
          </table:table-cell>
          <table:table-cell table:formula="of:=IF([chapter1.F178]=&quot;&quot;;&quot;&quot;;[chapter1.F178])" office:value-type="float" office:value="40" calcext:value-type="float">
            <text:p>40</text:p>
          </table:table-cell>
          <table:table-cell table:formula="of:=IF([chapter1.G178]=&quot;&quot;;&quot;&quot;;[chapter1.G178])" office:value-type="float" office:value="0" calcext:value-type="float">
            <text:p>0</text:p>
          </table:table-cell>
          <table:table-cell table:formula="of:=IF([chapter1.H178]=&quot;&quot;;&quot;&quot;;[chapter1.H178])" office:value-type="float" office:value="99" calcext:value-type="float">
            <text:p>99</text:p>
          </table:table-cell>
          <table:table-cell table:formula="of:=IF([chapter1.I178]=&quot;&quot;;&quot;&quot;;[chapter1.I1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79]);[.K$1:.L$6];2)" office:value-type="string" office:string-value="increment" calcext:value-type="string">
            <text:p>increment</text:p>
          </table:table-cell>
          <table:table-cell table:formula="of:=IF([chapter1.B179]=&quot;&quot;;&quot;&quot;;[chapter1.B179])" office:value-type="float" office:value="34" calcext:value-type="float">
            <text:p>34</text:p>
          </table:table-cell>
          <table:table-cell table:formula="of:=IF([chapter1.C179]=&quot;&quot;;&quot;&quot;;[chapter1.C179])" office:value-type="float" office:value="0" calcext:value-type="float">
            <text:p>0</text:p>
          </table:table-cell>
          <table:table-cell table:formula="of:=IF([chapter1.D179]=&quot;&quot;;&quot;&quot;;[chapter1.D179])" office:value-type="float" office:value="0" calcext:value-type="float">
            <text:p>0</text:p>
          </table:table-cell>
          <table:table-cell table:formula="of:=IF([chapter1.E179]=&quot;&quot;;&quot;&quot;;[chapter1.E179])" office:value-type="float" office:value="0" calcext:value-type="float">
            <text:p>0</text:p>
          </table:table-cell>
          <table:table-cell table:formula="of:=IF([chapter1.F179]=&quot;&quot;;&quot;&quot;;[chapter1.F179])" office:value-type="float" office:value="40" calcext:value-type="float">
            <text:p>40</text:p>
          </table:table-cell>
          <table:table-cell table:formula="of:=IF([chapter1.G179]=&quot;&quot;;&quot;&quot;;[chapter1.G179])" office:value-type="float" office:value="0" calcext:value-type="float">
            <text:p>0</text:p>
          </table:table-cell>
          <table:table-cell table:formula="of:=IF([chapter1.H179]=&quot;&quot;;&quot;&quot;;[chapter1.H179])" office:value-type="float" office:value="99" calcext:value-type="float">
            <text:p>99</text:p>
          </table:table-cell>
          <table:table-cell table:formula="of:=IF([chapter1.I179]=&quot;&quot;;&quot;&quot;;[chapter1.I1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80]);[.K$1:.L$6];2)" office:value-type="string" office:string-value="increment" calcext:value-type="string">
            <text:p>increment</text:p>
          </table:table-cell>
          <table:table-cell table:formula="of:=IF([chapter1.B180]=&quot;&quot;;&quot;&quot;;[chapter1.B180])" office:value-type="float" office:value="50" calcext:value-type="float">
            <text:p>50</text:p>
          </table:table-cell>
          <table:table-cell table:formula="of:=IF([chapter1.C180]=&quot;&quot;;&quot;&quot;;[chapter1.C180])" office:value-type="float" office:value="0" calcext:value-type="float">
            <text:p>0</text:p>
          </table:table-cell>
          <table:table-cell table:formula="of:=IF([chapter1.D180]=&quot;&quot;;&quot;&quot;;[chapter1.D180])" office:value-type="float" office:value="0" calcext:value-type="float">
            <text:p>0</text:p>
          </table:table-cell>
          <table:table-cell table:formula="of:=IF([chapter1.E180]=&quot;&quot;;&quot;&quot;;[chapter1.E180])" office:value-type="float" office:value="0" calcext:value-type="float">
            <text:p>0</text:p>
          </table:table-cell>
          <table:table-cell table:formula="of:=IF([chapter1.F180]=&quot;&quot;;&quot;&quot;;[chapter1.F180])" office:value-type="float" office:value="40" calcext:value-type="float">
            <text:p>40</text:p>
          </table:table-cell>
          <table:table-cell table:formula="of:=IF([chapter1.G180]=&quot;&quot;;&quot;&quot;;[chapter1.G180])" office:value-type="float" office:value="0" calcext:value-type="float">
            <text:p>0</text:p>
          </table:table-cell>
          <table:table-cell table:formula="of:=IF([chapter1.H180]=&quot;&quot;;&quot;&quot;;[chapter1.H180])" office:value-type="float" office:value="99" calcext:value-type="float">
            <text:p>99</text:p>
          </table:table-cell>
          <table:table-cell table:formula="of:=IF([chapter1.I180]=&quot;&quot;;&quot;&quot;;[chapter1.I1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81]);[.K$1:.L$6];2)" office:value-type="string" office:string-value="increment" calcext:value-type="string">
            <text:p>increment</text:p>
          </table:table-cell>
          <table:table-cell table:formula="of:=IF([chapter1.B181]=&quot;&quot;;&quot;&quot;;[chapter1.B181])" office:value-type="float" office:value="39" calcext:value-type="float">
            <text:p>39</text:p>
          </table:table-cell>
          <table:table-cell table:formula="of:=IF([chapter1.C181]=&quot;&quot;;&quot;&quot;;[chapter1.C181])" office:value-type="float" office:value="0" calcext:value-type="float">
            <text:p>0</text:p>
          </table:table-cell>
          <table:table-cell table:formula="of:=IF([chapter1.D181]=&quot;&quot;;&quot;&quot;;[chapter1.D181])" office:value-type="float" office:value="0" calcext:value-type="float">
            <text:p>0</text:p>
          </table:table-cell>
          <table:table-cell table:formula="of:=IF([chapter1.E181]=&quot;&quot;;&quot;&quot;;[chapter1.E181])" office:value-type="float" office:value="0" calcext:value-type="float">
            <text:p>0</text:p>
          </table:table-cell>
          <table:table-cell table:formula="of:=IF([chapter1.F181]=&quot;&quot;;&quot;&quot;;[chapter1.F181])" office:value-type="float" office:value="40" calcext:value-type="float">
            <text:p>40</text:p>
          </table:table-cell>
          <table:table-cell table:formula="of:=IF([chapter1.G181]=&quot;&quot;;&quot;&quot;;[chapter1.G181])" office:value-type="float" office:value="0" calcext:value-type="float">
            <text:p>0</text:p>
          </table:table-cell>
          <table:table-cell table:formula="of:=IF([chapter1.H181]=&quot;&quot;;&quot;&quot;;[chapter1.H181])" office:value-type="float" office:value="99" calcext:value-type="float">
            <text:p>99</text:p>
          </table:table-cell>
          <table:table-cell table:formula="of:=IF([chapter1.I181]=&quot;&quot;;&quot;&quot;;[chapter1.I1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82]);[.K$1:.L$6];2)" office:value-type="string" office:string-value="increment" calcext:value-type="string">
            <text:p>increment</text:p>
          </table:table-cell>
          <table:table-cell table:formula="of:=IF([chapter1.B182]=&quot;&quot;;&quot;&quot;;[chapter1.B182])" office:value-type="float" office:value="7" calcext:value-type="float">
            <text:p>7</text:p>
          </table:table-cell>
          <table:table-cell table:formula="of:=IF([chapter1.C182]=&quot;&quot;;&quot;&quot;;[chapter1.C182])" office:value-type="float" office:value="0" calcext:value-type="float">
            <text:p>0</text:p>
          </table:table-cell>
          <table:table-cell table:formula="of:=IF([chapter1.D182]=&quot;&quot;;&quot;&quot;;[chapter1.D182])" office:value-type="float" office:value="0" calcext:value-type="float">
            <text:p>0</text:p>
          </table:table-cell>
          <table:table-cell table:formula="of:=IF([chapter1.E182]=&quot;&quot;;&quot;&quot;;[chapter1.E182])" office:value-type="float" office:value="0" calcext:value-type="float">
            <text:p>0</text:p>
          </table:table-cell>
          <table:table-cell table:formula="of:=IF([chapter1.F182]=&quot;&quot;;&quot;&quot;;[chapter1.F182])" office:value-type="float" office:value="40" calcext:value-type="float">
            <text:p>40</text:p>
          </table:table-cell>
          <table:table-cell table:formula="of:=IF([chapter1.G182]=&quot;&quot;;&quot;&quot;;[chapter1.G182])" office:value-type="float" office:value="0" calcext:value-type="float">
            <text:p>0</text:p>
          </table:table-cell>
          <table:table-cell table:formula="of:=IF([chapter1.H182]=&quot;&quot;;&quot;&quot;;[chapter1.H182])" office:value-type="float" office:value="99" calcext:value-type="float">
            <text:p>99</text:p>
          </table:table-cell>
          <table:table-cell table:formula="of:=IF([chapter1.I182]=&quot;&quot;;&quot;&quot;;[chapter1.I1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83]);[.K$1:.L$6];2)" office:value-type="string" office:string-value="increment" calcext:value-type="string">
            <text:p>increment</text:p>
          </table:table-cell>
          <table:table-cell table:formula="of:=IF([chapter1.B183]=&quot;&quot;;&quot;&quot;;[chapter1.B183])" office:value-type="float" office:value="23" calcext:value-type="float">
            <text:p>23</text:p>
          </table:table-cell>
          <table:table-cell table:formula="of:=IF([chapter1.C183]=&quot;&quot;;&quot;&quot;;[chapter1.C183])" office:value-type="float" office:value="0" calcext:value-type="float">
            <text:p>0</text:p>
          </table:table-cell>
          <table:table-cell table:formula="of:=IF([chapter1.D183]=&quot;&quot;;&quot;&quot;;[chapter1.D183])" office:value-type="float" office:value="0" calcext:value-type="float">
            <text:p>0</text:p>
          </table:table-cell>
          <table:table-cell table:formula="of:=IF([chapter1.E183]=&quot;&quot;;&quot;&quot;;[chapter1.E183])" office:value-type="float" office:value="0" calcext:value-type="float">
            <text:p>0</text:p>
          </table:table-cell>
          <table:table-cell table:formula="of:=IF([chapter1.F183]=&quot;&quot;;&quot;&quot;;[chapter1.F183])" office:value-type="float" office:value="40" calcext:value-type="float">
            <text:p>40</text:p>
          </table:table-cell>
          <table:table-cell table:formula="of:=IF([chapter1.G183]=&quot;&quot;;&quot;&quot;;[chapter1.G183])" office:value-type="float" office:value="0" calcext:value-type="float">
            <text:p>0</text:p>
          </table:table-cell>
          <table:table-cell table:formula="of:=IF([chapter1.H183]=&quot;&quot;;&quot;&quot;;[chapter1.H183])" office:value-type="float" office:value="99" calcext:value-type="float">
            <text:p>99</text:p>
          </table:table-cell>
          <table:table-cell table:formula="of:=IF([chapter1.I183]=&quot;&quot;;&quot;&quot;;[chapter1.I1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84]);[.K$1:.L$6];2)" office:value-type="string" office:string-value="increment" calcext:value-type="string">
            <text:p>increment</text:p>
          </table:table-cell>
          <table:table-cell table:formula="of:=IF([chapter1.B184]=&quot;&quot;;&quot;&quot;;[chapter1.B184])" office:value-type="float" office:value="11" calcext:value-type="float">
            <text:p>11</text:p>
          </table:table-cell>
          <table:table-cell table:formula="of:=IF([chapter1.C184]=&quot;&quot;;&quot;&quot;;[chapter1.C184])" office:value-type="float" office:value="0" calcext:value-type="float">
            <text:p>0</text:p>
          </table:table-cell>
          <table:table-cell table:formula="of:=IF([chapter1.D184]=&quot;&quot;;&quot;&quot;;[chapter1.D184])" office:value-type="float" office:value="0" calcext:value-type="float">
            <text:p>0</text:p>
          </table:table-cell>
          <table:table-cell table:formula="of:=IF([chapter1.E184]=&quot;&quot;;&quot;&quot;;[chapter1.E184])" office:value-type="float" office:value="0" calcext:value-type="float">
            <text:p>0</text:p>
          </table:table-cell>
          <table:table-cell table:formula="of:=IF([chapter1.F184]=&quot;&quot;;&quot;&quot;;[chapter1.F184])" office:value-type="float" office:value="40" calcext:value-type="float">
            <text:p>40</text:p>
          </table:table-cell>
          <table:table-cell table:formula="of:=IF([chapter1.G184]=&quot;&quot;;&quot;&quot;;[chapter1.G184])" office:value-type="float" office:value="0" calcext:value-type="float">
            <text:p>0</text:p>
          </table:table-cell>
          <table:table-cell table:formula="of:=IF([chapter1.H184]=&quot;&quot;;&quot;&quot;;[chapter1.H184])" office:value-type="float" office:value="99" calcext:value-type="float">
            <text:p>99</text:p>
          </table:table-cell>
          <table:table-cell table:formula="of:=IF([chapter1.I184]=&quot;&quot;;&quot;&quot;;[chapter1.I1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85]);[.K$1:.L$6];2)" office:value-type="string" office:string-value="increment" calcext:value-type="string">
            <text:p>increment</text:p>
          </table:table-cell>
          <table:table-cell table:formula="of:=IF([chapter1.B185]=&quot;&quot;;&quot;&quot;;[chapter1.B185])" office:value-type="float" office:value="17" calcext:value-type="float">
            <text:p>17</text:p>
          </table:table-cell>
          <table:table-cell table:formula="of:=IF([chapter1.C185]=&quot;&quot;;&quot;&quot;;[chapter1.C185])" office:value-type="float" office:value="0" calcext:value-type="float">
            <text:p>0</text:p>
          </table:table-cell>
          <table:table-cell table:formula="of:=IF([chapter1.D185]=&quot;&quot;;&quot;&quot;;[chapter1.D185])" office:value-type="float" office:value="0" calcext:value-type="float">
            <text:p>0</text:p>
          </table:table-cell>
          <table:table-cell table:formula="of:=IF([chapter1.E185]=&quot;&quot;;&quot;&quot;;[chapter1.E185])" office:value-type="float" office:value="0" calcext:value-type="float">
            <text:p>0</text:p>
          </table:table-cell>
          <table:table-cell table:formula="of:=IF([chapter1.F185]=&quot;&quot;;&quot;&quot;;[chapter1.F185])" office:value-type="float" office:value="40" calcext:value-type="float">
            <text:p>40</text:p>
          </table:table-cell>
          <table:table-cell table:formula="of:=IF([chapter1.G185]=&quot;&quot;;&quot;&quot;;[chapter1.G185])" office:value-type="float" office:value="0" calcext:value-type="float">
            <text:p>0</text:p>
          </table:table-cell>
          <table:table-cell table:formula="of:=IF([chapter1.H185]=&quot;&quot;;&quot;&quot;;[chapter1.H185])" office:value-type="float" office:value="99" calcext:value-type="float">
            <text:p>99</text:p>
          </table:table-cell>
          <table:table-cell table:formula="of:=IF([chapter1.I185]=&quot;&quot;;&quot;&quot;;[chapter1.I1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86]);[.K$1:.L$6];2)" office:value-type="string" office:string-value="increment" calcext:value-type="string">
            <text:p>increment</text:p>
          </table:table-cell>
          <table:table-cell table:formula="of:=IF([chapter1.B186]=&quot;&quot;;&quot;&quot;;[chapter1.B186])" office:value-type="float" office:value="23" calcext:value-type="float">
            <text:p>23</text:p>
          </table:table-cell>
          <table:table-cell table:formula="of:=IF([chapter1.C186]=&quot;&quot;;&quot;&quot;;[chapter1.C186])" office:value-type="float" office:value="0" calcext:value-type="float">
            <text:p>0</text:p>
          </table:table-cell>
          <table:table-cell table:formula="of:=IF([chapter1.D186]=&quot;&quot;;&quot;&quot;;[chapter1.D186])" office:value-type="float" office:value="0" calcext:value-type="float">
            <text:p>0</text:p>
          </table:table-cell>
          <table:table-cell table:formula="of:=IF([chapter1.E186]=&quot;&quot;;&quot;&quot;;[chapter1.E186])" office:value-type="float" office:value="0" calcext:value-type="float">
            <text:p>0</text:p>
          </table:table-cell>
          <table:table-cell table:formula="of:=IF([chapter1.F186]=&quot;&quot;;&quot;&quot;;[chapter1.F186])" office:value-type="float" office:value="40" calcext:value-type="float">
            <text:p>40</text:p>
          </table:table-cell>
          <table:table-cell table:formula="of:=IF([chapter1.G186]=&quot;&quot;;&quot;&quot;;[chapter1.G186])" office:value-type="float" office:value="0" calcext:value-type="float">
            <text:p>0</text:p>
          </table:table-cell>
          <table:table-cell table:formula="of:=IF([chapter1.H186]=&quot;&quot;;&quot;&quot;;[chapter1.H186])" office:value-type="float" office:value="99" calcext:value-type="float">
            <text:p>99</text:p>
          </table:table-cell>
          <table:table-cell table:formula="of:=IF([chapter1.I186]=&quot;&quot;;&quot;&quot;;[chapter1.I1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87]);[.K$1:.L$6];2)" office:value-type="string" office:string-value="increment" calcext:value-type="string">
            <text:p>increment</text:p>
          </table:table-cell>
          <table:table-cell table:formula="of:=IF([chapter1.B187]=&quot;&quot;;&quot;&quot;;[chapter1.B187])" office:value-type="float" office:value="40" calcext:value-type="float">
            <text:p>40</text:p>
          </table:table-cell>
          <table:table-cell table:formula="of:=IF([chapter1.C187]=&quot;&quot;;&quot;&quot;;[chapter1.C187])" office:value-type="float" office:value="0" calcext:value-type="float">
            <text:p>0</text:p>
          </table:table-cell>
          <table:table-cell table:formula="of:=IF([chapter1.D187]=&quot;&quot;;&quot;&quot;;[chapter1.D187])" office:value-type="float" office:value="0" calcext:value-type="float">
            <text:p>0</text:p>
          </table:table-cell>
          <table:table-cell table:formula="of:=IF([chapter1.E187]=&quot;&quot;;&quot;&quot;;[chapter1.E187])" office:value-type="float" office:value="0" calcext:value-type="float">
            <text:p>0</text:p>
          </table:table-cell>
          <table:table-cell table:formula="of:=IF([chapter1.F187]=&quot;&quot;;&quot;&quot;;[chapter1.F187])" office:value-type="float" office:value="40" calcext:value-type="float">
            <text:p>40</text:p>
          </table:table-cell>
          <table:table-cell table:formula="of:=IF([chapter1.G187]=&quot;&quot;;&quot;&quot;;[chapter1.G187])" office:value-type="float" office:value="0" calcext:value-type="float">
            <text:p>0</text:p>
          </table:table-cell>
          <table:table-cell table:formula="of:=IF([chapter1.H187]=&quot;&quot;;&quot;&quot;;[chapter1.H187])" office:value-type="float" office:value="99" calcext:value-type="float">
            <text:p>99</text:p>
          </table:table-cell>
          <table:table-cell table:formula="of:=IF([chapter1.I187]=&quot;&quot;;&quot;&quot;;[chapter1.I1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88]);[.K$1:.L$6];2)" office:value-type="string" office:string-value="increment" calcext:value-type="string">
            <text:p>increment</text:p>
          </table:table-cell>
          <table:table-cell table:formula="of:=IF([chapter1.B188]=&quot;&quot;;&quot;&quot;;[chapter1.B188])" office:value-type="float" office:value="4" calcext:value-type="float">
            <text:p>4</text:p>
          </table:table-cell>
          <table:table-cell table:formula="of:=IF([chapter1.C188]=&quot;&quot;;&quot;&quot;;[chapter1.C188])" office:value-type="float" office:value="0" calcext:value-type="float">
            <text:p>0</text:p>
          </table:table-cell>
          <table:table-cell table:formula="of:=IF([chapter1.D188]=&quot;&quot;;&quot;&quot;;[chapter1.D188])" office:value-type="float" office:value="0" calcext:value-type="float">
            <text:p>0</text:p>
          </table:table-cell>
          <table:table-cell table:formula="of:=IF([chapter1.E188]=&quot;&quot;;&quot;&quot;;[chapter1.E188])" office:value-type="float" office:value="0" calcext:value-type="float">
            <text:p>0</text:p>
          </table:table-cell>
          <table:table-cell table:formula="of:=IF([chapter1.F188]=&quot;&quot;;&quot;&quot;;[chapter1.F188])" office:value-type="float" office:value="40" calcext:value-type="float">
            <text:p>40</text:p>
          </table:table-cell>
          <table:table-cell table:formula="of:=IF([chapter1.G188]=&quot;&quot;;&quot;&quot;;[chapter1.G188])" office:value-type="float" office:value="0" calcext:value-type="float">
            <text:p>0</text:p>
          </table:table-cell>
          <table:table-cell table:formula="of:=IF([chapter1.H188]=&quot;&quot;;&quot;&quot;;[chapter1.H188])" office:value-type="float" office:value="99" calcext:value-type="float">
            <text:p>99</text:p>
          </table:table-cell>
          <table:table-cell table:formula="of:=IF([chapter1.I188]=&quot;&quot;;&quot;&quot;;[chapter1.I1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89]);[.K$1:.L$6];2)" office:value-type="string" office:string-value="increment" calcext:value-type="string">
            <text:p>increment</text:p>
          </table:table-cell>
          <table:table-cell table:formula="of:=IF([chapter1.B189]=&quot;&quot;;&quot;&quot;;[chapter1.B189])" office:value-type="float" office:value="88" calcext:value-type="float">
            <text:p>88</text:p>
          </table:table-cell>
          <table:table-cell table:formula="of:=IF([chapter1.C189]=&quot;&quot;;&quot;&quot;;[chapter1.C189])" office:value-type="float" office:value="0" calcext:value-type="float">
            <text:p>0</text:p>
          </table:table-cell>
          <table:table-cell table:formula="of:=IF([chapter1.D189]=&quot;&quot;;&quot;&quot;;[chapter1.D189])" office:value-type="float" office:value="0" calcext:value-type="float">
            <text:p>0</text:p>
          </table:table-cell>
          <table:table-cell table:formula="of:=IF([chapter1.E189]=&quot;&quot;;&quot;&quot;;[chapter1.E189])" office:value-type="float" office:value="0" calcext:value-type="float">
            <text:p>0</text:p>
          </table:table-cell>
          <table:table-cell table:formula="of:=IF([chapter1.F189]=&quot;&quot;;&quot;&quot;;[chapter1.F189])" office:value-type="float" office:value="40" calcext:value-type="float">
            <text:p>40</text:p>
          </table:table-cell>
          <table:table-cell table:formula="of:=IF([chapter1.G189]=&quot;&quot;;&quot;&quot;;[chapter1.G189])" office:value-type="float" office:value="0" calcext:value-type="float">
            <text:p>0</text:p>
          </table:table-cell>
          <table:table-cell table:formula="of:=IF([chapter1.H189]=&quot;&quot;;&quot;&quot;;[chapter1.H189])" office:value-type="float" office:value="99" calcext:value-type="float">
            <text:p>99</text:p>
          </table:table-cell>
          <table:table-cell table:formula="of:=IF([chapter1.I189]=&quot;&quot;;&quot;&quot;;[chapter1.I1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90]);[.K$1:.L$6];2)" office:value-type="string" office:string-value="increment" calcext:value-type="string">
            <text:p>increment</text:p>
          </table:table-cell>
          <table:table-cell table:formula="of:=IF([chapter1.B190]=&quot;&quot;;&quot;&quot;;[chapter1.B190])" office:value-type="float" office:value="93" calcext:value-type="float">
            <text:p>93</text:p>
          </table:table-cell>
          <table:table-cell table:formula="of:=IF([chapter1.C190]=&quot;&quot;;&quot;&quot;;[chapter1.C190])" office:value-type="float" office:value="0" calcext:value-type="float">
            <text:p>0</text:p>
          </table:table-cell>
          <table:table-cell table:formula="of:=IF([chapter1.D190]=&quot;&quot;;&quot;&quot;;[chapter1.D190])" office:value-type="float" office:value="0" calcext:value-type="float">
            <text:p>0</text:p>
          </table:table-cell>
          <table:table-cell table:formula="of:=IF([chapter1.E190]=&quot;&quot;;&quot;&quot;;[chapter1.E190])" office:value-type="float" office:value="0" calcext:value-type="float">
            <text:p>0</text:p>
          </table:table-cell>
          <table:table-cell table:formula="of:=IF([chapter1.F190]=&quot;&quot;;&quot;&quot;;[chapter1.F190])" office:value-type="float" office:value="40" calcext:value-type="float">
            <text:p>40</text:p>
          </table:table-cell>
          <table:table-cell table:formula="of:=IF([chapter1.G190]=&quot;&quot;;&quot;&quot;;[chapter1.G190])" office:value-type="float" office:value="0" calcext:value-type="float">
            <text:p>0</text:p>
          </table:table-cell>
          <table:table-cell table:formula="of:=IF([chapter1.H190]=&quot;&quot;;&quot;&quot;;[chapter1.H190])" office:value-type="float" office:value="99" calcext:value-type="float">
            <text:p>99</text:p>
          </table:table-cell>
          <table:table-cell table:formula="of:=IF([chapter1.I190]=&quot;&quot;;&quot;&quot;;[chapter1.I1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91]);[.K$1:.L$6];2)" office:value-type="string" office:string-value="increment" calcext:value-type="string">
            <text:p>increment</text:p>
          </table:table-cell>
          <table:table-cell table:formula="of:=IF([chapter1.B191]=&quot;&quot;;&quot;&quot;;[chapter1.B191])" office:value-type="float" office:value="48" calcext:value-type="float">
            <text:p>48</text:p>
          </table:table-cell>
          <table:table-cell table:formula="of:=IF([chapter1.C191]=&quot;&quot;;&quot;&quot;;[chapter1.C191])" office:value-type="float" office:value="0" calcext:value-type="float">
            <text:p>0</text:p>
          </table:table-cell>
          <table:table-cell table:formula="of:=IF([chapter1.D191]=&quot;&quot;;&quot;&quot;;[chapter1.D191])" office:value-type="float" office:value="0" calcext:value-type="float">
            <text:p>0</text:p>
          </table:table-cell>
          <table:table-cell table:formula="of:=IF([chapter1.E191]=&quot;&quot;;&quot;&quot;;[chapter1.E191])" office:value-type="float" office:value="0" calcext:value-type="float">
            <text:p>0</text:p>
          </table:table-cell>
          <table:table-cell table:formula="of:=IF([chapter1.F191]=&quot;&quot;;&quot;&quot;;[chapter1.F191])" office:value-type="float" office:value="40" calcext:value-type="float">
            <text:p>40</text:p>
          </table:table-cell>
          <table:table-cell table:formula="of:=IF([chapter1.G191]=&quot;&quot;;&quot;&quot;;[chapter1.G191])" office:value-type="float" office:value="0" calcext:value-type="float">
            <text:p>0</text:p>
          </table:table-cell>
          <table:table-cell table:formula="of:=IF([chapter1.H191]=&quot;&quot;;&quot;&quot;;[chapter1.H191])" office:value-type="float" office:value="99" calcext:value-type="float">
            <text:p>99</text:p>
          </table:table-cell>
          <table:table-cell table:formula="of:=IF([chapter1.I191]=&quot;&quot;;&quot;&quot;;[chapter1.I1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92]);[.K$1:.L$6];2)" office:value-type="string" office:string-value="increment" calcext:value-type="string">
            <text:p>increment</text:p>
          </table:table-cell>
          <table:table-cell table:formula="of:=IF([chapter1.B192]=&quot;&quot;;&quot;&quot;;[chapter1.B192])" office:value-type="float" office:value="47" calcext:value-type="float">
            <text:p>47</text:p>
          </table:table-cell>
          <table:table-cell table:formula="of:=IF([chapter1.C192]=&quot;&quot;;&quot;&quot;;[chapter1.C192])" office:value-type="float" office:value="0" calcext:value-type="float">
            <text:p>0</text:p>
          </table:table-cell>
          <table:table-cell table:formula="of:=IF([chapter1.D192]=&quot;&quot;;&quot;&quot;;[chapter1.D192])" office:value-type="float" office:value="0" calcext:value-type="float">
            <text:p>0</text:p>
          </table:table-cell>
          <table:table-cell table:formula="of:=IF([chapter1.E192]=&quot;&quot;;&quot;&quot;;[chapter1.E192])" office:value-type="float" office:value="0" calcext:value-type="float">
            <text:p>0</text:p>
          </table:table-cell>
          <table:table-cell table:formula="of:=IF([chapter1.F192]=&quot;&quot;;&quot;&quot;;[chapter1.F192])" office:value-type="float" office:value="40" calcext:value-type="float">
            <text:p>40</text:p>
          </table:table-cell>
          <table:table-cell table:formula="of:=IF([chapter1.G192]=&quot;&quot;;&quot;&quot;;[chapter1.G192])" office:value-type="float" office:value="0" calcext:value-type="float">
            <text:p>0</text:p>
          </table:table-cell>
          <table:table-cell table:formula="of:=IF([chapter1.H192]=&quot;&quot;;&quot;&quot;;[chapter1.H192])" office:value-type="float" office:value="99" calcext:value-type="float">
            <text:p>99</text:p>
          </table:table-cell>
          <table:table-cell table:formula="of:=IF([chapter1.I192]=&quot;&quot;;&quot;&quot;;[chapter1.I1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93]);[.K$1:.L$6];2)" office:value-type="string" office:string-value="increment" calcext:value-type="string">
            <text:p>increment</text:p>
          </table:table-cell>
          <table:table-cell table:formula="of:=IF([chapter1.B193]=&quot;&quot;;&quot;&quot;;[chapter1.B193])" office:value-type="float" office:value="32" calcext:value-type="float">
            <text:p>32</text:p>
          </table:table-cell>
          <table:table-cell table:formula="of:=IF([chapter1.C193]=&quot;&quot;;&quot;&quot;;[chapter1.C193])" office:value-type="float" office:value="0" calcext:value-type="float">
            <text:p>0</text:p>
          </table:table-cell>
          <table:table-cell table:formula="of:=IF([chapter1.D193]=&quot;&quot;;&quot;&quot;;[chapter1.D193])" office:value-type="float" office:value="0" calcext:value-type="float">
            <text:p>0</text:p>
          </table:table-cell>
          <table:table-cell table:formula="of:=IF([chapter1.E193]=&quot;&quot;;&quot;&quot;;[chapter1.E193])" office:value-type="float" office:value="0" calcext:value-type="float">
            <text:p>0</text:p>
          </table:table-cell>
          <table:table-cell table:formula="of:=IF([chapter1.F193]=&quot;&quot;;&quot;&quot;;[chapter1.F193])" office:value-type="float" office:value="40" calcext:value-type="float">
            <text:p>40</text:p>
          </table:table-cell>
          <table:table-cell table:formula="of:=IF([chapter1.G193]=&quot;&quot;;&quot;&quot;;[chapter1.G193])" office:value-type="float" office:value="0" calcext:value-type="float">
            <text:p>0</text:p>
          </table:table-cell>
          <table:table-cell table:formula="of:=IF([chapter1.H193]=&quot;&quot;;&quot;&quot;;[chapter1.H193])" office:value-type="float" office:value="99" calcext:value-type="float">
            <text:p>99</text:p>
          </table:table-cell>
          <table:table-cell table:formula="of:=IF([chapter1.I193]=&quot;&quot;;&quot;&quot;;[chapter1.I1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94]);[.K$1:.L$6];2)" office:value-type="string" office:string-value="increment" calcext:value-type="string">
            <text:p>increment</text:p>
          </table:table-cell>
          <table:table-cell table:formula="of:=IF([chapter1.B194]=&quot;&quot;;&quot;&quot;;[chapter1.B194])" office:value-type="float" office:value="88" calcext:value-type="float">
            <text:p>88</text:p>
          </table:table-cell>
          <table:table-cell table:formula="of:=IF([chapter1.C194]=&quot;&quot;;&quot;&quot;;[chapter1.C194])" office:value-type="float" office:value="0" calcext:value-type="float">
            <text:p>0</text:p>
          </table:table-cell>
          <table:table-cell table:formula="of:=IF([chapter1.D194]=&quot;&quot;;&quot;&quot;;[chapter1.D194])" office:value-type="float" office:value="0" calcext:value-type="float">
            <text:p>0</text:p>
          </table:table-cell>
          <table:table-cell table:formula="of:=IF([chapter1.E194]=&quot;&quot;;&quot;&quot;;[chapter1.E194])" office:value-type="float" office:value="0" calcext:value-type="float">
            <text:p>0</text:p>
          </table:table-cell>
          <table:table-cell table:formula="of:=IF([chapter1.F194]=&quot;&quot;;&quot;&quot;;[chapter1.F194])" office:value-type="float" office:value="40" calcext:value-type="float">
            <text:p>40</text:p>
          </table:table-cell>
          <table:table-cell table:formula="of:=IF([chapter1.G194]=&quot;&quot;;&quot;&quot;;[chapter1.G194])" office:value-type="float" office:value="0" calcext:value-type="float">
            <text:p>0</text:p>
          </table:table-cell>
          <table:table-cell table:formula="of:=IF([chapter1.H194]=&quot;&quot;;&quot;&quot;;[chapter1.H194])" office:value-type="float" office:value="99" calcext:value-type="float">
            <text:p>99</text:p>
          </table:table-cell>
          <table:table-cell table:formula="of:=IF([chapter1.I194]=&quot;&quot;;&quot;&quot;;[chapter1.I1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95]);[.K$1:.L$6];2)" office:value-type="string" office:string-value="increment" calcext:value-type="string">
            <text:p>increment</text:p>
          </table:table-cell>
          <table:table-cell table:formula="of:=IF([chapter1.B195]=&quot;&quot;;&quot;&quot;;[chapter1.B195])" office:value-type="float" office:value="36" calcext:value-type="float">
            <text:p>36</text:p>
          </table:table-cell>
          <table:table-cell table:formula="of:=IF([chapter1.C195]=&quot;&quot;;&quot;&quot;;[chapter1.C195])" office:value-type="float" office:value="0" calcext:value-type="float">
            <text:p>0</text:p>
          </table:table-cell>
          <table:table-cell table:formula="of:=IF([chapter1.D195]=&quot;&quot;;&quot;&quot;;[chapter1.D195])" office:value-type="float" office:value="0" calcext:value-type="float">
            <text:p>0</text:p>
          </table:table-cell>
          <table:table-cell table:formula="of:=IF([chapter1.E195]=&quot;&quot;;&quot;&quot;;[chapter1.E195])" office:value-type="float" office:value="0" calcext:value-type="float">
            <text:p>0</text:p>
          </table:table-cell>
          <table:table-cell table:formula="of:=IF([chapter1.F195]=&quot;&quot;;&quot;&quot;;[chapter1.F195])" office:value-type="float" office:value="40" calcext:value-type="float">
            <text:p>40</text:p>
          </table:table-cell>
          <table:table-cell table:formula="of:=IF([chapter1.G195]=&quot;&quot;;&quot;&quot;;[chapter1.G195])" office:value-type="float" office:value="0" calcext:value-type="float">
            <text:p>0</text:p>
          </table:table-cell>
          <table:table-cell table:formula="of:=IF([chapter1.H195]=&quot;&quot;;&quot;&quot;;[chapter1.H195])" office:value-type="float" office:value="99" calcext:value-type="float">
            <text:p>99</text:p>
          </table:table-cell>
          <table:table-cell table:formula="of:=IF([chapter1.I195]=&quot;&quot;;&quot;&quot;;[chapter1.I1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96]);[.K$1:.L$6];2)" office:value-type="string" office:string-value="increment" calcext:value-type="string">
            <text:p>increment</text:p>
          </table:table-cell>
          <table:table-cell table:formula="of:=IF([chapter1.B196]=&quot;&quot;;&quot;&quot;;[chapter1.B196])" office:value-type="float" office:value="10" calcext:value-type="float">
            <text:p>10</text:p>
          </table:table-cell>
          <table:table-cell table:formula="of:=IF([chapter1.C196]=&quot;&quot;;&quot;&quot;;[chapter1.C196])" office:value-type="float" office:value="0" calcext:value-type="float">
            <text:p>0</text:p>
          </table:table-cell>
          <table:table-cell table:formula="of:=IF([chapter1.D196]=&quot;&quot;;&quot;&quot;;[chapter1.D196])" office:value-type="float" office:value="0" calcext:value-type="float">
            <text:p>0</text:p>
          </table:table-cell>
          <table:table-cell table:formula="of:=IF([chapter1.E196]=&quot;&quot;;&quot;&quot;;[chapter1.E196])" office:value-type="float" office:value="0" calcext:value-type="float">
            <text:p>0</text:p>
          </table:table-cell>
          <table:table-cell table:formula="of:=IF([chapter1.F196]=&quot;&quot;;&quot;&quot;;[chapter1.F196])" office:value-type="float" office:value="40" calcext:value-type="float">
            <text:p>40</text:p>
          </table:table-cell>
          <table:table-cell table:formula="of:=IF([chapter1.G196]=&quot;&quot;;&quot;&quot;;[chapter1.G196])" office:value-type="float" office:value="0" calcext:value-type="float">
            <text:p>0</text:p>
          </table:table-cell>
          <table:table-cell table:formula="of:=IF([chapter1.H196]=&quot;&quot;;&quot;&quot;;[chapter1.H196])" office:value-type="float" office:value="99" calcext:value-type="float">
            <text:p>99</text:p>
          </table:table-cell>
          <table:table-cell table:formula="of:=IF([chapter1.I196]=&quot;&quot;;&quot;&quot;;[chapter1.I1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97]);[.K$1:.L$6];2)" office:value-type="float" office:value="0" calcext:value-type="float">
            <text:p/>
          </table:table-cell>
          <table:table-cell table:formula="of:=IF([chapter1.B197]=&quot;&quot;;&quot;&quot;;[chapter1.B197])" office:value-type="float" office:value="0" calcext:value-type="float">
            <text:p>0</text:p>
          </table:table-cell>
          <table:table-cell table:formula="of:=IF([chapter1.C197]=&quot;&quot;;&quot;&quot;;[chapter1.C197])" office:value-type="float" office:value="0" calcext:value-type="float">
            <text:p>0</text:p>
          </table:table-cell>
          <table:table-cell table:formula="of:=IF([chapter1.D197]=&quot;&quot;;&quot;&quot;;[chapter1.D197])" office:value-type="float" office:value="0" calcext:value-type="float">
            <text:p>0</text:p>
          </table:table-cell>
          <table:table-cell table:formula="of:=IF([chapter1.E197]=&quot;&quot;;&quot;&quot;;[chapter1.E197])" office:value-type="float" office:value="0" calcext:value-type="float">
            <text:p>0</text:p>
          </table:table-cell>
          <table:table-cell table:formula="of:=IF([chapter1.F197]=&quot;&quot;;&quot;&quot;;[chapter1.F197])" office:value-type="float" office:value="0" calcext:value-type="float">
            <text:p>0</text:p>
          </table:table-cell>
          <table:table-cell table:formula="of:=IF([chapter1.G197]=&quot;&quot;;&quot;&quot;;[chapter1.G197])" office:value-type="float" office:value="0" calcext:value-type="float">
            <text:p>0</text:p>
          </table:table-cell>
          <table:table-cell table:formula="of:=IF([chapter1.H197]=&quot;&quot;;&quot;&quot;;[chapter1.H197])" office:value-type="float" office:value="0" calcext:value-type="float">
            <text:p>0</text:p>
          </table:table-cell>
          <table:table-cell table:formula="of:=IF([chapter1.I197]=&quot;&quot;;&quot;&quot;;[chapter1.I1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98]);[.K$1:.L$6];2)" office:value-type="string" office:string-value="decrement" calcext:value-type="string">
            <text:p>decrement</text:p>
          </table:table-cell>
          <table:table-cell table:formula="of:=IF([chapter1.B198]=&quot;&quot;;&quot;&quot;;[chapter1.B198])" office:value-type="float" office:value="77" calcext:value-type="float">
            <text:p>77</text:p>
          </table:table-cell>
          <table:table-cell table:formula="of:=IF([chapter1.C198]=&quot;&quot;;&quot;&quot;;[chapter1.C198])" office:value-type="float" office:value="0" calcext:value-type="float">
            <text:p>0</text:p>
          </table:table-cell>
          <table:table-cell table:formula="of:=IF([chapter1.D198]=&quot;&quot;;&quot;&quot;;[chapter1.D198])" office:value-type="float" office:value="0" calcext:value-type="float">
            <text:p>0</text:p>
          </table:table-cell>
          <table:table-cell table:formula="of:=IF([chapter1.E198]=&quot;&quot;;&quot;&quot;;[chapter1.E198])" office:value-type="float" office:value="0" calcext:value-type="float">
            <text:p>0</text:p>
          </table:table-cell>
          <table:table-cell table:formula="of:=IF([chapter1.F198]=&quot;&quot;;&quot;&quot;;[chapter1.F198])" office:value-type="float" office:value="40" calcext:value-type="float">
            <text:p>40</text:p>
          </table:table-cell>
          <table:table-cell table:formula="of:=IF([chapter1.G198]=&quot;&quot;;&quot;&quot;;[chapter1.G198])" office:value-type="float" office:value="0" calcext:value-type="float">
            <text:p>0</text:p>
          </table:table-cell>
          <table:table-cell table:formula="of:=IF([chapter1.H198]=&quot;&quot;;&quot;&quot;;[chapter1.H198])" office:value-type="float" office:value="99" calcext:value-type="float">
            <text:p>99</text:p>
          </table:table-cell>
          <table:table-cell table:formula="of:=IF([chapter1.I198]=&quot;&quot;;&quot;&quot;;[chapter1.I1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199]);[.K$1:.L$6];2)" office:value-type="string" office:string-value="decrement" calcext:value-type="string">
            <text:p>decrement</text:p>
          </table:table-cell>
          <table:table-cell table:formula="of:=IF([chapter1.B199]=&quot;&quot;;&quot;&quot;;[chapter1.B199])" office:value-type="float" office:value="38" calcext:value-type="float">
            <text:p>38</text:p>
          </table:table-cell>
          <table:table-cell table:formula="of:=IF([chapter1.C199]=&quot;&quot;;&quot;&quot;;[chapter1.C199])" office:value-type="float" office:value="0" calcext:value-type="float">
            <text:p>0</text:p>
          </table:table-cell>
          <table:table-cell table:formula="of:=IF([chapter1.D199]=&quot;&quot;;&quot;&quot;;[chapter1.D199])" office:value-type="float" office:value="0" calcext:value-type="float">
            <text:p>0</text:p>
          </table:table-cell>
          <table:table-cell table:formula="of:=IF([chapter1.E199]=&quot;&quot;;&quot;&quot;;[chapter1.E199])" office:value-type="float" office:value="0" calcext:value-type="float">
            <text:p>0</text:p>
          </table:table-cell>
          <table:table-cell table:formula="of:=IF([chapter1.F199]=&quot;&quot;;&quot;&quot;;[chapter1.F199])" office:value-type="float" office:value="40" calcext:value-type="float">
            <text:p>40</text:p>
          </table:table-cell>
          <table:table-cell table:formula="of:=IF([chapter1.G199]=&quot;&quot;;&quot;&quot;;[chapter1.G199])" office:value-type="float" office:value="0" calcext:value-type="float">
            <text:p>0</text:p>
          </table:table-cell>
          <table:table-cell table:formula="of:=IF([chapter1.H199]=&quot;&quot;;&quot;&quot;;[chapter1.H199])" office:value-type="float" office:value="99" calcext:value-type="float">
            <text:p>99</text:p>
          </table:table-cell>
          <table:table-cell table:formula="of:=IF([chapter1.I199]=&quot;&quot;;&quot;&quot;;[chapter1.I1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00]);[.K$1:.L$6];2)" office:value-type="string" office:string-value="decrement" calcext:value-type="string">
            <text:p>decrement</text:p>
          </table:table-cell>
          <table:table-cell table:formula="of:=IF([chapter1.B200]=&quot;&quot;;&quot;&quot;;[chapter1.B200])" office:value-type="float" office:value="23" calcext:value-type="float">
            <text:p>23</text:p>
          </table:table-cell>
          <table:table-cell table:formula="of:=IF([chapter1.C200]=&quot;&quot;;&quot;&quot;;[chapter1.C200])" office:value-type="float" office:value="0" calcext:value-type="float">
            <text:p>0</text:p>
          </table:table-cell>
          <table:table-cell table:formula="of:=IF([chapter1.D200]=&quot;&quot;;&quot;&quot;;[chapter1.D200])" office:value-type="float" office:value="0" calcext:value-type="float">
            <text:p>0</text:p>
          </table:table-cell>
          <table:table-cell table:formula="of:=IF([chapter1.E200]=&quot;&quot;;&quot;&quot;;[chapter1.E200])" office:value-type="float" office:value="0" calcext:value-type="float">
            <text:p>0</text:p>
          </table:table-cell>
          <table:table-cell table:formula="of:=IF([chapter1.F200]=&quot;&quot;;&quot;&quot;;[chapter1.F200])" office:value-type="float" office:value="40" calcext:value-type="float">
            <text:p>40</text:p>
          </table:table-cell>
          <table:table-cell table:formula="of:=IF([chapter1.G200]=&quot;&quot;;&quot;&quot;;[chapter1.G200])" office:value-type="float" office:value="0" calcext:value-type="float">
            <text:p>0</text:p>
          </table:table-cell>
          <table:table-cell table:formula="of:=IF([chapter1.H200]=&quot;&quot;;&quot;&quot;;[chapter1.H200])" office:value-type="float" office:value="99" calcext:value-type="float">
            <text:p>99</text:p>
          </table:table-cell>
          <table:table-cell table:formula="of:=IF([chapter1.I200]=&quot;&quot;;&quot;&quot;;[chapter1.I2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01]);[.K$1:.L$6];2)" office:value-type="string" office:string-value="decrement" calcext:value-type="string">
            <text:p>decrement</text:p>
          </table:table-cell>
          <table:table-cell table:formula="of:=IF([chapter1.B201]=&quot;&quot;;&quot;&quot;;[chapter1.B201])" office:value-type="float" office:value="39" calcext:value-type="float">
            <text:p>39</text:p>
          </table:table-cell>
          <table:table-cell table:formula="of:=IF([chapter1.C201]=&quot;&quot;;&quot;&quot;;[chapter1.C201])" office:value-type="float" office:value="0" calcext:value-type="float">
            <text:p>0</text:p>
          </table:table-cell>
          <table:table-cell table:formula="of:=IF([chapter1.D201]=&quot;&quot;;&quot;&quot;;[chapter1.D201])" office:value-type="float" office:value="0" calcext:value-type="float">
            <text:p>0</text:p>
          </table:table-cell>
          <table:table-cell table:formula="of:=IF([chapter1.E201]=&quot;&quot;;&quot;&quot;;[chapter1.E201])" office:value-type="float" office:value="0" calcext:value-type="float">
            <text:p>0</text:p>
          </table:table-cell>
          <table:table-cell table:formula="of:=IF([chapter1.F201]=&quot;&quot;;&quot;&quot;;[chapter1.F201])" office:value-type="float" office:value="40" calcext:value-type="float">
            <text:p>40</text:p>
          </table:table-cell>
          <table:table-cell table:formula="of:=IF([chapter1.G201]=&quot;&quot;;&quot;&quot;;[chapter1.G201])" office:value-type="float" office:value="0" calcext:value-type="float">
            <text:p>0</text:p>
          </table:table-cell>
          <table:table-cell table:formula="of:=IF([chapter1.H201]=&quot;&quot;;&quot;&quot;;[chapter1.H201])" office:value-type="float" office:value="99" calcext:value-type="float">
            <text:p>99</text:p>
          </table:table-cell>
          <table:table-cell table:formula="of:=IF([chapter1.I201]=&quot;&quot;;&quot;&quot;;[chapter1.I2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02]);[.K$1:.L$6];2)" office:value-type="string" office:string-value="decrement" calcext:value-type="string">
            <text:p>decrement</text:p>
          </table:table-cell>
          <table:table-cell table:formula="of:=IF([chapter1.B202]=&quot;&quot;;&quot;&quot;;[chapter1.B202])" office:value-type="float" office:value="9" calcext:value-type="float">
            <text:p>9</text:p>
          </table:table-cell>
          <table:table-cell table:formula="of:=IF([chapter1.C202]=&quot;&quot;;&quot;&quot;;[chapter1.C202])" office:value-type="float" office:value="0" calcext:value-type="float">
            <text:p>0</text:p>
          </table:table-cell>
          <table:table-cell table:formula="of:=IF([chapter1.D202]=&quot;&quot;;&quot;&quot;;[chapter1.D202])" office:value-type="float" office:value="0" calcext:value-type="float">
            <text:p>0</text:p>
          </table:table-cell>
          <table:table-cell table:formula="of:=IF([chapter1.E202]=&quot;&quot;;&quot;&quot;;[chapter1.E202])" office:value-type="float" office:value="0" calcext:value-type="float">
            <text:p>0</text:p>
          </table:table-cell>
          <table:table-cell table:formula="of:=IF([chapter1.F202]=&quot;&quot;;&quot;&quot;;[chapter1.F202])" office:value-type="float" office:value="40" calcext:value-type="float">
            <text:p>40</text:p>
          </table:table-cell>
          <table:table-cell table:formula="of:=IF([chapter1.G202]=&quot;&quot;;&quot;&quot;;[chapter1.G202])" office:value-type="float" office:value="0" calcext:value-type="float">
            <text:p>0</text:p>
          </table:table-cell>
          <table:table-cell table:formula="of:=IF([chapter1.H202]=&quot;&quot;;&quot;&quot;;[chapter1.H202])" office:value-type="float" office:value="99" calcext:value-type="float">
            <text:p>99</text:p>
          </table:table-cell>
          <table:table-cell table:formula="of:=IF([chapter1.I202]=&quot;&quot;;&quot;&quot;;[chapter1.I20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03]);[.K$1:.L$6];2)" office:value-type="string" office:string-value="decrement" calcext:value-type="string">
            <text:p>decrement</text:p>
          </table:table-cell>
          <table:table-cell table:formula="of:=IF([chapter1.B203]=&quot;&quot;;&quot;&quot;;[chapter1.B203])" office:value-type="float" office:value="12" calcext:value-type="float">
            <text:p>12</text:p>
          </table:table-cell>
          <table:table-cell table:formula="of:=IF([chapter1.C203]=&quot;&quot;;&quot;&quot;;[chapter1.C203])" office:value-type="float" office:value="0" calcext:value-type="float">
            <text:p>0</text:p>
          </table:table-cell>
          <table:table-cell table:formula="of:=IF([chapter1.D203]=&quot;&quot;;&quot;&quot;;[chapter1.D203])" office:value-type="float" office:value="0" calcext:value-type="float">
            <text:p>0</text:p>
          </table:table-cell>
          <table:table-cell table:formula="of:=IF([chapter1.E203]=&quot;&quot;;&quot;&quot;;[chapter1.E203])" office:value-type="float" office:value="0" calcext:value-type="float">
            <text:p>0</text:p>
          </table:table-cell>
          <table:table-cell table:formula="of:=IF([chapter1.F203]=&quot;&quot;;&quot;&quot;;[chapter1.F203])" office:value-type="float" office:value="40" calcext:value-type="float">
            <text:p>40</text:p>
          </table:table-cell>
          <table:table-cell table:formula="of:=IF([chapter1.G203]=&quot;&quot;;&quot;&quot;;[chapter1.G203])" office:value-type="float" office:value="0" calcext:value-type="float">
            <text:p>0</text:p>
          </table:table-cell>
          <table:table-cell table:formula="of:=IF([chapter1.H203]=&quot;&quot;;&quot;&quot;;[chapter1.H203])" office:value-type="float" office:value="99" calcext:value-type="float">
            <text:p>99</text:p>
          </table:table-cell>
          <table:table-cell table:formula="of:=IF([chapter1.I203]=&quot;&quot;;&quot;&quot;;[chapter1.I20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04]);[.K$1:.L$6];2)" office:value-type="string" office:string-value="decrement" calcext:value-type="string">
            <text:p>decrement</text:p>
          </table:table-cell>
          <table:table-cell table:formula="of:=IF([chapter1.B204]=&quot;&quot;;&quot;&quot;;[chapter1.B204])" office:value-type="float" office:value="93" calcext:value-type="float">
            <text:p>93</text:p>
          </table:table-cell>
          <table:table-cell table:formula="of:=IF([chapter1.C204]=&quot;&quot;;&quot;&quot;;[chapter1.C204])" office:value-type="float" office:value="0" calcext:value-type="float">
            <text:p>0</text:p>
          </table:table-cell>
          <table:table-cell table:formula="of:=IF([chapter1.D204]=&quot;&quot;;&quot;&quot;;[chapter1.D204])" office:value-type="float" office:value="0" calcext:value-type="float">
            <text:p>0</text:p>
          </table:table-cell>
          <table:table-cell table:formula="of:=IF([chapter1.E204]=&quot;&quot;;&quot;&quot;;[chapter1.E204])" office:value-type="float" office:value="0" calcext:value-type="float">
            <text:p>0</text:p>
          </table:table-cell>
          <table:table-cell table:formula="of:=IF([chapter1.F204]=&quot;&quot;;&quot;&quot;;[chapter1.F204])" office:value-type="float" office:value="40" calcext:value-type="float">
            <text:p>40</text:p>
          </table:table-cell>
          <table:table-cell table:formula="of:=IF([chapter1.G204]=&quot;&quot;;&quot;&quot;;[chapter1.G204])" office:value-type="float" office:value="0" calcext:value-type="float">
            <text:p>0</text:p>
          </table:table-cell>
          <table:table-cell table:formula="of:=IF([chapter1.H204]=&quot;&quot;;&quot;&quot;;[chapter1.H204])" office:value-type="float" office:value="99" calcext:value-type="float">
            <text:p>99</text:p>
          </table:table-cell>
          <table:table-cell table:formula="of:=IF([chapter1.I204]=&quot;&quot;;&quot;&quot;;[chapter1.I2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05]);[.K$1:.L$6];2)" office:value-type="string" office:string-value="decrement" calcext:value-type="string">
            <text:p>decrement</text:p>
          </table:table-cell>
          <table:table-cell table:formula="of:=IF([chapter1.B205]=&quot;&quot;;&quot;&quot;;[chapter1.B205])" office:value-type="float" office:value="95" calcext:value-type="float">
            <text:p>95</text:p>
          </table:table-cell>
          <table:table-cell table:formula="of:=IF([chapter1.C205]=&quot;&quot;;&quot;&quot;;[chapter1.C205])" office:value-type="float" office:value="0" calcext:value-type="float">
            <text:p>0</text:p>
          </table:table-cell>
          <table:table-cell table:formula="of:=IF([chapter1.D205]=&quot;&quot;;&quot;&quot;;[chapter1.D205])" office:value-type="float" office:value="0" calcext:value-type="float">
            <text:p>0</text:p>
          </table:table-cell>
          <table:table-cell table:formula="of:=IF([chapter1.E205]=&quot;&quot;;&quot;&quot;;[chapter1.E205])" office:value-type="float" office:value="0" calcext:value-type="float">
            <text:p>0</text:p>
          </table:table-cell>
          <table:table-cell table:formula="of:=IF([chapter1.F205]=&quot;&quot;;&quot;&quot;;[chapter1.F205])" office:value-type="float" office:value="40" calcext:value-type="float">
            <text:p>40</text:p>
          </table:table-cell>
          <table:table-cell table:formula="of:=IF([chapter1.G205]=&quot;&quot;;&quot;&quot;;[chapter1.G205])" office:value-type="float" office:value="0" calcext:value-type="float">
            <text:p>0</text:p>
          </table:table-cell>
          <table:table-cell table:formula="of:=IF([chapter1.H205]=&quot;&quot;;&quot;&quot;;[chapter1.H205])" office:value-type="float" office:value="99" calcext:value-type="float">
            <text:p>99</text:p>
          </table:table-cell>
          <table:table-cell table:formula="of:=IF([chapter1.I205]=&quot;&quot;;&quot;&quot;;[chapter1.I20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06]);[.K$1:.L$6];2)" office:value-type="string" office:string-value="decrement" calcext:value-type="string">
            <text:p>decrement</text:p>
          </table:table-cell>
          <table:table-cell table:formula="of:=IF([chapter1.B206]=&quot;&quot;;&quot;&quot;;[chapter1.B206])" office:value-type="float" office:value="57" calcext:value-type="float">
            <text:p>57</text:p>
          </table:table-cell>
          <table:table-cell table:formula="of:=IF([chapter1.C206]=&quot;&quot;;&quot;&quot;;[chapter1.C206])" office:value-type="float" office:value="0" calcext:value-type="float">
            <text:p>0</text:p>
          </table:table-cell>
          <table:table-cell table:formula="of:=IF([chapter1.D206]=&quot;&quot;;&quot;&quot;;[chapter1.D206])" office:value-type="float" office:value="0" calcext:value-type="float">
            <text:p>0</text:p>
          </table:table-cell>
          <table:table-cell table:formula="of:=IF([chapter1.E206]=&quot;&quot;;&quot;&quot;;[chapter1.E206])" office:value-type="float" office:value="0" calcext:value-type="float">
            <text:p>0</text:p>
          </table:table-cell>
          <table:table-cell table:formula="of:=IF([chapter1.F206]=&quot;&quot;;&quot;&quot;;[chapter1.F206])" office:value-type="float" office:value="40" calcext:value-type="float">
            <text:p>40</text:p>
          </table:table-cell>
          <table:table-cell table:formula="of:=IF([chapter1.G206]=&quot;&quot;;&quot;&quot;;[chapter1.G206])" office:value-type="float" office:value="0" calcext:value-type="float">
            <text:p>0</text:p>
          </table:table-cell>
          <table:table-cell table:formula="of:=IF([chapter1.H206]=&quot;&quot;;&quot;&quot;;[chapter1.H206])" office:value-type="float" office:value="99" calcext:value-type="float">
            <text:p>99</text:p>
          </table:table-cell>
          <table:table-cell table:formula="of:=IF([chapter1.I206]=&quot;&quot;;&quot;&quot;;[chapter1.I20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07]);[.K$1:.L$6];2)" office:value-type="string" office:string-value="decrement" calcext:value-type="string">
            <text:p>decrement</text:p>
          </table:table-cell>
          <table:table-cell table:formula="of:=IF([chapter1.B207]=&quot;&quot;;&quot;&quot;;[chapter1.B207])" office:value-type="float" office:value="5" calcext:value-type="float">
            <text:p>5</text:p>
          </table:table-cell>
          <table:table-cell table:formula="of:=IF([chapter1.C207]=&quot;&quot;;&quot;&quot;;[chapter1.C207])" office:value-type="float" office:value="0" calcext:value-type="float">
            <text:p>0</text:p>
          </table:table-cell>
          <table:table-cell table:formula="of:=IF([chapter1.D207]=&quot;&quot;;&quot;&quot;;[chapter1.D207])" office:value-type="float" office:value="0" calcext:value-type="float">
            <text:p>0</text:p>
          </table:table-cell>
          <table:table-cell table:formula="of:=IF([chapter1.E207]=&quot;&quot;;&quot;&quot;;[chapter1.E207])" office:value-type="float" office:value="0" calcext:value-type="float">
            <text:p>0</text:p>
          </table:table-cell>
          <table:table-cell table:formula="of:=IF([chapter1.F207]=&quot;&quot;;&quot;&quot;;[chapter1.F207])" office:value-type="float" office:value="40" calcext:value-type="float">
            <text:p>40</text:p>
          </table:table-cell>
          <table:table-cell table:formula="of:=IF([chapter1.G207]=&quot;&quot;;&quot;&quot;;[chapter1.G207])" office:value-type="float" office:value="0" calcext:value-type="float">
            <text:p>0</text:p>
          </table:table-cell>
          <table:table-cell table:formula="of:=IF([chapter1.H207]=&quot;&quot;;&quot;&quot;;[chapter1.H207])" office:value-type="float" office:value="99" calcext:value-type="float">
            <text:p>99</text:p>
          </table:table-cell>
          <table:table-cell table:formula="of:=IF([chapter1.I207]=&quot;&quot;;&quot;&quot;;[chapter1.I20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08]);[.K$1:.L$6];2)" office:value-type="string" office:string-value="decrement" calcext:value-type="string">
            <text:p>decrement</text:p>
          </table:table-cell>
          <table:table-cell table:formula="of:=IF([chapter1.B208]=&quot;&quot;;&quot;&quot;;[chapter1.B208])" office:value-type="float" office:value="22" calcext:value-type="float">
            <text:p>22</text:p>
          </table:table-cell>
          <table:table-cell table:formula="of:=IF([chapter1.C208]=&quot;&quot;;&quot;&quot;;[chapter1.C208])" office:value-type="float" office:value="0" calcext:value-type="float">
            <text:p>0</text:p>
          </table:table-cell>
          <table:table-cell table:formula="of:=IF([chapter1.D208]=&quot;&quot;;&quot;&quot;;[chapter1.D208])" office:value-type="float" office:value="0" calcext:value-type="float">
            <text:p>0</text:p>
          </table:table-cell>
          <table:table-cell table:formula="of:=IF([chapter1.E208]=&quot;&quot;;&quot;&quot;;[chapter1.E208])" office:value-type="float" office:value="0" calcext:value-type="float">
            <text:p>0</text:p>
          </table:table-cell>
          <table:table-cell table:formula="of:=IF([chapter1.F208]=&quot;&quot;;&quot;&quot;;[chapter1.F208])" office:value-type="float" office:value="40" calcext:value-type="float">
            <text:p>40</text:p>
          </table:table-cell>
          <table:table-cell table:formula="of:=IF([chapter1.G208]=&quot;&quot;;&quot;&quot;;[chapter1.G208])" office:value-type="float" office:value="0" calcext:value-type="float">
            <text:p>0</text:p>
          </table:table-cell>
          <table:table-cell table:formula="of:=IF([chapter1.H208]=&quot;&quot;;&quot;&quot;;[chapter1.H208])" office:value-type="float" office:value="99" calcext:value-type="float">
            <text:p>99</text:p>
          </table:table-cell>
          <table:table-cell table:formula="of:=IF([chapter1.I208]=&quot;&quot;;&quot;&quot;;[chapter1.I20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09]);[.K$1:.L$6];2)" office:value-type="string" office:string-value="decrement" calcext:value-type="string">
            <text:p>decrement</text:p>
          </table:table-cell>
          <table:table-cell table:formula="of:=IF([chapter1.B209]=&quot;&quot;;&quot;&quot;;[chapter1.B209])" office:value-type="float" office:value="34" calcext:value-type="float">
            <text:p>34</text:p>
          </table:table-cell>
          <table:table-cell table:formula="of:=IF([chapter1.C209]=&quot;&quot;;&quot;&quot;;[chapter1.C209])" office:value-type="float" office:value="0" calcext:value-type="float">
            <text:p>0</text:p>
          </table:table-cell>
          <table:table-cell table:formula="of:=IF([chapter1.D209]=&quot;&quot;;&quot;&quot;;[chapter1.D209])" office:value-type="float" office:value="0" calcext:value-type="float">
            <text:p>0</text:p>
          </table:table-cell>
          <table:table-cell table:formula="of:=IF([chapter1.E209]=&quot;&quot;;&quot;&quot;;[chapter1.E209])" office:value-type="float" office:value="0" calcext:value-type="float">
            <text:p>0</text:p>
          </table:table-cell>
          <table:table-cell table:formula="of:=IF([chapter1.F209]=&quot;&quot;;&quot;&quot;;[chapter1.F209])" office:value-type="float" office:value="40" calcext:value-type="float">
            <text:p>40</text:p>
          </table:table-cell>
          <table:table-cell table:formula="of:=IF([chapter1.G209]=&quot;&quot;;&quot;&quot;;[chapter1.G209])" office:value-type="float" office:value="0" calcext:value-type="float">
            <text:p>0</text:p>
          </table:table-cell>
          <table:table-cell table:formula="of:=IF([chapter1.H209]=&quot;&quot;;&quot;&quot;;[chapter1.H209])" office:value-type="float" office:value="99" calcext:value-type="float">
            <text:p>99</text:p>
          </table:table-cell>
          <table:table-cell table:formula="of:=IF([chapter1.I209]=&quot;&quot;;&quot;&quot;;[chapter1.I20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10]);[.K$1:.L$6];2)" office:value-type="string" office:string-value="decrement" calcext:value-type="string">
            <text:p>decrement</text:p>
          </table:table-cell>
          <table:table-cell table:formula="of:=IF([chapter1.B210]=&quot;&quot;;&quot;&quot;;[chapter1.B210])" office:value-type="float" office:value="81" calcext:value-type="float">
            <text:p>81</text:p>
          </table:table-cell>
          <table:table-cell table:formula="of:=IF([chapter1.C210]=&quot;&quot;;&quot;&quot;;[chapter1.C210])" office:value-type="float" office:value="0" calcext:value-type="float">
            <text:p>0</text:p>
          </table:table-cell>
          <table:table-cell table:formula="of:=IF([chapter1.D210]=&quot;&quot;;&quot;&quot;;[chapter1.D210])" office:value-type="float" office:value="0" calcext:value-type="float">
            <text:p>0</text:p>
          </table:table-cell>
          <table:table-cell table:formula="of:=IF([chapter1.E210]=&quot;&quot;;&quot;&quot;;[chapter1.E210])" office:value-type="float" office:value="0" calcext:value-type="float">
            <text:p>0</text:p>
          </table:table-cell>
          <table:table-cell table:formula="of:=IF([chapter1.F210]=&quot;&quot;;&quot;&quot;;[chapter1.F210])" office:value-type="float" office:value="40" calcext:value-type="float">
            <text:p>40</text:p>
          </table:table-cell>
          <table:table-cell table:formula="of:=IF([chapter1.G210]=&quot;&quot;;&quot;&quot;;[chapter1.G210])" office:value-type="float" office:value="0" calcext:value-type="float">
            <text:p>0</text:p>
          </table:table-cell>
          <table:table-cell table:formula="of:=IF([chapter1.H210]=&quot;&quot;;&quot;&quot;;[chapter1.H210])" office:value-type="float" office:value="99" calcext:value-type="float">
            <text:p>99</text:p>
          </table:table-cell>
          <table:table-cell table:formula="of:=IF([chapter1.I210]=&quot;&quot;;&quot;&quot;;[chapter1.I2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11]);[.K$1:.L$6];2)" office:value-type="string" office:string-value="decrement" calcext:value-type="string">
            <text:p>decrement</text:p>
          </table:table-cell>
          <table:table-cell table:formula="of:=IF([chapter1.B211]=&quot;&quot;;&quot;&quot;;[chapter1.B211])" office:value-type="float" office:value="1" calcext:value-type="float">
            <text:p>1</text:p>
          </table:table-cell>
          <table:table-cell table:formula="of:=IF([chapter1.C211]=&quot;&quot;;&quot;&quot;;[chapter1.C211])" office:value-type="float" office:value="0" calcext:value-type="float">
            <text:p>0</text:p>
          </table:table-cell>
          <table:table-cell table:formula="of:=IF([chapter1.D211]=&quot;&quot;;&quot;&quot;;[chapter1.D211])" office:value-type="float" office:value="0" calcext:value-type="float">
            <text:p>0</text:p>
          </table:table-cell>
          <table:table-cell table:formula="of:=IF([chapter1.E211]=&quot;&quot;;&quot;&quot;;[chapter1.E211])" office:value-type="float" office:value="0" calcext:value-type="float">
            <text:p>0</text:p>
          </table:table-cell>
          <table:table-cell table:formula="of:=IF([chapter1.F211]=&quot;&quot;;&quot;&quot;;[chapter1.F211])" office:value-type="float" office:value="40" calcext:value-type="float">
            <text:p>40</text:p>
          </table:table-cell>
          <table:table-cell table:formula="of:=IF([chapter1.G211]=&quot;&quot;;&quot;&quot;;[chapter1.G211])" office:value-type="float" office:value="0" calcext:value-type="float">
            <text:p>0</text:p>
          </table:table-cell>
          <table:table-cell table:formula="of:=IF([chapter1.H211]=&quot;&quot;;&quot;&quot;;[chapter1.H211])" office:value-type="float" office:value="99" calcext:value-type="float">
            <text:p>99</text:p>
          </table:table-cell>
          <table:table-cell table:formula="of:=IF([chapter1.I211]=&quot;&quot;;&quot;&quot;;[chapter1.I2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12]);[.K$1:.L$6];2)" office:value-type="string" office:string-value="decrement" calcext:value-type="string">
            <text:p>decrement</text:p>
          </table:table-cell>
          <table:table-cell table:formula="of:=IF([chapter1.B212]=&quot;&quot;;&quot;&quot;;[chapter1.B212])" office:value-type="float" office:value="3" calcext:value-type="float">
            <text:p>3</text:p>
          </table:table-cell>
          <table:table-cell table:formula="of:=IF([chapter1.C212]=&quot;&quot;;&quot;&quot;;[chapter1.C212])" office:value-type="float" office:value="0" calcext:value-type="float">
            <text:p>0</text:p>
          </table:table-cell>
          <table:table-cell table:formula="of:=IF([chapter1.D212]=&quot;&quot;;&quot;&quot;;[chapter1.D212])" office:value-type="float" office:value="0" calcext:value-type="float">
            <text:p>0</text:p>
          </table:table-cell>
          <table:table-cell table:formula="of:=IF([chapter1.E212]=&quot;&quot;;&quot;&quot;;[chapter1.E212])" office:value-type="float" office:value="0" calcext:value-type="float">
            <text:p>0</text:p>
          </table:table-cell>
          <table:table-cell table:formula="of:=IF([chapter1.F212]=&quot;&quot;;&quot;&quot;;[chapter1.F212])" office:value-type="float" office:value="40" calcext:value-type="float">
            <text:p>40</text:p>
          </table:table-cell>
          <table:table-cell table:formula="of:=IF([chapter1.G212]=&quot;&quot;;&quot;&quot;;[chapter1.G212])" office:value-type="float" office:value="0" calcext:value-type="float">
            <text:p>0</text:p>
          </table:table-cell>
          <table:table-cell table:formula="of:=IF([chapter1.H212]=&quot;&quot;;&quot;&quot;;[chapter1.H212])" office:value-type="float" office:value="99" calcext:value-type="float">
            <text:p>99</text:p>
          </table:table-cell>
          <table:table-cell table:formula="of:=IF([chapter1.I212]=&quot;&quot;;&quot;&quot;;[chapter1.I2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13]);[.K$1:.L$6];2)" office:value-type="string" office:string-value="decrement" calcext:value-type="string">
            <text:p>decrement</text:p>
          </table:table-cell>
          <table:table-cell table:formula="of:=IF([chapter1.B213]=&quot;&quot;;&quot;&quot;;[chapter1.B213])" office:value-type="float" office:value="16" calcext:value-type="float">
            <text:p>16</text:p>
          </table:table-cell>
          <table:table-cell table:formula="of:=IF([chapter1.C213]=&quot;&quot;;&quot;&quot;;[chapter1.C213])" office:value-type="float" office:value="0" calcext:value-type="float">
            <text:p>0</text:p>
          </table:table-cell>
          <table:table-cell table:formula="of:=IF([chapter1.D213]=&quot;&quot;;&quot;&quot;;[chapter1.D213])" office:value-type="float" office:value="0" calcext:value-type="float">
            <text:p>0</text:p>
          </table:table-cell>
          <table:table-cell table:formula="of:=IF([chapter1.E213]=&quot;&quot;;&quot;&quot;;[chapter1.E213])" office:value-type="float" office:value="0" calcext:value-type="float">
            <text:p>0</text:p>
          </table:table-cell>
          <table:table-cell table:formula="of:=IF([chapter1.F213]=&quot;&quot;;&quot;&quot;;[chapter1.F213])" office:value-type="float" office:value="40" calcext:value-type="float">
            <text:p>40</text:p>
          </table:table-cell>
          <table:table-cell table:formula="of:=IF([chapter1.G213]=&quot;&quot;;&quot;&quot;;[chapter1.G213])" office:value-type="float" office:value="0" calcext:value-type="float">
            <text:p>0</text:p>
          </table:table-cell>
          <table:table-cell table:formula="of:=IF([chapter1.H213]=&quot;&quot;;&quot;&quot;;[chapter1.H213])" office:value-type="float" office:value="99" calcext:value-type="float">
            <text:p>99</text:p>
          </table:table-cell>
          <table:table-cell table:formula="of:=IF([chapter1.I213]=&quot;&quot;;&quot;&quot;;[chapter1.I2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14]);[.K$1:.L$6];2)" office:value-type="string" office:string-value="decrement" calcext:value-type="string">
            <text:p>decrement</text:p>
          </table:table-cell>
          <table:table-cell table:formula="of:=IF([chapter1.B214]=&quot;&quot;;&quot;&quot;;[chapter1.B214])" office:value-type="float" office:value="64" calcext:value-type="float">
            <text:p>64</text:p>
          </table:table-cell>
          <table:table-cell table:formula="of:=IF([chapter1.C214]=&quot;&quot;;&quot;&quot;;[chapter1.C214])" office:value-type="float" office:value="0" calcext:value-type="float">
            <text:p>0</text:p>
          </table:table-cell>
          <table:table-cell table:formula="of:=IF([chapter1.D214]=&quot;&quot;;&quot;&quot;;[chapter1.D214])" office:value-type="float" office:value="0" calcext:value-type="float">
            <text:p>0</text:p>
          </table:table-cell>
          <table:table-cell table:formula="of:=IF([chapter1.E214]=&quot;&quot;;&quot;&quot;;[chapter1.E214])" office:value-type="float" office:value="0" calcext:value-type="float">
            <text:p>0</text:p>
          </table:table-cell>
          <table:table-cell table:formula="of:=IF([chapter1.F214]=&quot;&quot;;&quot;&quot;;[chapter1.F214])" office:value-type="float" office:value="40" calcext:value-type="float">
            <text:p>40</text:p>
          </table:table-cell>
          <table:table-cell table:formula="of:=IF([chapter1.G214]=&quot;&quot;;&quot;&quot;;[chapter1.G214])" office:value-type="float" office:value="0" calcext:value-type="float">
            <text:p>0</text:p>
          </table:table-cell>
          <table:table-cell table:formula="of:=IF([chapter1.H214]=&quot;&quot;;&quot;&quot;;[chapter1.H214])" office:value-type="float" office:value="99" calcext:value-type="float">
            <text:p>99</text:p>
          </table:table-cell>
          <table:table-cell table:formula="of:=IF([chapter1.I214]=&quot;&quot;;&quot;&quot;;[chapter1.I2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15]);[.K$1:.L$6];2)" office:value-type="string" office:string-value="decrement" calcext:value-type="string">
            <text:p>decrement</text:p>
          </table:table-cell>
          <table:table-cell table:formula="of:=IF([chapter1.B215]=&quot;&quot;;&quot;&quot;;[chapter1.B215])" office:value-type="float" office:value="72" calcext:value-type="float">
            <text:p>72</text:p>
          </table:table-cell>
          <table:table-cell table:formula="of:=IF([chapter1.C215]=&quot;&quot;;&quot;&quot;;[chapter1.C215])" office:value-type="float" office:value="0" calcext:value-type="float">
            <text:p>0</text:p>
          </table:table-cell>
          <table:table-cell table:formula="of:=IF([chapter1.D215]=&quot;&quot;;&quot;&quot;;[chapter1.D215])" office:value-type="float" office:value="0" calcext:value-type="float">
            <text:p>0</text:p>
          </table:table-cell>
          <table:table-cell table:formula="of:=IF([chapter1.E215]=&quot;&quot;;&quot;&quot;;[chapter1.E215])" office:value-type="float" office:value="0" calcext:value-type="float">
            <text:p>0</text:p>
          </table:table-cell>
          <table:table-cell table:formula="of:=IF([chapter1.F215]=&quot;&quot;;&quot;&quot;;[chapter1.F215])" office:value-type="float" office:value="40" calcext:value-type="float">
            <text:p>40</text:p>
          </table:table-cell>
          <table:table-cell table:formula="of:=IF([chapter1.G215]=&quot;&quot;;&quot;&quot;;[chapter1.G215])" office:value-type="float" office:value="0" calcext:value-type="float">
            <text:p>0</text:p>
          </table:table-cell>
          <table:table-cell table:formula="of:=IF([chapter1.H215]=&quot;&quot;;&quot;&quot;;[chapter1.H215])" office:value-type="float" office:value="99" calcext:value-type="float">
            <text:p>99</text:p>
          </table:table-cell>
          <table:table-cell table:formula="of:=IF([chapter1.I215]=&quot;&quot;;&quot;&quot;;[chapter1.I2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16]);[.K$1:.L$6];2)" office:value-type="string" office:string-value="decrement" calcext:value-type="string">
            <text:p>decrement</text:p>
          </table:table-cell>
          <table:table-cell table:formula="of:=IF([chapter1.B216]=&quot;&quot;;&quot;&quot;;[chapter1.B216])" office:value-type="float" office:value="64" calcext:value-type="float">
            <text:p>64</text:p>
          </table:table-cell>
          <table:table-cell table:formula="of:=IF([chapter1.C216]=&quot;&quot;;&quot;&quot;;[chapter1.C216])" office:value-type="float" office:value="0" calcext:value-type="float">
            <text:p>0</text:p>
          </table:table-cell>
          <table:table-cell table:formula="of:=IF([chapter1.D216]=&quot;&quot;;&quot;&quot;;[chapter1.D216])" office:value-type="float" office:value="0" calcext:value-type="float">
            <text:p>0</text:p>
          </table:table-cell>
          <table:table-cell table:formula="of:=IF([chapter1.E216]=&quot;&quot;;&quot;&quot;;[chapter1.E216])" office:value-type="float" office:value="0" calcext:value-type="float">
            <text:p>0</text:p>
          </table:table-cell>
          <table:table-cell table:formula="of:=IF([chapter1.F216]=&quot;&quot;;&quot;&quot;;[chapter1.F216])" office:value-type="float" office:value="40" calcext:value-type="float">
            <text:p>40</text:p>
          </table:table-cell>
          <table:table-cell table:formula="of:=IF([chapter1.G216]=&quot;&quot;;&quot;&quot;;[chapter1.G216])" office:value-type="float" office:value="0" calcext:value-type="float">
            <text:p>0</text:p>
          </table:table-cell>
          <table:table-cell table:formula="of:=IF([chapter1.H216]=&quot;&quot;;&quot;&quot;;[chapter1.H216])" office:value-type="float" office:value="99" calcext:value-type="float">
            <text:p>99</text:p>
          </table:table-cell>
          <table:table-cell table:formula="of:=IF([chapter1.I216]=&quot;&quot;;&quot;&quot;;[chapter1.I2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17]);[.K$1:.L$6];2)" office:value-type="string" office:string-value="decrement" calcext:value-type="string">
            <text:p>decrement</text:p>
          </table:table-cell>
          <table:table-cell table:formula="of:=IF([chapter1.B217]=&quot;&quot;;&quot;&quot;;[chapter1.B217])" office:value-type="float" office:value="44" calcext:value-type="float">
            <text:p>44</text:p>
          </table:table-cell>
          <table:table-cell table:formula="of:=IF([chapter1.C217]=&quot;&quot;;&quot;&quot;;[chapter1.C217])" office:value-type="float" office:value="0" calcext:value-type="float">
            <text:p>0</text:p>
          </table:table-cell>
          <table:table-cell table:formula="of:=IF([chapter1.D217]=&quot;&quot;;&quot;&quot;;[chapter1.D217])" office:value-type="float" office:value="0" calcext:value-type="float">
            <text:p>0</text:p>
          </table:table-cell>
          <table:table-cell table:formula="of:=IF([chapter1.E217]=&quot;&quot;;&quot;&quot;;[chapter1.E217])" office:value-type="float" office:value="0" calcext:value-type="float">
            <text:p>0</text:p>
          </table:table-cell>
          <table:table-cell table:formula="of:=IF([chapter1.F217]=&quot;&quot;;&quot;&quot;;[chapter1.F217])" office:value-type="float" office:value="40" calcext:value-type="float">
            <text:p>40</text:p>
          </table:table-cell>
          <table:table-cell table:formula="of:=IF([chapter1.G217]=&quot;&quot;;&quot;&quot;;[chapter1.G217])" office:value-type="float" office:value="0" calcext:value-type="float">
            <text:p>0</text:p>
          </table:table-cell>
          <table:table-cell table:formula="of:=IF([chapter1.H217]=&quot;&quot;;&quot;&quot;;[chapter1.H217])" office:value-type="float" office:value="99" calcext:value-type="float">
            <text:p>99</text:p>
          </table:table-cell>
          <table:table-cell table:formula="of:=IF([chapter1.I217]=&quot;&quot;;&quot;&quot;;[chapter1.I2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18]);[.K$1:.L$6];2)" office:value-type="string" office:string-value="decrement" calcext:value-type="string">
            <text:p>decrement</text:p>
          </table:table-cell>
          <table:table-cell table:formula="of:=IF([chapter1.B218]=&quot;&quot;;&quot;&quot;;[chapter1.B218])" office:value-type="float" office:value="54" calcext:value-type="float">
            <text:p>54</text:p>
          </table:table-cell>
          <table:table-cell table:formula="of:=IF([chapter1.C218]=&quot;&quot;;&quot;&quot;;[chapter1.C218])" office:value-type="float" office:value="0" calcext:value-type="float">
            <text:p>0</text:p>
          </table:table-cell>
          <table:table-cell table:formula="of:=IF([chapter1.D218]=&quot;&quot;;&quot;&quot;;[chapter1.D218])" office:value-type="float" office:value="0" calcext:value-type="float">
            <text:p>0</text:p>
          </table:table-cell>
          <table:table-cell table:formula="of:=IF([chapter1.E218]=&quot;&quot;;&quot;&quot;;[chapter1.E218])" office:value-type="float" office:value="0" calcext:value-type="float">
            <text:p>0</text:p>
          </table:table-cell>
          <table:table-cell table:formula="of:=IF([chapter1.F218]=&quot;&quot;;&quot;&quot;;[chapter1.F218])" office:value-type="float" office:value="40" calcext:value-type="float">
            <text:p>40</text:p>
          </table:table-cell>
          <table:table-cell table:formula="of:=IF([chapter1.G218]=&quot;&quot;;&quot;&quot;;[chapter1.G218])" office:value-type="float" office:value="0" calcext:value-type="float">
            <text:p>0</text:p>
          </table:table-cell>
          <table:table-cell table:formula="of:=IF([chapter1.H218]=&quot;&quot;;&quot;&quot;;[chapter1.H218])" office:value-type="float" office:value="99" calcext:value-type="float">
            <text:p>99</text:p>
          </table:table-cell>
          <table:table-cell table:formula="of:=IF([chapter1.I218]=&quot;&quot;;&quot;&quot;;[chapter1.I2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19]);[.K$1:.L$6];2)" office:value-type="string" office:string-value="decrement" calcext:value-type="string">
            <text:p>decrement</text:p>
          </table:table-cell>
          <table:table-cell table:formula="of:=IF([chapter1.B219]=&quot;&quot;;&quot;&quot;;[chapter1.B219])" office:value-type="float" office:value="29" calcext:value-type="float">
            <text:p>29</text:p>
          </table:table-cell>
          <table:table-cell table:formula="of:=IF([chapter1.C219]=&quot;&quot;;&quot;&quot;;[chapter1.C219])" office:value-type="float" office:value="0" calcext:value-type="float">
            <text:p>0</text:p>
          </table:table-cell>
          <table:table-cell table:formula="of:=IF([chapter1.D219]=&quot;&quot;;&quot;&quot;;[chapter1.D219])" office:value-type="float" office:value="0" calcext:value-type="float">
            <text:p>0</text:p>
          </table:table-cell>
          <table:table-cell table:formula="of:=IF([chapter1.E219]=&quot;&quot;;&quot;&quot;;[chapter1.E219])" office:value-type="float" office:value="0" calcext:value-type="float">
            <text:p>0</text:p>
          </table:table-cell>
          <table:table-cell table:formula="of:=IF([chapter1.F219]=&quot;&quot;;&quot;&quot;;[chapter1.F219])" office:value-type="float" office:value="40" calcext:value-type="float">
            <text:p>40</text:p>
          </table:table-cell>
          <table:table-cell table:formula="of:=IF([chapter1.G219]=&quot;&quot;;&quot;&quot;;[chapter1.G219])" office:value-type="float" office:value="0" calcext:value-type="float">
            <text:p>0</text:p>
          </table:table-cell>
          <table:table-cell table:formula="of:=IF([chapter1.H219]=&quot;&quot;;&quot;&quot;;[chapter1.H219])" office:value-type="float" office:value="99" calcext:value-type="float">
            <text:p>99</text:p>
          </table:table-cell>
          <table:table-cell table:formula="of:=IF([chapter1.I219]=&quot;&quot;;&quot;&quot;;[chapter1.I2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20]);[.K$1:.L$6];2)" office:value-type="string" office:string-value="decrement" calcext:value-type="string">
            <text:p>decrement</text:p>
          </table:table-cell>
          <table:table-cell table:formula="of:=IF([chapter1.B220]=&quot;&quot;;&quot;&quot;;[chapter1.B220])" office:value-type="float" office:value="73" calcext:value-type="float">
            <text:p>73</text:p>
          </table:table-cell>
          <table:table-cell table:formula="of:=IF([chapter1.C220]=&quot;&quot;;&quot;&quot;;[chapter1.C220])" office:value-type="float" office:value="0" calcext:value-type="float">
            <text:p>0</text:p>
          </table:table-cell>
          <table:table-cell table:formula="of:=IF([chapter1.D220]=&quot;&quot;;&quot;&quot;;[chapter1.D220])" office:value-type="float" office:value="0" calcext:value-type="float">
            <text:p>0</text:p>
          </table:table-cell>
          <table:table-cell table:formula="of:=IF([chapter1.E220]=&quot;&quot;;&quot;&quot;;[chapter1.E220])" office:value-type="float" office:value="0" calcext:value-type="float">
            <text:p>0</text:p>
          </table:table-cell>
          <table:table-cell table:formula="of:=IF([chapter1.F220]=&quot;&quot;;&quot;&quot;;[chapter1.F220])" office:value-type="float" office:value="40" calcext:value-type="float">
            <text:p>40</text:p>
          </table:table-cell>
          <table:table-cell table:formula="of:=IF([chapter1.G220]=&quot;&quot;;&quot;&quot;;[chapter1.G220])" office:value-type="float" office:value="0" calcext:value-type="float">
            <text:p>0</text:p>
          </table:table-cell>
          <table:table-cell table:formula="of:=IF([chapter1.H220]=&quot;&quot;;&quot;&quot;;[chapter1.H220])" office:value-type="float" office:value="99" calcext:value-type="float">
            <text:p>99</text:p>
          </table:table-cell>
          <table:table-cell table:formula="of:=IF([chapter1.I220]=&quot;&quot;;&quot;&quot;;[chapter1.I2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21]);[.K$1:.L$6];2)" office:value-type="string" office:string-value="decrement" calcext:value-type="string">
            <text:p>decrement</text:p>
          </table:table-cell>
          <table:table-cell table:formula="of:=IF([chapter1.B221]=&quot;&quot;;&quot;&quot;;[chapter1.B221])" office:value-type="float" office:value="18" calcext:value-type="float">
            <text:p>18</text:p>
          </table:table-cell>
          <table:table-cell table:formula="of:=IF([chapter1.C221]=&quot;&quot;;&quot;&quot;;[chapter1.C221])" office:value-type="float" office:value="0" calcext:value-type="float">
            <text:p>0</text:p>
          </table:table-cell>
          <table:table-cell table:formula="of:=IF([chapter1.D221]=&quot;&quot;;&quot;&quot;;[chapter1.D221])" office:value-type="float" office:value="0" calcext:value-type="float">
            <text:p>0</text:p>
          </table:table-cell>
          <table:table-cell table:formula="of:=IF([chapter1.E221]=&quot;&quot;;&quot;&quot;;[chapter1.E221])" office:value-type="float" office:value="0" calcext:value-type="float">
            <text:p>0</text:p>
          </table:table-cell>
          <table:table-cell table:formula="of:=IF([chapter1.F221]=&quot;&quot;;&quot;&quot;;[chapter1.F221])" office:value-type="float" office:value="40" calcext:value-type="float">
            <text:p>40</text:p>
          </table:table-cell>
          <table:table-cell table:formula="of:=IF([chapter1.G221]=&quot;&quot;;&quot;&quot;;[chapter1.G221])" office:value-type="float" office:value="0" calcext:value-type="float">
            <text:p>0</text:p>
          </table:table-cell>
          <table:table-cell table:formula="of:=IF([chapter1.H221]=&quot;&quot;;&quot;&quot;;[chapter1.H221])" office:value-type="float" office:value="99" calcext:value-type="float">
            <text:p>99</text:p>
          </table:table-cell>
          <table:table-cell table:formula="of:=IF([chapter1.I221]=&quot;&quot;;&quot;&quot;;[chapter1.I2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22]);[.K$1:.L$6];2)" office:value-type="string" office:string-value="decrement" calcext:value-type="string">
            <text:p>decrement</text:p>
          </table:table-cell>
          <table:table-cell table:formula="of:=IF([chapter1.B222]=&quot;&quot;;&quot;&quot;;[chapter1.B222])" office:value-type="float" office:value="68" calcext:value-type="float">
            <text:p>68</text:p>
          </table:table-cell>
          <table:table-cell table:formula="of:=IF([chapter1.C222]=&quot;&quot;;&quot;&quot;;[chapter1.C222])" office:value-type="float" office:value="0" calcext:value-type="float">
            <text:p>0</text:p>
          </table:table-cell>
          <table:table-cell table:formula="of:=IF([chapter1.D222]=&quot;&quot;;&quot;&quot;;[chapter1.D222])" office:value-type="float" office:value="0" calcext:value-type="float">
            <text:p>0</text:p>
          </table:table-cell>
          <table:table-cell table:formula="of:=IF([chapter1.E222]=&quot;&quot;;&quot;&quot;;[chapter1.E222])" office:value-type="float" office:value="0" calcext:value-type="float">
            <text:p>0</text:p>
          </table:table-cell>
          <table:table-cell table:formula="of:=IF([chapter1.F222]=&quot;&quot;;&quot;&quot;;[chapter1.F222])" office:value-type="float" office:value="40" calcext:value-type="float">
            <text:p>40</text:p>
          </table:table-cell>
          <table:table-cell table:formula="of:=IF([chapter1.G222]=&quot;&quot;;&quot;&quot;;[chapter1.G222])" office:value-type="float" office:value="0" calcext:value-type="float">
            <text:p>0</text:p>
          </table:table-cell>
          <table:table-cell table:formula="of:=IF([chapter1.H222]=&quot;&quot;;&quot;&quot;;[chapter1.H222])" office:value-type="float" office:value="99" calcext:value-type="float">
            <text:p>99</text:p>
          </table:table-cell>
          <table:table-cell table:formula="of:=IF([chapter1.I222]=&quot;&quot;;&quot;&quot;;[chapter1.I2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23]);[.K$1:.L$6];2)" office:value-type="string" office:string-value="decrement" calcext:value-type="string">
            <text:p>decrement</text:p>
          </table:table-cell>
          <table:table-cell table:formula="of:=IF([chapter1.B223]=&quot;&quot;;&quot;&quot;;[chapter1.B223])" office:value-type="float" office:value="17" calcext:value-type="float">
            <text:p>17</text:p>
          </table:table-cell>
          <table:table-cell table:formula="of:=IF([chapter1.C223]=&quot;&quot;;&quot;&quot;;[chapter1.C223])" office:value-type="float" office:value="0" calcext:value-type="float">
            <text:p>0</text:p>
          </table:table-cell>
          <table:table-cell table:formula="of:=IF([chapter1.D223]=&quot;&quot;;&quot;&quot;;[chapter1.D223])" office:value-type="float" office:value="0" calcext:value-type="float">
            <text:p>0</text:p>
          </table:table-cell>
          <table:table-cell table:formula="of:=IF([chapter1.E223]=&quot;&quot;;&quot;&quot;;[chapter1.E223])" office:value-type="float" office:value="0" calcext:value-type="float">
            <text:p>0</text:p>
          </table:table-cell>
          <table:table-cell table:formula="of:=IF([chapter1.F223]=&quot;&quot;;&quot;&quot;;[chapter1.F223])" office:value-type="float" office:value="40" calcext:value-type="float">
            <text:p>40</text:p>
          </table:table-cell>
          <table:table-cell table:formula="of:=IF([chapter1.G223]=&quot;&quot;;&quot;&quot;;[chapter1.G223])" office:value-type="float" office:value="0" calcext:value-type="float">
            <text:p>0</text:p>
          </table:table-cell>
          <table:table-cell table:formula="of:=IF([chapter1.H223]=&quot;&quot;;&quot;&quot;;[chapter1.H223])" office:value-type="float" office:value="99" calcext:value-type="float">
            <text:p>99</text:p>
          </table:table-cell>
          <table:table-cell table:formula="of:=IF([chapter1.I223]=&quot;&quot;;&quot;&quot;;[chapter1.I2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24]);[.K$1:.L$6];2)" office:value-type="string" office:string-value="decrement" calcext:value-type="string">
            <text:p>decrement</text:p>
          </table:table-cell>
          <table:table-cell table:formula="of:=IF([chapter1.B224]=&quot;&quot;;&quot;&quot;;[chapter1.B224])" office:value-type="float" office:value="36" calcext:value-type="float">
            <text:p>36</text:p>
          </table:table-cell>
          <table:table-cell table:formula="of:=IF([chapter1.C224]=&quot;&quot;;&quot;&quot;;[chapter1.C224])" office:value-type="float" office:value="0" calcext:value-type="float">
            <text:p>0</text:p>
          </table:table-cell>
          <table:table-cell table:formula="of:=IF([chapter1.D224]=&quot;&quot;;&quot;&quot;;[chapter1.D224])" office:value-type="float" office:value="0" calcext:value-type="float">
            <text:p>0</text:p>
          </table:table-cell>
          <table:table-cell table:formula="of:=IF([chapter1.E224]=&quot;&quot;;&quot;&quot;;[chapter1.E224])" office:value-type="float" office:value="0" calcext:value-type="float">
            <text:p>0</text:p>
          </table:table-cell>
          <table:table-cell table:formula="of:=IF([chapter1.F224]=&quot;&quot;;&quot;&quot;;[chapter1.F224])" office:value-type="float" office:value="40" calcext:value-type="float">
            <text:p>40</text:p>
          </table:table-cell>
          <table:table-cell table:formula="of:=IF([chapter1.G224]=&quot;&quot;;&quot;&quot;;[chapter1.G224])" office:value-type="float" office:value="0" calcext:value-type="float">
            <text:p>0</text:p>
          </table:table-cell>
          <table:table-cell table:formula="of:=IF([chapter1.H224]=&quot;&quot;;&quot;&quot;;[chapter1.H224])" office:value-type="float" office:value="99" calcext:value-type="float">
            <text:p>99</text:p>
          </table:table-cell>
          <table:table-cell table:formula="of:=IF([chapter1.I224]=&quot;&quot;;&quot;&quot;;[chapter1.I2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25]);[.K$1:.L$6];2)" office:value-type="string" office:string-value="decrement" calcext:value-type="string">
            <text:p>decrement</text:p>
          </table:table-cell>
          <table:table-cell table:formula="of:=IF([chapter1.B225]=&quot;&quot;;&quot;&quot;;[chapter1.B225])" office:value-type="float" office:value="62" calcext:value-type="float">
            <text:p>62</text:p>
          </table:table-cell>
          <table:table-cell table:formula="of:=IF([chapter1.C225]=&quot;&quot;;&quot;&quot;;[chapter1.C225])" office:value-type="float" office:value="0" calcext:value-type="float">
            <text:p>0</text:p>
          </table:table-cell>
          <table:table-cell table:formula="of:=IF([chapter1.D225]=&quot;&quot;;&quot;&quot;;[chapter1.D225])" office:value-type="float" office:value="0" calcext:value-type="float">
            <text:p>0</text:p>
          </table:table-cell>
          <table:table-cell table:formula="of:=IF([chapter1.E225]=&quot;&quot;;&quot;&quot;;[chapter1.E225])" office:value-type="float" office:value="0" calcext:value-type="float">
            <text:p>0</text:p>
          </table:table-cell>
          <table:table-cell table:formula="of:=IF([chapter1.F225]=&quot;&quot;;&quot;&quot;;[chapter1.F225])" office:value-type="float" office:value="40" calcext:value-type="float">
            <text:p>40</text:p>
          </table:table-cell>
          <table:table-cell table:formula="of:=IF([chapter1.G225]=&quot;&quot;;&quot;&quot;;[chapter1.G225])" office:value-type="float" office:value="0" calcext:value-type="float">
            <text:p>0</text:p>
          </table:table-cell>
          <table:table-cell table:formula="of:=IF([chapter1.H225]=&quot;&quot;;&quot;&quot;;[chapter1.H225])" office:value-type="float" office:value="99" calcext:value-type="float">
            <text:p>99</text:p>
          </table:table-cell>
          <table:table-cell table:formula="of:=IF([chapter1.I225]=&quot;&quot;;&quot;&quot;;[chapter1.I2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26]);[.K$1:.L$6];2)" office:value-type="string" office:string-value="decrement" calcext:value-type="string">
            <text:p>decrement</text:p>
          </table:table-cell>
          <table:table-cell table:formula="of:=IF([chapter1.B226]=&quot;&quot;;&quot;&quot;;[chapter1.B226])" office:value-type="float" office:value="77" calcext:value-type="float">
            <text:p>77</text:p>
          </table:table-cell>
          <table:table-cell table:formula="of:=IF([chapter1.C226]=&quot;&quot;;&quot;&quot;;[chapter1.C226])" office:value-type="float" office:value="0" calcext:value-type="float">
            <text:p>0</text:p>
          </table:table-cell>
          <table:table-cell table:formula="of:=IF([chapter1.D226]=&quot;&quot;;&quot;&quot;;[chapter1.D226])" office:value-type="float" office:value="0" calcext:value-type="float">
            <text:p>0</text:p>
          </table:table-cell>
          <table:table-cell table:formula="of:=IF([chapter1.E226]=&quot;&quot;;&quot;&quot;;[chapter1.E226])" office:value-type="float" office:value="0" calcext:value-type="float">
            <text:p>0</text:p>
          </table:table-cell>
          <table:table-cell table:formula="of:=IF([chapter1.F226]=&quot;&quot;;&quot;&quot;;[chapter1.F226])" office:value-type="float" office:value="40" calcext:value-type="float">
            <text:p>40</text:p>
          </table:table-cell>
          <table:table-cell table:formula="of:=IF([chapter1.G226]=&quot;&quot;;&quot;&quot;;[chapter1.G226])" office:value-type="float" office:value="0" calcext:value-type="float">
            <text:p>0</text:p>
          </table:table-cell>
          <table:table-cell table:formula="of:=IF([chapter1.H226]=&quot;&quot;;&quot;&quot;;[chapter1.H226])" office:value-type="float" office:value="99" calcext:value-type="float">
            <text:p>99</text:p>
          </table:table-cell>
          <table:table-cell table:formula="of:=IF([chapter1.I226]=&quot;&quot;;&quot;&quot;;[chapter1.I2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27]);[.K$1:.L$6];2)" office:value-type="string" office:string-value="decrement" calcext:value-type="string">
            <text:p>decrement</text:p>
          </table:table-cell>
          <table:table-cell table:formula="of:=IF([chapter1.B227]=&quot;&quot;;&quot;&quot;;[chapter1.B227])" office:value-type="float" office:value="7" calcext:value-type="float">
            <text:p>7</text:p>
          </table:table-cell>
          <table:table-cell table:formula="of:=IF([chapter1.C227]=&quot;&quot;;&quot;&quot;;[chapter1.C227])" office:value-type="float" office:value="0" calcext:value-type="float">
            <text:p>0</text:p>
          </table:table-cell>
          <table:table-cell table:formula="of:=IF([chapter1.D227]=&quot;&quot;;&quot;&quot;;[chapter1.D227])" office:value-type="float" office:value="0" calcext:value-type="float">
            <text:p>0</text:p>
          </table:table-cell>
          <table:table-cell table:formula="of:=IF([chapter1.E227]=&quot;&quot;;&quot;&quot;;[chapter1.E227])" office:value-type="float" office:value="0" calcext:value-type="float">
            <text:p>0</text:p>
          </table:table-cell>
          <table:table-cell table:formula="of:=IF([chapter1.F227]=&quot;&quot;;&quot;&quot;;[chapter1.F227])" office:value-type="float" office:value="40" calcext:value-type="float">
            <text:p>40</text:p>
          </table:table-cell>
          <table:table-cell table:formula="of:=IF([chapter1.G227]=&quot;&quot;;&quot;&quot;;[chapter1.G227])" office:value-type="float" office:value="0" calcext:value-type="float">
            <text:p>0</text:p>
          </table:table-cell>
          <table:table-cell table:formula="of:=IF([chapter1.H227]=&quot;&quot;;&quot;&quot;;[chapter1.H227])" office:value-type="float" office:value="99" calcext:value-type="float">
            <text:p>99</text:p>
          </table:table-cell>
          <table:table-cell table:formula="of:=IF([chapter1.I227]=&quot;&quot;;&quot;&quot;;[chapter1.I2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28]);[.K$1:.L$6];2)" office:value-type="string" office:string-value="decrement" calcext:value-type="string">
            <text:p>decrement</text:p>
          </table:table-cell>
          <table:table-cell table:formula="of:=IF([chapter1.B228]=&quot;&quot;;&quot;&quot;;[chapter1.B228])" office:value-type="float" office:value="92" calcext:value-type="float">
            <text:p>92</text:p>
          </table:table-cell>
          <table:table-cell table:formula="of:=IF([chapter1.C228]=&quot;&quot;;&quot;&quot;;[chapter1.C228])" office:value-type="float" office:value="0" calcext:value-type="float">
            <text:p>0</text:p>
          </table:table-cell>
          <table:table-cell table:formula="of:=IF([chapter1.D228]=&quot;&quot;;&quot;&quot;;[chapter1.D228])" office:value-type="float" office:value="0" calcext:value-type="float">
            <text:p>0</text:p>
          </table:table-cell>
          <table:table-cell table:formula="of:=IF([chapter1.E228]=&quot;&quot;;&quot;&quot;;[chapter1.E228])" office:value-type="float" office:value="0" calcext:value-type="float">
            <text:p>0</text:p>
          </table:table-cell>
          <table:table-cell table:formula="of:=IF([chapter1.F228]=&quot;&quot;;&quot;&quot;;[chapter1.F228])" office:value-type="float" office:value="40" calcext:value-type="float">
            <text:p>40</text:p>
          </table:table-cell>
          <table:table-cell table:formula="of:=IF([chapter1.G228]=&quot;&quot;;&quot;&quot;;[chapter1.G228])" office:value-type="float" office:value="0" calcext:value-type="float">
            <text:p>0</text:p>
          </table:table-cell>
          <table:table-cell table:formula="of:=IF([chapter1.H228]=&quot;&quot;;&quot;&quot;;[chapter1.H228])" office:value-type="float" office:value="99" calcext:value-type="float">
            <text:p>99</text:p>
          </table:table-cell>
          <table:table-cell table:formula="of:=IF([chapter1.I228]=&quot;&quot;;&quot;&quot;;[chapter1.I2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29]);[.K$1:.L$6];2)" office:value-type="string" office:string-value="decrement" calcext:value-type="string">
            <text:p>decrement</text:p>
          </table:table-cell>
          <table:table-cell table:formula="of:=IF([chapter1.B229]=&quot;&quot;;&quot;&quot;;[chapter1.B229])" office:value-type="float" office:value="77" calcext:value-type="float">
            <text:p>77</text:p>
          </table:table-cell>
          <table:table-cell table:formula="of:=IF([chapter1.C229]=&quot;&quot;;&quot;&quot;;[chapter1.C229])" office:value-type="float" office:value="0" calcext:value-type="float">
            <text:p>0</text:p>
          </table:table-cell>
          <table:table-cell table:formula="of:=IF([chapter1.D229]=&quot;&quot;;&quot;&quot;;[chapter1.D229])" office:value-type="float" office:value="0" calcext:value-type="float">
            <text:p>0</text:p>
          </table:table-cell>
          <table:table-cell table:formula="of:=IF([chapter1.E229]=&quot;&quot;;&quot;&quot;;[chapter1.E229])" office:value-type="float" office:value="0" calcext:value-type="float">
            <text:p>0</text:p>
          </table:table-cell>
          <table:table-cell table:formula="of:=IF([chapter1.F229]=&quot;&quot;;&quot;&quot;;[chapter1.F229])" office:value-type="float" office:value="40" calcext:value-type="float">
            <text:p>40</text:p>
          </table:table-cell>
          <table:table-cell table:formula="of:=IF([chapter1.G229]=&quot;&quot;;&quot;&quot;;[chapter1.G229])" office:value-type="float" office:value="0" calcext:value-type="float">
            <text:p>0</text:p>
          </table:table-cell>
          <table:table-cell table:formula="of:=IF([chapter1.H229]=&quot;&quot;;&quot;&quot;;[chapter1.H229])" office:value-type="float" office:value="99" calcext:value-type="float">
            <text:p>99</text:p>
          </table:table-cell>
          <table:table-cell table:formula="of:=IF([chapter1.I229]=&quot;&quot;;&quot;&quot;;[chapter1.I2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30]);[.K$1:.L$6];2)" office:value-type="string" office:string-value="decrement" calcext:value-type="string">
            <text:p>decrement</text:p>
          </table:table-cell>
          <table:table-cell table:formula="of:=IF([chapter1.B230]=&quot;&quot;;&quot;&quot;;[chapter1.B230])" office:value-type="float" office:value="48" calcext:value-type="float">
            <text:p>48</text:p>
          </table:table-cell>
          <table:table-cell table:formula="of:=IF([chapter1.C230]=&quot;&quot;;&quot;&quot;;[chapter1.C230])" office:value-type="float" office:value="0" calcext:value-type="float">
            <text:p>0</text:p>
          </table:table-cell>
          <table:table-cell table:formula="of:=IF([chapter1.D230]=&quot;&quot;;&quot;&quot;;[chapter1.D230])" office:value-type="float" office:value="0" calcext:value-type="float">
            <text:p>0</text:p>
          </table:table-cell>
          <table:table-cell table:formula="of:=IF([chapter1.E230]=&quot;&quot;;&quot;&quot;;[chapter1.E230])" office:value-type="float" office:value="0" calcext:value-type="float">
            <text:p>0</text:p>
          </table:table-cell>
          <table:table-cell table:formula="of:=IF([chapter1.F230]=&quot;&quot;;&quot;&quot;;[chapter1.F230])" office:value-type="float" office:value="40" calcext:value-type="float">
            <text:p>40</text:p>
          </table:table-cell>
          <table:table-cell table:formula="of:=IF([chapter1.G230]=&quot;&quot;;&quot;&quot;;[chapter1.G230])" office:value-type="float" office:value="0" calcext:value-type="float">
            <text:p>0</text:p>
          </table:table-cell>
          <table:table-cell table:formula="of:=IF([chapter1.H230]=&quot;&quot;;&quot;&quot;;[chapter1.H230])" office:value-type="float" office:value="99" calcext:value-type="float">
            <text:p>99</text:p>
          </table:table-cell>
          <table:table-cell table:formula="of:=IF([chapter1.I230]=&quot;&quot;;&quot;&quot;;[chapter1.I2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31]);[.K$1:.L$6];2)" office:value-type="string" office:string-value="decrement" calcext:value-type="string">
            <text:p>decrement</text:p>
          </table:table-cell>
          <table:table-cell table:formula="of:=IF([chapter1.B231]=&quot;&quot;;&quot;&quot;;[chapter1.B231])" office:value-type="float" office:value="43" calcext:value-type="float">
            <text:p>43</text:p>
          </table:table-cell>
          <table:table-cell table:formula="of:=IF([chapter1.C231]=&quot;&quot;;&quot;&quot;;[chapter1.C231])" office:value-type="float" office:value="0" calcext:value-type="float">
            <text:p>0</text:p>
          </table:table-cell>
          <table:table-cell table:formula="of:=IF([chapter1.D231]=&quot;&quot;;&quot;&quot;;[chapter1.D231])" office:value-type="float" office:value="0" calcext:value-type="float">
            <text:p>0</text:p>
          </table:table-cell>
          <table:table-cell table:formula="of:=IF([chapter1.E231]=&quot;&quot;;&quot;&quot;;[chapter1.E231])" office:value-type="float" office:value="0" calcext:value-type="float">
            <text:p>0</text:p>
          </table:table-cell>
          <table:table-cell table:formula="of:=IF([chapter1.F231]=&quot;&quot;;&quot;&quot;;[chapter1.F231])" office:value-type="float" office:value="40" calcext:value-type="float">
            <text:p>40</text:p>
          </table:table-cell>
          <table:table-cell table:formula="of:=IF([chapter1.G231]=&quot;&quot;;&quot;&quot;;[chapter1.G231])" office:value-type="float" office:value="0" calcext:value-type="float">
            <text:p>0</text:p>
          </table:table-cell>
          <table:table-cell table:formula="of:=IF([chapter1.H231]=&quot;&quot;;&quot;&quot;;[chapter1.H231])" office:value-type="float" office:value="99" calcext:value-type="float">
            <text:p>99</text:p>
          </table:table-cell>
          <table:table-cell table:formula="of:=IF([chapter1.I231]=&quot;&quot;;&quot;&quot;;[chapter1.I2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32]);[.K$1:.L$6];2)" office:value-type="string" office:string-value="decrement" calcext:value-type="string">
            <text:p>decrement</text:p>
          </table:table-cell>
          <table:table-cell table:formula="of:=IF([chapter1.B232]=&quot;&quot;;&quot;&quot;;[chapter1.B232])" office:value-type="float" office:value="44" calcext:value-type="float">
            <text:p>44</text:p>
          </table:table-cell>
          <table:table-cell table:formula="of:=IF([chapter1.C232]=&quot;&quot;;&quot;&quot;;[chapter1.C232])" office:value-type="float" office:value="0" calcext:value-type="float">
            <text:p>0</text:p>
          </table:table-cell>
          <table:table-cell table:formula="of:=IF([chapter1.D232]=&quot;&quot;;&quot;&quot;;[chapter1.D232])" office:value-type="float" office:value="0" calcext:value-type="float">
            <text:p>0</text:p>
          </table:table-cell>
          <table:table-cell table:formula="of:=IF([chapter1.E232]=&quot;&quot;;&quot;&quot;;[chapter1.E232])" office:value-type="float" office:value="0" calcext:value-type="float">
            <text:p>0</text:p>
          </table:table-cell>
          <table:table-cell table:formula="of:=IF([chapter1.F232]=&quot;&quot;;&quot;&quot;;[chapter1.F232])" office:value-type="float" office:value="40" calcext:value-type="float">
            <text:p>40</text:p>
          </table:table-cell>
          <table:table-cell table:formula="of:=IF([chapter1.G232]=&quot;&quot;;&quot;&quot;;[chapter1.G232])" office:value-type="float" office:value="0" calcext:value-type="float">
            <text:p>0</text:p>
          </table:table-cell>
          <table:table-cell table:formula="of:=IF([chapter1.H232]=&quot;&quot;;&quot;&quot;;[chapter1.H232])" office:value-type="float" office:value="99" calcext:value-type="float">
            <text:p>99</text:p>
          </table:table-cell>
          <table:table-cell table:formula="of:=IF([chapter1.I232]=&quot;&quot;;&quot;&quot;;[chapter1.I2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33]);[.K$1:.L$6];2)" office:value-type="string" office:string-value="decrement" calcext:value-type="string">
            <text:p>decrement</text:p>
          </table:table-cell>
          <table:table-cell table:formula="of:=IF([chapter1.B233]=&quot;&quot;;&quot;&quot;;[chapter1.B233])" office:value-type="float" office:value="30" calcext:value-type="float">
            <text:p>30</text:p>
          </table:table-cell>
          <table:table-cell table:formula="of:=IF([chapter1.C233]=&quot;&quot;;&quot;&quot;;[chapter1.C233])" office:value-type="float" office:value="0" calcext:value-type="float">
            <text:p>0</text:p>
          </table:table-cell>
          <table:table-cell table:formula="of:=IF([chapter1.D233]=&quot;&quot;;&quot;&quot;;[chapter1.D233])" office:value-type="float" office:value="0" calcext:value-type="float">
            <text:p>0</text:p>
          </table:table-cell>
          <table:table-cell table:formula="of:=IF([chapter1.E233]=&quot;&quot;;&quot;&quot;;[chapter1.E233])" office:value-type="float" office:value="0" calcext:value-type="float">
            <text:p>0</text:p>
          </table:table-cell>
          <table:table-cell table:formula="of:=IF([chapter1.F233]=&quot;&quot;;&quot;&quot;;[chapter1.F233])" office:value-type="float" office:value="40" calcext:value-type="float">
            <text:p>40</text:p>
          </table:table-cell>
          <table:table-cell table:formula="of:=IF([chapter1.G233]=&quot;&quot;;&quot;&quot;;[chapter1.G233])" office:value-type="float" office:value="0" calcext:value-type="float">
            <text:p>0</text:p>
          </table:table-cell>
          <table:table-cell table:formula="of:=IF([chapter1.H233]=&quot;&quot;;&quot;&quot;;[chapter1.H233])" office:value-type="float" office:value="99" calcext:value-type="float">
            <text:p>99</text:p>
          </table:table-cell>
          <table:table-cell table:formula="of:=IF([chapter1.I233]=&quot;&quot;;&quot;&quot;;[chapter1.I2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34]);[.K$1:.L$6];2)" office:value-type="string" office:string-value="decrement" calcext:value-type="string">
            <text:p>decrement</text:p>
          </table:table-cell>
          <table:table-cell table:formula="of:=IF([chapter1.B234]=&quot;&quot;;&quot;&quot;;[chapter1.B234])" office:value-type="float" office:value="50" calcext:value-type="float">
            <text:p>50</text:p>
          </table:table-cell>
          <table:table-cell table:formula="of:=IF([chapter1.C234]=&quot;&quot;;&quot;&quot;;[chapter1.C234])" office:value-type="float" office:value="0" calcext:value-type="float">
            <text:p>0</text:p>
          </table:table-cell>
          <table:table-cell table:formula="of:=IF([chapter1.D234]=&quot;&quot;;&quot;&quot;;[chapter1.D234])" office:value-type="float" office:value="0" calcext:value-type="float">
            <text:p>0</text:p>
          </table:table-cell>
          <table:table-cell table:formula="of:=IF([chapter1.E234]=&quot;&quot;;&quot;&quot;;[chapter1.E234])" office:value-type="float" office:value="0" calcext:value-type="float">
            <text:p>0</text:p>
          </table:table-cell>
          <table:table-cell table:formula="of:=IF([chapter1.F234]=&quot;&quot;;&quot;&quot;;[chapter1.F234])" office:value-type="float" office:value="40" calcext:value-type="float">
            <text:p>40</text:p>
          </table:table-cell>
          <table:table-cell table:formula="of:=IF([chapter1.G234]=&quot;&quot;;&quot;&quot;;[chapter1.G234])" office:value-type="float" office:value="0" calcext:value-type="float">
            <text:p>0</text:p>
          </table:table-cell>
          <table:table-cell table:formula="of:=IF([chapter1.H234]=&quot;&quot;;&quot;&quot;;[chapter1.H234])" office:value-type="float" office:value="99" calcext:value-type="float">
            <text:p>99</text:p>
          </table:table-cell>
          <table:table-cell table:formula="of:=IF([chapter1.I234]=&quot;&quot;;&quot;&quot;;[chapter1.I2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35]);[.K$1:.L$6];2)" office:value-type="string" office:string-value="decrement" calcext:value-type="string">
            <text:p>decrement</text:p>
          </table:table-cell>
          <table:table-cell table:formula="of:=IF([chapter1.B235]=&quot;&quot;;&quot;&quot;;[chapter1.B235])" office:value-type="float" office:value="50" calcext:value-type="float">
            <text:p>50</text:p>
          </table:table-cell>
          <table:table-cell table:formula="of:=IF([chapter1.C235]=&quot;&quot;;&quot;&quot;;[chapter1.C235])" office:value-type="float" office:value="0" calcext:value-type="float">
            <text:p>0</text:p>
          </table:table-cell>
          <table:table-cell table:formula="of:=IF([chapter1.D235]=&quot;&quot;;&quot;&quot;;[chapter1.D235])" office:value-type="float" office:value="0" calcext:value-type="float">
            <text:p>0</text:p>
          </table:table-cell>
          <table:table-cell table:formula="of:=IF([chapter1.E235]=&quot;&quot;;&quot;&quot;;[chapter1.E235])" office:value-type="float" office:value="0" calcext:value-type="float">
            <text:p>0</text:p>
          </table:table-cell>
          <table:table-cell table:formula="of:=IF([chapter1.F235]=&quot;&quot;;&quot;&quot;;[chapter1.F235])" office:value-type="float" office:value="40" calcext:value-type="float">
            <text:p>40</text:p>
          </table:table-cell>
          <table:table-cell table:formula="of:=IF([chapter1.G235]=&quot;&quot;;&quot;&quot;;[chapter1.G235])" office:value-type="float" office:value="0" calcext:value-type="float">
            <text:p>0</text:p>
          </table:table-cell>
          <table:table-cell table:formula="of:=IF([chapter1.H235]=&quot;&quot;;&quot;&quot;;[chapter1.H235])" office:value-type="float" office:value="99" calcext:value-type="float">
            <text:p>99</text:p>
          </table:table-cell>
          <table:table-cell table:formula="of:=IF([chapter1.I235]=&quot;&quot;;&quot;&quot;;[chapter1.I2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36]);[.K$1:.L$6];2)" office:value-type="string" office:string-value="decrement" calcext:value-type="string">
            <text:p>decrement</text:p>
          </table:table-cell>
          <table:table-cell table:formula="of:=IF([chapter1.B236]=&quot;&quot;;&quot;&quot;;[chapter1.B236])" office:value-type="float" office:value="81" calcext:value-type="float">
            <text:p>81</text:p>
          </table:table-cell>
          <table:table-cell table:formula="of:=IF([chapter1.C236]=&quot;&quot;;&quot;&quot;;[chapter1.C236])" office:value-type="float" office:value="0" calcext:value-type="float">
            <text:p>0</text:p>
          </table:table-cell>
          <table:table-cell table:formula="of:=IF([chapter1.D236]=&quot;&quot;;&quot;&quot;;[chapter1.D236])" office:value-type="float" office:value="0" calcext:value-type="float">
            <text:p>0</text:p>
          </table:table-cell>
          <table:table-cell table:formula="of:=IF([chapter1.E236]=&quot;&quot;;&quot;&quot;;[chapter1.E236])" office:value-type="float" office:value="0" calcext:value-type="float">
            <text:p>0</text:p>
          </table:table-cell>
          <table:table-cell table:formula="of:=IF([chapter1.F236]=&quot;&quot;;&quot;&quot;;[chapter1.F236])" office:value-type="float" office:value="40" calcext:value-type="float">
            <text:p>40</text:p>
          </table:table-cell>
          <table:table-cell table:formula="of:=IF([chapter1.G236]=&quot;&quot;;&quot;&quot;;[chapter1.G236])" office:value-type="float" office:value="0" calcext:value-type="float">
            <text:p>0</text:p>
          </table:table-cell>
          <table:table-cell table:formula="of:=IF([chapter1.H236]=&quot;&quot;;&quot;&quot;;[chapter1.H236])" office:value-type="float" office:value="99" calcext:value-type="float">
            <text:p>99</text:p>
          </table:table-cell>
          <table:table-cell table:formula="of:=IF([chapter1.I236]=&quot;&quot;;&quot;&quot;;[chapter1.I2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37]);[.K$1:.L$6];2)" office:value-type="string" office:string-value="decrement" calcext:value-type="string">
            <text:p>decrement</text:p>
          </table:table-cell>
          <table:table-cell table:formula="of:=IF([chapter1.B237]=&quot;&quot;;&quot;&quot;;[chapter1.B237])" office:value-type="float" office:value="78" calcext:value-type="float">
            <text:p>78</text:p>
          </table:table-cell>
          <table:table-cell table:formula="of:=IF([chapter1.C237]=&quot;&quot;;&quot;&quot;;[chapter1.C237])" office:value-type="float" office:value="0" calcext:value-type="float">
            <text:p>0</text:p>
          </table:table-cell>
          <table:table-cell table:formula="of:=IF([chapter1.D237]=&quot;&quot;;&quot;&quot;;[chapter1.D237])" office:value-type="float" office:value="0" calcext:value-type="float">
            <text:p>0</text:p>
          </table:table-cell>
          <table:table-cell table:formula="of:=IF([chapter1.E237]=&quot;&quot;;&quot;&quot;;[chapter1.E237])" office:value-type="float" office:value="0" calcext:value-type="float">
            <text:p>0</text:p>
          </table:table-cell>
          <table:table-cell table:formula="of:=IF([chapter1.F237]=&quot;&quot;;&quot;&quot;;[chapter1.F237])" office:value-type="float" office:value="40" calcext:value-type="float">
            <text:p>40</text:p>
          </table:table-cell>
          <table:table-cell table:formula="of:=IF([chapter1.G237]=&quot;&quot;;&quot;&quot;;[chapter1.G237])" office:value-type="float" office:value="0" calcext:value-type="float">
            <text:p>0</text:p>
          </table:table-cell>
          <table:table-cell table:formula="of:=IF([chapter1.H237]=&quot;&quot;;&quot;&quot;;[chapter1.H237])" office:value-type="float" office:value="99" calcext:value-type="float">
            <text:p>99</text:p>
          </table:table-cell>
          <table:table-cell table:formula="of:=IF([chapter1.I237]=&quot;&quot;;&quot;&quot;;[chapter1.I2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38]);[.K$1:.L$6];2)" office:value-type="float" office:value="0" calcext:value-type="float">
            <text:p/>
          </table:table-cell>
          <table:table-cell table:formula="of:=IF([chapter1.B238]=&quot;&quot;;&quot;&quot;;[chapter1.B238])" office:value-type="float" office:value="0" calcext:value-type="float">
            <text:p>0</text:p>
          </table:table-cell>
          <table:table-cell table:formula="of:=IF([chapter1.C238]=&quot;&quot;;&quot;&quot;;[chapter1.C238])" office:value-type="float" office:value="0" calcext:value-type="float">
            <text:p>0</text:p>
          </table:table-cell>
          <table:table-cell table:formula="of:=IF([chapter1.D238]=&quot;&quot;;&quot;&quot;;[chapter1.D238])" office:value-type="float" office:value="0" calcext:value-type="float">
            <text:p>0</text:p>
          </table:table-cell>
          <table:table-cell table:formula="of:=IF([chapter1.E238]=&quot;&quot;;&quot;&quot;;[chapter1.E238])" office:value-type="float" office:value="0" calcext:value-type="float">
            <text:p>0</text:p>
          </table:table-cell>
          <table:table-cell table:formula="of:=IF([chapter1.F238]=&quot;&quot;;&quot;&quot;;[chapter1.F238])" office:value-type="float" office:value="0" calcext:value-type="float">
            <text:p>0</text:p>
          </table:table-cell>
          <table:table-cell table:formula="of:=IF([chapter1.G238]=&quot;&quot;;&quot;&quot;;[chapter1.G238])" office:value-type="float" office:value="0" calcext:value-type="float">
            <text:p>0</text:p>
          </table:table-cell>
          <table:table-cell table:formula="of:=IF([chapter1.H238]=&quot;&quot;;&quot;&quot;;[chapter1.H238])" office:value-type="float" office:value="0" calcext:value-type="float">
            <text:p>0</text:p>
          </table:table-cell>
          <table:table-cell table:formula="of:=IF([chapter1.I238]=&quot;&quot;;&quot;&quot;;[chapter1.I2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39]);[.K$1:.L$6];2)" office:value-type="float" office:value="0" calcext:value-type="float">
            <text:p/>
          </table:table-cell>
          <table:table-cell table:formula="of:=IF([chapter1.B239]=&quot;&quot;;&quot;&quot;;[chapter1.B239])" office:value-type="float" office:value="0" calcext:value-type="float">
            <text:p>0</text:p>
          </table:table-cell>
          <table:table-cell table:formula="of:=IF([chapter1.C239]=&quot;&quot;;&quot;&quot;;[chapter1.C239])" office:value-type="float" office:value="0" calcext:value-type="float">
            <text:p>0</text:p>
          </table:table-cell>
          <table:table-cell table:formula="of:=IF([chapter1.D239]=&quot;&quot;;&quot;&quot;;[chapter1.D239])" office:value-type="float" office:value="0" calcext:value-type="float">
            <text:p>0</text:p>
          </table:table-cell>
          <table:table-cell table:formula="of:=IF([chapter1.E239]=&quot;&quot;;&quot;&quot;;[chapter1.E239])" office:value-type="float" office:value="0" calcext:value-type="float">
            <text:p>0</text:p>
          </table:table-cell>
          <table:table-cell table:formula="of:=IF([chapter1.F239]=&quot;&quot;;&quot;&quot;;[chapter1.F239])" office:value-type="float" office:value="0" calcext:value-type="float">
            <text:p>0</text:p>
          </table:table-cell>
          <table:table-cell table:formula="of:=IF([chapter1.G239]=&quot;&quot;;&quot;&quot;;[chapter1.G239])" office:value-type="float" office:value="0" calcext:value-type="float">
            <text:p>0</text:p>
          </table:table-cell>
          <table:table-cell table:formula="of:=IF([chapter1.H239]=&quot;&quot;;&quot;&quot;;[chapter1.H239])" office:value-type="float" office:value="0" calcext:value-type="float">
            <text:p>0</text:p>
          </table:table-cell>
          <table:table-cell table:formula="of:=IF([chapter1.I239]=&quot;&quot;;&quot;&quot;;[chapter1.I239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VLOOKUP(VALUE([$chapter1.A240]);[.K$1:.L$6];2)" office:value-type="string" office:string-value="negate" calcext:value-type="string">
            <text:p>negate</text:p>
          </table:table-cell>
          <table:table-cell table:formula="of:=IF([chapter1.B240]=&quot;&quot;;&quot;&quot;;[chapter1.B240])" office:value-type="float" office:value="28" calcext:value-type="float">
            <text:p>28</text:p>
          </table:table-cell>
          <table:table-cell table:formula="of:=IF([chapter1.C240]=&quot;&quot;;&quot;&quot;;[chapter1.C240])" office:value-type="float" office:value="0" calcext:value-type="float">
            <text:p>0</text:p>
          </table:table-cell>
          <table:table-cell table:formula="of:=IF([chapter1.D240]=&quot;&quot;;&quot;&quot;;[chapter1.D240])" office:value-type="float" office:value="0" calcext:value-type="float">
            <text:p>0</text:p>
          </table:table-cell>
          <table:table-cell table:formula="of:=IF([chapter1.E240]=&quot;&quot;;&quot;&quot;;[chapter1.E240])" office:value-type="float" office:value="0" calcext:value-type="float">
            <text:p>0</text:p>
          </table:table-cell>
          <table:table-cell table:formula="of:=IF([chapter1.F240]=&quot;&quot;;&quot;&quot;;[chapter1.F240])" office:value-type="float" office:value="8" calcext:value-type="float">
            <text:p>8</text:p>
          </table:table-cell>
          <table:table-cell table:formula="of:=IF([chapter1.G240]=&quot;&quot;;&quot;&quot;;[chapter1.G240])" office:value-type="float" office:value="-99" calcext:value-type="float">
            <text:p>-99</text:p>
          </table:table-cell>
          <table:table-cell table:formula="of:=IF([chapter1.H240]=&quot;&quot;;&quot;&quot;;[chapter1.H240])" office:value-type="float" office:value="99" calcext:value-type="float">
            <text:p>99</text:p>
          </table:table-cell>
          <table:table-cell table:formula="of:=IF([chapter1.I240]=&quot;&quot;;&quot;&quot;;[chapter1.I2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41]);[.K$1:.L$6];2)" office:value-type="string" office:string-value="negate" calcext:value-type="string">
            <text:p>negate</text:p>
          </table:table-cell>
          <table:table-cell table:formula="of:=IF([chapter1.B241]=&quot;&quot;;&quot;&quot;;[chapter1.B241])" office:value-type="float" office:value="-24" calcext:value-type="float">
            <text:p>-24</text:p>
          </table:table-cell>
          <table:table-cell table:formula="of:=IF([chapter1.C241]=&quot;&quot;;&quot;&quot;;[chapter1.C241])" office:value-type="float" office:value="0" calcext:value-type="float">
            <text:p>0</text:p>
          </table:table-cell>
          <table:table-cell table:formula="of:=IF([chapter1.D241]=&quot;&quot;;&quot;&quot;;[chapter1.D241])" office:value-type="float" office:value="0" calcext:value-type="float">
            <text:p>0</text:p>
          </table:table-cell>
          <table:table-cell table:formula="of:=IF([chapter1.E241]=&quot;&quot;;&quot;&quot;;[chapter1.E241])" office:value-type="float" office:value="0" calcext:value-type="float">
            <text:p>0</text:p>
          </table:table-cell>
          <table:table-cell table:formula="of:=IF([chapter1.F241]=&quot;&quot;;&quot;&quot;;[chapter1.F241])" office:value-type="float" office:value="8" calcext:value-type="float">
            <text:p>8</text:p>
          </table:table-cell>
          <table:table-cell table:formula="of:=IF([chapter1.G241]=&quot;&quot;;&quot;&quot;;[chapter1.G241])" office:value-type="float" office:value="-99" calcext:value-type="float">
            <text:p>-99</text:p>
          </table:table-cell>
          <table:table-cell table:formula="of:=IF([chapter1.H241]=&quot;&quot;;&quot;&quot;;[chapter1.H241])" office:value-type="float" office:value="99" calcext:value-type="float">
            <text:p>99</text:p>
          </table:table-cell>
          <table:table-cell table:formula="of:=IF([chapter1.I241]=&quot;&quot;;&quot;&quot;;[chapter1.I2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42]);[.K$1:.L$6];2)" office:value-type="string" office:string-value="negate" calcext:value-type="string">
            <text:p>negate</text:p>
          </table:table-cell>
          <table:table-cell table:formula="of:=IF([chapter1.B242]=&quot;&quot;;&quot;&quot;;[chapter1.B242])" office:value-type="float" office:value="62" calcext:value-type="float">
            <text:p>62</text:p>
          </table:table-cell>
          <table:table-cell table:formula="of:=IF([chapter1.C242]=&quot;&quot;;&quot;&quot;;[chapter1.C242])" office:value-type="float" office:value="0" calcext:value-type="float">
            <text:p>0</text:p>
          </table:table-cell>
          <table:table-cell table:formula="of:=IF([chapter1.D242]=&quot;&quot;;&quot;&quot;;[chapter1.D242])" office:value-type="float" office:value="0" calcext:value-type="float">
            <text:p>0</text:p>
          </table:table-cell>
          <table:table-cell table:formula="of:=IF([chapter1.E242]=&quot;&quot;;&quot;&quot;;[chapter1.E242])" office:value-type="float" office:value="0" calcext:value-type="float">
            <text:p>0</text:p>
          </table:table-cell>
          <table:table-cell table:formula="of:=IF([chapter1.F242]=&quot;&quot;;&quot;&quot;;[chapter1.F242])" office:value-type="float" office:value="8" calcext:value-type="float">
            <text:p>8</text:p>
          </table:table-cell>
          <table:table-cell table:formula="of:=IF([chapter1.G242]=&quot;&quot;;&quot;&quot;;[chapter1.G242])" office:value-type="float" office:value="-99" calcext:value-type="float">
            <text:p>-99</text:p>
          </table:table-cell>
          <table:table-cell table:formula="of:=IF([chapter1.H242]=&quot;&quot;;&quot;&quot;;[chapter1.H242])" office:value-type="float" office:value="99" calcext:value-type="float">
            <text:p>99</text:p>
          </table:table-cell>
          <table:table-cell table:formula="of:=IF([chapter1.I242]=&quot;&quot;;&quot;&quot;;[chapter1.I2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43]);[.K$1:.L$6];2)" office:value-type="string" office:string-value="negate" calcext:value-type="string">
            <text:p>negate</text:p>
          </table:table-cell>
          <table:table-cell table:formula="of:=IF([chapter1.B243]=&quot;&quot;;&quot;&quot;;[chapter1.B243])" office:value-type="float" office:value="6" calcext:value-type="float">
            <text:p>6</text:p>
          </table:table-cell>
          <table:table-cell table:formula="of:=IF([chapter1.C243]=&quot;&quot;;&quot;&quot;;[chapter1.C243])" office:value-type="float" office:value="0" calcext:value-type="float">
            <text:p>0</text:p>
          </table:table-cell>
          <table:table-cell table:formula="of:=IF([chapter1.D243]=&quot;&quot;;&quot;&quot;;[chapter1.D243])" office:value-type="float" office:value="0" calcext:value-type="float">
            <text:p>0</text:p>
          </table:table-cell>
          <table:table-cell table:formula="of:=IF([chapter1.E243]=&quot;&quot;;&quot;&quot;;[chapter1.E243])" office:value-type="float" office:value="0" calcext:value-type="float">
            <text:p>0</text:p>
          </table:table-cell>
          <table:table-cell table:formula="of:=IF([chapter1.F243]=&quot;&quot;;&quot;&quot;;[chapter1.F243])" office:value-type="float" office:value="8" calcext:value-type="float">
            <text:p>8</text:p>
          </table:table-cell>
          <table:table-cell table:formula="of:=IF([chapter1.G243]=&quot;&quot;;&quot;&quot;;[chapter1.G243])" office:value-type="float" office:value="-99" calcext:value-type="float">
            <text:p>-99</text:p>
          </table:table-cell>
          <table:table-cell table:formula="of:=IF([chapter1.H243]=&quot;&quot;;&quot;&quot;;[chapter1.H243])" office:value-type="float" office:value="99" calcext:value-type="float">
            <text:p>99</text:p>
          </table:table-cell>
          <table:table-cell table:formula="of:=IF([chapter1.I243]=&quot;&quot;;&quot;&quot;;[chapter1.I2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44]);[.K$1:.L$6];2)" office:value-type="string" office:string-value="negate" calcext:value-type="string">
            <text:p>negate</text:p>
          </table:table-cell>
          <table:table-cell table:formula="of:=IF([chapter1.B244]=&quot;&quot;;&quot;&quot;;[chapter1.B244])" office:value-type="float" office:value="-29" calcext:value-type="float">
            <text:p>-29</text:p>
          </table:table-cell>
          <table:table-cell table:formula="of:=IF([chapter1.C244]=&quot;&quot;;&quot;&quot;;[chapter1.C244])" office:value-type="float" office:value="0" calcext:value-type="float">
            <text:p>0</text:p>
          </table:table-cell>
          <table:table-cell table:formula="of:=IF([chapter1.D244]=&quot;&quot;;&quot;&quot;;[chapter1.D244])" office:value-type="float" office:value="0" calcext:value-type="float">
            <text:p>0</text:p>
          </table:table-cell>
          <table:table-cell table:formula="of:=IF([chapter1.E244]=&quot;&quot;;&quot;&quot;;[chapter1.E244])" office:value-type="float" office:value="0" calcext:value-type="float">
            <text:p>0</text:p>
          </table:table-cell>
          <table:table-cell table:formula="of:=IF([chapter1.F244]=&quot;&quot;;&quot;&quot;;[chapter1.F244])" office:value-type="float" office:value="8" calcext:value-type="float">
            <text:p>8</text:p>
          </table:table-cell>
          <table:table-cell table:formula="of:=IF([chapter1.G244]=&quot;&quot;;&quot;&quot;;[chapter1.G244])" office:value-type="float" office:value="-99" calcext:value-type="float">
            <text:p>-99</text:p>
          </table:table-cell>
          <table:table-cell table:formula="of:=IF([chapter1.H244]=&quot;&quot;;&quot;&quot;;[chapter1.H244])" office:value-type="float" office:value="99" calcext:value-type="float">
            <text:p>99</text:p>
          </table:table-cell>
          <table:table-cell table:formula="of:=IF([chapter1.I244]=&quot;&quot;;&quot;&quot;;[chapter1.I2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45]);[.K$1:.L$6];2)" office:value-type="string" office:string-value="negate" calcext:value-type="string">
            <text:p>negate</text:p>
          </table:table-cell>
          <table:table-cell table:formula="of:=IF([chapter1.B245]=&quot;&quot;;&quot;&quot;;[chapter1.B245])" office:value-type="float" office:value="87" calcext:value-type="float">
            <text:p>87</text:p>
          </table:table-cell>
          <table:table-cell table:formula="of:=IF([chapter1.C245]=&quot;&quot;;&quot;&quot;;[chapter1.C245])" office:value-type="float" office:value="0" calcext:value-type="float">
            <text:p>0</text:p>
          </table:table-cell>
          <table:table-cell table:formula="of:=IF([chapter1.D245]=&quot;&quot;;&quot;&quot;;[chapter1.D245])" office:value-type="float" office:value="0" calcext:value-type="float">
            <text:p>0</text:p>
          </table:table-cell>
          <table:table-cell table:formula="of:=IF([chapter1.E245]=&quot;&quot;;&quot;&quot;;[chapter1.E245])" office:value-type="float" office:value="0" calcext:value-type="float">
            <text:p>0</text:p>
          </table:table-cell>
          <table:table-cell table:formula="of:=IF([chapter1.F245]=&quot;&quot;;&quot;&quot;;[chapter1.F245])" office:value-type="float" office:value="8" calcext:value-type="float">
            <text:p>8</text:p>
          </table:table-cell>
          <table:table-cell table:formula="of:=IF([chapter1.G245]=&quot;&quot;;&quot;&quot;;[chapter1.G245])" office:value-type="float" office:value="-99" calcext:value-type="float">
            <text:p>-99</text:p>
          </table:table-cell>
          <table:table-cell table:formula="of:=IF([chapter1.H245]=&quot;&quot;;&quot;&quot;;[chapter1.H245])" office:value-type="float" office:value="99" calcext:value-type="float">
            <text:p>99</text:p>
          </table:table-cell>
          <table:table-cell table:formula="of:=IF([chapter1.I245]=&quot;&quot;;&quot;&quot;;[chapter1.I2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46]);[.K$1:.L$6];2)" office:value-type="string" office:string-value="negate" calcext:value-type="string">
            <text:p>negate</text:p>
          </table:table-cell>
          <table:table-cell table:formula="of:=IF([chapter1.B246]=&quot;&quot;;&quot;&quot;;[chapter1.B246])" office:value-type="float" office:value="74" calcext:value-type="float">
            <text:p>74</text:p>
          </table:table-cell>
          <table:table-cell table:formula="of:=IF([chapter1.C246]=&quot;&quot;;&quot;&quot;;[chapter1.C246])" office:value-type="float" office:value="0" calcext:value-type="float">
            <text:p>0</text:p>
          </table:table-cell>
          <table:table-cell table:formula="of:=IF([chapter1.D246]=&quot;&quot;;&quot;&quot;;[chapter1.D246])" office:value-type="float" office:value="0" calcext:value-type="float">
            <text:p>0</text:p>
          </table:table-cell>
          <table:table-cell table:formula="of:=IF([chapter1.E246]=&quot;&quot;;&quot;&quot;;[chapter1.E246])" office:value-type="float" office:value="0" calcext:value-type="float">
            <text:p>0</text:p>
          </table:table-cell>
          <table:table-cell table:formula="of:=IF([chapter1.F246]=&quot;&quot;;&quot;&quot;;[chapter1.F246])" office:value-type="float" office:value="8" calcext:value-type="float">
            <text:p>8</text:p>
          </table:table-cell>
          <table:table-cell table:formula="of:=IF([chapter1.G246]=&quot;&quot;;&quot;&quot;;[chapter1.G246])" office:value-type="float" office:value="-99" calcext:value-type="float">
            <text:p>-99</text:p>
          </table:table-cell>
          <table:table-cell table:formula="of:=IF([chapter1.H246]=&quot;&quot;;&quot;&quot;;[chapter1.H246])" office:value-type="float" office:value="99" calcext:value-type="float">
            <text:p>99</text:p>
          </table:table-cell>
          <table:table-cell table:formula="of:=IF([chapter1.I246]=&quot;&quot;;&quot;&quot;;[chapter1.I2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47]);[.K$1:.L$6];2)" office:value-type="string" office:string-value="negate" calcext:value-type="string">
            <text:p>negate</text:p>
          </table:table-cell>
          <table:table-cell table:formula="of:=IF([chapter1.B247]=&quot;&quot;;&quot;&quot;;[chapter1.B247])" office:value-type="float" office:value="9" calcext:value-type="float">
            <text:p>9</text:p>
          </table:table-cell>
          <table:table-cell table:formula="of:=IF([chapter1.C247]=&quot;&quot;;&quot;&quot;;[chapter1.C247])" office:value-type="float" office:value="0" calcext:value-type="float">
            <text:p>0</text:p>
          </table:table-cell>
          <table:table-cell table:formula="of:=IF([chapter1.D247]=&quot;&quot;;&quot;&quot;;[chapter1.D247])" office:value-type="float" office:value="0" calcext:value-type="float">
            <text:p>0</text:p>
          </table:table-cell>
          <table:table-cell table:formula="of:=IF([chapter1.E247]=&quot;&quot;;&quot;&quot;;[chapter1.E247])" office:value-type="float" office:value="0" calcext:value-type="float">
            <text:p>0</text:p>
          </table:table-cell>
          <table:table-cell table:formula="of:=IF([chapter1.F247]=&quot;&quot;;&quot;&quot;;[chapter1.F247])" office:value-type="float" office:value="8" calcext:value-type="float">
            <text:p>8</text:p>
          </table:table-cell>
          <table:table-cell table:formula="of:=IF([chapter1.G247]=&quot;&quot;;&quot;&quot;;[chapter1.G247])" office:value-type="float" office:value="-99" calcext:value-type="float">
            <text:p>-99</text:p>
          </table:table-cell>
          <table:table-cell table:formula="of:=IF([chapter1.H247]=&quot;&quot;;&quot;&quot;;[chapter1.H247])" office:value-type="float" office:value="99" calcext:value-type="float">
            <text:p>99</text:p>
          </table:table-cell>
          <table:table-cell table:formula="of:=IF([chapter1.I247]=&quot;&quot;;&quot;&quot;;[chapter1.I2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48]);[.K$1:.L$6];2)" office:value-type="float" office:value="0" calcext:value-type="float">
            <text:p/>
          </table:table-cell>
          <table:table-cell table:formula="of:=IF([chapter1.B248]=&quot;&quot;;&quot;&quot;;[chapter1.B248])" office:value-type="float" office:value="0" calcext:value-type="float">
            <text:p>0</text:p>
          </table:table-cell>
          <table:table-cell table:formula="of:=IF([chapter1.C248]=&quot;&quot;;&quot;&quot;;[chapter1.C248])" office:value-type="float" office:value="0" calcext:value-type="float">
            <text:p>0</text:p>
          </table:table-cell>
          <table:table-cell table:formula="of:=IF([chapter1.D248]=&quot;&quot;;&quot;&quot;;[chapter1.D248])" office:value-type="float" office:value="0" calcext:value-type="float">
            <text:p>0</text:p>
          </table:table-cell>
          <table:table-cell table:formula="of:=IF([chapter1.E248]=&quot;&quot;;&quot;&quot;;[chapter1.E248])" office:value-type="float" office:value="0" calcext:value-type="float">
            <text:p>0</text:p>
          </table:table-cell>
          <table:table-cell table:formula="of:=IF([chapter1.F248]=&quot;&quot;;&quot;&quot;;[chapter1.F248])" office:value-type="float" office:value="0" calcext:value-type="float">
            <text:p>0</text:p>
          </table:table-cell>
          <table:table-cell table:formula="of:=IF([chapter1.G248]=&quot;&quot;;&quot;&quot;;[chapter1.G248])" office:value-type="float" office:value="0" calcext:value-type="float">
            <text:p>0</text:p>
          </table:table-cell>
          <table:table-cell table:formula="of:=IF([chapter1.H248]=&quot;&quot;;&quot;&quot;;[chapter1.H248])" office:value-type="float" office:value="0" calcext:value-type="float">
            <text:p>0</text:p>
          </table:table-cell>
          <table:table-cell table:formula="of:=IF([chapter1.I248]=&quot;&quot;;&quot;&quot;;[chapter1.I2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49]);[.K$1:.L$6];2)" office:value-type="string" office:string-value="add" calcext:value-type="string">
            <text:p>add</text:p>
          </table:table-cell>
          <table:table-cell table:formula="of:=IF([chapter1.B249]=&quot;&quot;;&quot;&quot;;[chapter1.B249])" office:value-type="float" office:value="12" calcext:value-type="float">
            <text:p>12</text:p>
          </table:table-cell>
          <table:table-cell table:formula="of:=IF([chapter1.C249]=&quot;&quot;;&quot;&quot;;[chapter1.C249])" office:value-type="float" office:value="0" calcext:value-type="float">
            <text:p>0</text:p>
          </table:table-cell>
          <table:table-cell table:formula="of:=IF([chapter1.D249]=&quot;&quot;;&quot;&quot;;[chapter1.D249])" office:value-type="float" office:value="27" calcext:value-type="float">
            <text:p>27</text:p>
          </table:table-cell>
          <table:table-cell table:formula="of:=IF([chapter1.E249]=&quot;&quot;;&quot;&quot;;[chapter1.E249])" office:value-type="float" office:value="0" calcext:value-type="float">
            <text:p>0</text:p>
          </table:table-cell>
          <table:table-cell table:formula="of:=IF([chapter1.F249]=&quot;&quot;;&quot;&quot;;[chapter1.F249])" office:value-type="float" office:value="20" calcext:value-type="float">
            <text:p>20</text:p>
          </table:table-cell>
          <table:table-cell table:formula="of:=IF([chapter1.G249]=&quot;&quot;;&quot;&quot;;[chapter1.G249])" office:value-type="float" office:value="-99" calcext:value-type="float">
            <text:p>-99</text:p>
          </table:table-cell>
          <table:table-cell table:formula="of:=IF([chapter1.H249]=&quot;&quot;;&quot;&quot;;[chapter1.H249])" office:value-type="float" office:value="99" calcext:value-type="float">
            <text:p>99</text:p>
          </table:table-cell>
          <table:table-cell table:formula="of:=IF([chapter1.I249]=&quot;&quot;;&quot;&quot;;[chapter1.I2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50]);[.K$1:.L$6];2)" office:value-type="string" office:string-value="add" calcext:value-type="string">
            <text:p>add</text:p>
          </table:table-cell>
          <table:table-cell table:formula="of:=IF([chapter1.B250]=&quot;&quot;;&quot;&quot;;[chapter1.B250])" office:value-type="float" office:value="8" calcext:value-type="float">
            <text:p>8</text:p>
          </table:table-cell>
          <table:table-cell table:formula="of:=IF([chapter1.C250]=&quot;&quot;;&quot;&quot;;[chapter1.C250])" office:value-type="float" office:value="0" calcext:value-type="float">
            <text:p>0</text:p>
          </table:table-cell>
          <table:table-cell table:formula="of:=IF([chapter1.D250]=&quot;&quot;;&quot;&quot;;[chapter1.D250])" office:value-type="float" office:value="-2" calcext:value-type="float">
            <text:p>-2</text:p>
          </table:table-cell>
          <table:table-cell table:formula="of:=IF([chapter1.E250]=&quot;&quot;;&quot;&quot;;[chapter1.E250])" office:value-type="float" office:value="0" calcext:value-type="float">
            <text:p>0</text:p>
          </table:table-cell>
          <table:table-cell table:formula="of:=IF([chapter1.F250]=&quot;&quot;;&quot;&quot;;[chapter1.F250])" office:value-type="float" office:value="20" calcext:value-type="float">
            <text:p>20</text:p>
          </table:table-cell>
          <table:table-cell table:formula="of:=IF([chapter1.G250]=&quot;&quot;;&quot;&quot;;[chapter1.G250])" office:value-type="float" office:value="-99" calcext:value-type="float">
            <text:p>-99</text:p>
          </table:table-cell>
          <table:table-cell table:formula="of:=IF([chapter1.H250]=&quot;&quot;;&quot;&quot;;[chapter1.H250])" office:value-type="float" office:value="99" calcext:value-type="float">
            <text:p>99</text:p>
          </table:table-cell>
          <table:table-cell table:formula="of:=IF([chapter1.I250]=&quot;&quot;;&quot;&quot;;[chapter1.I2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51]);[.K$1:.L$6];2)" office:value-type="string" office:string-value="add" calcext:value-type="string">
            <text:p>add</text:p>
          </table:table-cell>
          <table:table-cell table:formula="of:=IF([chapter1.B251]=&quot;&quot;;&quot;&quot;;[chapter1.B251])" office:value-type="float" office:value="-28" calcext:value-type="float">
            <text:p>-28</text:p>
          </table:table-cell>
          <table:table-cell table:formula="of:=IF([chapter1.C251]=&quot;&quot;;&quot;&quot;;[chapter1.C251])" office:value-type="float" office:value="0" calcext:value-type="float">
            <text:p>0</text:p>
          </table:table-cell>
          <table:table-cell table:formula="of:=IF([chapter1.D251]=&quot;&quot;;&quot;&quot;;[chapter1.D251])" office:value-type="float" office:value="3" calcext:value-type="float">
            <text:p>3</text:p>
          </table:table-cell>
          <table:table-cell table:formula="of:=IF([chapter1.E251]=&quot;&quot;;&quot;&quot;;[chapter1.E251])" office:value-type="float" office:value="0" calcext:value-type="float">
            <text:p>0</text:p>
          </table:table-cell>
          <table:table-cell table:formula="of:=IF([chapter1.F251]=&quot;&quot;;&quot;&quot;;[chapter1.F251])" office:value-type="float" office:value="20" calcext:value-type="float">
            <text:p>20</text:p>
          </table:table-cell>
          <table:table-cell table:formula="of:=IF([chapter1.G251]=&quot;&quot;;&quot;&quot;;[chapter1.G251])" office:value-type="float" office:value="-99" calcext:value-type="float">
            <text:p>-99</text:p>
          </table:table-cell>
          <table:table-cell table:formula="of:=IF([chapter1.H251]=&quot;&quot;;&quot;&quot;;[chapter1.H251])" office:value-type="float" office:value="99" calcext:value-type="float">
            <text:p>99</text:p>
          </table:table-cell>
          <table:table-cell table:formula="of:=IF([chapter1.I251]=&quot;&quot;;&quot;&quot;;[chapter1.I2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52]);[.K$1:.L$6];2)" office:value-type="string" office:string-value="add" calcext:value-type="string">
            <text:p>add</text:p>
          </table:table-cell>
          <table:table-cell table:formula="of:=IF([chapter1.B252]=&quot;&quot;;&quot;&quot;;[chapter1.B252])" office:value-type="float" office:value="-19" calcext:value-type="float">
            <text:p>-19</text:p>
          </table:table-cell>
          <table:table-cell table:formula="of:=IF([chapter1.C252]=&quot;&quot;;&quot;&quot;;[chapter1.C252])" office:value-type="float" office:value="0" calcext:value-type="float">
            <text:p>0</text:p>
          </table:table-cell>
          <table:table-cell table:formula="of:=IF([chapter1.D252]=&quot;&quot;;&quot;&quot;;[chapter1.D252])" office:value-type="float" office:value="-47" calcext:value-type="float">
            <text:p>-47</text:p>
          </table:table-cell>
          <table:table-cell table:formula="of:=IF([chapter1.E252]=&quot;&quot;;&quot;&quot;;[chapter1.E252])" office:value-type="float" office:value="0" calcext:value-type="float">
            <text:p>0</text:p>
          </table:table-cell>
          <table:table-cell table:formula="of:=IF([chapter1.F252]=&quot;&quot;;&quot;&quot;;[chapter1.F252])" office:value-type="float" office:value="20" calcext:value-type="float">
            <text:p>20</text:p>
          </table:table-cell>
          <table:table-cell table:formula="of:=IF([chapter1.G252]=&quot;&quot;;&quot;&quot;;[chapter1.G252])" office:value-type="float" office:value="-99" calcext:value-type="float">
            <text:p>-99</text:p>
          </table:table-cell>
          <table:table-cell table:formula="of:=IF([chapter1.H252]=&quot;&quot;;&quot;&quot;;[chapter1.H252])" office:value-type="float" office:value="99" calcext:value-type="float">
            <text:p>99</text:p>
          </table:table-cell>
          <table:table-cell table:formula="of:=IF([chapter1.I252]=&quot;&quot;;&quot;&quot;;[chapter1.I2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53]);[.K$1:.L$6];2)" office:value-type="string" office:string-value="add" calcext:value-type="string">
            <text:p>add</text:p>
          </table:table-cell>
          <table:table-cell table:formula="of:=IF([chapter1.B253]=&quot;&quot;;&quot;&quot;;[chapter1.B253])" office:value-type="float" office:value="-2" calcext:value-type="float">
            <text:p>-2</text:p>
          </table:table-cell>
          <table:table-cell table:formula="of:=IF([chapter1.C253]=&quot;&quot;;&quot;&quot;;[chapter1.C253])" office:value-type="float" office:value="0" calcext:value-type="float">
            <text:p>0</text:p>
          </table:table-cell>
          <table:table-cell table:formula="of:=IF([chapter1.D253]=&quot;&quot;;&quot;&quot;;[chapter1.D253])" office:value-type="float" office:value="39" calcext:value-type="float">
            <text:p>39</text:p>
          </table:table-cell>
          <table:table-cell table:formula="of:=IF([chapter1.E253]=&quot;&quot;;&quot;&quot;;[chapter1.E253])" office:value-type="float" office:value="0" calcext:value-type="float">
            <text:p>0</text:p>
          </table:table-cell>
          <table:table-cell table:formula="of:=IF([chapter1.F253]=&quot;&quot;;&quot;&quot;;[chapter1.F253])" office:value-type="float" office:value="20" calcext:value-type="float">
            <text:p>20</text:p>
          </table:table-cell>
          <table:table-cell table:formula="of:=IF([chapter1.G253]=&quot;&quot;;&quot;&quot;;[chapter1.G253])" office:value-type="float" office:value="-99" calcext:value-type="float">
            <text:p>-99</text:p>
          </table:table-cell>
          <table:table-cell table:formula="of:=IF([chapter1.H253]=&quot;&quot;;&quot;&quot;;[chapter1.H253])" office:value-type="float" office:value="99" calcext:value-type="float">
            <text:p>99</text:p>
          </table:table-cell>
          <table:table-cell table:formula="of:=IF([chapter1.I253]=&quot;&quot;;&quot;&quot;;[chapter1.I2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54]);[.K$1:.L$6];2)" office:value-type="string" office:string-value="add" calcext:value-type="string">
            <text:p>add</text:p>
          </table:table-cell>
          <table:table-cell table:formula="of:=IF([chapter1.B254]=&quot;&quot;;&quot;&quot;;[chapter1.B254])" office:value-type="float" office:value="-26" calcext:value-type="float">
            <text:p>-26</text:p>
          </table:table-cell>
          <table:table-cell table:formula="of:=IF([chapter1.C254]=&quot;&quot;;&quot;&quot;;[chapter1.C254])" office:value-type="float" office:value="0" calcext:value-type="float">
            <text:p>0</text:p>
          </table:table-cell>
          <table:table-cell table:formula="of:=IF([chapter1.D254]=&quot;&quot;;&quot;&quot;;[chapter1.D254])" office:value-type="float" office:value="-30" calcext:value-type="float">
            <text:p>-30</text:p>
          </table:table-cell>
          <table:table-cell table:formula="of:=IF([chapter1.E254]=&quot;&quot;;&quot;&quot;;[chapter1.E254])" office:value-type="float" office:value="0" calcext:value-type="float">
            <text:p>0</text:p>
          </table:table-cell>
          <table:table-cell table:formula="of:=IF([chapter1.F254]=&quot;&quot;;&quot;&quot;;[chapter1.F254])" office:value-type="float" office:value="20" calcext:value-type="float">
            <text:p>20</text:p>
          </table:table-cell>
          <table:table-cell table:formula="of:=IF([chapter1.G254]=&quot;&quot;;&quot;&quot;;[chapter1.G254])" office:value-type="float" office:value="-99" calcext:value-type="float">
            <text:p>-99</text:p>
          </table:table-cell>
          <table:table-cell table:formula="of:=IF([chapter1.H254]=&quot;&quot;;&quot;&quot;;[chapter1.H254])" office:value-type="float" office:value="99" calcext:value-type="float">
            <text:p>99</text:p>
          </table:table-cell>
          <table:table-cell table:formula="of:=IF([chapter1.I254]=&quot;&quot;;&quot;&quot;;[chapter1.I2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55]);[.K$1:.L$6];2)" office:value-type="string" office:string-value="add" calcext:value-type="string">
            <text:p>add</text:p>
          </table:table-cell>
          <table:table-cell table:formula="of:=IF([chapter1.B255]=&quot;&quot;;&quot;&quot;;[chapter1.B255])" office:value-type="float" office:value="34" calcext:value-type="float">
            <text:p>34</text:p>
          </table:table-cell>
          <table:table-cell table:formula="of:=IF([chapter1.C255]=&quot;&quot;;&quot;&quot;;[chapter1.C255])" office:value-type="float" office:value="0" calcext:value-type="float">
            <text:p>0</text:p>
          </table:table-cell>
          <table:table-cell table:formula="of:=IF([chapter1.D255]=&quot;&quot;;&quot;&quot;;[chapter1.D255])" office:value-type="float" office:value="38" calcext:value-type="float">
            <text:p>38</text:p>
          </table:table-cell>
          <table:table-cell table:formula="of:=IF([chapter1.E255]=&quot;&quot;;&quot;&quot;;[chapter1.E255])" office:value-type="float" office:value="0" calcext:value-type="float">
            <text:p>0</text:p>
          </table:table-cell>
          <table:table-cell table:formula="of:=IF([chapter1.F255]=&quot;&quot;;&quot;&quot;;[chapter1.F255])" office:value-type="float" office:value="20" calcext:value-type="float">
            <text:p>20</text:p>
          </table:table-cell>
          <table:table-cell table:formula="of:=IF([chapter1.G255]=&quot;&quot;;&quot;&quot;;[chapter1.G255])" office:value-type="float" office:value="-99" calcext:value-type="float">
            <text:p>-99</text:p>
          </table:table-cell>
          <table:table-cell table:formula="of:=IF([chapter1.H255]=&quot;&quot;;&quot;&quot;;[chapter1.H255])" office:value-type="float" office:value="99" calcext:value-type="float">
            <text:p>99</text:p>
          </table:table-cell>
          <table:table-cell table:formula="of:=IF([chapter1.I255]=&quot;&quot;;&quot;&quot;;[chapter1.I2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56]);[.K$1:.L$6];2)" office:value-type="string" office:string-value="add" calcext:value-type="string">
            <text:p>add</text:p>
          </table:table-cell>
          <table:table-cell table:formula="of:=IF([chapter1.B256]=&quot;&quot;;&quot;&quot;;[chapter1.B256])" office:value-type="float" office:value="-30" calcext:value-type="float">
            <text:p>-30</text:p>
          </table:table-cell>
          <table:table-cell table:formula="of:=IF([chapter1.C256]=&quot;&quot;;&quot;&quot;;[chapter1.C256])" office:value-type="float" office:value="0" calcext:value-type="float">
            <text:p>0</text:p>
          </table:table-cell>
          <table:table-cell table:formula="of:=IF([chapter1.D256]=&quot;&quot;;&quot;&quot;;[chapter1.D256])" office:value-type="float" office:value="-5" calcext:value-type="float">
            <text:p>-5</text:p>
          </table:table-cell>
          <table:table-cell table:formula="of:=IF([chapter1.E256]=&quot;&quot;;&quot;&quot;;[chapter1.E256])" office:value-type="float" office:value="0" calcext:value-type="float">
            <text:p>0</text:p>
          </table:table-cell>
          <table:table-cell table:formula="of:=IF([chapter1.F256]=&quot;&quot;;&quot;&quot;;[chapter1.F256])" office:value-type="float" office:value="20" calcext:value-type="float">
            <text:p>20</text:p>
          </table:table-cell>
          <table:table-cell table:formula="of:=IF([chapter1.G256]=&quot;&quot;;&quot;&quot;;[chapter1.G256])" office:value-type="float" office:value="-99" calcext:value-type="float">
            <text:p>-99</text:p>
          </table:table-cell>
          <table:table-cell table:formula="of:=IF([chapter1.H256]=&quot;&quot;;&quot;&quot;;[chapter1.H256])" office:value-type="float" office:value="99" calcext:value-type="float">
            <text:p>99</text:p>
          </table:table-cell>
          <table:table-cell table:formula="of:=IF([chapter1.I256]=&quot;&quot;;&quot;&quot;;[chapter1.I2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57]);[.K$1:.L$6];2)" office:value-type="string" office:string-value="add" calcext:value-type="string">
            <text:p>add</text:p>
          </table:table-cell>
          <table:table-cell table:formula="of:=IF([chapter1.B257]=&quot;&quot;;&quot;&quot;;[chapter1.B257])" office:value-type="float" office:value="-27" calcext:value-type="float">
            <text:p>-27</text:p>
          </table:table-cell>
          <table:table-cell table:formula="of:=IF([chapter1.C257]=&quot;&quot;;&quot;&quot;;[chapter1.C257])" office:value-type="float" office:value="0" calcext:value-type="float">
            <text:p>0</text:p>
          </table:table-cell>
          <table:table-cell table:formula="of:=IF([chapter1.D257]=&quot;&quot;;&quot;&quot;;[chapter1.D257])" office:value-type="float" office:value="-34" calcext:value-type="float">
            <text:p>-34</text:p>
          </table:table-cell>
          <table:table-cell table:formula="of:=IF([chapter1.E257]=&quot;&quot;;&quot;&quot;;[chapter1.E257])" office:value-type="float" office:value="0" calcext:value-type="float">
            <text:p>0</text:p>
          </table:table-cell>
          <table:table-cell table:formula="of:=IF([chapter1.F257]=&quot;&quot;;&quot;&quot;;[chapter1.F257])" office:value-type="float" office:value="20" calcext:value-type="float">
            <text:p>20</text:p>
          </table:table-cell>
          <table:table-cell table:formula="of:=IF([chapter1.G257]=&quot;&quot;;&quot;&quot;;[chapter1.G257])" office:value-type="float" office:value="-99" calcext:value-type="float">
            <text:p>-99</text:p>
          </table:table-cell>
          <table:table-cell table:formula="of:=IF([chapter1.H257]=&quot;&quot;;&quot;&quot;;[chapter1.H257])" office:value-type="float" office:value="99" calcext:value-type="float">
            <text:p>99</text:p>
          </table:table-cell>
          <table:table-cell table:formula="of:=IF([chapter1.I257]=&quot;&quot;;&quot;&quot;;[chapter1.I2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58]);[.K$1:.L$6];2)" office:value-type="string" office:string-value="add" calcext:value-type="string">
            <text:p>add</text:p>
          </table:table-cell>
          <table:table-cell table:formula="of:=IF([chapter1.B258]=&quot;&quot;;&quot;&quot;;[chapter1.B258])" office:value-type="float" office:value="-32" calcext:value-type="float">
            <text:p>-32</text:p>
          </table:table-cell>
          <table:table-cell table:formula="of:=IF([chapter1.C258]=&quot;&quot;;&quot;&quot;;[chapter1.C258])" office:value-type="float" office:value="0" calcext:value-type="float">
            <text:p>0</text:p>
          </table:table-cell>
          <table:table-cell table:formula="of:=IF([chapter1.D258]=&quot;&quot;;&quot;&quot;;[chapter1.D258])" office:value-type="float" office:value="-25" calcext:value-type="float">
            <text:p>-25</text:p>
          </table:table-cell>
          <table:table-cell table:formula="of:=IF([chapter1.E258]=&quot;&quot;;&quot;&quot;;[chapter1.E258])" office:value-type="float" office:value="0" calcext:value-type="float">
            <text:p>0</text:p>
          </table:table-cell>
          <table:table-cell table:formula="of:=IF([chapter1.F258]=&quot;&quot;;&quot;&quot;;[chapter1.F258])" office:value-type="float" office:value="20" calcext:value-type="float">
            <text:p>20</text:p>
          </table:table-cell>
          <table:table-cell table:formula="of:=IF([chapter1.G258]=&quot;&quot;;&quot;&quot;;[chapter1.G258])" office:value-type="float" office:value="-99" calcext:value-type="float">
            <text:p>-99</text:p>
          </table:table-cell>
          <table:table-cell table:formula="of:=IF([chapter1.H258]=&quot;&quot;;&quot;&quot;;[chapter1.H258])" office:value-type="float" office:value="99" calcext:value-type="float">
            <text:p>99</text:p>
          </table:table-cell>
          <table:table-cell table:formula="of:=IF([chapter1.I258]=&quot;&quot;;&quot;&quot;;[chapter1.I2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59]);[.K$1:.L$6];2)" office:value-type="string" office:string-value="add" calcext:value-type="string">
            <text:p>add</text:p>
          </table:table-cell>
          <table:table-cell table:formula="of:=IF([chapter1.B259]=&quot;&quot;;&quot;&quot;;[chapter1.B259])" office:value-type="float" office:value="-26" calcext:value-type="float">
            <text:p>-26</text:p>
          </table:table-cell>
          <table:table-cell table:formula="of:=IF([chapter1.C259]=&quot;&quot;;&quot;&quot;;[chapter1.C259])" office:value-type="float" office:value="0" calcext:value-type="float">
            <text:p>0</text:p>
          </table:table-cell>
          <table:table-cell table:formula="of:=IF([chapter1.D259]=&quot;&quot;;&quot;&quot;;[chapter1.D259])" office:value-type="float" office:value="29" calcext:value-type="float">
            <text:p>29</text:p>
          </table:table-cell>
          <table:table-cell table:formula="of:=IF([chapter1.E259]=&quot;&quot;;&quot;&quot;;[chapter1.E259])" office:value-type="float" office:value="0" calcext:value-type="float">
            <text:p>0</text:p>
          </table:table-cell>
          <table:table-cell table:formula="of:=IF([chapter1.F259]=&quot;&quot;;&quot;&quot;;[chapter1.F259])" office:value-type="float" office:value="20" calcext:value-type="float">
            <text:p>20</text:p>
          </table:table-cell>
          <table:table-cell table:formula="of:=IF([chapter1.G259]=&quot;&quot;;&quot;&quot;;[chapter1.G259])" office:value-type="float" office:value="-99" calcext:value-type="float">
            <text:p>-99</text:p>
          </table:table-cell>
          <table:table-cell table:formula="of:=IF([chapter1.H259]=&quot;&quot;;&quot;&quot;;[chapter1.H259])" office:value-type="float" office:value="99" calcext:value-type="float">
            <text:p>99</text:p>
          </table:table-cell>
          <table:table-cell table:formula="of:=IF([chapter1.I259]=&quot;&quot;;&quot;&quot;;[chapter1.I2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60]);[.K$1:.L$6];2)" office:value-type="string" office:string-value="add" calcext:value-type="string">
            <text:p>add</text:p>
          </table:table-cell>
          <table:table-cell table:formula="of:=IF([chapter1.B260]=&quot;&quot;;&quot;&quot;;[chapter1.B260])" office:value-type="float" office:value="-6" calcext:value-type="float">
            <text:p>-6</text:p>
          </table:table-cell>
          <table:table-cell table:formula="of:=IF([chapter1.C260]=&quot;&quot;;&quot;&quot;;[chapter1.C260])" office:value-type="float" office:value="0" calcext:value-type="float">
            <text:p>0</text:p>
          </table:table-cell>
          <table:table-cell table:formula="of:=IF([chapter1.D260]=&quot;&quot;;&quot;&quot;;[chapter1.D260])" office:value-type="float" office:value="-2" calcext:value-type="float">
            <text:p>-2</text:p>
          </table:table-cell>
          <table:table-cell table:formula="of:=IF([chapter1.E260]=&quot;&quot;;&quot;&quot;;[chapter1.E260])" office:value-type="float" office:value="0" calcext:value-type="float">
            <text:p>0</text:p>
          </table:table-cell>
          <table:table-cell table:formula="of:=IF([chapter1.F260]=&quot;&quot;;&quot;&quot;;[chapter1.F260])" office:value-type="float" office:value="20" calcext:value-type="float">
            <text:p>20</text:p>
          </table:table-cell>
          <table:table-cell table:formula="of:=IF([chapter1.G260]=&quot;&quot;;&quot;&quot;;[chapter1.G260])" office:value-type="float" office:value="-99" calcext:value-type="float">
            <text:p>-99</text:p>
          </table:table-cell>
          <table:table-cell table:formula="of:=IF([chapter1.H260]=&quot;&quot;;&quot;&quot;;[chapter1.H260])" office:value-type="float" office:value="99" calcext:value-type="float">
            <text:p>99</text:p>
          </table:table-cell>
          <table:table-cell table:formula="of:=IF([chapter1.I260]=&quot;&quot;;&quot;&quot;;[chapter1.I2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61]);[.K$1:.L$6];2)" office:value-type="string" office:string-value="add" calcext:value-type="string">
            <text:p>add</text:p>
          </table:table-cell>
          <table:table-cell table:formula="of:=IF([chapter1.B261]=&quot;&quot;;&quot;&quot;;[chapter1.B261])" office:value-type="float" office:value="-18" calcext:value-type="float">
            <text:p>-18</text:p>
          </table:table-cell>
          <table:table-cell table:formula="of:=IF([chapter1.C261]=&quot;&quot;;&quot;&quot;;[chapter1.C261])" office:value-type="float" office:value="0" calcext:value-type="float">
            <text:p>0</text:p>
          </table:table-cell>
          <table:table-cell table:formula="of:=IF([chapter1.D261]=&quot;&quot;;&quot;&quot;;[chapter1.D261])" office:value-type="float" office:value="-40" calcext:value-type="float">
            <text:p>-40</text:p>
          </table:table-cell>
          <table:table-cell table:formula="of:=IF([chapter1.E261]=&quot;&quot;;&quot;&quot;;[chapter1.E261])" office:value-type="float" office:value="0" calcext:value-type="float">
            <text:p>0</text:p>
          </table:table-cell>
          <table:table-cell table:formula="of:=IF([chapter1.F261]=&quot;&quot;;&quot;&quot;;[chapter1.F261])" office:value-type="float" office:value="20" calcext:value-type="float">
            <text:p>20</text:p>
          </table:table-cell>
          <table:table-cell table:formula="of:=IF([chapter1.G261]=&quot;&quot;;&quot;&quot;;[chapter1.G261])" office:value-type="float" office:value="-99" calcext:value-type="float">
            <text:p>-99</text:p>
          </table:table-cell>
          <table:table-cell table:formula="of:=IF([chapter1.H261]=&quot;&quot;;&quot;&quot;;[chapter1.H261])" office:value-type="float" office:value="99" calcext:value-type="float">
            <text:p>99</text:p>
          </table:table-cell>
          <table:table-cell table:formula="of:=IF([chapter1.I261]=&quot;&quot;;&quot;&quot;;[chapter1.I2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62]);[.K$1:.L$6];2)" office:value-type="string" office:string-value="add" calcext:value-type="string">
            <text:p>add</text:p>
          </table:table-cell>
          <table:table-cell table:formula="of:=IF([chapter1.B262]=&quot;&quot;;&quot;&quot;;[chapter1.B262])" office:value-type="float" office:value="41" calcext:value-type="float">
            <text:p>41</text:p>
          </table:table-cell>
          <table:table-cell table:formula="of:=IF([chapter1.C262]=&quot;&quot;;&quot;&quot;;[chapter1.C262])" office:value-type="float" office:value="0" calcext:value-type="float">
            <text:p>0</text:p>
          </table:table-cell>
          <table:table-cell table:formula="of:=IF([chapter1.D262]=&quot;&quot;;&quot;&quot;;[chapter1.D262])" office:value-type="float" office:value="14" calcext:value-type="float">
            <text:p>14</text:p>
          </table:table-cell>
          <table:table-cell table:formula="of:=IF([chapter1.E262]=&quot;&quot;;&quot;&quot;;[chapter1.E262])" office:value-type="float" office:value="0" calcext:value-type="float">
            <text:p>0</text:p>
          </table:table-cell>
          <table:table-cell table:formula="of:=IF([chapter1.F262]=&quot;&quot;;&quot;&quot;;[chapter1.F262])" office:value-type="float" office:value="20" calcext:value-type="float">
            <text:p>20</text:p>
          </table:table-cell>
          <table:table-cell table:formula="of:=IF([chapter1.G262]=&quot;&quot;;&quot;&quot;;[chapter1.G262])" office:value-type="float" office:value="-99" calcext:value-type="float">
            <text:p>-99</text:p>
          </table:table-cell>
          <table:table-cell table:formula="of:=IF([chapter1.H262]=&quot;&quot;;&quot;&quot;;[chapter1.H262])" office:value-type="float" office:value="99" calcext:value-type="float">
            <text:p>99</text:p>
          </table:table-cell>
          <table:table-cell table:formula="of:=IF([chapter1.I262]=&quot;&quot;;&quot;&quot;;[chapter1.I2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63]);[.K$1:.L$6];2)" office:value-type="string" office:string-value="add" calcext:value-type="string">
            <text:p>add</text:p>
          </table:table-cell>
          <table:table-cell table:formula="of:=IF([chapter1.B263]=&quot;&quot;;&quot;&quot;;[chapter1.B263])" office:value-type="float" office:value="-6" calcext:value-type="float">
            <text:p>-6</text:p>
          </table:table-cell>
          <table:table-cell table:formula="of:=IF([chapter1.C263]=&quot;&quot;;&quot;&quot;;[chapter1.C263])" office:value-type="float" office:value="0" calcext:value-type="float">
            <text:p>0</text:p>
          </table:table-cell>
          <table:table-cell table:formula="of:=IF([chapter1.D263]=&quot;&quot;;&quot;&quot;;[chapter1.D263])" office:value-type="float" office:value="13" calcext:value-type="float">
            <text:p>13</text:p>
          </table:table-cell>
          <table:table-cell table:formula="of:=IF([chapter1.E263]=&quot;&quot;;&quot;&quot;;[chapter1.E263])" office:value-type="float" office:value="0" calcext:value-type="float">
            <text:p>0</text:p>
          </table:table-cell>
          <table:table-cell table:formula="of:=IF([chapter1.F263]=&quot;&quot;;&quot;&quot;;[chapter1.F263])" office:value-type="float" office:value="20" calcext:value-type="float">
            <text:p>20</text:p>
          </table:table-cell>
          <table:table-cell table:formula="of:=IF([chapter1.G263]=&quot;&quot;;&quot;&quot;;[chapter1.G263])" office:value-type="float" office:value="-99" calcext:value-type="float">
            <text:p>-99</text:p>
          </table:table-cell>
          <table:table-cell table:formula="of:=IF([chapter1.H263]=&quot;&quot;;&quot;&quot;;[chapter1.H263])" office:value-type="float" office:value="99" calcext:value-type="float">
            <text:p>99</text:p>
          </table:table-cell>
          <table:table-cell table:formula="of:=IF([chapter1.I263]=&quot;&quot;;&quot;&quot;;[chapter1.I2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64]);[.K$1:.L$6];2)" office:value-type="string" office:string-value="add" calcext:value-type="string">
            <text:p>add</text:p>
          </table:table-cell>
          <table:table-cell table:formula="of:=IF([chapter1.B264]=&quot;&quot;;&quot;&quot;;[chapter1.B264])" office:value-type="float" office:value="-31" calcext:value-type="float">
            <text:p>-31</text:p>
          </table:table-cell>
          <table:table-cell table:formula="of:=IF([chapter1.C264]=&quot;&quot;;&quot;&quot;;[chapter1.C264])" office:value-type="float" office:value="0" calcext:value-type="float">
            <text:p>0</text:p>
          </table:table-cell>
          <table:table-cell table:formula="of:=IF([chapter1.D264]=&quot;&quot;;&quot;&quot;;[chapter1.D264])" office:value-type="float" office:value="8" calcext:value-type="float">
            <text:p>8</text:p>
          </table:table-cell>
          <table:table-cell table:formula="of:=IF([chapter1.E264]=&quot;&quot;;&quot;&quot;;[chapter1.E264])" office:value-type="float" office:value="0" calcext:value-type="float">
            <text:p>0</text:p>
          </table:table-cell>
          <table:table-cell table:formula="of:=IF([chapter1.F264]=&quot;&quot;;&quot;&quot;;[chapter1.F264])" office:value-type="float" office:value="20" calcext:value-type="float">
            <text:p>20</text:p>
          </table:table-cell>
          <table:table-cell table:formula="of:=IF([chapter1.G264]=&quot;&quot;;&quot;&quot;;[chapter1.G264])" office:value-type="float" office:value="-99" calcext:value-type="float">
            <text:p>-99</text:p>
          </table:table-cell>
          <table:table-cell table:formula="of:=IF([chapter1.H264]=&quot;&quot;;&quot;&quot;;[chapter1.H264])" office:value-type="float" office:value="99" calcext:value-type="float">
            <text:p>99</text:p>
          </table:table-cell>
          <table:table-cell table:formula="of:=IF([chapter1.I264]=&quot;&quot;;&quot;&quot;;[chapter1.I2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65]);[.K$1:.L$6];2)" office:value-type="string" office:string-value="add" calcext:value-type="string">
            <text:p>add</text:p>
          </table:table-cell>
          <table:table-cell table:formula="of:=IF([chapter1.B265]=&quot;&quot;;&quot;&quot;;[chapter1.B265])" office:value-type="float" office:value="40" calcext:value-type="float">
            <text:p>40</text:p>
          </table:table-cell>
          <table:table-cell table:formula="of:=IF([chapter1.C265]=&quot;&quot;;&quot;&quot;;[chapter1.C265])" office:value-type="float" office:value="0" calcext:value-type="float">
            <text:p>0</text:p>
          </table:table-cell>
          <table:table-cell table:formula="of:=IF([chapter1.D265]=&quot;&quot;;&quot;&quot;;[chapter1.D265])" office:value-type="float" office:value="22" calcext:value-type="float">
            <text:p>22</text:p>
          </table:table-cell>
          <table:table-cell table:formula="of:=IF([chapter1.E265]=&quot;&quot;;&quot;&quot;;[chapter1.E265])" office:value-type="float" office:value="0" calcext:value-type="float">
            <text:p>0</text:p>
          </table:table-cell>
          <table:table-cell table:formula="of:=IF([chapter1.F265]=&quot;&quot;;&quot;&quot;;[chapter1.F265])" office:value-type="float" office:value="20" calcext:value-type="float">
            <text:p>20</text:p>
          </table:table-cell>
          <table:table-cell table:formula="of:=IF([chapter1.G265]=&quot;&quot;;&quot;&quot;;[chapter1.G265])" office:value-type="float" office:value="-99" calcext:value-type="float">
            <text:p>-99</text:p>
          </table:table-cell>
          <table:table-cell table:formula="of:=IF([chapter1.H265]=&quot;&quot;;&quot;&quot;;[chapter1.H265])" office:value-type="float" office:value="99" calcext:value-type="float">
            <text:p>99</text:p>
          </table:table-cell>
          <table:table-cell table:formula="of:=IF([chapter1.I265]=&quot;&quot;;&quot;&quot;;[chapter1.I2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66]);[.K$1:.L$6];2)" office:value-type="string" office:string-value="add" calcext:value-type="string">
            <text:p>add</text:p>
          </table:table-cell>
          <table:table-cell table:formula="of:=IF([chapter1.B266]=&quot;&quot;;&quot;&quot;;[chapter1.B266])" office:value-type="float" office:value="47" calcext:value-type="float">
            <text:p>47</text:p>
          </table:table-cell>
          <table:table-cell table:formula="of:=IF([chapter1.C266]=&quot;&quot;;&quot;&quot;;[chapter1.C266])" office:value-type="float" office:value="0" calcext:value-type="float">
            <text:p>0</text:p>
          </table:table-cell>
          <table:table-cell table:formula="of:=IF([chapter1.D266]=&quot;&quot;;&quot;&quot;;[chapter1.D266])" office:value-type="float" office:value="-14" calcext:value-type="float">
            <text:p>-14</text:p>
          </table:table-cell>
          <table:table-cell table:formula="of:=IF([chapter1.E266]=&quot;&quot;;&quot;&quot;;[chapter1.E266])" office:value-type="float" office:value="0" calcext:value-type="float">
            <text:p>0</text:p>
          </table:table-cell>
          <table:table-cell table:formula="of:=IF([chapter1.F266]=&quot;&quot;;&quot;&quot;;[chapter1.F266])" office:value-type="float" office:value="20" calcext:value-type="float">
            <text:p>20</text:p>
          </table:table-cell>
          <table:table-cell table:formula="of:=IF([chapter1.G266]=&quot;&quot;;&quot;&quot;;[chapter1.G266])" office:value-type="float" office:value="-99" calcext:value-type="float">
            <text:p>-99</text:p>
          </table:table-cell>
          <table:table-cell table:formula="of:=IF([chapter1.H266]=&quot;&quot;;&quot;&quot;;[chapter1.H266])" office:value-type="float" office:value="99" calcext:value-type="float">
            <text:p>99</text:p>
          </table:table-cell>
          <table:table-cell table:formula="of:=IF([chapter1.I266]=&quot;&quot;;&quot;&quot;;[chapter1.I2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67]);[.K$1:.L$6];2)" office:value-type="string" office:string-value="add" calcext:value-type="string">
            <text:p>add</text:p>
          </table:table-cell>
          <table:table-cell table:formula="of:=IF([chapter1.B267]=&quot;&quot;;&quot;&quot;;[chapter1.B267])" office:value-type="float" office:value="-6" calcext:value-type="float">
            <text:p>-6</text:p>
          </table:table-cell>
          <table:table-cell table:formula="of:=IF([chapter1.C267]=&quot;&quot;;&quot;&quot;;[chapter1.C267])" office:value-type="float" office:value="0" calcext:value-type="float">
            <text:p>0</text:p>
          </table:table-cell>
          <table:table-cell table:formula="of:=IF([chapter1.D267]=&quot;&quot;;&quot;&quot;;[chapter1.D267])" office:value-type="float" office:value="17" calcext:value-type="float">
            <text:p>17</text:p>
          </table:table-cell>
          <table:table-cell table:formula="of:=IF([chapter1.E267]=&quot;&quot;;&quot;&quot;;[chapter1.E267])" office:value-type="float" office:value="0" calcext:value-type="float">
            <text:p>0</text:p>
          </table:table-cell>
          <table:table-cell table:formula="of:=IF([chapter1.F267]=&quot;&quot;;&quot;&quot;;[chapter1.F267])" office:value-type="float" office:value="20" calcext:value-type="float">
            <text:p>20</text:p>
          </table:table-cell>
          <table:table-cell table:formula="of:=IF([chapter1.G267]=&quot;&quot;;&quot;&quot;;[chapter1.G267])" office:value-type="float" office:value="-99" calcext:value-type="float">
            <text:p>-99</text:p>
          </table:table-cell>
          <table:table-cell table:formula="of:=IF([chapter1.H267]=&quot;&quot;;&quot;&quot;;[chapter1.H267])" office:value-type="float" office:value="99" calcext:value-type="float">
            <text:p>99</text:p>
          </table:table-cell>
          <table:table-cell table:formula="of:=IF([chapter1.I267]=&quot;&quot;;&quot;&quot;;[chapter1.I2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68]);[.K$1:.L$6];2)" office:value-type="string" office:string-value="add" calcext:value-type="string">
            <text:p>add</text:p>
          </table:table-cell>
          <table:table-cell table:formula="of:=IF([chapter1.B268]=&quot;&quot;;&quot;&quot;;[chapter1.B268])" office:value-type="float" office:value="-38" calcext:value-type="float">
            <text:p>-38</text:p>
          </table:table-cell>
          <table:table-cell table:formula="of:=IF([chapter1.C268]=&quot;&quot;;&quot;&quot;;[chapter1.C268])" office:value-type="float" office:value="0" calcext:value-type="float">
            <text:p>0</text:p>
          </table:table-cell>
          <table:table-cell table:formula="of:=IF([chapter1.D268]=&quot;&quot;;&quot;&quot;;[chapter1.D268])" office:value-type="float" office:value="20" calcext:value-type="float">
            <text:p>20</text:p>
          </table:table-cell>
          <table:table-cell table:formula="of:=IF([chapter1.E268]=&quot;&quot;;&quot;&quot;;[chapter1.E268])" office:value-type="float" office:value="0" calcext:value-type="float">
            <text:p>0</text:p>
          </table:table-cell>
          <table:table-cell table:formula="of:=IF([chapter1.F268]=&quot;&quot;;&quot;&quot;;[chapter1.F268])" office:value-type="float" office:value="20" calcext:value-type="float">
            <text:p>20</text:p>
          </table:table-cell>
          <table:table-cell table:formula="of:=IF([chapter1.G268]=&quot;&quot;;&quot;&quot;;[chapter1.G268])" office:value-type="float" office:value="-99" calcext:value-type="float">
            <text:p>-99</text:p>
          </table:table-cell>
          <table:table-cell table:formula="of:=IF([chapter1.H268]=&quot;&quot;;&quot;&quot;;[chapter1.H268])" office:value-type="float" office:value="99" calcext:value-type="float">
            <text:p>99</text:p>
          </table:table-cell>
          <table:table-cell table:formula="of:=IF([chapter1.I268]=&quot;&quot;;&quot;&quot;;[chapter1.I2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69]);[.K$1:.L$6];2)" office:value-type="float" office:value="0" calcext:value-type="float">
            <text:p/>
          </table:table-cell>
          <table:table-cell table:formula="of:=IF([chapter1.B269]=&quot;&quot;;&quot;&quot;;[chapter1.B269])" office:value-type="float" office:value="0" calcext:value-type="float">
            <text:p>0</text:p>
          </table:table-cell>
          <table:table-cell table:formula="of:=IF([chapter1.C269]=&quot;&quot;;&quot;&quot;;[chapter1.C269])" office:value-type="float" office:value="0" calcext:value-type="float">
            <text:p>0</text:p>
          </table:table-cell>
          <table:table-cell table:formula="of:=IF([chapter1.D269]=&quot;&quot;;&quot;&quot;;[chapter1.D269])" office:value-type="float" office:value="0" calcext:value-type="float">
            <text:p>0</text:p>
          </table:table-cell>
          <table:table-cell table:formula="of:=IF([chapter1.E269]=&quot;&quot;;&quot;&quot;;[chapter1.E269])" office:value-type="float" office:value="0" calcext:value-type="float">
            <text:p>0</text:p>
          </table:table-cell>
          <table:table-cell table:formula="of:=IF([chapter1.F269]=&quot;&quot;;&quot;&quot;;[chapter1.F269])" office:value-type="float" office:value="0" calcext:value-type="float">
            <text:p>0</text:p>
          </table:table-cell>
          <table:table-cell table:formula="of:=IF([chapter1.G269]=&quot;&quot;;&quot;&quot;;[chapter1.G269])" office:value-type="float" office:value="0" calcext:value-type="float">
            <text:p>0</text:p>
          </table:table-cell>
          <table:table-cell table:formula="of:=IF([chapter1.H269]=&quot;&quot;;&quot;&quot;;[chapter1.H269])" office:value-type="float" office:value="0" calcext:value-type="float">
            <text:p>0</text:p>
          </table:table-cell>
          <table:table-cell table:formula="of:=IF([chapter1.I269]=&quot;&quot;;&quot;&quot;;[chapter1.I2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70]);[.K$1:.L$6];2)" office:value-type="float" office:value="0" calcext:value-type="float">
            <text:p/>
          </table:table-cell>
          <table:table-cell table:formula="of:=IF([chapter1.B270]=&quot;&quot;;&quot;&quot;;[chapter1.B270])" office:value-type="float" office:value="0" calcext:value-type="float">
            <text:p>0</text:p>
          </table:table-cell>
          <table:table-cell table:formula="of:=IF([chapter1.C270]=&quot;&quot;;&quot;&quot;;[chapter1.C270])" office:value-type="float" office:value="0" calcext:value-type="float">
            <text:p>0</text:p>
          </table:table-cell>
          <table:table-cell table:formula="of:=IF([chapter1.D270]=&quot;&quot;;&quot;&quot;;[chapter1.D270])" office:value-type="float" office:value="0" calcext:value-type="float">
            <text:p>0</text:p>
          </table:table-cell>
          <table:table-cell table:formula="of:=IF([chapter1.E270]=&quot;&quot;;&quot;&quot;;[chapter1.E270])" office:value-type="float" office:value="0" calcext:value-type="float">
            <text:p>0</text:p>
          </table:table-cell>
          <table:table-cell table:formula="of:=IF([chapter1.F270]=&quot;&quot;;&quot;&quot;;[chapter1.F270])" office:value-type="float" office:value="0" calcext:value-type="float">
            <text:p>0</text:p>
          </table:table-cell>
          <table:table-cell table:formula="of:=IF([chapter1.G270]=&quot;&quot;;&quot;&quot;;[chapter1.G270])" office:value-type="float" office:value="0" calcext:value-type="float">
            <text:p>0</text:p>
          </table:table-cell>
          <table:table-cell table:formula="of:=IF([chapter1.H270]=&quot;&quot;;&quot;&quot;;[chapter1.H270])" office:value-type="float" office:value="0" calcext:value-type="float">
            <text:p>0</text:p>
          </table:table-cell>
          <table:table-cell table:formula="of:=IF([chapter1.I270]=&quot;&quot;;&quot;&quot;;[chapter1.I27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VLOOKUP(VALUE([$chapter1.A271]);[.K$1:.L$6];2)" office:value-type="string" office:string-value="add" calcext:value-type="string">
            <text:p>add</text:p>
          </table:table-cell>
          <table:table-cell table:formula="of:=IF([chapter1.B271]=&quot;&quot;;&quot;&quot;;[chapter1.B271])" office:value-type="float" office:value="0" calcext:value-type="float">
            <text:p>0</text:p>
          </table:table-cell>
          <table:table-cell table:formula="of:=IF([chapter1.C271]=&quot;&quot;;&quot;&quot;;[chapter1.C271])" office:value-type="float" office:value="0" calcext:value-type="float">
            <text:p>0</text:p>
          </table:table-cell>
          <table:table-cell table:formula="of:=IF([chapter1.D271]=&quot;&quot;;&quot;&quot;;[chapter1.D271])" office:value-type="float" office:value="1" calcext:value-type="float">
            <text:p>1</text:p>
          </table:table-cell>
          <table:table-cell table:formula="of:=IF([chapter1.E271]=&quot;&quot;;&quot;&quot;;[chapter1.E271])" office:value-type="float" office:value="0" calcext:value-type="float">
            <text:p>0</text:p>
          </table:table-cell>
          <table:table-cell table:formula="of:=IF([chapter1.F271]=&quot;&quot;;&quot;&quot;;[chapter1.F271])" office:value-type="float" office:value="0" calcext:value-type="float">
            <text:p>0</text:p>
          </table:table-cell>
          <table:table-cell table:formula="of:=IF([chapter1.G271]=&quot;&quot;;&quot;&quot;;[chapter1.G271])" office:value-type="float" office:value="0" calcext:value-type="float">
            <text:p>0</text:p>
          </table:table-cell>
          <table:table-cell table:formula="of:=IF([chapter1.H271]=&quot;&quot;;&quot;&quot;;[chapter1.H271])" office:value-type="float" office:value="2" calcext:value-type="float">
            <text:p>2</text:p>
          </table:table-cell>
          <table:table-cell table:formula="of:=IF([chapter1.I271]=&quot;&quot;;&quot;&quot;;[chapter1.I2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72]);[.K$1:.L$6];2)" office:value-type="string" office:string-value="add" calcext:value-type="string">
            <text:p>add</text:p>
          </table:table-cell>
          <table:table-cell table:formula="of:=IF([chapter1.B272]=&quot;&quot;;&quot;&quot;;[chapter1.B272])" office:value-type="float" office:value="1" calcext:value-type="float">
            <text:p>1</text:p>
          </table:table-cell>
          <table:table-cell table:formula="of:=IF([chapter1.C272]=&quot;&quot;;&quot;&quot;;[chapter1.C272])" office:value-type="float" office:value="0" calcext:value-type="float">
            <text:p>0</text:p>
          </table:table-cell>
          <table:table-cell table:formula="of:=IF([chapter1.D272]=&quot;&quot;;&quot;&quot;;[chapter1.D272])" office:value-type="float" office:value="1" calcext:value-type="float">
            <text:p>1</text:p>
          </table:table-cell>
          <table:table-cell table:formula="of:=IF([chapter1.E272]=&quot;&quot;;&quot;&quot;;[chapter1.E272])" office:value-type="float" office:value="0" calcext:value-type="float">
            <text:p>0</text:p>
          </table:table-cell>
          <table:table-cell table:formula="of:=IF([chapter1.F272]=&quot;&quot;;&quot;&quot;;[chapter1.F272])" office:value-type="float" office:value="0" calcext:value-type="float">
            <text:p>0</text:p>
          </table:table-cell>
          <table:table-cell table:formula="of:=IF([chapter1.G272]=&quot;&quot;;&quot;&quot;;[chapter1.G272])" office:value-type="float" office:value="0" calcext:value-type="float">
            <text:p>0</text:p>
          </table:table-cell>
          <table:table-cell table:formula="of:=IF([chapter1.H272]=&quot;&quot;;&quot;&quot;;[chapter1.H272])" office:value-type="float" office:value="4" calcext:value-type="float">
            <text:p>4</text:p>
          </table:table-cell>
          <table:table-cell table:formula="of:=IF([chapter1.I272]=&quot;&quot;;&quot;&quot;;[chapter1.I2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73]);[.K$1:.L$6];2)" office:value-type="string" office:string-value="add" calcext:value-type="string">
            <text:p>add</text:p>
          </table:table-cell>
          <table:table-cell table:formula="of:=IF([chapter1.B273]=&quot;&quot;;&quot;&quot;;[chapter1.B273])" office:value-type="float" office:value="2" calcext:value-type="float">
            <text:p>2</text:p>
          </table:table-cell>
          <table:table-cell table:formula="of:=IF([chapter1.C273]=&quot;&quot;;&quot;&quot;;[chapter1.C273])" office:value-type="float" office:value="0" calcext:value-type="float">
            <text:p>0</text:p>
          </table:table-cell>
          <table:table-cell table:formula="of:=IF([chapter1.D273]=&quot;&quot;;&quot;&quot;;[chapter1.D273])" office:value-type="float" office:value="1" calcext:value-type="float">
            <text:p>1</text:p>
          </table:table-cell>
          <table:table-cell table:formula="of:=IF([chapter1.E273]=&quot;&quot;;&quot;&quot;;[chapter1.E273])" office:value-type="float" office:value="0" calcext:value-type="float">
            <text:p>0</text:p>
          </table:table-cell>
          <table:table-cell table:formula="of:=IF([chapter1.F273]=&quot;&quot;;&quot;&quot;;[chapter1.F273])" office:value-type="float" office:value="0" calcext:value-type="float">
            <text:p>0</text:p>
          </table:table-cell>
          <table:table-cell table:formula="of:=IF([chapter1.G273]=&quot;&quot;;&quot;&quot;;[chapter1.G273])" office:value-type="float" office:value="0" calcext:value-type="float">
            <text:p>0</text:p>
          </table:table-cell>
          <table:table-cell table:formula="of:=IF([chapter1.H273]=&quot;&quot;;&quot;&quot;;[chapter1.H273])" office:value-type="float" office:value="6" calcext:value-type="float">
            <text:p>6</text:p>
          </table:table-cell>
          <table:table-cell table:formula="of:=IF([chapter1.I273]=&quot;&quot;;&quot;&quot;;[chapter1.I2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74]);[.K$1:.L$6];2)" office:value-type="string" office:string-value="increment" calcext:value-type="string">
            <text:p>increment</text:p>
          </table:table-cell>
          <table:table-cell table:formula="of:=IF([chapter1.B274]=&quot;&quot;;&quot;&quot;;[chapter1.B274])" office:value-type="float" office:value="0" calcext:value-type="float">
            <text:p>0</text:p>
          </table:table-cell>
          <table:table-cell table:formula="of:=IF([chapter1.C274]=&quot;&quot;;&quot;&quot;;[chapter1.C274])" office:value-type="float" office:value="0" calcext:value-type="float">
            <text:p>0</text:p>
          </table:table-cell>
          <table:table-cell table:formula="of:=IF([chapter1.D274]=&quot;&quot;;&quot;&quot;;[chapter1.D274])" office:value-type="float" office:value="0" calcext:value-type="float">
            <text:p>0</text:p>
          </table:table-cell>
          <table:table-cell table:formula="of:=IF([chapter1.E274]=&quot;&quot;;&quot;&quot;;[chapter1.E274])" office:value-type="float" office:value="0" calcext:value-type="float">
            <text:p>0</text:p>
          </table:table-cell>
          <table:table-cell table:formula="of:=IF([chapter1.F274]=&quot;&quot;;&quot;&quot;;[chapter1.F274])" office:value-type="float" office:value="0" calcext:value-type="float">
            <text:p>0</text:p>
          </table:table-cell>
          <table:table-cell table:formula="of:=IF([chapter1.G274]=&quot;&quot;;&quot;&quot;;[chapter1.G274])" office:value-type="float" office:value="0" calcext:value-type="float">
            <text:p>0</text:p>
          </table:table-cell>
          <table:table-cell table:formula="of:=IF([chapter1.H274]=&quot;&quot;;&quot;&quot;;[chapter1.H274])" office:value-type="float" office:value="6" calcext:value-type="float">
            <text:p>6</text:p>
          </table:table-cell>
          <table:table-cell table:formula="of:=IF([chapter1.I274]=&quot;&quot;;&quot;&quot;;[chapter1.I2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75]);[.K$1:.L$6];2)" office:value-type="string" office:string-value="increment" calcext:value-type="string">
            <text:p>increment</text:p>
          </table:table-cell>
          <table:table-cell table:formula="of:=IF([chapter1.B275]=&quot;&quot;;&quot;&quot;;[chapter1.B275])" office:value-type="float" office:value="1" calcext:value-type="float">
            <text:p>1</text:p>
          </table:table-cell>
          <table:table-cell table:formula="of:=IF([chapter1.C275]=&quot;&quot;;&quot;&quot;;[chapter1.C275])" office:value-type="float" office:value="0" calcext:value-type="float">
            <text:p>0</text:p>
          </table:table-cell>
          <table:table-cell table:formula="of:=IF([chapter1.D275]=&quot;&quot;;&quot;&quot;;[chapter1.D275])" office:value-type="float" office:value="0" calcext:value-type="float">
            <text:p>0</text:p>
          </table:table-cell>
          <table:table-cell table:formula="of:=IF([chapter1.E275]=&quot;&quot;;&quot;&quot;;[chapter1.E275])" office:value-type="float" office:value="0" calcext:value-type="float">
            <text:p>0</text:p>
          </table:table-cell>
          <table:table-cell table:formula="of:=IF([chapter1.F275]=&quot;&quot;;&quot;&quot;;[chapter1.F275])" office:value-type="float" office:value="0" calcext:value-type="float">
            <text:p>0</text:p>
          </table:table-cell>
          <table:table-cell table:formula="of:=IF([chapter1.G275]=&quot;&quot;;&quot;&quot;;[chapter1.G275])" office:value-type="float" office:value="0" calcext:value-type="float">
            <text:p>0</text:p>
          </table:table-cell>
          <table:table-cell table:formula="of:=IF([chapter1.H275]=&quot;&quot;;&quot;&quot;;[chapter1.H275])" office:value-type="float" office:value="6" calcext:value-type="float">
            <text:p>6</text:p>
          </table:table-cell>
          <table:table-cell table:formula="of:=IF([chapter1.I275]=&quot;&quot;;&quot;&quot;;[chapter1.I2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76]);[.K$1:.L$6];2)" office:value-type="string" office:string-value="increment" calcext:value-type="string">
            <text:p>increment</text:p>
          </table:table-cell>
          <table:table-cell table:formula="of:=IF([chapter1.B276]=&quot;&quot;;&quot;&quot;;[chapter1.B276])" office:value-type="float" office:value="2" calcext:value-type="float">
            <text:p>2</text:p>
          </table:table-cell>
          <table:table-cell table:formula="of:=IF([chapter1.C276]=&quot;&quot;;&quot;&quot;;[chapter1.C276])" office:value-type="float" office:value="0" calcext:value-type="float">
            <text:p>0</text:p>
          </table:table-cell>
          <table:table-cell table:formula="of:=IF([chapter1.D276]=&quot;&quot;;&quot;&quot;;[chapter1.D276])" office:value-type="float" office:value="0" calcext:value-type="float">
            <text:p>0</text:p>
          </table:table-cell>
          <table:table-cell table:formula="of:=IF([chapter1.E276]=&quot;&quot;;&quot;&quot;;[chapter1.E276])" office:value-type="float" office:value="0" calcext:value-type="float">
            <text:p>0</text:p>
          </table:table-cell>
          <table:table-cell table:formula="of:=IF([chapter1.F276]=&quot;&quot;;&quot;&quot;;[chapter1.F276])" office:value-type="float" office:value="0" calcext:value-type="float">
            <text:p>0</text:p>
          </table:table-cell>
          <table:table-cell table:formula="of:=IF([chapter1.G276]=&quot;&quot;;&quot;&quot;;[chapter1.G276])" office:value-type="float" office:value="0" calcext:value-type="float">
            <text:p>0</text:p>
          </table:table-cell>
          <table:table-cell table:formula="of:=IF([chapter1.H276]=&quot;&quot;;&quot;&quot;;[chapter1.H276])" office:value-type="float" office:value="6" calcext:value-type="float">
            <text:p>6</text:p>
          </table:table-cell>
          <table:table-cell table:formula="of:=IF([chapter1.I276]=&quot;&quot;;&quot;&quot;;[chapter1.I2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77]);[.K$1:.L$6];2)" office:value-type="string" office:string-value="multiply" calcext:value-type="string">
            <text:p>multiply</text:p>
          </table:table-cell>
          <table:table-cell table:formula="of:=IF([chapter1.B277]=&quot;&quot;;&quot;&quot;;[chapter1.B277])" office:value-type="float" office:value="0" calcext:value-type="float">
            <text:p>0</text:p>
          </table:table-cell>
          <table:table-cell table:formula="of:=IF([chapter1.C277]=&quot;&quot;;&quot;&quot;;[chapter1.C277])" office:value-type="float" office:value="0" calcext:value-type="float">
            <text:p>0</text:p>
          </table:table-cell>
          <table:table-cell table:formula="of:=IF([chapter1.D277]=&quot;&quot;;&quot;&quot;;[chapter1.D277])" office:value-type="float" office:value="0" calcext:value-type="float">
            <text:p>0</text:p>
          </table:table-cell>
          <table:table-cell table:formula="of:=IF([chapter1.E277]=&quot;&quot;;&quot;&quot;;[chapter1.E277])" office:value-type="float" office:value="0" calcext:value-type="float">
            <text:p>0</text:p>
          </table:table-cell>
          <table:table-cell table:formula="of:=IF([chapter1.F277]=&quot;&quot;;&quot;&quot;;[chapter1.F277])" office:value-type="float" office:value="0" calcext:value-type="float">
            <text:p>0</text:p>
          </table:table-cell>
          <table:table-cell table:formula="of:=IF([chapter1.G277]=&quot;&quot;;&quot;&quot;;[chapter1.G277])" office:value-type="float" office:value="-2" calcext:value-type="float">
            <text:p>-2</text:p>
          </table:table-cell>
          <table:table-cell table:formula="of:=IF([chapter1.H277]=&quot;&quot;;&quot;&quot;;[chapter1.H277])" office:value-type="float" office:value="2" calcext:value-type="float">
            <text:p>2</text:p>
          </table:table-cell>
          <table:table-cell table:formula="of:=IF([chapter1.I277]=&quot;&quot;;&quot;&quot;;[chapter1.I2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78]);[.K$1:.L$6];2)" office:value-type="string" office:string-value="multiply" calcext:value-type="string">
            <text:p>multiply</text:p>
          </table:table-cell>
          <table:table-cell table:formula="of:=IF([chapter1.B278]=&quot;&quot;;&quot;&quot;;[chapter1.B278])" office:value-type="float" office:value="0" calcext:value-type="float">
            <text:p>0</text:p>
          </table:table-cell>
          <table:table-cell table:formula="of:=IF([chapter1.C278]=&quot;&quot;;&quot;&quot;;[chapter1.C278])" office:value-type="float" office:value="0" calcext:value-type="float">
            <text:p>0</text:p>
          </table:table-cell>
          <table:table-cell table:formula="of:=IF([chapter1.D278]=&quot;&quot;;&quot;&quot;;[chapter1.D278])" office:value-type="float" office:value="1" calcext:value-type="float">
            <text:p>1</text:p>
          </table:table-cell>
          <table:table-cell table:formula="of:=IF([chapter1.E278]=&quot;&quot;;&quot;&quot;;[chapter1.E278])" office:value-type="float" office:value="0" calcext:value-type="float">
            <text:p>0</text:p>
          </table:table-cell>
          <table:table-cell table:formula="of:=IF([chapter1.F278]=&quot;&quot;;&quot;&quot;;[chapter1.F278])" office:value-type="float" office:value="0" calcext:value-type="float">
            <text:p>0</text:p>
          </table:table-cell>
          <table:table-cell table:formula="of:=IF([chapter1.G278]=&quot;&quot;;&quot;&quot;;[chapter1.G278])" office:value-type="float" office:value="-2" calcext:value-type="float">
            <text:p>-2</text:p>
          </table:table-cell>
          <table:table-cell table:formula="of:=IF([chapter1.H278]=&quot;&quot;;&quot;&quot;;[chapter1.H278])" office:value-type="float" office:value="2" calcext:value-type="float">
            <text:p>2</text:p>
          </table:table-cell>
          <table:table-cell table:formula="of:=IF([chapter1.I278]=&quot;&quot;;&quot;&quot;;[chapter1.I2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79]);[.K$1:.L$6];2)" office:value-type="string" office:string-value="multiply" calcext:value-type="string">
            <text:p>multiply</text:p>
          </table:table-cell>
          <table:table-cell table:formula="of:=IF([chapter1.B279]=&quot;&quot;;&quot;&quot;;[chapter1.B279])" office:value-type="float" office:value="1" calcext:value-type="float">
            <text:p>1</text:p>
          </table:table-cell>
          <table:table-cell table:formula="of:=IF([chapter1.C279]=&quot;&quot;;&quot;&quot;;[chapter1.C279])" office:value-type="float" office:value="0" calcext:value-type="float">
            <text:p>0</text:p>
          </table:table-cell>
          <table:table-cell table:formula="of:=IF([chapter1.D279]=&quot;&quot;;&quot;&quot;;[chapter1.D279])" office:value-type="float" office:value="1" calcext:value-type="float">
            <text:p>1</text:p>
          </table:table-cell>
          <table:table-cell table:formula="of:=IF([chapter1.E279]=&quot;&quot;;&quot;&quot;;[chapter1.E279])" office:value-type="float" office:value="0" calcext:value-type="float">
            <text:p>0</text:p>
          </table:table-cell>
          <table:table-cell table:formula="of:=IF([chapter1.F279]=&quot;&quot;;&quot;&quot;;[chapter1.F279])" office:value-type="float" office:value="0" calcext:value-type="float">
            <text:p>0</text:p>
          </table:table-cell>
          <table:table-cell table:formula="of:=IF([chapter1.G279]=&quot;&quot;;&quot;&quot;;[chapter1.G279])" office:value-type="float" office:value="-2" calcext:value-type="float">
            <text:p>-2</text:p>
          </table:table-cell>
          <table:table-cell table:formula="of:=IF([chapter1.H279]=&quot;&quot;;&quot;&quot;;[chapter1.H279])" office:value-type="float" office:value="2" calcext:value-type="float">
            <text:p>2</text:p>
          </table:table-cell>
          <table:table-cell table:formula="of:=IF([chapter1.I279]=&quot;&quot;;&quot;&quot;;[chapter1.I2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80]);[.K$1:.L$6];2)" office:value-type="string" office:string-value="multiply" calcext:value-type="string">
            <text:p>multiply</text:p>
          </table:table-cell>
          <table:table-cell table:formula="of:=IF([chapter1.B280]=&quot;&quot;;&quot;&quot;;[chapter1.B280])" office:value-type="float" office:value="1" calcext:value-type="float">
            <text:p>1</text:p>
          </table:table-cell>
          <table:table-cell table:formula="of:=IF([chapter1.C280]=&quot;&quot;;&quot;&quot;;[chapter1.C280])" office:value-type="float" office:value="0" calcext:value-type="float">
            <text:p>0</text:p>
          </table:table-cell>
          <table:table-cell table:formula="of:=IF([chapter1.D280]=&quot;&quot;;&quot;&quot;;[chapter1.D280])" office:value-type="float" office:value="-1" calcext:value-type="float">
            <text:p>-1</text:p>
          </table:table-cell>
          <table:table-cell table:formula="of:=IF([chapter1.E280]=&quot;&quot;;&quot;&quot;;[chapter1.E280])" office:value-type="float" office:value="0" calcext:value-type="float">
            <text:p>0</text:p>
          </table:table-cell>
          <table:table-cell table:formula="of:=IF([chapter1.F280]=&quot;&quot;;&quot;&quot;;[chapter1.F280])" office:value-type="float" office:value="0" calcext:value-type="float">
            <text:p>0</text:p>
          </table:table-cell>
          <table:table-cell table:formula="of:=IF([chapter1.G280]=&quot;&quot;;&quot;&quot;;[chapter1.G280])" office:value-type="float" office:value="-2" calcext:value-type="float">
            <text:p>-2</text:p>
          </table:table-cell>
          <table:table-cell table:formula="of:=IF([chapter1.H280]=&quot;&quot;;&quot;&quot;;[chapter1.H280])" office:value-type="float" office:value="2" calcext:value-type="float">
            <text:p>2</text:p>
          </table:table-cell>
          <table:table-cell table:formula="of:=IF([chapter1.I280]=&quot;&quot;;&quot;&quot;;[chapter1.I2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81]);[.K$1:.L$6];2)" office:value-type="string" office:string-value="multiply" calcext:value-type="string">
            <text:p>multiply</text:p>
          </table:table-cell>
          <table:table-cell table:formula="of:=IF([chapter1.B281]=&quot;&quot;;&quot;&quot;;[chapter1.B281])" office:value-type="float" office:value="-1" calcext:value-type="float">
            <text:p>-1</text:p>
          </table:table-cell>
          <table:table-cell table:formula="of:=IF([chapter1.C281]=&quot;&quot;;&quot;&quot;;[chapter1.C281])" office:value-type="float" office:value="0" calcext:value-type="float">
            <text:p>0</text:p>
          </table:table-cell>
          <table:table-cell table:formula="of:=IF([chapter1.D281]=&quot;&quot;;&quot;&quot;;[chapter1.D281])" office:value-type="float" office:value="1" calcext:value-type="float">
            <text:p>1</text:p>
          </table:table-cell>
          <table:table-cell table:formula="of:=IF([chapter1.E281]=&quot;&quot;;&quot;&quot;;[chapter1.E281])" office:value-type="float" office:value="0" calcext:value-type="float">
            <text:p>0</text:p>
          </table:table-cell>
          <table:table-cell table:formula="of:=IF([chapter1.F281]=&quot;&quot;;&quot;&quot;;[chapter1.F281])" office:value-type="float" office:value="0" calcext:value-type="float">
            <text:p>0</text:p>
          </table:table-cell>
          <table:table-cell table:formula="of:=IF([chapter1.G281]=&quot;&quot;;&quot;&quot;;[chapter1.G281])" office:value-type="float" office:value="-2" calcext:value-type="float">
            <text:p>-2</text:p>
          </table:table-cell>
          <table:table-cell table:formula="of:=IF([chapter1.H281]=&quot;&quot;;&quot;&quot;;[chapter1.H281])" office:value-type="float" office:value="2" calcext:value-type="float">
            <text:p>2</text:p>
          </table:table-cell>
          <table:table-cell table:formula="of:=IF([chapter1.I281]=&quot;&quot;;&quot;&quot;;[chapter1.I2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82]);[.K$1:.L$6];2)" office:value-type="string" office:string-value="multiply" calcext:value-type="string">
            <text:p>multiply</text:p>
          </table:table-cell>
          <table:table-cell table:formula="of:=IF([chapter1.B282]=&quot;&quot;;&quot;&quot;;[chapter1.B282])" office:value-type="float" office:value="-1" calcext:value-type="float">
            <text:p>-1</text:p>
          </table:table-cell>
          <table:table-cell table:formula="of:=IF([chapter1.C282]=&quot;&quot;;&quot;&quot;;[chapter1.C282])" office:value-type="float" office:value="0" calcext:value-type="float">
            <text:p>0</text:p>
          </table:table-cell>
          <table:table-cell table:formula="of:=IF([chapter1.D282]=&quot;&quot;;&quot;&quot;;[chapter1.D282])" office:value-type="float" office:value="-1" calcext:value-type="float">
            <text:p>-1</text:p>
          </table:table-cell>
          <table:table-cell table:formula="of:=IF([chapter1.E282]=&quot;&quot;;&quot;&quot;;[chapter1.E282])" office:value-type="float" office:value="0" calcext:value-type="float">
            <text:p>0</text:p>
          </table:table-cell>
          <table:table-cell table:formula="of:=IF([chapter1.F282]=&quot;&quot;;&quot;&quot;;[chapter1.F282])" office:value-type="float" office:value="0" calcext:value-type="float">
            <text:p>0</text:p>
          </table:table-cell>
          <table:table-cell table:formula="of:=IF([chapter1.G282]=&quot;&quot;;&quot;&quot;;[chapter1.G282])" office:value-type="float" office:value="-2" calcext:value-type="float">
            <text:p>-2</text:p>
          </table:table-cell>
          <table:table-cell table:formula="of:=IF([chapter1.H282]=&quot;&quot;;&quot;&quot;;[chapter1.H282])" office:value-type="float" office:value="2" calcext:value-type="float">
            <text:p>2</text:p>
          </table:table-cell>
          <table:table-cell table:formula="of:=IF([chapter1.I282]=&quot;&quot;;&quot;&quot;;[chapter1.I2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83]);[.K$1:.L$6];2)" office:value-type="string" office:string-value="multiply" calcext:value-type="string">
            <text:p>multiply</text:p>
          </table:table-cell>
          <table:table-cell table:formula="of:=IF([chapter1.B283]=&quot;&quot;;&quot;&quot;;[chapter1.B283])" office:value-type="float" office:value="1" calcext:value-type="float">
            <text:p>1</text:p>
          </table:table-cell>
          <table:table-cell table:formula="of:=IF([chapter1.C283]=&quot;&quot;;&quot;&quot;;[chapter1.C283])" office:value-type="float" office:value="0" calcext:value-type="float">
            <text:p>0</text:p>
          </table:table-cell>
          <table:table-cell table:formula="of:=IF([chapter1.D283]=&quot;&quot;;&quot;&quot;;[chapter1.D283])" office:value-type="float" office:value="1" calcext:value-type="float">
            <text:p>1</text:p>
          </table:table-cell>
          <table:table-cell table:formula="of:=IF([chapter1.E283]=&quot;&quot;;&quot;&quot;;[chapter1.E283])" office:value-type="float" office:value="0" calcext:value-type="float">
            <text:p>0</text:p>
          </table:table-cell>
          <table:table-cell table:formula="of:=IF([chapter1.F283]=&quot;&quot;;&quot;&quot;;[chapter1.F283])" office:value-type="float" office:value="0" calcext:value-type="float">
            <text:p>0</text:p>
          </table:table-cell>
          <table:table-cell table:formula="of:=IF([chapter1.G283]=&quot;&quot;;&quot;&quot;;[chapter1.G283])" office:value-type="float" office:value="0" calcext:value-type="float">
            <text:p>0</text:p>
          </table:table-cell>
          <table:table-cell table:formula="of:=IF([chapter1.H283]=&quot;&quot;;&quot;&quot;;[chapter1.H283])" office:value-type="float" office:value="99" calcext:value-type="float">
            <text:p>99</text:p>
          </table:table-cell>
          <table:table-cell table:formula="of:=IF([chapter1.I283]=&quot;&quot;;&quot;&quot;;[chapter1.I2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84]);[.K$1:.L$6];2)" office:value-type="string" office:string-value="multiply" calcext:value-type="string">
            <text:p>multiply</text:p>
          </table:table-cell>
          <table:table-cell table:formula="of:=IF([chapter1.B284]=&quot;&quot;;&quot;&quot;;[chapter1.B284])" office:value-type="float" office:value="1" calcext:value-type="float">
            <text:p>1</text:p>
          </table:table-cell>
          <table:table-cell table:formula="of:=IF([chapter1.C284]=&quot;&quot;;&quot;&quot;;[chapter1.C284])" office:value-type="float" office:value="0" calcext:value-type="float">
            <text:p>0</text:p>
          </table:table-cell>
          <table:table-cell table:formula="of:=IF([chapter1.D284]=&quot;&quot;;&quot;&quot;;[chapter1.D284])" office:value-type="float" office:value="2" calcext:value-type="float">
            <text:p>2</text:p>
          </table:table-cell>
          <table:table-cell table:formula="of:=IF([chapter1.E284]=&quot;&quot;;&quot;&quot;;[chapter1.E284])" office:value-type="float" office:value="0" calcext:value-type="float">
            <text:p>0</text:p>
          </table:table-cell>
          <table:table-cell table:formula="of:=IF([chapter1.F284]=&quot;&quot;;&quot;&quot;;[chapter1.F284])" office:value-type="float" office:value="0" calcext:value-type="float">
            <text:p>0</text:p>
          </table:table-cell>
          <table:table-cell table:formula="of:=IF([chapter1.G284]=&quot;&quot;;&quot;&quot;;[chapter1.G284])" office:value-type="float" office:value="0" calcext:value-type="float">
            <text:p>0</text:p>
          </table:table-cell>
          <table:table-cell table:formula="of:=IF([chapter1.H284]=&quot;&quot;;&quot;&quot;;[chapter1.H284])" office:value-type="float" office:value="99" calcext:value-type="float">
            <text:p>99</text:p>
          </table:table-cell>
          <table:table-cell table:formula="of:=IF([chapter1.I284]=&quot;&quot;;&quot;&quot;;[chapter1.I2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85]);[.K$1:.L$6];2)" office:value-type="string" office:string-value="multiply" calcext:value-type="string">
            <text:p>multiply</text:p>
          </table:table-cell>
          <table:table-cell table:formula="of:=IF([chapter1.B285]=&quot;&quot;;&quot;&quot;;[chapter1.B285])" office:value-type="float" office:value="1" calcext:value-type="float">
            <text:p>1</text:p>
          </table:table-cell>
          <table:table-cell table:formula="of:=IF([chapter1.C285]=&quot;&quot;;&quot;&quot;;[chapter1.C285])" office:value-type="float" office:value="0" calcext:value-type="float">
            <text:p>0</text:p>
          </table:table-cell>
          <table:table-cell table:formula="of:=IF([chapter1.D285]=&quot;&quot;;&quot;&quot;;[chapter1.D285])" office:value-type="float" office:value="3" calcext:value-type="float">
            <text:p>3</text:p>
          </table:table-cell>
          <table:table-cell table:formula="of:=IF([chapter1.E285]=&quot;&quot;;&quot;&quot;;[chapter1.E285])" office:value-type="float" office:value="0" calcext:value-type="float">
            <text:p>0</text:p>
          </table:table-cell>
          <table:table-cell table:formula="of:=IF([chapter1.F285]=&quot;&quot;;&quot;&quot;;[chapter1.F285])" office:value-type="float" office:value="0" calcext:value-type="float">
            <text:p>0</text:p>
          </table:table-cell>
          <table:table-cell table:formula="of:=IF([chapter1.G285]=&quot;&quot;;&quot;&quot;;[chapter1.G285])" office:value-type="float" office:value="0" calcext:value-type="float">
            <text:p>0</text:p>
          </table:table-cell>
          <table:table-cell table:formula="of:=IF([chapter1.H285]=&quot;&quot;;&quot;&quot;;[chapter1.H285])" office:value-type="float" office:value="99" calcext:value-type="float">
            <text:p>99</text:p>
          </table:table-cell>
          <table:table-cell table:formula="of:=IF([chapter1.I285]=&quot;&quot;;&quot;&quot;;[chapter1.I2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86]);[.K$1:.L$6];2)" office:value-type="string" office:string-value="multiply" calcext:value-type="string">
            <text:p>multiply</text:p>
          </table:table-cell>
          <table:table-cell table:formula="of:=IF([chapter1.B286]=&quot;&quot;;&quot;&quot;;[chapter1.B286])" office:value-type="float" office:value="1" calcext:value-type="float">
            <text:p>1</text:p>
          </table:table-cell>
          <table:table-cell table:formula="of:=IF([chapter1.C286]=&quot;&quot;;&quot;&quot;;[chapter1.C286])" office:value-type="float" office:value="0" calcext:value-type="float">
            <text:p>0</text:p>
          </table:table-cell>
          <table:table-cell table:formula="of:=IF([chapter1.D286]=&quot;&quot;;&quot;&quot;;[chapter1.D286])" office:value-type="float" office:value="4" calcext:value-type="float">
            <text:p>4</text:p>
          </table:table-cell>
          <table:table-cell table:formula="of:=IF([chapter1.E286]=&quot;&quot;;&quot;&quot;;[chapter1.E286])" office:value-type="float" office:value="0" calcext:value-type="float">
            <text:p>0</text:p>
          </table:table-cell>
          <table:table-cell table:formula="of:=IF([chapter1.F286]=&quot;&quot;;&quot;&quot;;[chapter1.F286])" office:value-type="float" office:value="0" calcext:value-type="float">
            <text:p>0</text:p>
          </table:table-cell>
          <table:table-cell table:formula="of:=IF([chapter1.G286]=&quot;&quot;;&quot;&quot;;[chapter1.G286])" office:value-type="float" office:value="0" calcext:value-type="float">
            <text:p>0</text:p>
          </table:table-cell>
          <table:table-cell table:formula="of:=IF([chapter1.H286]=&quot;&quot;;&quot;&quot;;[chapter1.H286])" office:value-type="float" office:value="99" calcext:value-type="float">
            <text:p>99</text:p>
          </table:table-cell>
          <table:table-cell table:formula="of:=IF([chapter1.I286]=&quot;&quot;;&quot;&quot;;[chapter1.I2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87]);[.K$1:.L$6];2)" office:value-type="string" office:string-value="multiply" calcext:value-type="string">
            <text:p>multiply</text:p>
          </table:table-cell>
          <table:table-cell table:formula="of:=IF([chapter1.B287]=&quot;&quot;;&quot;&quot;;[chapter1.B287])" office:value-type="float" office:value="1" calcext:value-type="float">
            <text:p>1</text:p>
          </table:table-cell>
          <table:table-cell table:formula="of:=IF([chapter1.C287]=&quot;&quot;;&quot;&quot;;[chapter1.C287])" office:value-type="float" office:value="0" calcext:value-type="float">
            <text:p>0</text:p>
          </table:table-cell>
          <table:table-cell table:formula="of:=IF([chapter1.D287]=&quot;&quot;;&quot;&quot;;[chapter1.D287])" office:value-type="float" office:value="5" calcext:value-type="float">
            <text:p>5</text:p>
          </table:table-cell>
          <table:table-cell table:formula="of:=IF([chapter1.E287]=&quot;&quot;;&quot;&quot;;[chapter1.E287])" office:value-type="float" office:value="0" calcext:value-type="float">
            <text:p>0</text:p>
          </table:table-cell>
          <table:table-cell table:formula="of:=IF([chapter1.F287]=&quot;&quot;;&quot;&quot;;[chapter1.F287])" office:value-type="float" office:value="0" calcext:value-type="float">
            <text:p>0</text:p>
          </table:table-cell>
          <table:table-cell table:formula="of:=IF([chapter1.G287]=&quot;&quot;;&quot;&quot;;[chapter1.G287])" office:value-type="float" office:value="0" calcext:value-type="float">
            <text:p>0</text:p>
          </table:table-cell>
          <table:table-cell table:formula="of:=IF([chapter1.H287]=&quot;&quot;;&quot;&quot;;[chapter1.H287])" office:value-type="float" office:value="99" calcext:value-type="float">
            <text:p>99</text:p>
          </table:table-cell>
          <table:table-cell table:formula="of:=IF([chapter1.I287]=&quot;&quot;;&quot;&quot;;[chapter1.I2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88]);[.K$1:.L$6];2)" office:value-type="string" office:string-value="multiply" calcext:value-type="string">
            <text:p>multiply</text:p>
          </table:table-cell>
          <table:table-cell table:formula="of:=IF([chapter1.B288]=&quot;&quot;;&quot;&quot;;[chapter1.B288])" office:value-type="float" office:value="1" calcext:value-type="float">
            <text:p>1</text:p>
          </table:table-cell>
          <table:table-cell table:formula="of:=IF([chapter1.C288]=&quot;&quot;;&quot;&quot;;[chapter1.C288])" office:value-type="float" office:value="0" calcext:value-type="float">
            <text:p>0</text:p>
          </table:table-cell>
          <table:table-cell table:formula="of:=IF([chapter1.D288]=&quot;&quot;;&quot;&quot;;[chapter1.D288])" office:value-type="float" office:value="6" calcext:value-type="float">
            <text:p>6</text:p>
          </table:table-cell>
          <table:table-cell table:formula="of:=IF([chapter1.E288]=&quot;&quot;;&quot;&quot;;[chapter1.E288])" office:value-type="float" office:value="0" calcext:value-type="float">
            <text:p>0</text:p>
          </table:table-cell>
          <table:table-cell table:formula="of:=IF([chapter1.F288]=&quot;&quot;;&quot;&quot;;[chapter1.F288])" office:value-type="float" office:value="0" calcext:value-type="float">
            <text:p>0</text:p>
          </table:table-cell>
          <table:table-cell table:formula="of:=IF([chapter1.G288]=&quot;&quot;;&quot;&quot;;[chapter1.G288])" office:value-type="float" office:value="0" calcext:value-type="float">
            <text:p>0</text:p>
          </table:table-cell>
          <table:table-cell table:formula="of:=IF([chapter1.H288]=&quot;&quot;;&quot;&quot;;[chapter1.H288])" office:value-type="float" office:value="99" calcext:value-type="float">
            <text:p>99</text:p>
          </table:table-cell>
          <table:table-cell table:formula="of:=IF([chapter1.I288]=&quot;&quot;;&quot;&quot;;[chapter1.I2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89]);[.K$1:.L$6];2)" office:value-type="string" office:string-value="multiply" calcext:value-type="string">
            <text:p>multiply</text:p>
          </table:table-cell>
          <table:table-cell table:formula="of:=IF([chapter1.B289]=&quot;&quot;;&quot;&quot;;[chapter1.B289])" office:value-type="float" office:value="1" calcext:value-type="float">
            <text:p>1</text:p>
          </table:table-cell>
          <table:table-cell table:formula="of:=IF([chapter1.C289]=&quot;&quot;;&quot;&quot;;[chapter1.C289])" office:value-type="float" office:value="0" calcext:value-type="float">
            <text:p>0</text:p>
          </table:table-cell>
          <table:table-cell table:formula="of:=IF([chapter1.D289]=&quot;&quot;;&quot;&quot;;[chapter1.D289])" office:value-type="float" office:value="7" calcext:value-type="float">
            <text:p>7</text:p>
          </table:table-cell>
          <table:table-cell table:formula="of:=IF([chapter1.E289]=&quot;&quot;;&quot;&quot;;[chapter1.E289])" office:value-type="float" office:value="0" calcext:value-type="float">
            <text:p>0</text:p>
          </table:table-cell>
          <table:table-cell table:formula="of:=IF([chapter1.F289]=&quot;&quot;;&quot;&quot;;[chapter1.F289])" office:value-type="float" office:value="0" calcext:value-type="float">
            <text:p>0</text:p>
          </table:table-cell>
          <table:table-cell table:formula="of:=IF([chapter1.G289]=&quot;&quot;;&quot;&quot;;[chapter1.G289])" office:value-type="float" office:value="0" calcext:value-type="float">
            <text:p>0</text:p>
          </table:table-cell>
          <table:table-cell table:formula="of:=IF([chapter1.H289]=&quot;&quot;;&quot;&quot;;[chapter1.H289])" office:value-type="float" office:value="99" calcext:value-type="float">
            <text:p>99</text:p>
          </table:table-cell>
          <table:table-cell table:formula="of:=IF([chapter1.I289]=&quot;&quot;;&quot;&quot;;[chapter1.I2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90]);[.K$1:.L$6];2)" office:value-type="string" office:string-value="multiply" calcext:value-type="string">
            <text:p>multiply</text:p>
          </table:table-cell>
          <table:table-cell table:formula="of:=IF([chapter1.B290]=&quot;&quot;;&quot;&quot;;[chapter1.B290])" office:value-type="float" office:value="1" calcext:value-type="float">
            <text:p>1</text:p>
          </table:table-cell>
          <table:table-cell table:formula="of:=IF([chapter1.C290]=&quot;&quot;;&quot;&quot;;[chapter1.C290])" office:value-type="float" office:value="0" calcext:value-type="float">
            <text:p>0</text:p>
          </table:table-cell>
          <table:table-cell table:formula="of:=IF([chapter1.D290]=&quot;&quot;;&quot;&quot;;[chapter1.D290])" office:value-type="float" office:value="8" calcext:value-type="float">
            <text:p>8</text:p>
          </table:table-cell>
          <table:table-cell table:formula="of:=IF([chapter1.E290]=&quot;&quot;;&quot;&quot;;[chapter1.E290])" office:value-type="float" office:value="0" calcext:value-type="float">
            <text:p>0</text:p>
          </table:table-cell>
          <table:table-cell table:formula="of:=IF([chapter1.F290]=&quot;&quot;;&quot;&quot;;[chapter1.F290])" office:value-type="float" office:value="0" calcext:value-type="float">
            <text:p>0</text:p>
          </table:table-cell>
          <table:table-cell table:formula="of:=IF([chapter1.G290]=&quot;&quot;;&quot;&quot;;[chapter1.G290])" office:value-type="float" office:value="0" calcext:value-type="float">
            <text:p>0</text:p>
          </table:table-cell>
          <table:table-cell table:formula="of:=IF([chapter1.H290]=&quot;&quot;;&quot;&quot;;[chapter1.H290])" office:value-type="float" office:value="99" calcext:value-type="float">
            <text:p>99</text:p>
          </table:table-cell>
          <table:table-cell table:formula="of:=IF([chapter1.I290]=&quot;&quot;;&quot;&quot;;[chapter1.I2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91]);[.K$1:.L$6];2)" office:value-type="string" office:string-value="multiply" calcext:value-type="string">
            <text:p>multiply</text:p>
          </table:table-cell>
          <table:table-cell table:formula="of:=IF([chapter1.B291]=&quot;&quot;;&quot;&quot;;[chapter1.B291])" office:value-type="float" office:value="1" calcext:value-type="float">
            <text:p>1</text:p>
          </table:table-cell>
          <table:table-cell table:formula="of:=IF([chapter1.C291]=&quot;&quot;;&quot;&quot;;[chapter1.C291])" office:value-type="float" office:value="0" calcext:value-type="float">
            <text:p>0</text:p>
          </table:table-cell>
          <table:table-cell table:formula="of:=IF([chapter1.D291]=&quot;&quot;;&quot;&quot;;[chapter1.D291])" office:value-type="float" office:value="9" calcext:value-type="float">
            <text:p>9</text:p>
          </table:table-cell>
          <table:table-cell table:formula="of:=IF([chapter1.E291]=&quot;&quot;;&quot;&quot;;[chapter1.E291])" office:value-type="float" office:value="0" calcext:value-type="float">
            <text:p>0</text:p>
          </table:table-cell>
          <table:table-cell table:formula="of:=IF([chapter1.F291]=&quot;&quot;;&quot;&quot;;[chapter1.F291])" office:value-type="float" office:value="0" calcext:value-type="float">
            <text:p>0</text:p>
          </table:table-cell>
          <table:table-cell table:formula="of:=IF([chapter1.G291]=&quot;&quot;;&quot;&quot;;[chapter1.G291])" office:value-type="float" office:value="0" calcext:value-type="float">
            <text:p>0</text:p>
          </table:table-cell>
          <table:table-cell table:formula="of:=IF([chapter1.H291]=&quot;&quot;;&quot;&quot;;[chapter1.H291])" office:value-type="float" office:value="99" calcext:value-type="float">
            <text:p>99</text:p>
          </table:table-cell>
          <table:table-cell table:formula="of:=IF([chapter1.I291]=&quot;&quot;;&quot;&quot;;[chapter1.I2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92]);[.K$1:.L$6];2)" office:value-type="string" office:string-value="multiply" calcext:value-type="string">
            <text:p>multiply</text:p>
          </table:table-cell>
          <table:table-cell table:formula="of:=IF([chapter1.B292]=&quot;&quot;;&quot;&quot;;[chapter1.B292])" office:value-type="float" office:value="2" calcext:value-type="float">
            <text:p>2</text:p>
          </table:table-cell>
          <table:table-cell table:formula="of:=IF([chapter1.C292]=&quot;&quot;;&quot;&quot;;[chapter1.C292])" office:value-type="float" office:value="0" calcext:value-type="float">
            <text:p>0</text:p>
          </table:table-cell>
          <table:table-cell table:formula="of:=IF([chapter1.D292]=&quot;&quot;;&quot;&quot;;[chapter1.D292])" office:value-type="float" office:value="1" calcext:value-type="float">
            <text:p>1</text:p>
          </table:table-cell>
          <table:table-cell table:formula="of:=IF([chapter1.E292]=&quot;&quot;;&quot;&quot;;[chapter1.E292])" office:value-type="float" office:value="0" calcext:value-type="float">
            <text:p>0</text:p>
          </table:table-cell>
          <table:table-cell table:formula="of:=IF([chapter1.F292]=&quot;&quot;;&quot;&quot;;[chapter1.F292])" office:value-type="float" office:value="0" calcext:value-type="float">
            <text:p>0</text:p>
          </table:table-cell>
          <table:table-cell table:formula="of:=IF([chapter1.G292]=&quot;&quot;;&quot;&quot;;[chapter1.G292])" office:value-type="float" office:value="0" calcext:value-type="float">
            <text:p>0</text:p>
          </table:table-cell>
          <table:table-cell table:formula="of:=IF([chapter1.H292]=&quot;&quot;;&quot;&quot;;[chapter1.H292])" office:value-type="float" office:value="99" calcext:value-type="float">
            <text:p>99</text:p>
          </table:table-cell>
          <table:table-cell table:formula="of:=IF([chapter1.I292]=&quot;&quot;;&quot;&quot;;[chapter1.I2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93]);[.K$1:.L$6];2)" office:value-type="string" office:string-value="multiply" calcext:value-type="string">
            <text:p>multiply</text:p>
          </table:table-cell>
          <table:table-cell table:formula="of:=IF([chapter1.B293]=&quot;&quot;;&quot;&quot;;[chapter1.B293])" office:value-type="float" office:value="2" calcext:value-type="float">
            <text:p>2</text:p>
          </table:table-cell>
          <table:table-cell table:formula="of:=IF([chapter1.C293]=&quot;&quot;;&quot;&quot;;[chapter1.C293])" office:value-type="float" office:value="0" calcext:value-type="float">
            <text:p>0</text:p>
          </table:table-cell>
          <table:table-cell table:formula="of:=IF([chapter1.D293]=&quot;&quot;;&quot;&quot;;[chapter1.D293])" office:value-type="float" office:value="2" calcext:value-type="float">
            <text:p>2</text:p>
          </table:table-cell>
          <table:table-cell table:formula="of:=IF([chapter1.E293]=&quot;&quot;;&quot;&quot;;[chapter1.E293])" office:value-type="float" office:value="0" calcext:value-type="float">
            <text:p>0</text:p>
          </table:table-cell>
          <table:table-cell table:formula="of:=IF([chapter1.F293]=&quot;&quot;;&quot;&quot;;[chapter1.F293])" office:value-type="float" office:value="0" calcext:value-type="float">
            <text:p>0</text:p>
          </table:table-cell>
          <table:table-cell table:formula="of:=IF([chapter1.G293]=&quot;&quot;;&quot;&quot;;[chapter1.G293])" office:value-type="float" office:value="0" calcext:value-type="float">
            <text:p>0</text:p>
          </table:table-cell>
          <table:table-cell table:formula="of:=IF([chapter1.H293]=&quot;&quot;;&quot;&quot;;[chapter1.H293])" office:value-type="float" office:value="99" calcext:value-type="float">
            <text:p>99</text:p>
          </table:table-cell>
          <table:table-cell table:formula="of:=IF([chapter1.I293]=&quot;&quot;;&quot;&quot;;[chapter1.I2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94]);[.K$1:.L$6];2)" office:value-type="string" office:string-value="multiply" calcext:value-type="string">
            <text:p>multiply</text:p>
          </table:table-cell>
          <table:table-cell table:formula="of:=IF([chapter1.B294]=&quot;&quot;;&quot;&quot;;[chapter1.B294])" office:value-type="float" office:value="2" calcext:value-type="float">
            <text:p>2</text:p>
          </table:table-cell>
          <table:table-cell table:formula="of:=IF([chapter1.C294]=&quot;&quot;;&quot;&quot;;[chapter1.C294])" office:value-type="float" office:value="0" calcext:value-type="float">
            <text:p>0</text:p>
          </table:table-cell>
          <table:table-cell table:formula="of:=IF([chapter1.D294]=&quot;&quot;;&quot;&quot;;[chapter1.D294])" office:value-type="float" office:value="3" calcext:value-type="float">
            <text:p>3</text:p>
          </table:table-cell>
          <table:table-cell table:formula="of:=IF([chapter1.E294]=&quot;&quot;;&quot;&quot;;[chapter1.E294])" office:value-type="float" office:value="0" calcext:value-type="float">
            <text:p>0</text:p>
          </table:table-cell>
          <table:table-cell table:formula="of:=IF([chapter1.F294]=&quot;&quot;;&quot;&quot;;[chapter1.F294])" office:value-type="float" office:value="0" calcext:value-type="float">
            <text:p>0</text:p>
          </table:table-cell>
          <table:table-cell table:formula="of:=IF([chapter1.G294]=&quot;&quot;;&quot;&quot;;[chapter1.G294])" office:value-type="float" office:value="0" calcext:value-type="float">
            <text:p>0</text:p>
          </table:table-cell>
          <table:table-cell table:formula="of:=IF([chapter1.H294]=&quot;&quot;;&quot;&quot;;[chapter1.H294])" office:value-type="float" office:value="99" calcext:value-type="float">
            <text:p>99</text:p>
          </table:table-cell>
          <table:table-cell table:formula="of:=IF([chapter1.I294]=&quot;&quot;;&quot;&quot;;[chapter1.I2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95]);[.K$1:.L$6];2)" office:value-type="string" office:string-value="multiply" calcext:value-type="string">
            <text:p>multiply</text:p>
          </table:table-cell>
          <table:table-cell table:formula="of:=IF([chapter1.B295]=&quot;&quot;;&quot;&quot;;[chapter1.B295])" office:value-type="float" office:value="2" calcext:value-type="float">
            <text:p>2</text:p>
          </table:table-cell>
          <table:table-cell table:formula="of:=IF([chapter1.C295]=&quot;&quot;;&quot;&quot;;[chapter1.C295])" office:value-type="float" office:value="0" calcext:value-type="float">
            <text:p>0</text:p>
          </table:table-cell>
          <table:table-cell table:formula="of:=IF([chapter1.D295]=&quot;&quot;;&quot;&quot;;[chapter1.D295])" office:value-type="float" office:value="4" calcext:value-type="float">
            <text:p>4</text:p>
          </table:table-cell>
          <table:table-cell table:formula="of:=IF([chapter1.E295]=&quot;&quot;;&quot;&quot;;[chapter1.E295])" office:value-type="float" office:value="0" calcext:value-type="float">
            <text:p>0</text:p>
          </table:table-cell>
          <table:table-cell table:formula="of:=IF([chapter1.F295]=&quot;&quot;;&quot;&quot;;[chapter1.F295])" office:value-type="float" office:value="0" calcext:value-type="float">
            <text:p>0</text:p>
          </table:table-cell>
          <table:table-cell table:formula="of:=IF([chapter1.G295]=&quot;&quot;;&quot;&quot;;[chapter1.G295])" office:value-type="float" office:value="0" calcext:value-type="float">
            <text:p>0</text:p>
          </table:table-cell>
          <table:table-cell table:formula="of:=IF([chapter1.H295]=&quot;&quot;;&quot;&quot;;[chapter1.H295])" office:value-type="float" office:value="99" calcext:value-type="float">
            <text:p>99</text:p>
          </table:table-cell>
          <table:table-cell table:formula="of:=IF([chapter1.I295]=&quot;&quot;;&quot;&quot;;[chapter1.I2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96]);[.K$1:.L$6];2)" office:value-type="string" office:string-value="multiply" calcext:value-type="string">
            <text:p>multiply</text:p>
          </table:table-cell>
          <table:table-cell table:formula="of:=IF([chapter1.B296]=&quot;&quot;;&quot;&quot;;[chapter1.B296])" office:value-type="float" office:value="2" calcext:value-type="float">
            <text:p>2</text:p>
          </table:table-cell>
          <table:table-cell table:formula="of:=IF([chapter1.C296]=&quot;&quot;;&quot;&quot;;[chapter1.C296])" office:value-type="float" office:value="0" calcext:value-type="float">
            <text:p>0</text:p>
          </table:table-cell>
          <table:table-cell table:formula="of:=IF([chapter1.D296]=&quot;&quot;;&quot;&quot;;[chapter1.D296])" office:value-type="float" office:value="5" calcext:value-type="float">
            <text:p>5</text:p>
          </table:table-cell>
          <table:table-cell table:formula="of:=IF([chapter1.E296]=&quot;&quot;;&quot;&quot;;[chapter1.E296])" office:value-type="float" office:value="0" calcext:value-type="float">
            <text:p>0</text:p>
          </table:table-cell>
          <table:table-cell table:formula="of:=IF([chapter1.F296]=&quot;&quot;;&quot;&quot;;[chapter1.F296])" office:value-type="float" office:value="0" calcext:value-type="float">
            <text:p>0</text:p>
          </table:table-cell>
          <table:table-cell table:formula="of:=IF([chapter1.G296]=&quot;&quot;;&quot;&quot;;[chapter1.G296])" office:value-type="float" office:value="0" calcext:value-type="float">
            <text:p>0</text:p>
          </table:table-cell>
          <table:table-cell table:formula="of:=IF([chapter1.H296]=&quot;&quot;;&quot;&quot;;[chapter1.H296])" office:value-type="float" office:value="99" calcext:value-type="float">
            <text:p>99</text:p>
          </table:table-cell>
          <table:table-cell table:formula="of:=IF([chapter1.I296]=&quot;&quot;;&quot;&quot;;[chapter1.I2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97]);[.K$1:.L$6];2)" office:value-type="string" office:string-value="multiply" calcext:value-type="string">
            <text:p>multiply</text:p>
          </table:table-cell>
          <table:table-cell table:formula="of:=IF([chapter1.B297]=&quot;&quot;;&quot;&quot;;[chapter1.B297])" office:value-type="float" office:value="2" calcext:value-type="float">
            <text:p>2</text:p>
          </table:table-cell>
          <table:table-cell table:formula="of:=IF([chapter1.C297]=&quot;&quot;;&quot;&quot;;[chapter1.C297])" office:value-type="float" office:value="0" calcext:value-type="float">
            <text:p>0</text:p>
          </table:table-cell>
          <table:table-cell table:formula="of:=IF([chapter1.D297]=&quot;&quot;;&quot;&quot;;[chapter1.D297])" office:value-type="float" office:value="6" calcext:value-type="float">
            <text:p>6</text:p>
          </table:table-cell>
          <table:table-cell table:formula="of:=IF([chapter1.E297]=&quot;&quot;;&quot;&quot;;[chapter1.E297])" office:value-type="float" office:value="0" calcext:value-type="float">
            <text:p>0</text:p>
          </table:table-cell>
          <table:table-cell table:formula="of:=IF([chapter1.F297]=&quot;&quot;;&quot;&quot;;[chapter1.F297])" office:value-type="float" office:value="0" calcext:value-type="float">
            <text:p>0</text:p>
          </table:table-cell>
          <table:table-cell table:formula="of:=IF([chapter1.G297]=&quot;&quot;;&quot;&quot;;[chapter1.G297])" office:value-type="float" office:value="0" calcext:value-type="float">
            <text:p>0</text:p>
          </table:table-cell>
          <table:table-cell table:formula="of:=IF([chapter1.H297]=&quot;&quot;;&quot;&quot;;[chapter1.H297])" office:value-type="float" office:value="99" calcext:value-type="float">
            <text:p>99</text:p>
          </table:table-cell>
          <table:table-cell table:formula="of:=IF([chapter1.I297]=&quot;&quot;;&quot;&quot;;[chapter1.I2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98]);[.K$1:.L$6];2)" office:value-type="string" office:string-value="multiply" calcext:value-type="string">
            <text:p>multiply</text:p>
          </table:table-cell>
          <table:table-cell table:formula="of:=IF([chapter1.B298]=&quot;&quot;;&quot;&quot;;[chapter1.B298])" office:value-type="float" office:value="2" calcext:value-type="float">
            <text:p>2</text:p>
          </table:table-cell>
          <table:table-cell table:formula="of:=IF([chapter1.C298]=&quot;&quot;;&quot;&quot;;[chapter1.C298])" office:value-type="float" office:value="0" calcext:value-type="float">
            <text:p>0</text:p>
          </table:table-cell>
          <table:table-cell table:formula="of:=IF([chapter1.D298]=&quot;&quot;;&quot;&quot;;[chapter1.D298])" office:value-type="float" office:value="7" calcext:value-type="float">
            <text:p>7</text:p>
          </table:table-cell>
          <table:table-cell table:formula="of:=IF([chapter1.E298]=&quot;&quot;;&quot;&quot;;[chapter1.E298])" office:value-type="float" office:value="0" calcext:value-type="float">
            <text:p>0</text:p>
          </table:table-cell>
          <table:table-cell table:formula="of:=IF([chapter1.F298]=&quot;&quot;;&quot;&quot;;[chapter1.F298])" office:value-type="float" office:value="0" calcext:value-type="float">
            <text:p>0</text:p>
          </table:table-cell>
          <table:table-cell table:formula="of:=IF([chapter1.G298]=&quot;&quot;;&quot;&quot;;[chapter1.G298])" office:value-type="float" office:value="0" calcext:value-type="float">
            <text:p>0</text:p>
          </table:table-cell>
          <table:table-cell table:formula="of:=IF([chapter1.H298]=&quot;&quot;;&quot;&quot;;[chapter1.H298])" office:value-type="float" office:value="99" calcext:value-type="float">
            <text:p>99</text:p>
          </table:table-cell>
          <table:table-cell table:formula="of:=IF([chapter1.I298]=&quot;&quot;;&quot;&quot;;[chapter1.I2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299]);[.K$1:.L$6];2)" office:value-type="string" office:string-value="multiply" calcext:value-type="string">
            <text:p>multiply</text:p>
          </table:table-cell>
          <table:table-cell table:formula="of:=IF([chapter1.B299]=&quot;&quot;;&quot;&quot;;[chapter1.B299])" office:value-type="float" office:value="2" calcext:value-type="float">
            <text:p>2</text:p>
          </table:table-cell>
          <table:table-cell table:formula="of:=IF([chapter1.C299]=&quot;&quot;;&quot;&quot;;[chapter1.C299])" office:value-type="float" office:value="0" calcext:value-type="float">
            <text:p>0</text:p>
          </table:table-cell>
          <table:table-cell table:formula="of:=IF([chapter1.D299]=&quot;&quot;;&quot;&quot;;[chapter1.D299])" office:value-type="float" office:value="8" calcext:value-type="float">
            <text:p>8</text:p>
          </table:table-cell>
          <table:table-cell table:formula="of:=IF([chapter1.E299]=&quot;&quot;;&quot;&quot;;[chapter1.E299])" office:value-type="float" office:value="0" calcext:value-type="float">
            <text:p>0</text:p>
          </table:table-cell>
          <table:table-cell table:formula="of:=IF([chapter1.F299]=&quot;&quot;;&quot;&quot;;[chapter1.F299])" office:value-type="float" office:value="0" calcext:value-type="float">
            <text:p>0</text:p>
          </table:table-cell>
          <table:table-cell table:formula="of:=IF([chapter1.G299]=&quot;&quot;;&quot;&quot;;[chapter1.G299])" office:value-type="float" office:value="0" calcext:value-type="float">
            <text:p>0</text:p>
          </table:table-cell>
          <table:table-cell table:formula="of:=IF([chapter1.H299]=&quot;&quot;;&quot;&quot;;[chapter1.H299])" office:value-type="float" office:value="99" calcext:value-type="float">
            <text:p>99</text:p>
          </table:table-cell>
          <table:table-cell table:formula="of:=IF([chapter1.I299]=&quot;&quot;;&quot;&quot;;[chapter1.I2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300]);[.K$1:.L$6];2)" office:value-type="string" office:string-value="multiply" calcext:value-type="string">
            <text:p>multiply</text:p>
          </table:table-cell>
          <table:table-cell table:formula="of:=IF([chapter1.B300]=&quot;&quot;;&quot;&quot;;[chapter1.B300])" office:value-type="float" office:value="2" calcext:value-type="float">
            <text:p>2</text:p>
          </table:table-cell>
          <table:table-cell table:formula="of:=IF([chapter1.C300]=&quot;&quot;;&quot;&quot;;[chapter1.C300])" office:value-type="float" office:value="0" calcext:value-type="float">
            <text:p>0</text:p>
          </table:table-cell>
          <table:table-cell table:formula="of:=IF([chapter1.D300]=&quot;&quot;;&quot;&quot;;[chapter1.D300])" office:value-type="float" office:value="9" calcext:value-type="float">
            <text:p>9</text:p>
          </table:table-cell>
          <table:table-cell table:formula="of:=IF([chapter1.E300]=&quot;&quot;;&quot;&quot;;[chapter1.E300])" office:value-type="float" office:value="0" calcext:value-type="float">
            <text:p>0</text:p>
          </table:table-cell>
          <table:table-cell table:formula="of:=IF([chapter1.F300]=&quot;&quot;;&quot;&quot;;[chapter1.F300])" office:value-type="float" office:value="0" calcext:value-type="float">
            <text:p>0</text:p>
          </table:table-cell>
          <table:table-cell table:formula="of:=IF([chapter1.G300]=&quot;&quot;;&quot;&quot;;[chapter1.G300])" office:value-type="float" office:value="0" calcext:value-type="float">
            <text:p>0</text:p>
          </table:table-cell>
          <table:table-cell table:formula="of:=IF([chapter1.H300]=&quot;&quot;;&quot;&quot;;[chapter1.H300])" office:value-type="float" office:value="99" calcext:value-type="float">
            <text:p>99</text:p>
          </table:table-cell>
          <table:table-cell table:formula="of:=IF([chapter1.I300]=&quot;&quot;;&quot;&quot;;[chapter1.I3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VLOOKUP(VALUE([$chapter1.A301]);[.K$1:.L$6];2)" office:value-type="float" office:value="0" calcext:value-type="float">
            <text:p/>
          </table:table-cell>
          <table:table-cell table:formula="of:=IF([chapter1.B301]=&quot;&quot;;&quot;&quot;;[chapter1.B301])">
            <text:p/>
          </table:table-cell>
          <table:table-cell table:formula="of:=IF([chapter1.C301]=&quot;&quot;;&quot;&quot;;[chapter1.C301])">
            <text:p/>
          </table:table-cell>
          <table:table-cell table:formula="of:=IF([chapter1.D301]=&quot;&quot;;&quot;&quot;;[chapter1.D301])">
            <text:p/>
          </table:table-cell>
          <table:table-cell table:formula="of:=IF([chapter1.E301]=&quot;&quot;;&quot;&quot;;[chapter1.E301])">
            <text:p/>
          </table:table-cell>
          <table:table-cell table:formula="of:=IF([chapter1.F301]=&quot;&quot;;&quot;&quot;;[chapter1.F301])">
            <text:p/>
          </table:table-cell>
          <table:table-cell table:formula="of:=IF([chapter1.G301]=&quot;&quot;;&quot;&quot;;[chapter1.G301])">
            <text:p/>
          </table:table-cell>
          <table:table-cell table:formula="of:=IF([chapter1.H301]=&quot;&quot;;&quot;&quot;;[chapter1.H301])">
            <text:p/>
          </table:table-cell>
          <table:table-cell table:formula="of:=IF([chapter1.I301]=&quot;&quot;;&quot;&quot;;[chapter1.I301])">
            <text:p/>
          </table:table-cell>
          <table:table-cell table:number-columns-repeated="3"/>
        </table:table-row>
        <table:table-row table:style-name="ro1">
          <table:table-cell table:formula="of:=VLOOKUP(VALUE([$chapter1.A302]);[.K$1:.L$6];2)" office:value-type="float" office:value="0" calcext:value-type="float">
            <text:p/>
          </table:table-cell>
          <table:table-cell table:formula="of:=IF([chapter1.B302]=&quot;&quot;;&quot;&quot;;[chapter1.B302])">
            <text:p/>
          </table:table-cell>
          <table:table-cell table:formula="of:=IF([chapter1.C302]=&quot;&quot;;&quot;&quot;;[chapter1.C302])">
            <text:p/>
          </table:table-cell>
          <table:table-cell table:formula="of:=IF([chapter1.D302]=&quot;&quot;;&quot;&quot;;[chapter1.D302])">
            <text:p/>
          </table:table-cell>
          <table:table-cell table:formula="of:=IF([chapter1.E302]=&quot;&quot;;&quot;&quot;;[chapter1.E302])">
            <text:p/>
          </table:table-cell>
          <table:table-cell table:formula="of:=IF([chapter1.F302]=&quot;&quot;;&quot;&quot;;[chapter1.F302])">
            <text:p/>
          </table:table-cell>
          <table:table-cell table:formula="of:=IF([chapter1.G302]=&quot;&quot;;&quot;&quot;;[chapter1.G302])">
            <text:p/>
          </table:table-cell>
          <table:table-cell table:formula="of:=IF([chapter1.H302]=&quot;&quot;;&quot;&quot;;[chapter1.H302])">
            <text:p/>
          </table:table-cell>
          <table:table-cell table:formula="of:=IF([chapter1.I302]=&quot;&quot;;&quot;&quot;;[chapter1.I302])">
            <text:p/>
          </table:table-cell>
          <table:table-cell table:number-columns-repeated="3"/>
        </table:table-row>
        <table:table-row table:style-name="ro1">
          <table:table-cell table:formula="of:=VLOOKUP(VALUE([$chapter1.A303]);[.K$1:.L$6];2)" office:value-type="float" office:value="0" calcext:value-type="float">
            <text:p/>
          </table:table-cell>
          <table:table-cell table:formula="of:=IF([chapter1.B303]=&quot;&quot;;&quot;&quot;;[chapter1.B303])">
            <text:p/>
          </table:table-cell>
          <table:table-cell table:formula="of:=IF([chapter1.C303]=&quot;&quot;;&quot;&quot;;[chapter1.C303])">
            <text:p/>
          </table:table-cell>
          <table:table-cell table:formula="of:=IF([chapter1.D303]=&quot;&quot;;&quot;&quot;;[chapter1.D303])">
            <text:p/>
          </table:table-cell>
          <table:table-cell table:formula="of:=IF([chapter1.E303]=&quot;&quot;;&quot;&quot;;[chapter1.E303])">
            <text:p/>
          </table:table-cell>
          <table:table-cell table:formula="of:=IF([chapter1.F303]=&quot;&quot;;&quot;&quot;;[chapter1.F303])">
            <text:p/>
          </table:table-cell>
          <table:table-cell table:formula="of:=IF([chapter1.G303]=&quot;&quot;;&quot;&quot;;[chapter1.G303])">
            <text:p/>
          </table:table-cell>
          <table:table-cell table:formula="of:=IF([chapter1.H303]=&quot;&quot;;&quot;&quot;;[chapter1.H303])">
            <text:p/>
          </table:table-cell>
          <table:table-cell table:formula="of:=IF([chapter1.I303]=&quot;&quot;;&quot;&quot;;[chapter1.I303])">
            <text:p/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bles</dc:title>
    <dc:date>2018-05-24T02:40:55.158244322</dc:date>
    <meta:editing-duration>PT24M48S</meta:editing-duration>
    <meta:editing-cycles>2</meta:editing-cycles>
    <meta:generator>LibreOffice/5.1.6.2$Linux_X86_64 LibreOffice_project/10m0$Build-2</meta:generator>
    <meta:document-statistic meta:table-count="2" meta:cell-count="6950" meta:object-count="0"/>
  </office:meta>
</office:document-meta>
</file>